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useo Sans 300" svg:font-family="'Museo Sans 300', Arial"/>
    <style:font-face style:name="Courier New" svg:font-family="'Courier New'" style:font-family-generic="modern"/>
    <style:font-face style:name="FreeSans1" svg:font-family="FreeSans" style:font-family-generic="swiss"/>
    <style:font-face style:name="Courier New1"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in" table:align="margins" style:writing-mode="lr-tb"/>
    </style:style>
    <style:style style:name="Table2.A" style:family="table-column">
      <style:table-column-properties style:column-width="3in" style:rel-column-width="32767*"/>
    </style:style>
    <style:style style:name="Table2.B" style:family="table-column">
      <style:table-column-properties style:column-width="3in" style:rel-column-width="32768*"/>
    </style:style>
    <style:style style:name="Table2.A1" style:family="table-cell">
      <style:table-cell-properties fo:padding="0.0382in" fo:border="none"/>
    </style:style>
    <style:style style:name="Table3" style:family="table">
      <style:table-properties style:width="6in" table:align="margins" style:writing-mode="lr-tb"/>
    </style:style>
    <style:style style:name="Table3.A" style:family="table-column">
      <style:table-column-properties style:column-width="3in" style:rel-column-width="32767*"/>
    </style:style>
    <style:style style:name="Table3.B" style:family="table-column">
      <style:table-column-properties style:column-width="3in" style:rel-column-width="32768*"/>
    </style:style>
    <style:style style:name="Table3.A1" style:family="table-cell">
      <style:table-cell-properties fo:padding="0.0382in" fo:border="none"/>
    </style:style>
    <style:style style:name="P1" style:family="paragraph" style:parent-style-name="Standard">
      <style:text-properties fo:font-size="12pt" style:font-size-asian="12pt" style:font-size-complex="12pt"/>
    </style:style>
    <style:style style:name="P2" style:family="paragraph" style:parent-style-name="Standard">
      <style:text-properties fo:font-variant="normal" fo:text-transform="none" fo:color="#444b51" style:font-name="Museo Sans 300" fo:font-size="12pt" fo:letter-spacing="normal" fo:font-style="normal" fo:font-weight="normal" style:font-size-asian="12pt" style:font-size-complex="12pt"/>
    </style:style>
    <style:style style:name="P3" style:family="paragraph" style:parent-style-name="Standard">
      <style:paragraph-properties fo:margin-left="0.25in" fo:margin-right="0in" fo:text-indent="-0.25in" style:auto-text-indent="false"/>
    </style:style>
    <style:style style:name="P4" style:family="paragraph" style:parent-style-name="Standard">
      <style:paragraph-properties fo:margin-left="0.25in" fo:margin-right="0in" fo:text-indent="-0.25in" style:auto-text-indent="false"/>
      <style:text-properties fo:font-size="12pt" style:font-size-asian="12pt" style:font-size-complex="12pt"/>
    </style:style>
    <style:style style:name="P5" style:family="paragraph" style:parent-style-name="Standard">
      <style:paragraph-properties fo:margin-left="0.25in" fo:margin-right="0in" fo:text-indent="-0.25in" style:auto-text-indent="false"/>
      <style:text-properties fo:font-size="12pt" officeooo:paragraph-rsid="03bb5b92" style:font-size-asian="12pt" style:font-size-complex="12pt"/>
    </style:style>
    <style:style style:name="P6" style:family="paragraph" style:parent-style-name="Standard">
      <style:paragraph-properties fo:margin-left="0.25in" fo:margin-right="0in" fo:text-indent="-0.25in" style:auto-text-indent="false"/>
      <style:text-properties officeooo:paragraph-rsid="01ab7acd"/>
    </style:style>
    <style:style style:name="P7" style:family="paragraph" style:parent-style-name="Standard">
      <style:paragraph-properties fo:margin-top="0in" fo:margin-bottom="0.1665in" loext:contextual-spacing="false"/>
    </style:style>
    <style:style style:name="P8" style:family="paragraph" style:parent-style-name="Standard">
      <style:paragraph-properties fo:margin-top="0in" fo:margin-bottom="0.1665in" loext:contextual-spacing="false"/>
      <style:text-properties style:font-name="Courier New" fo:font-size="12pt" style:font-size-asian="12pt" style:font-name-complex="Courier New" style:font-size-complex="12pt"/>
    </style:style>
    <style:style style:name="P9" style:family="paragraph" style:parent-style-name="Standard">
      <style:paragraph-properties fo:margin-top="0in" fo:margin-bottom="0.1665in" loext:contextual-spacing="false"/>
      <style:text-properties style:font-name="Courier New" fo:font-size="12pt" officeooo:paragraph-rsid="002bf183" style:font-size-asian="12pt" style:font-name-complex="Courier New" style:font-size-complex="12pt"/>
    </style:style>
    <style:style style:name="P10" style:family="paragraph" style:parent-style-name="Standard">
      <style:paragraph-properties fo:margin-top="0in" fo:margin-bottom="0.1665in" loext:contextual-spacing="false"/>
      <style:text-properties style:font-name="Courier New" fo:font-size="12pt" officeooo:paragraph-rsid="002e2535" style:font-size-asian="12pt" style:font-name-complex="Courier New" style:font-size-complex="12pt"/>
    </style:style>
    <style:style style:name="P11" style:family="paragraph" style:parent-style-name="Standard">
      <style:paragraph-properties fo:margin-top="0in" fo:margin-bottom="0.1665in" loext:contextual-spacing="false"/>
      <style:text-properties style:font-name="Courier New" fo:font-size="12pt" officeooo:paragraph-rsid="0031a1b0" style:font-size-asian="12pt" style:font-name-complex="Courier New" style:font-size-complex="12pt"/>
    </style:style>
    <style:style style:name="P12" style:family="paragraph" style:parent-style-name="Standard">
      <style:paragraph-properties fo:margin-top="0in" fo:margin-bottom="0.1665in" loext:contextual-spacing="false"/>
      <style:text-properties style:font-name="Courier New" fo:font-size="12pt" officeooo:paragraph-rsid="0034e00e" style:font-size-asian="12pt" style:font-name-complex="Courier New" style:font-size-complex="12pt"/>
    </style:style>
    <style:style style:name="P13" style:family="paragraph" style:parent-style-name="Standard">
      <style:paragraph-properties fo:margin-top="0in" fo:margin-bottom="0.1665in" loext:contextual-spacing="false"/>
      <style:text-properties style:font-name="Courier New" fo:font-size="12pt" officeooo:paragraph-rsid="00358be0" style:font-size-asian="12pt" style:font-name-complex="Courier New" style:font-size-complex="12pt"/>
    </style:style>
    <style:style style:name="P14" style:family="paragraph" style:parent-style-name="Standard">
      <style:paragraph-properties fo:margin-top="0in" fo:margin-bottom="0.1665in" loext:contextual-spacing="false"/>
      <style:text-properties style:font-name="Courier New" fo:font-size="12pt" officeooo:paragraph-rsid="00377970" style:font-size-asian="12pt" style:font-name-complex="Courier New" style:font-size-complex="12pt"/>
    </style:style>
    <style:style style:name="P15" style:family="paragraph" style:parent-style-name="Standard">
      <style:paragraph-properties fo:margin-top="0in" fo:margin-bottom="0.1665in" loext:contextual-spacing="false"/>
      <style:text-properties style:font-name="Courier New" fo:font-size="12pt" officeooo:rsid="003b5934" officeooo:paragraph-rsid="003b5934" style:font-size-asian="12pt" style:font-name-complex="Courier New" style:font-size-complex="12pt"/>
    </style:style>
    <style:style style:name="P16" style:family="paragraph" style:parent-style-name="Standard">
      <style:paragraph-properties fo:margin-top="0in" fo:margin-bottom="0.1665in" loext:contextual-spacing="false"/>
      <style:text-properties style:font-name="Courier New" fo:font-size="12pt" officeooo:paragraph-rsid="00447cf6" style:font-size-asian="12pt" style:font-name-complex="Courier New" style:font-size-complex="12pt"/>
    </style:style>
    <style:style style:name="P17" style:family="paragraph" style:parent-style-name="Standard">
      <style:paragraph-properties fo:margin-top="0in" fo:margin-bottom="0.1665in" loext:contextual-spacing="false"/>
      <style:text-properties style:font-name="Courier New" fo:font-size="12pt" officeooo:paragraph-rsid="004dc5a0" style:font-size-asian="12pt" style:font-name-complex="Courier New" style:font-size-complex="12pt"/>
    </style:style>
    <style:style style:name="P18" style:family="paragraph" style:parent-style-name="Standard">
      <style:paragraph-properties fo:margin-top="0in" fo:margin-bottom="0.1665in" loext:contextual-spacing="false"/>
      <style:text-properties style:font-name="Courier New" fo:font-size="12pt" officeooo:rsid="00525992" officeooo:paragraph-rsid="00525992" style:font-size-asian="12pt" style:font-name-complex="Courier New" style:font-size-complex="12pt"/>
    </style:style>
    <style:style style:name="P19" style:family="paragraph" style:parent-style-name="Standard">
      <style:paragraph-properties fo:margin-top="0in" fo:margin-bottom="0.1665in" loext:contextual-spacing="false"/>
      <style:text-properties style:font-name="Courier New" fo:font-size="12pt" officeooo:paragraph-rsid="005f84b1" style:font-size-asian="12pt" style:font-name-complex="Courier New" style:font-size-complex="12pt"/>
    </style:style>
    <style:style style:name="P20" style:family="paragraph" style:parent-style-name="Standard">
      <style:paragraph-properties fo:margin-top="0in" fo:margin-bottom="0.1665in" loext:contextual-spacing="false"/>
      <style:text-properties style:font-name="Courier New" fo:font-size="12pt" officeooo:rsid="00614393" officeooo:paragraph-rsid="00614393" style:font-size-asian="12pt" style:font-name-complex="Courier New" style:font-size-complex="12pt"/>
    </style:style>
    <style:style style:name="P21" style:family="paragraph" style:parent-style-name="Standard">
      <style:paragraph-properties fo:margin-top="0in" fo:margin-bottom="0.1665in" loext:contextual-spacing="false"/>
      <style:text-properties style:font-name="Courier New" fo:font-size="12pt" officeooo:paragraph-rsid="00680187" style:font-size-asian="12pt" style:font-name-complex="Courier New" style:font-size-complex="12pt"/>
    </style:style>
    <style:style style:name="P22" style:family="paragraph" style:parent-style-name="Standard">
      <style:paragraph-properties fo:margin-top="0in" fo:margin-bottom="0.1665in" loext:contextual-spacing="false"/>
      <style:text-properties style:font-name="Courier New" fo:font-size="12pt" officeooo:paragraph-rsid="006d1132" style:font-size-asian="12pt" style:font-name-complex="Courier New" style:font-size-complex="12pt"/>
    </style:style>
    <style:style style:name="P23" style:family="paragraph" style:parent-style-name="Standard">
      <style:paragraph-properties fo:margin-top="0in" fo:margin-bottom="0.1665in" loext:contextual-spacing="false"/>
      <style:text-properties style:font-name="Courier New" fo:font-size="12pt" officeooo:paragraph-rsid="006ed741" style:font-size-asian="12pt" style:font-name-complex="Courier New" style:font-size-complex="12pt"/>
    </style:style>
    <style:style style:name="P24" style:family="paragraph" style:parent-style-name="Standard">
      <style:paragraph-properties fo:margin-top="0in" fo:margin-bottom="0.1665in" loext:contextual-spacing="false"/>
      <style:text-properties style:font-name="Courier New" fo:font-size="12pt" officeooo:paragraph-rsid="00723292" style:font-size-asian="12pt" style:font-name-complex="Courier New" style:font-size-complex="12pt"/>
    </style:style>
    <style:style style:name="P25" style:family="paragraph" style:parent-style-name="Standard">
      <style:paragraph-properties fo:margin-top="0in" fo:margin-bottom="0.1665in" loext:contextual-spacing="false"/>
      <style:text-properties style:font-name="Courier New" fo:font-size="12pt" officeooo:paragraph-rsid="007a3e7f" style:font-size-asian="12pt" style:font-name-complex="Courier New" style:font-size-complex="12pt"/>
    </style:style>
    <style:style style:name="P26" style:family="paragraph" style:parent-style-name="Standard">
      <style:paragraph-properties fo:margin-top="0in" fo:margin-bottom="0.1665in" loext:contextual-spacing="false"/>
      <style:text-properties style:font-name="Courier New" fo:font-size="12pt" officeooo:paragraph-rsid="007c62e4" style:font-size-asian="12pt" style:font-name-complex="Courier New" style:font-size-complex="12pt"/>
    </style:style>
    <style:style style:name="P27" style:family="paragraph" style:parent-style-name="Standard">
      <style:paragraph-properties fo:margin-top="0in" fo:margin-bottom="0.1665in" loext:contextual-spacing="false"/>
      <style:text-properties style:font-name="Courier New" fo:font-size="12pt" officeooo:rsid="0083865c" officeooo:paragraph-rsid="0083dcc7" style:font-size-asian="12pt" style:font-name-complex="Courier New" style:font-size-complex="12pt"/>
    </style:style>
    <style:style style:name="P28" style:family="paragraph" style:parent-style-name="Standard">
      <style:paragraph-properties fo:margin-top="0in" fo:margin-bottom="0.1665in" loext:contextual-spacing="false"/>
      <style:text-properties style:font-name="Courier New" fo:font-size="12pt" officeooo:rsid="0083865c" officeooo:paragraph-rsid="008856de" style:font-size-asian="12pt" style:font-name-complex="Courier New" style:font-size-complex="12pt"/>
    </style:style>
    <style:style style:name="P29" style:family="paragraph" style:parent-style-name="Standard">
      <style:paragraph-properties fo:margin-top="0in" fo:margin-bottom="0.1665in" loext:contextual-spacing="false"/>
      <style:text-properties style:font-name="Courier New" fo:font-size="12pt" officeooo:rsid="0083865c" officeooo:paragraph-rsid="00886671" style:font-size-asian="12pt" style:font-name-complex="Courier New" style:font-size-complex="12pt"/>
    </style:style>
    <style:style style:name="P30" style:family="paragraph" style:parent-style-name="Standard">
      <style:paragraph-properties fo:margin-top="0in" fo:margin-bottom="0.1665in" loext:contextual-spacing="false"/>
      <style:text-properties style:font-name="Courier New" fo:font-size="12pt" officeooo:rsid="0083865c" officeooo:paragraph-rsid="01bda825" style:font-size-asian="12pt" style:font-name-complex="Courier New" style:font-size-complex="12pt"/>
    </style:style>
    <style:style style:name="P31" style:family="paragraph" style:parent-style-name="Standard">
      <style:paragraph-properties fo:margin-top="0in" fo:margin-bottom="0.1665in" loext:contextual-spacing="false"/>
      <style:text-properties style:font-name="Courier New" fo:font-size="12pt" officeooo:paragraph-rsid="0083dcc7" style:font-size-asian="12pt" style:font-name-complex="Courier New" style:font-size-complex="12pt"/>
    </style:style>
    <style:style style:name="P32" style:family="paragraph" style:parent-style-name="Standard">
      <style:paragraph-properties fo:margin-top="0in" fo:margin-bottom="0.1665in" loext:contextual-spacing="false"/>
      <style:text-properties style:font-name="Courier New" fo:font-size="12pt" officeooo:paragraph-rsid="00983022" style:font-size-asian="12pt" style:font-name-complex="Courier New" style:font-size-complex="12pt"/>
    </style:style>
    <style:style style:name="P33" style:family="paragraph" style:parent-style-name="Standard">
      <style:paragraph-properties fo:margin-top="0in" fo:margin-bottom="0.1665in" loext:contextual-spacing="false"/>
      <style:text-properties style:font-name="Courier New" fo:font-size="12pt" officeooo:paragraph-rsid="0099368f" style:font-size-asian="12pt" style:font-name-complex="Courier New" style:font-size-complex="12pt"/>
    </style:style>
    <style:style style:name="P34" style:family="paragraph" style:parent-style-name="Standard">
      <style:paragraph-properties fo:margin-top="0in" fo:margin-bottom="0.1665in" loext:contextual-spacing="false"/>
      <style:text-properties style:font-name="Courier New" fo:font-size="12pt" officeooo:paragraph-rsid="00ac280a" style:font-size-asian="12pt" style:font-name-complex="Courier New" style:font-size-complex="12pt"/>
    </style:style>
    <style:style style:name="P35" style:family="paragraph" style:parent-style-name="Standard">
      <style:paragraph-properties fo:margin-top="0in" fo:margin-bottom="0.1665in" loext:contextual-spacing="false"/>
      <style:text-properties style:font-name="Courier New" fo:font-size="12pt" officeooo:paragraph-rsid="00b502f2" style:font-size-asian="12pt" style:font-name-complex="Courier New" style:font-size-complex="12pt"/>
    </style:style>
    <style:style style:name="P36" style:family="paragraph" style:parent-style-name="Standard">
      <style:paragraph-properties fo:margin-top="0in" fo:margin-bottom="0.1665in" loext:contextual-spacing="false"/>
      <style:text-properties style:font-name="Courier New" fo:font-size="12pt" officeooo:paragraph-rsid="00e64666" style:font-size-asian="12pt" style:font-name-complex="Courier New" style:font-size-complex="12pt"/>
    </style:style>
    <style:style style:name="P37" style:family="paragraph" style:parent-style-name="Standard">
      <style:paragraph-properties fo:margin-top="0in" fo:margin-bottom="0.1665in" loext:contextual-spacing="false"/>
      <style:text-properties style:font-name="Courier New" fo:font-size="12pt" officeooo:paragraph-rsid="00eb5b37" style:font-size-asian="12pt" style:font-name-complex="Courier New" style:font-size-complex="12pt"/>
    </style:style>
    <style:style style:name="P38" style:family="paragraph" style:parent-style-name="Standard">
      <style:paragraph-properties fo:margin-top="0in" fo:margin-bottom="0.1665in" loext:contextual-spacing="false"/>
      <style:text-properties style:font-name="Courier New" fo:font-size="12pt" officeooo:paragraph-rsid="00f68073" style:font-size-asian="12pt" style:font-name-complex="Courier New" style:font-size-complex="12pt"/>
    </style:style>
    <style:style style:name="P39" style:family="paragraph" style:parent-style-name="Standard">
      <style:paragraph-properties fo:margin-top="0in" fo:margin-bottom="0.1665in" loext:contextual-spacing="false"/>
      <style:text-properties style:font-name="Courier New" fo:font-size="12pt" officeooo:paragraph-rsid="00f7e5e5" style:font-size-asian="12pt" style:font-name-complex="Courier New" style:font-size-complex="12pt"/>
    </style:style>
    <style:style style:name="P40" style:family="paragraph" style:parent-style-name="Standard">
      <style:paragraph-properties fo:margin-top="0in" fo:margin-bottom="0.1665in" loext:contextual-spacing="false"/>
      <style:text-properties style:font-name="Courier New" fo:font-size="12pt" officeooo:rsid="00f7e5e5" officeooo:paragraph-rsid="00f7e5e5" style:font-size-asian="12pt" style:font-name-complex="Courier New" style:font-size-complex="12pt"/>
    </style:style>
    <style:style style:name="P41" style:family="paragraph" style:parent-style-name="Standard">
      <style:paragraph-properties fo:margin-top="0in" fo:margin-bottom="0.1665in" loext:contextual-spacing="false"/>
      <style:text-properties style:font-name="Courier New" fo:font-size="12pt" officeooo:paragraph-rsid="0107c452" style:font-size-asian="12pt" style:font-name-complex="Courier New" style:font-size-complex="12pt"/>
    </style:style>
    <style:style style:name="P42" style:family="paragraph" style:parent-style-name="Standard">
      <style:paragraph-properties fo:margin-top="0in" fo:margin-bottom="0.1665in" loext:contextual-spacing="false"/>
      <style:text-properties style:font-name="Courier New" fo:font-size="12pt" officeooo:paragraph-rsid="01203ff7" style:font-size-asian="12pt" style:font-name-complex="Courier New" style:font-size-complex="12pt"/>
    </style:style>
    <style:style style:name="P43" style:family="paragraph" style:parent-style-name="Standard">
      <style:paragraph-properties fo:margin-top="0in" fo:margin-bottom="0.1665in" loext:contextual-spacing="false"/>
      <style:text-properties style:font-name="Courier New" fo:font-size="12pt" officeooo:paragraph-rsid="01210e6f" style:font-size-asian="12pt" style:font-name-complex="Courier New" style:font-size-complex="12pt"/>
    </style:style>
    <style:style style:name="P44" style:family="paragraph" style:parent-style-name="Standard">
      <style:paragraph-properties fo:margin-top="0in" fo:margin-bottom="0.1665in" loext:contextual-spacing="false"/>
      <style:text-properties style:font-name="Courier New" fo:font-size="12pt" officeooo:paragraph-rsid="0124c922" style:font-size-asian="12pt" style:font-name-complex="Courier New" style:font-size-complex="12pt"/>
    </style:style>
    <style:style style:name="P45" style:family="paragraph" style:parent-style-name="Standard">
      <style:paragraph-properties fo:margin-top="0in" fo:margin-bottom="0.1665in" loext:contextual-spacing="false"/>
      <style:text-properties style:font-name="Courier New" fo:font-size="12pt" officeooo:paragraph-rsid="002543ac" style:font-size-asian="12pt" style:font-name-complex="Courier New" style:font-size-complex="12pt"/>
    </style:style>
    <style:style style:name="P46" style:family="paragraph" style:parent-style-name="Standard">
      <style:paragraph-properties fo:margin-top="0in" fo:margin-bottom="0.1665in" loext:contextual-spacing="false"/>
      <style:text-properties style:font-name="Courier New" fo:font-size="12pt" officeooo:rsid="002543ac" officeooo:paragraph-rsid="002543ac" style:font-size-asian="12pt" style:font-name-complex="Courier New" style:font-size-complex="12pt"/>
    </style:style>
    <style:style style:name="P47" style:family="paragraph" style:parent-style-name="Standard">
      <style:paragraph-properties fo:margin-top="0in" fo:margin-bottom="0.1665in" loext:contextual-spacing="false"/>
      <style:text-properties style:font-name="Courier New" fo:font-size="12pt" officeooo:paragraph-rsid="0032479d" style:font-size-asian="12pt" style:font-name-complex="Courier New" style:font-size-complex="12pt"/>
    </style:style>
    <style:style style:name="P48" style:family="paragraph" style:parent-style-name="Standard">
      <style:paragraph-properties fo:margin-top="0in" fo:margin-bottom="0.1665in" loext:contextual-spacing="false"/>
      <style:text-properties style:font-name="Courier New" fo:font-size="12pt" officeooo:paragraph-rsid="00b608dc" style:font-size-asian="12pt" style:font-name-complex="Courier New" style:font-size-complex="12pt"/>
    </style:style>
    <style:style style:name="P49" style:family="paragraph" style:parent-style-name="Standard">
      <style:paragraph-properties fo:margin-top="0in" fo:margin-bottom="0.1665in" loext:contextual-spacing="false"/>
      <style:text-properties style:font-name="Courier New" fo:font-size="12pt" officeooo:rsid="00b797eb" officeooo:paragraph-rsid="00b797eb" style:font-size-asian="12pt" style:font-name-complex="Courier New" style:font-size-complex="12pt"/>
    </style:style>
    <style:style style:name="P50" style:family="paragraph" style:parent-style-name="Standard">
      <style:paragraph-properties fo:margin-top="0in" fo:margin-bottom="0.1665in" loext:contextual-spacing="false"/>
      <style:text-properties style:font-name="Courier New" fo:font-size="12pt" officeooo:paragraph-rsid="00ba3cd3" style:font-size-asian="12pt" style:font-name-complex="Courier New" style:font-size-complex="12pt"/>
    </style:style>
    <style:style style:name="P51" style:family="paragraph" style:parent-style-name="Standard">
      <style:paragraph-properties fo:margin-top="0in" fo:margin-bottom="0.1665in" loext:contextual-spacing="false"/>
      <style:text-properties style:font-name="Courier New" fo:font-size="12pt" officeooo:rsid="00c454a6" officeooo:paragraph-rsid="00c9ba0e" style:font-size-asian="12pt" style:font-name-complex="Courier New" style:font-size-complex="12pt"/>
    </style:style>
    <style:style style:name="P52" style:family="paragraph" style:parent-style-name="Standard">
      <style:paragraph-properties fo:margin-top="0in" fo:margin-bottom="0.1665in" loext:contextual-spacing="false"/>
      <style:text-properties style:font-name="Courier New" fo:font-size="12pt" officeooo:rsid="003a49b0" officeooo:paragraph-rsid="003a49b0" style:font-size-asian="12pt" style:font-name-complex="Courier New" style:font-size-complex="12pt"/>
    </style:style>
    <style:style style:name="P53" style:family="paragraph" style:parent-style-name="Standard">
      <style:paragraph-properties fo:margin-top="0in" fo:margin-bottom="0.1665in" loext:contextual-spacing="false"/>
      <style:text-properties style:font-name="Courier New" fo:font-size="12pt" officeooo:rsid="00377970" officeooo:paragraph-rsid="00377970" style:font-size-asian="12pt" style:font-name-complex="Courier New" style:font-size-complex="12pt"/>
    </style:style>
    <style:style style:name="P54" style:family="paragraph" style:parent-style-name="Standard">
      <style:paragraph-properties fo:margin-top="0in" fo:margin-bottom="0.1665in" loext:contextual-spacing="false"/>
      <style:text-properties style:font-name="Courier New" fo:font-size="12pt" officeooo:rsid="00df42e6" officeooo:paragraph-rsid="019b0edc" style:font-size-asian="12pt" style:font-name-complex="Courier New" style:font-size-complex="12pt"/>
    </style:style>
    <style:style style:name="P55" style:family="paragraph" style:parent-style-name="Standard">
      <style:paragraph-properties fo:margin-top="0in" fo:margin-bottom="0.1665in" loext:contextual-spacing="false"/>
      <style:text-properties style:font-name="Courier New" fo:font-size="12pt" officeooo:rsid="003a3991" officeooo:paragraph-rsid="019b0edc" style:font-size-asian="12pt" style:font-name-complex="Courier New" style:font-size-complex="12pt"/>
    </style:style>
    <style:style style:name="P56" style:family="paragraph" style:parent-style-name="Standard">
      <style:paragraph-properties fo:margin-top="0in" fo:margin-bottom="0.1665in" loext:contextual-spacing="false"/>
      <style:text-properties style:font-name="Courier New" fo:font-size="12pt" officeooo:rsid="004ab4cb" officeooo:paragraph-rsid="019b0edc" style:font-size-asian="12pt" style:font-name-complex="Courier New" style:font-size-complex="12pt"/>
    </style:style>
    <style:style style:name="P57" style:family="paragraph" style:parent-style-name="Standard">
      <style:paragraph-properties fo:margin-top="0in" fo:margin-bottom="0.1665in" loext:contextual-spacing="false"/>
      <style:text-properties style:font-name="Courier New" fo:font-size="12pt" officeooo:rsid="0038c64c" officeooo:paragraph-rsid="019b0edc" style:font-size-asian="12pt" style:font-name-complex="Courier New" style:font-size-complex="12pt"/>
    </style:style>
    <style:style style:name="P58" style:family="paragraph" style:parent-style-name="Standard">
      <style:paragraph-properties fo:margin-top="0in" fo:margin-bottom="0.1665in" loext:contextual-spacing="false"/>
      <style:text-properties style:font-name="Courier New" fo:font-size="12pt" officeooo:rsid="00428607" officeooo:paragraph-rsid="00428607" style:font-size-asian="12pt" style:font-name-complex="Courier New" style:font-size-complex="12pt"/>
    </style:style>
    <style:style style:name="P59" style:family="paragraph" style:parent-style-name="Standard">
      <style:paragraph-properties fo:margin-top="0in" fo:margin-bottom="0.1665in" loext:contextual-spacing="false"/>
      <style:text-properties style:font-name="Courier New" fo:font-size="12pt" officeooo:rsid="00447cf6" officeooo:paragraph-rsid="00447cf6" style:font-size-asian="12pt" style:font-name-complex="Courier New" style:font-size-complex="12pt"/>
    </style:style>
    <style:style style:name="P60" style:family="paragraph" style:parent-style-name="Standard">
      <style:paragraph-properties fo:margin-top="0in" fo:margin-bottom="0.1665in" loext:contextual-spacing="false"/>
      <style:text-properties style:font-name="Courier New" fo:font-size="12pt" officeooo:paragraph-rsid="004ad16f" style:font-size-asian="12pt" style:font-name-complex="Courier New" style:font-size-complex="12pt"/>
    </style:style>
    <style:style style:name="P61" style:family="paragraph" style:parent-style-name="Standard">
      <style:paragraph-properties fo:margin-top="0in" fo:margin-bottom="0.1665in" loext:contextual-spacing="false"/>
      <style:text-properties style:font-name="Courier New" fo:font-size="12pt" officeooo:rsid="004dc5a0" officeooo:paragraph-rsid="00e5468d" style:font-size-asian="12pt" style:font-name-complex="Courier New" style:font-size-complex="12pt"/>
    </style:style>
    <style:style style:name="P62" style:family="paragraph" style:parent-style-name="Standard">
      <style:paragraph-properties fo:margin-top="0in" fo:margin-bottom="0.1665in" loext:contextual-spacing="false"/>
      <style:text-properties style:font-name="Courier New" fo:font-size="12pt" officeooo:rsid="004e91de" officeooo:paragraph-rsid="004e91de" style:font-size-asian="12pt" style:font-name-complex="Courier New" style:font-size-complex="12pt"/>
    </style:style>
    <style:style style:name="P63" style:family="paragraph" style:parent-style-name="Standard">
      <style:paragraph-properties fo:margin-top="0in" fo:margin-bottom="0.1665in" loext:contextual-spacing="false"/>
      <style:text-properties style:font-name="Courier New" fo:font-size="12pt" officeooo:rsid="005b4e25" officeooo:paragraph-rsid="005b4e25" style:font-size-asian="12pt" style:font-name-complex="Courier New" style:font-size-complex="12pt"/>
    </style:style>
    <style:style style:name="P64" style:family="paragraph" style:parent-style-name="Standard">
      <style:paragraph-properties fo:margin-top="0in" fo:margin-bottom="0.1665in" loext:contextual-spacing="false"/>
      <style:text-properties style:font-name="Courier New" fo:font-size="12pt" officeooo:rsid="00559830" officeooo:paragraph-rsid="00e64666" style:font-size-asian="12pt" style:font-name-complex="Courier New" style:font-size-complex="12pt"/>
    </style:style>
    <style:style style:name="P65" style:family="paragraph" style:parent-style-name="Standard">
      <style:paragraph-properties fo:margin-top="0in" fo:margin-bottom="0.1665in" loext:contextual-spacing="false"/>
      <style:text-properties style:font-name="Courier New" fo:font-size="12pt" officeooo:rsid="00649a9f" officeooo:paragraph-rsid="00649a9f" style:font-size-asian="12pt" style:font-name-complex="Courier New" style:font-size-complex="12pt"/>
    </style:style>
    <style:style style:name="P66" style:family="paragraph" style:parent-style-name="Standard">
      <style:paragraph-properties fo:margin-top="0in" fo:margin-bottom="0.1665in" loext:contextual-spacing="false"/>
      <style:text-properties style:font-name="Courier New" fo:font-size="12pt" officeooo:rsid="00e82c95" officeooo:paragraph-rsid="00e82c95" style:font-size-asian="12pt" style:font-name-complex="Courier New" style:font-size-complex="12pt"/>
    </style:style>
    <style:style style:name="P67" style:family="paragraph" style:parent-style-name="Standard">
      <style:paragraph-properties fo:margin-top="0in" fo:margin-bottom="0.1665in" loext:contextual-spacing="false"/>
      <style:text-properties style:font-name="Courier New" fo:font-size="12pt" officeooo:rsid="00e833d9" officeooo:paragraph-rsid="00e833d9" style:font-size-asian="12pt" style:font-name-complex="Courier New" style:font-size-complex="12pt"/>
    </style:style>
    <style:style style:name="P68" style:family="paragraph" style:parent-style-name="Standard">
      <style:paragraph-properties fo:margin-top="0in" fo:margin-bottom="0.1665in" loext:contextual-spacing="false"/>
      <style:text-properties style:font-name="Courier New" fo:font-size="12pt" officeooo:rsid="006b3d42" officeooo:paragraph-rsid="006b3d42" style:font-size-asian="12pt" style:font-name-complex="Courier New" style:font-size-complex="12pt"/>
    </style:style>
    <style:style style:name="P69" style:family="paragraph" style:parent-style-name="Standard">
      <style:paragraph-properties fo:margin-top="0in" fo:margin-bottom="0.1665in" loext:contextual-spacing="false"/>
      <style:text-properties style:font-name="Courier New" fo:font-size="12pt" officeooo:paragraph-rsid="006b3d42" style:font-size-asian="12pt" style:font-name-complex="Courier New" style:font-size-complex="12pt"/>
    </style:style>
    <style:style style:name="P70" style:family="paragraph" style:parent-style-name="Standard">
      <style:paragraph-properties fo:margin-top="0in" fo:margin-bottom="0.1665in" loext:contextual-spacing="false"/>
      <style:text-properties style:font-name="Courier New" fo:font-size="12pt" officeooo:rsid="0079ac69" officeooo:paragraph-rsid="007614f5" style:font-size-asian="12pt" style:font-name-complex="Courier New" style:font-size-complex="12pt"/>
    </style:style>
    <style:style style:name="P71" style:family="paragraph" style:parent-style-name="Standard">
      <style:paragraph-properties fo:margin-top="0in" fo:margin-bottom="0.1665in" loext:contextual-spacing="false"/>
      <style:text-properties style:font-name="Courier New" fo:font-size="12pt" officeooo:rsid="00707a68" officeooo:paragraph-rsid="00723292" style:font-size-asian="12pt" style:font-name-complex="Courier New" style:font-size-complex="12pt"/>
    </style:style>
    <style:style style:name="P72" style:family="paragraph" style:parent-style-name="Standard">
      <style:paragraph-properties fo:margin-top="0in" fo:margin-bottom="0.1665in" loext:contextual-spacing="false"/>
      <style:text-properties style:font-name="Courier New" fo:font-size="12pt" officeooo:paragraph-rsid="009a3c7c" style:font-size-asian="12pt" style:font-name-complex="Courier New" style:font-size-complex="12pt"/>
    </style:style>
    <style:style style:name="P73" style:family="paragraph" style:parent-style-name="Standard">
      <style:paragraph-properties fo:margin-top="0in" fo:margin-bottom="0.1665in" loext:contextual-spacing="false"/>
      <style:text-properties style:font-name="Courier New" fo:font-size="12pt" officeooo:rsid="008856de" officeooo:paragraph-rsid="008856de" style:font-size-asian="12pt" style:font-name-complex="Courier New" style:font-size-complex="12pt"/>
    </style:style>
    <style:style style:name="P74" style:family="paragraph" style:parent-style-name="Standard">
      <style:paragraph-properties fo:margin-top="0in" fo:margin-bottom="0.1665in" loext:contextual-spacing="false"/>
      <style:text-properties style:font-name="Courier New" fo:font-size="12pt" officeooo:rsid="00857bdc" officeooo:paragraph-rsid="008856de" style:font-size-asian="12pt" style:font-name-complex="Courier New" style:font-size-complex="12pt"/>
    </style:style>
    <style:style style:name="P75" style:family="paragraph" style:parent-style-name="Standard">
      <style:paragraph-properties fo:margin-top="0in" fo:margin-bottom="0.1665in" loext:contextual-spacing="false"/>
      <style:text-properties style:font-name="Courier New" fo:font-size="12pt" officeooo:paragraph-rsid="011c1959" style:font-size-asian="12pt" style:font-name-complex="Courier New" style:font-size-complex="12pt"/>
    </style:style>
    <style:style style:name="P76" style:family="paragraph" style:parent-style-name="Standard">
      <style:paragraph-properties fo:margin-top="0in" fo:margin-bottom="0.1665in" loext:contextual-spacing="false"/>
      <style:text-properties style:font-name="Courier New" fo:font-size="12pt" officeooo:paragraph-rsid="008f3d00" style:font-size-asian="12pt" style:font-name-complex="Courier New" style:font-size-complex="12pt"/>
    </style:style>
    <style:style style:name="P77" style:family="paragraph" style:parent-style-name="Standard">
      <style:paragraph-properties fo:margin-top="0in" fo:margin-bottom="0.1665in" loext:contextual-spacing="false"/>
      <style:text-properties style:font-name="Courier New" fo:font-size="12pt" officeooo:rsid="011f46d1" officeooo:paragraph-rsid="011f46d1" style:font-size-asian="12pt" style:font-name-complex="Courier New" style:font-size-complex="12pt"/>
    </style:style>
    <style:style style:name="P78" style:family="paragraph" style:parent-style-name="Standard">
      <style:paragraph-properties fo:margin-top="0in" fo:margin-bottom="0.1665in" loext:contextual-spacing="false"/>
      <style:text-properties style:font-name="Courier New" fo:font-size="12pt" officeooo:rsid="010ef351" officeooo:paragraph-rsid="010ef351" style:font-size-asian="12pt" style:font-name-complex="Courier New" style:font-size-complex="12pt"/>
    </style:style>
    <style:style style:name="P79" style:family="paragraph" style:parent-style-name="Standard">
      <style:paragraph-properties fo:margin-top="0in" fo:margin-bottom="0.1665in" loext:contextual-spacing="false"/>
      <style:text-properties style:font-name="Courier New" fo:font-size="12pt" officeooo:rsid="009499a2" officeooo:paragraph-rsid="0130abb4" style:font-size-asian="12pt" style:font-name-complex="Courier New" style:font-size-complex="12pt"/>
    </style:style>
    <style:style style:name="P80" style:family="paragraph" style:parent-style-name="Standard">
      <style:paragraph-properties fo:margin-top="0in" fo:margin-bottom="0.1665in" loext:contextual-spacing="false"/>
      <style:text-properties style:font-name="Courier New" fo:font-size="12pt" officeooo:rsid="009499a2" officeooo:paragraph-rsid="00983022" style:font-size-asian="12pt" style:font-name-complex="Courier New" style:font-size-complex="12pt"/>
    </style:style>
    <style:style style:name="P81" style:family="paragraph" style:parent-style-name="Standard">
      <style:paragraph-properties fo:margin-top="0in" fo:margin-bottom="0.1665in" loext:contextual-spacing="false"/>
      <style:text-properties style:font-name="Courier New" fo:font-size="12pt" officeooo:rsid="012b7381" officeooo:paragraph-rsid="012b7381" style:font-size-asian="12pt" style:font-name-complex="Courier New" style:font-size-complex="12pt"/>
    </style:style>
    <style:style style:name="P82" style:family="paragraph" style:parent-style-name="Standard">
      <style:paragraph-properties fo:margin-top="0in" fo:margin-bottom="0.1665in" loext:contextual-spacing="false"/>
      <style:text-properties style:font-name="Courier New" fo:font-size="12pt" officeooo:rsid="012b7381" officeooo:paragraph-rsid="0464cf15" style:font-size-asian="12pt" style:font-name-complex="Courier New" style:font-size-complex="12pt"/>
    </style:style>
    <style:style style:name="P83" style:family="paragraph" style:parent-style-name="Standard">
      <style:paragraph-properties fo:margin-top="0in" fo:margin-bottom="0.1665in" loext:contextual-spacing="false"/>
      <style:text-properties style:font-name="Courier New" fo:font-size="12pt" officeooo:paragraph-rsid="0130a9ba" style:font-size-asian="12pt" style:font-name-complex="Courier New" style:font-size-complex="12pt"/>
    </style:style>
    <style:style style:name="P84" style:family="paragraph" style:parent-style-name="Standard">
      <style:paragraph-properties fo:margin-top="0in" fo:margin-bottom="0.1665in" loext:contextual-spacing="false"/>
      <style:text-properties style:font-name="Courier New" fo:font-size="12pt" officeooo:paragraph-rsid="0130abb4" style:font-size-asian="12pt" style:font-name-complex="Courier New" style:font-size-complex="12pt"/>
    </style:style>
    <style:style style:name="P85" style:family="paragraph" style:parent-style-name="Standard">
      <style:paragraph-properties fo:margin-top="0in" fo:margin-bottom="0.1665in" loext:contextual-spacing="false"/>
      <style:text-properties style:font-name="Courier New" fo:font-size="12pt" officeooo:paragraph-rsid="01310d60" style:font-size-asian="12pt" style:font-name-complex="Courier New" style:font-size-complex="12pt"/>
    </style:style>
    <style:style style:name="P86" style:family="paragraph" style:parent-style-name="Standard">
      <style:paragraph-properties fo:margin-top="0in" fo:margin-bottom="0.1665in" loext:contextual-spacing="false"/>
      <style:text-properties style:font-name="Courier New" fo:font-size="12pt" officeooo:paragraph-rsid="01343da5" style:font-size-asian="12pt" style:font-name-complex="Courier New" style:font-size-complex="12pt"/>
    </style:style>
    <style:style style:name="P87" style:family="paragraph" style:parent-style-name="Standard">
      <style:paragraph-properties fo:margin-top="0in" fo:margin-bottom="0.1665in" loext:contextual-spacing="false"/>
      <style:text-properties style:font-name="Courier New" fo:font-size="12pt" officeooo:paragraph-rsid="013a3730" style:font-size-asian="12pt" style:font-name-complex="Courier New" style:font-size-complex="12pt"/>
    </style:style>
    <style:style style:name="P88" style:family="paragraph" style:parent-style-name="Standard">
      <style:paragraph-properties fo:margin-top="0in" fo:margin-bottom="0.1665in" loext:contextual-spacing="false"/>
      <style:text-properties style:font-name="Courier New" fo:font-size="12pt" officeooo:rsid="014287b5" officeooo:paragraph-rsid="014287b5" style:font-size-asian="12pt" style:font-name-complex="Courier New" style:font-size-complex="12pt"/>
    </style:style>
    <style:style style:name="P89" style:family="paragraph" style:parent-style-name="Standard">
      <style:paragraph-properties fo:margin-top="0in" fo:margin-bottom="0.1665in" loext:contextual-spacing="false"/>
      <style:text-properties style:font-name="Courier New" fo:font-size="12pt" officeooo:rsid="01445bac" officeooo:paragraph-rsid="01577b46" style:font-size-asian="12pt" style:font-name-complex="Courier New" style:font-size-complex="12pt"/>
    </style:style>
    <style:style style:name="P90" style:family="paragraph" style:parent-style-name="Standard">
      <style:paragraph-properties fo:margin-top="0in" fo:margin-bottom="0.1665in" loext:contextual-spacing="false"/>
      <style:text-properties style:font-name="Courier New" fo:font-size="12pt" officeooo:rsid="01478bb8" officeooo:paragraph-rsid="014d149d" style:font-size-asian="12pt" style:font-name-complex="Courier New" style:font-size-complex="12pt"/>
    </style:style>
    <style:style style:name="P91" style:family="paragraph" style:parent-style-name="Standard">
      <style:paragraph-properties fo:margin-top="0in" fo:margin-bottom="0.1665in" loext:contextual-spacing="false"/>
      <style:text-properties style:font-name="Courier New" fo:font-size="12pt" officeooo:rsid="01478bb8" officeooo:paragraph-rsid="01568158" style:font-size-asian="12pt" style:font-name-complex="Courier New" style:font-size-complex="12pt"/>
    </style:style>
    <style:style style:name="P92" style:family="paragraph" style:parent-style-name="Standard">
      <style:paragraph-properties fo:margin-top="0in" fo:margin-bottom="0.1665in" loext:contextual-spacing="false"/>
      <style:text-properties style:font-name="Courier New" fo:font-size="12pt" officeooo:paragraph-rsid="014e6202" style:font-size-asian="12pt" style:font-name-complex="Courier New" style:font-size-complex="12pt"/>
    </style:style>
    <style:style style:name="P93" style:family="paragraph" style:parent-style-name="Standard">
      <style:paragraph-properties fo:margin-top="0in" fo:margin-bottom="0.1665in" loext:contextual-spacing="false"/>
      <style:text-properties style:font-name="Courier New" fo:font-size="12pt" officeooo:paragraph-rsid="0152434f" style:font-size-asian="12pt" style:font-name-complex="Courier New" style:font-size-complex="12pt"/>
    </style:style>
    <style:style style:name="P94" style:family="paragraph" style:parent-style-name="Standard">
      <style:paragraph-properties fo:margin-top="0in" fo:margin-bottom="0.1665in" loext:contextual-spacing="false"/>
      <style:text-properties style:font-name="Courier New" fo:font-size="12pt" officeooo:rsid="0152434f" officeooo:paragraph-rsid="0152434f" style:font-size-asian="12pt" style:font-name-complex="Courier New" style:font-size-complex="12pt"/>
    </style:style>
    <style:style style:name="P95" style:family="paragraph" style:parent-style-name="Standard">
      <style:paragraph-properties fo:margin-top="0in" fo:margin-bottom="0.1665in" loext:contextual-spacing="false"/>
      <style:text-properties style:font-name="Courier New" fo:font-size="12pt" officeooo:paragraph-rsid="01577b46" style:font-size-asian="12pt" style:font-name-complex="Courier New" style:font-size-complex="12pt"/>
    </style:style>
    <style:style style:name="P96" style:family="paragraph" style:parent-style-name="Standard">
      <style:paragraph-properties fo:margin-top="0in" fo:margin-bottom="0.1665in" loext:contextual-spacing="false"/>
      <style:text-properties style:font-name="Courier New" fo:font-size="12pt" officeooo:rsid="01577b46" officeooo:paragraph-rsid="01577b46" style:font-size-asian="12pt" style:font-name-complex="Courier New" style:font-size-complex="12pt"/>
    </style:style>
    <style:style style:name="P97" style:family="paragraph" style:parent-style-name="Standard">
      <style:paragraph-properties fo:margin-top="0in" fo:margin-bottom="0.1665in" loext:contextual-spacing="false"/>
      <style:text-properties style:font-name="Courier New" fo:font-size="12pt" officeooo:rsid="01577b46" officeooo:paragraph-rsid="01568158" style:font-size-asian="12pt" style:font-name-complex="Courier New" style:font-size-complex="12pt"/>
    </style:style>
    <style:style style:name="P98" style:family="paragraph" style:parent-style-name="Standard">
      <style:paragraph-properties fo:margin-top="0in" fo:margin-bottom="0.1665in" loext:contextual-spacing="false"/>
      <style:text-properties style:font-name="Courier New" fo:font-size="12pt" officeooo:paragraph-rsid="0158dd01" style:font-size-asian="12pt" style:font-name-complex="Courier New" style:font-size-complex="12pt"/>
    </style:style>
    <style:style style:name="P99" style:family="paragraph" style:parent-style-name="Standard">
      <style:paragraph-properties fo:margin-top="0in" fo:margin-bottom="0.1665in" loext:contextual-spacing="false"/>
      <style:text-properties style:font-name="Courier New" fo:font-size="12pt" officeooo:paragraph-rsid="015dee2a" style:font-size-asian="12pt" style:font-name-complex="Courier New" style:font-size-complex="12pt"/>
    </style:style>
    <style:style style:name="P100" style:family="paragraph" style:parent-style-name="Standard">
      <style:paragraph-properties fo:margin-top="0in" fo:margin-bottom="0.1665in" loext:contextual-spacing="false"/>
      <style:text-properties style:font-name="Courier New" fo:font-size="12pt" officeooo:paragraph-rsid="01619d6c" style:font-size-asian="12pt" style:font-name-complex="Courier New" style:font-size-complex="12pt"/>
    </style:style>
    <style:style style:name="P101" style:family="paragraph" style:parent-style-name="Standard">
      <style:paragraph-properties fo:margin-top="0in" fo:margin-bottom="0.1665in" loext:contextual-spacing="false"/>
      <style:text-properties style:font-name="Courier New" fo:font-size="12pt" officeooo:rsid="0161cd7a" officeooo:paragraph-rsid="0161cd7a" style:font-size-asian="12pt" style:font-name-complex="Courier New" style:font-size-complex="12pt"/>
    </style:style>
    <style:style style:name="P102" style:family="paragraph" style:parent-style-name="Standard">
      <style:paragraph-properties fo:margin-top="0in" fo:margin-bottom="0.1665in" loext:contextual-spacing="false"/>
      <style:text-properties style:font-name="Courier New" fo:font-size="12pt" officeooo:paragraph-rsid="01637fa1" style:font-size-asian="12pt" style:font-name-complex="Courier New" style:font-size-complex="12pt"/>
    </style:style>
    <style:style style:name="P103" style:family="paragraph" style:parent-style-name="Standard">
      <style:paragraph-properties fo:margin-top="0in" fo:margin-bottom="0.1665in" loext:contextual-spacing="false"/>
      <style:text-properties style:font-name="Courier New" fo:font-size="12pt" officeooo:rsid="01637fa1" officeooo:paragraph-rsid="01637fa1" style:font-size-asian="12pt" style:font-name-complex="Courier New" style:font-size-complex="12pt"/>
    </style:style>
    <style:style style:name="P104" style:family="paragraph" style:parent-style-name="Standard">
      <style:paragraph-properties fo:margin-top="0in" fo:margin-bottom="0.1665in" loext:contextual-spacing="false"/>
      <style:text-properties style:font-name="Courier New" fo:font-size="12pt" officeooo:rsid="01637fa1" officeooo:paragraph-rsid="0165878e" style:font-size-asian="12pt" style:font-name-complex="Courier New" style:font-size-complex="12pt"/>
    </style:style>
    <style:style style:name="P105" style:family="paragraph" style:parent-style-name="Standard">
      <style:paragraph-properties fo:margin-top="0in" fo:margin-bottom="0.1665in" loext:contextual-spacing="false"/>
      <style:text-properties style:font-name="Courier New" fo:font-size="12pt" officeooo:rsid="01637fa1" officeooo:paragraph-rsid="01660312" style:font-size-asian="12pt" style:font-name-complex="Courier New" style:font-size-complex="12pt"/>
    </style:style>
    <style:style style:name="P106" style:family="paragraph" style:parent-style-name="Standard">
      <style:paragraph-properties fo:margin-top="0in" fo:margin-bottom="0.1665in" loext:contextual-spacing="false"/>
      <style:text-properties style:font-name="Courier New" fo:font-size="12pt" officeooo:paragraph-rsid="016560ab" style:font-size-asian="12pt" style:font-name-complex="Courier New" style:font-size-complex="12pt"/>
    </style:style>
    <style:style style:name="P107" style:family="paragraph" style:parent-style-name="Standard">
      <style:paragraph-properties fo:margin-top="0in" fo:margin-bottom="0.1665in" loext:contextual-spacing="false"/>
      <style:text-properties style:font-name="Courier New" fo:font-size="12pt" officeooo:rsid="016560ab" officeooo:paragraph-rsid="016560ab" style:font-size-asian="12pt" style:font-name-complex="Courier New" style:font-size-complex="12pt"/>
    </style:style>
    <style:style style:name="P108" style:family="paragraph" style:parent-style-name="Standard">
      <style:paragraph-properties fo:margin-top="0in" fo:margin-bottom="0.1665in" loext:contextual-spacing="false"/>
      <style:text-properties style:font-name="Courier New" fo:font-size="12pt" officeooo:rsid="016560ab" officeooo:paragraph-rsid="01660312" style:font-size-asian="12pt" style:font-name-complex="Courier New" style:font-size-complex="12pt"/>
    </style:style>
    <style:style style:name="P109" style:family="paragraph" style:parent-style-name="Standard">
      <style:paragraph-properties fo:margin-top="0in" fo:margin-bottom="0.1665in" loext:contextual-spacing="false"/>
      <style:text-properties style:font-name="Courier New" fo:font-size="12pt" officeooo:rsid="016560ab" officeooo:paragraph-rsid="01eb2eaf" style:font-size-asian="12pt" style:font-name-complex="Courier New" style:font-size-complex="12pt"/>
    </style:style>
    <style:style style:name="P110" style:family="paragraph" style:parent-style-name="Standard">
      <style:paragraph-properties fo:margin-top="0in" fo:margin-bottom="0.1665in" loext:contextual-spacing="false"/>
      <style:text-properties style:font-name="Courier New" fo:font-size="12pt" officeooo:rsid="0165878e" officeooo:paragraph-rsid="0165878e" style:font-size-asian="12pt" style:font-name-complex="Courier New" style:font-size-complex="12pt"/>
    </style:style>
    <style:style style:name="P111" style:family="paragraph" style:parent-style-name="Standard">
      <style:paragraph-properties fo:margin-top="0in" fo:margin-bottom="0.1665in" loext:contextual-spacing="false"/>
      <style:text-properties style:font-name="Courier New" fo:font-size="12pt" officeooo:rsid="01660312" officeooo:paragraph-rsid="01660312" style:font-size-asian="12pt" style:font-name-complex="Courier New" style:font-size-complex="12pt"/>
    </style:style>
    <style:style style:name="P112" style:family="paragraph" style:parent-style-name="Standard">
      <style:paragraph-properties fo:margin-top="0in" fo:margin-bottom="0.1665in" loext:contextual-spacing="false"/>
      <style:text-properties style:font-name="Courier New" fo:font-size="12pt" officeooo:paragraph-rsid="01660312" style:font-size-asian="12pt" style:font-name-complex="Courier New" style:font-size-complex="12pt"/>
    </style:style>
    <style:style style:name="P113" style:family="paragraph" style:parent-style-name="Standard">
      <style:paragraph-properties fo:margin-top="0in" fo:margin-bottom="0.1665in" loext:contextual-spacing="false"/>
      <style:text-properties style:font-name="Courier New" fo:font-size="12pt" officeooo:paragraph-rsid="016715d1" style:font-size-asian="12pt" style:font-name-complex="Courier New" style:font-size-complex="12pt"/>
    </style:style>
    <style:style style:name="P114" style:family="paragraph" style:parent-style-name="Standard">
      <style:paragraph-properties fo:margin-top="0in" fo:margin-bottom="0.1665in" loext:contextual-spacing="false"/>
      <style:text-properties style:font-name="Courier New" fo:font-size="12pt" officeooo:rsid="016715d1" officeooo:paragraph-rsid="016727a2" style:font-size-asian="12pt" style:font-name-complex="Courier New" style:font-size-complex="12pt"/>
    </style:style>
    <style:style style:name="P115" style:family="paragraph" style:parent-style-name="Standard">
      <style:paragraph-properties fo:margin-top="0in" fo:margin-bottom="0.1665in" loext:contextual-spacing="false"/>
      <style:text-properties style:font-name="Courier New" fo:font-size="12pt" officeooo:rsid="016715d1" officeooo:paragraph-rsid="016715d1" style:font-size-asian="12pt" style:font-name-complex="Courier New" style:font-size-complex="12pt"/>
    </style:style>
    <style:style style:name="P116" style:family="paragraph" style:parent-style-name="Standard">
      <style:paragraph-properties fo:margin-top="0in" fo:margin-bottom="0.1665in" loext:contextual-spacing="false"/>
      <style:text-properties style:font-name="Courier New" fo:font-size="12pt" officeooo:rsid="016727a2" officeooo:paragraph-rsid="016727a2" style:font-size-asian="12pt" style:font-name-complex="Courier New" style:font-size-complex="12pt"/>
    </style:style>
    <style:style style:name="P117" style:family="paragraph" style:parent-style-name="Standard">
      <style:paragraph-properties fo:margin-top="0in" fo:margin-bottom="0.1665in" loext:contextual-spacing="false"/>
      <style:text-properties style:font-name="Courier New" fo:font-size="12pt" officeooo:rsid="01697e87" officeooo:paragraph-rsid="01697e87" style:font-size-asian="12pt" style:font-name-complex="Courier New" style:font-size-complex="12pt"/>
    </style:style>
    <style:style style:name="P118" style:family="paragraph" style:parent-style-name="Standard">
      <style:paragraph-properties fo:margin-top="0in" fo:margin-bottom="0.1665in" loext:contextual-spacing="false"/>
      <style:text-properties style:font-name="Courier New" fo:font-size="12pt" officeooo:rsid="017597f4" officeooo:paragraph-rsid="017597f4" style:font-size-asian="12pt" style:font-name-complex="Courier New" style:font-size-complex="12pt"/>
    </style:style>
    <style:style style:name="P119" style:family="paragraph" style:parent-style-name="Standard">
      <style:paragraph-properties fo:margin-top="0in" fo:margin-bottom="0.1665in" loext:contextual-spacing="false"/>
      <style:text-properties style:font-name="Courier New" fo:font-size="12pt" officeooo:rsid="017597f4" officeooo:paragraph-rsid="037227a4" style:font-size-asian="12pt" style:font-name-complex="Courier New" style:font-size-complex="12pt"/>
    </style:style>
    <style:style style:name="P120" style:family="paragraph" style:parent-style-name="Standard">
      <style:paragraph-properties fo:margin-top="0in" fo:margin-bottom="0.1665in" loext:contextual-spacing="false"/>
      <style:text-properties style:font-name="Courier New" fo:font-size="12pt" officeooo:paragraph-rsid="017df5f8" style:font-size-asian="12pt" style:font-name-complex="Courier New" style:font-size-complex="12pt"/>
    </style:style>
    <style:style style:name="P121" style:family="paragraph" style:parent-style-name="Standard">
      <style:paragraph-properties fo:margin-top="0in" fo:margin-bottom="0.1665in" loext:contextual-spacing="false"/>
      <style:text-properties style:font-name="Courier New" fo:font-size="12pt" officeooo:rsid="017df5f8" officeooo:paragraph-rsid="017df5f8" style:font-size-asian="12pt" style:font-name-complex="Courier New" style:font-size-complex="12pt"/>
    </style:style>
    <style:style style:name="P122" style:family="paragraph" style:parent-style-name="Standard">
      <style:paragraph-properties fo:margin-top="0in" fo:margin-bottom="0.1665in" loext:contextual-spacing="false"/>
      <style:text-properties style:font-name="Courier New" fo:font-size="12pt" officeooo:paragraph-rsid="019b0edc" style:font-size-asian="12pt" style:font-name-complex="Courier New" style:font-size-complex="12pt"/>
    </style:style>
    <style:style style:name="P123" style:family="paragraph" style:parent-style-name="Standard">
      <style:paragraph-properties fo:margin-top="0in" fo:margin-bottom="0.1665in" loext:contextual-spacing="false"/>
      <style:text-properties style:font-name="Courier New" fo:font-size="12pt" officeooo:paragraph-rsid="019e3368" style:font-size-asian="12pt" style:font-name-complex="Courier New" style:font-size-complex="12pt"/>
    </style:style>
    <style:style style:name="P124" style:family="paragraph" style:parent-style-name="Standard">
      <style:paragraph-properties fo:margin-top="0in" fo:margin-bottom="0.1665in" loext:contextual-spacing="false"/>
      <style:text-properties style:font-name="Courier New" fo:font-size="12pt" officeooo:paragraph-rsid="01a0fc56" style:font-size-asian="12pt" style:font-name-complex="Courier New" style:font-size-complex="12pt"/>
    </style:style>
    <style:style style:name="P125" style:family="paragraph" style:parent-style-name="Standard">
      <style:paragraph-properties fo:margin-top="0in" fo:margin-bottom="0.1665in" loext:contextual-spacing="false"/>
      <style:text-properties style:font-name="Courier New" fo:font-size="12pt" officeooo:paragraph-rsid="01a74b3e" style:font-size-asian="12pt" style:font-name-complex="Courier New" style:font-size-complex="12pt"/>
    </style:style>
    <style:style style:name="P126" style:family="paragraph" style:parent-style-name="Standard">
      <style:paragraph-properties fo:margin-top="0in" fo:margin-bottom="0.1665in" loext:contextual-spacing="false"/>
      <style:text-properties style:font-name="Courier New" fo:font-size="12pt" officeooo:paragraph-rsid="01b55656" style:font-size-asian="12pt" style:font-name-complex="Courier New" style:font-size-complex="12pt"/>
    </style:style>
    <style:style style:name="P127" style:family="paragraph" style:parent-style-name="Standard">
      <style:paragraph-properties fo:margin-top="0in" fo:margin-bottom="0.1665in" loext:contextual-spacing="false"/>
      <style:text-properties style:font-name="Courier New" fo:font-size="12pt" officeooo:paragraph-rsid="01c030bf" style:font-size-asian="12pt" style:font-name-complex="Courier New" style:font-size-complex="12pt"/>
    </style:style>
    <style:style style:name="P128" style:family="paragraph" style:parent-style-name="Standard">
      <style:paragraph-properties fo:margin-top="0in" fo:margin-bottom="0.1665in" loext:contextual-spacing="false"/>
      <style:text-properties style:font-name="Courier New" fo:font-size="12pt" officeooo:rsid="00358be0" officeooo:paragraph-rsid="017df5f8" style:font-size-asian="12pt" style:font-name-complex="Courier New" style:font-size-complex="12pt"/>
    </style:style>
    <style:style style:name="P129" style:family="paragraph" style:parent-style-name="Standard">
      <style:paragraph-properties fo:margin-top="0in" fo:margin-bottom="0.1665in" loext:contextual-spacing="false"/>
      <style:text-properties style:font-name="Courier New" fo:font-size="12pt" officeooo:paragraph-rsid="01877413" style:font-size-asian="12pt" style:font-name-complex="Courier New" style:font-size-complex="12pt"/>
    </style:style>
    <style:style style:name="P130" style:family="paragraph" style:parent-style-name="Standard">
      <style:paragraph-properties fo:margin-top="0in" fo:margin-bottom="0.1665in" loext:contextual-spacing="false"/>
      <style:text-properties style:font-name="Courier New" fo:font-size="12pt" officeooo:rsid="0196454c" officeooo:paragraph-rsid="019b0edc" style:font-size-asian="12pt" style:font-name-complex="Courier New" style:font-size-complex="12pt"/>
    </style:style>
    <style:style style:name="P131" style:family="paragraph" style:parent-style-name="Standard">
      <style:paragraph-properties fo:margin-top="0in" fo:margin-bottom="0.1665in" loext:contextual-spacing="false"/>
      <style:text-properties style:font-name="Courier New" fo:font-size="12pt" officeooo:rsid="01be6508" officeooo:paragraph-rsid="01be6508" style:font-size-asian="12pt" style:font-name-complex="Courier New" style:font-size-complex="12pt"/>
    </style:style>
    <style:style style:name="P132" style:family="paragraph" style:parent-style-name="Standard">
      <style:paragraph-properties fo:margin-top="0in" fo:margin-bottom="0.1665in" loext:contextual-spacing="false"/>
      <style:text-properties style:font-name="Courier New" fo:font-size="12pt" officeooo:rsid="00f99835" officeooo:paragraph-rsid="01be6508" style:font-size-asian="12pt" style:font-name-complex="Courier New" style:font-size-complex="12pt"/>
    </style:style>
    <style:style style:name="P133" style:family="paragraph" style:parent-style-name="Standard">
      <style:paragraph-properties fo:margin-top="0in" fo:margin-bottom="0.1665in" loext:contextual-spacing="false"/>
      <style:text-properties style:font-name="Courier New" fo:font-size="12pt" officeooo:rsid="0132fd1d" officeooo:paragraph-rsid="0132fd1d" style:font-size-asian="12pt" style:font-name-complex="Courier New" style:font-size-complex="12pt"/>
    </style:style>
    <style:style style:name="P134" style:family="paragraph" style:parent-style-name="Standard">
      <style:paragraph-properties fo:margin-top="0in" fo:margin-bottom="0.1665in" loext:contextual-spacing="false"/>
      <style:text-properties style:font-name="Courier New" fo:font-size="12pt" officeooo:rsid="0154ef29" officeooo:paragraph-rsid="01c030bf" style:font-size-asian="12pt" style:font-name-complex="Courier New" style:font-size-complex="12pt"/>
    </style:style>
    <style:style style:name="P135" style:family="paragraph" style:parent-style-name="Standard">
      <style:paragraph-properties fo:margin-top="0in" fo:margin-bottom="0.1665in" loext:contextual-spacing="false"/>
      <style:text-properties style:font-name="Courier New" fo:font-size="12pt" officeooo:rsid="0159caf3" officeooo:paragraph-rsid="0216c02c" style:font-size-asian="12pt" style:font-name-complex="Courier New" style:font-size-complex="12pt"/>
    </style:style>
    <style:style style:name="P136" style:family="paragraph" style:parent-style-name="Standard">
      <style:paragraph-properties fo:margin-top="0in" fo:margin-bottom="0.1665in" loext:contextual-spacing="false"/>
      <style:text-properties style:font-name="Courier New" fo:font-size="12pt" officeooo:rsid="0160ea8a" officeooo:paragraph-rsid="01c030bf" style:font-size-asian="12pt" style:font-name-complex="Courier New" style:font-size-complex="12pt"/>
    </style:style>
    <style:style style:name="P137" style:family="paragraph" style:parent-style-name="Standard">
      <style:paragraph-properties fo:margin-top="0in" fo:margin-bottom="0.1665in" loext:contextual-spacing="false"/>
      <style:text-properties style:font-name="Courier New" fo:font-size="12pt" officeooo:paragraph-rsid="01c65669" style:font-size-asian="12pt" style:font-name-complex="Courier New" style:font-size-complex="12pt"/>
    </style:style>
    <style:style style:name="P138" style:family="paragraph" style:parent-style-name="Standard">
      <style:paragraph-properties fo:margin-top="0in" fo:margin-bottom="0.1665in" loext:contextual-spacing="false"/>
      <style:text-properties style:font-name="Courier New" fo:font-size="12pt" officeooo:paragraph-rsid="01e8f637" style:font-size-asian="12pt" style:font-name-complex="Courier New" style:font-size-complex="12pt"/>
    </style:style>
    <style:style style:name="P139" style:family="paragraph" style:parent-style-name="Standard">
      <style:paragraph-properties fo:margin-top="0in" fo:margin-bottom="0.1665in" loext:contextual-spacing="false"/>
      <style:text-properties style:font-name="Courier New" fo:font-size="12pt" officeooo:paragraph-rsid="01eb2eaf" style:font-size-asian="12pt" style:font-name-complex="Courier New" style:font-size-complex="12pt"/>
    </style:style>
    <style:style style:name="P140" style:family="paragraph" style:parent-style-name="Standard">
      <style:paragraph-properties fo:margin-top="0in" fo:margin-bottom="0.1665in" loext:contextual-spacing="false"/>
      <style:text-properties style:font-name="Courier New" fo:font-size="12pt" officeooo:paragraph-rsid="020c2e1e" style:font-size-asian="12pt" style:font-name-complex="Courier New" style:font-size-complex="12pt"/>
    </style:style>
    <style:style style:name="P141" style:family="paragraph" style:parent-style-name="Standard">
      <style:paragraph-properties fo:margin-top="0in" fo:margin-bottom="0.1665in" loext:contextual-spacing="false"/>
      <style:text-properties style:font-name="Courier New" fo:font-size="12pt" officeooo:rsid="0108a687" officeooo:paragraph-rsid="020c2e1e" style:font-size-asian="12pt" style:font-name-complex="Courier New" style:font-size-complex="12pt"/>
    </style:style>
    <style:style style:name="P142" style:family="paragraph" style:parent-style-name="Standard">
      <style:paragraph-properties fo:margin-top="0in" fo:margin-bottom="0.1665in" loext:contextual-spacing="false"/>
      <style:text-properties style:font-name="Courier New" fo:font-size="12pt" officeooo:paragraph-rsid="020dbb3a" style:font-size-asian="12pt" style:font-name-complex="Courier New" style:font-size-complex="12pt"/>
    </style:style>
    <style:style style:name="P143" style:family="paragraph" style:parent-style-name="Standard">
      <style:paragraph-properties fo:margin-top="0in" fo:margin-bottom="0.1665in" loext:contextual-spacing="false"/>
      <style:text-properties style:font-name="Courier New" fo:font-size="12pt" officeooo:rsid="01619d6c" officeooo:paragraph-rsid="02104077" style:font-size-asian="12pt" style:font-name-complex="Courier New" style:font-size-complex="12pt"/>
    </style:style>
    <style:style style:name="P144" style:family="paragraph" style:parent-style-name="Standard">
      <style:paragraph-properties fo:margin-top="0in" fo:margin-bottom="0.1665in" loext:contextual-spacing="false"/>
      <style:text-properties style:font-name="Courier New" fo:font-size="12pt" officeooo:rsid="01619d6c" officeooo:paragraph-rsid="02112ebd" style:font-size-asian="12pt" style:font-name-complex="Courier New" style:font-size-complex="12pt"/>
    </style:style>
    <style:style style:name="P145" style:family="paragraph" style:parent-style-name="Standard">
      <style:paragraph-properties fo:margin-top="0in" fo:margin-bottom="0.1665in" loext:contextual-spacing="false"/>
      <style:text-properties style:font-name="Courier New" fo:font-size="12pt" officeooo:rsid="01619d6c" officeooo:paragraph-rsid="021894ce" style:font-size-asian="12pt" style:font-name-complex="Courier New" style:font-size-complex="12pt"/>
    </style:style>
    <style:style style:name="P146" style:family="paragraph" style:parent-style-name="Standard">
      <style:paragraph-properties fo:margin-top="0in" fo:margin-bottom="0.1665in" loext:contextual-spacing="false"/>
      <style:text-properties style:font-name="Courier New" fo:font-size="12pt" officeooo:paragraph-rsid="0215e095" style:font-size-asian="12pt" style:font-name-complex="Courier New" style:font-size-complex="12pt"/>
    </style:style>
    <style:style style:name="P147" style:family="paragraph" style:parent-style-name="Standard">
      <style:paragraph-properties fo:margin-top="0in" fo:margin-bottom="0.1665in" loext:contextual-spacing="false"/>
      <style:text-properties style:font-name="Courier New" fo:font-size="12pt" officeooo:paragraph-rsid="021894ce" style:font-size-asian="12pt" style:font-name-complex="Courier New" style:font-size-complex="12pt"/>
    </style:style>
    <style:style style:name="P148" style:family="paragraph" style:parent-style-name="Standard">
      <style:paragraph-properties fo:margin-top="0in" fo:margin-bottom="0.1665in" loext:contextual-spacing="false"/>
      <style:text-properties style:font-name="Courier New" fo:font-size="12pt" officeooo:rsid="01025dbe" officeooo:paragraph-rsid="01e09f85" style:font-size-asian="12pt" style:font-name-complex="Courier New" style:font-size-complex="12pt"/>
    </style:style>
    <style:style style:name="P149" style:family="paragraph" style:parent-style-name="Standard">
      <style:paragraph-properties fo:margin-top="0in" fo:margin-bottom="0.1665in" loext:contextual-spacing="false"/>
      <style:text-properties style:font-name="Courier New" fo:font-size="12pt" officeooo:rsid="02697670" officeooo:paragraph-rsid="02697670" style:font-size-asian="12pt" style:font-name-complex="Courier New" style:font-size-complex="12pt"/>
    </style:style>
    <style:style style:name="P150" style:family="paragraph" style:parent-style-name="Standard">
      <style:paragraph-properties fo:margin-top="0in" fo:margin-bottom="0.1665in" loext:contextual-spacing="false"/>
      <style:text-properties style:font-name="Courier New" fo:font-size="12pt" officeooo:rsid="0026a0f3" officeooo:paragraph-rsid="01724151" style:font-size-asian="12pt" style:font-name-complex="Courier New" style:font-size-complex="12pt"/>
    </style:style>
    <style:style style:name="P151" style:family="paragraph" style:parent-style-name="Standard">
      <style:paragraph-properties fo:margin-top="0in" fo:margin-bottom="0.1665in" loext:contextual-spacing="false"/>
      <style:text-properties style:font-name="Courier New" fo:font-size="12pt" officeooo:paragraph-rsid="027d51be" style:font-size-asian="12pt" style:font-name-complex="Courier New" style:font-size-complex="12pt"/>
    </style:style>
    <style:style style:name="P152" style:family="paragraph" style:parent-style-name="Standard">
      <style:paragraph-properties fo:margin-top="0in" fo:margin-bottom="0.1665in" loext:contextual-spacing="false"/>
      <style:text-properties style:font-name="Courier New" fo:font-size="12pt" officeooo:rsid="0285cd1f" officeooo:paragraph-rsid="0285cd1f" style:font-size-asian="12pt" style:font-name-complex="Courier New" style:font-size-complex="12pt"/>
    </style:style>
    <style:style style:name="P153" style:family="paragraph" style:parent-style-name="Standard">
      <style:paragraph-properties fo:margin-top="0in" fo:margin-bottom="0.1665in" loext:contextual-spacing="false"/>
      <style:text-properties style:font-name="Courier New" fo:font-size="12pt" officeooo:rsid="028c23ff" officeooo:paragraph-rsid="028c23ff" style:font-size-asian="12pt" style:font-name-complex="Courier New" style:font-size-complex="12pt"/>
    </style:style>
    <style:style style:name="P154" style:family="paragraph" style:parent-style-name="Standard">
      <style:paragraph-properties fo:margin-top="0in" fo:margin-bottom="0.1665in" loext:contextual-spacing="false"/>
      <style:text-properties style:font-name="Courier New" fo:font-size="12pt" officeooo:rsid="028d743d" officeooo:paragraph-rsid="028d743d" style:font-size-asian="12pt" style:font-name-complex="Courier New" style:font-size-complex="12pt"/>
    </style:style>
    <style:style style:name="P155" style:family="paragraph" style:parent-style-name="Standard">
      <style:paragraph-properties fo:margin-top="0in" fo:margin-bottom="0.1665in" loext:contextual-spacing="false"/>
      <style:text-properties style:font-name="Courier New" fo:font-size="12pt" officeooo:rsid="02916075" officeooo:paragraph-rsid="02916075" style:font-size-asian="12pt" style:font-name-complex="Courier New" style:font-size-complex="12pt"/>
    </style:style>
    <style:style style:name="P156" style:family="paragraph" style:parent-style-name="Standard">
      <style:paragraph-properties fo:margin-top="0in" fo:margin-bottom="0.1665in" loext:contextual-spacing="false"/>
      <style:text-properties style:font-name="Courier New" fo:font-size="12pt" officeooo:paragraph-rsid="02c434b0" style:font-size-asian="12pt" style:font-name-complex="Courier New" style:font-size-complex="12pt"/>
    </style:style>
    <style:style style:name="P157" style:family="paragraph" style:parent-style-name="Standard">
      <style:paragraph-properties fo:margin-top="0in" fo:margin-bottom="0.1665in" loext:contextual-spacing="false"/>
      <style:text-properties style:font-name="Courier New" fo:font-size="12pt" officeooo:rsid="02c434b0" officeooo:paragraph-rsid="02c434b0" style:font-size-asian="12pt" style:font-name-complex="Courier New" style:font-size-complex="12pt"/>
    </style:style>
    <style:style style:name="P158" style:family="paragraph" style:parent-style-name="Standard">
      <style:paragraph-properties fo:margin-top="0in" fo:margin-bottom="0.1665in" loext:contextual-spacing="false"/>
      <style:text-properties style:font-name="Courier New" fo:font-size="12pt" officeooo:paragraph-rsid="02e8a3d2" style:font-size-asian="12pt" style:font-name-complex="Courier New" style:font-size-complex="12pt"/>
    </style:style>
    <style:style style:name="P159" style:family="paragraph" style:parent-style-name="Standard">
      <style:paragraph-properties fo:margin-top="0in" fo:margin-bottom="0.1665in" loext:contextual-spacing="false"/>
      <style:text-properties style:font-name="Courier New" fo:font-size="12pt" officeooo:paragraph-rsid="02efc87e" style:font-size-asian="12pt" style:font-name-complex="Courier New" style:font-size-complex="12pt"/>
    </style:style>
    <style:style style:name="P160" style:family="paragraph" style:parent-style-name="Standard">
      <style:paragraph-properties fo:margin-top="0in" fo:margin-bottom="0.1665in" loext:contextual-spacing="false"/>
      <style:text-properties style:font-name="Courier New" fo:font-size="12pt" officeooo:rsid="0306da59" officeooo:paragraph-rsid="0306da59" style:font-size-asian="12pt" style:font-name-complex="Courier New" style:font-size-complex="12pt"/>
    </style:style>
    <style:style style:name="P161" style:family="paragraph" style:parent-style-name="Standard">
      <style:paragraph-properties fo:margin-top="0in" fo:margin-bottom="0.1665in" loext:contextual-spacing="false"/>
      <style:text-properties style:font-name="Courier New" fo:font-size="12pt" officeooo:rsid="0306da59" officeooo:paragraph-rsid="030c5552" style:font-size-asian="12pt" style:font-name-complex="Courier New" style:font-size-complex="12pt"/>
    </style:style>
    <style:style style:name="P162" style:family="paragraph" style:parent-style-name="Standard">
      <style:paragraph-properties fo:margin-top="0in" fo:margin-bottom="0.1665in" loext:contextual-spacing="false"/>
      <style:text-properties style:font-name="Courier New" fo:font-size="12pt" officeooo:rsid="02e67858" officeooo:paragraph-rsid="02e67858" style:font-size-asian="12pt" style:font-name-complex="Courier New" style:font-size-complex="12pt"/>
    </style:style>
    <style:style style:name="P163" style:family="paragraph" style:parent-style-name="Standard">
      <style:paragraph-properties fo:margin-top="0in" fo:margin-bottom="0.1665in" loext:contextual-spacing="false"/>
      <style:text-properties style:font-name="Courier New" fo:font-size="12pt" officeooo:paragraph-rsid="030c5552" style:font-size-asian="12pt" style:font-name-complex="Courier New" style:font-size-complex="12pt"/>
    </style:style>
    <style:style style:name="P164" style:family="paragraph" style:parent-style-name="Standard">
      <style:paragraph-properties fo:margin-top="0in" fo:margin-bottom="0.1665in" loext:contextual-spacing="false"/>
      <style:text-properties style:font-name="Courier New" fo:font-size="12pt" officeooo:paragraph-rsid="031270bb" style:font-size-asian="12pt" style:font-name-complex="Courier New" style:font-size-complex="12pt"/>
    </style:style>
    <style:style style:name="P165" style:family="paragraph" style:parent-style-name="Standard">
      <style:paragraph-properties fo:margin-top="0in" fo:margin-bottom="0.1665in" loext:contextual-spacing="false"/>
      <style:text-properties style:font-name="Courier New" fo:font-size="12pt" officeooo:rsid="032236c0" officeooo:paragraph-rsid="0328a509" style:font-size-asian="12pt" style:font-name-complex="Courier New" style:font-size-complex="12pt"/>
    </style:style>
    <style:style style:name="P166" style:family="paragraph" style:parent-style-name="Standard">
      <style:paragraph-properties fo:margin-top="0in" fo:margin-bottom="0.1665in" loext:contextual-spacing="false"/>
      <style:text-properties style:font-name="Courier New" fo:font-size="12pt" officeooo:paragraph-rsid="034a3fa9" style:font-size-asian="12pt" style:font-name-complex="Courier New" style:font-size-complex="12pt"/>
    </style:style>
    <style:style style:name="P167" style:family="paragraph" style:parent-style-name="Standard">
      <style:paragraph-properties fo:margin-top="0in" fo:margin-bottom="0.1665in" loext:contextual-spacing="false"/>
      <style:text-properties style:font-name="Courier New" fo:font-size="12pt" officeooo:rsid="034bc129" officeooo:paragraph-rsid="034bc129" style:font-size-asian="12pt" style:font-name-complex="Courier New" style:font-size-complex="12pt"/>
    </style:style>
    <style:style style:name="P168" style:family="paragraph" style:parent-style-name="Standard">
      <style:paragraph-properties fo:margin-top="0in" fo:margin-bottom="0.1665in" loext:contextual-spacing="false"/>
      <style:text-properties style:font-name="Courier New" fo:font-size="12pt" officeooo:paragraph-rsid="034ec088" style:font-size-asian="12pt" style:font-name-complex="Courier New" style:font-size-complex="12pt"/>
    </style:style>
    <style:style style:name="P169" style:family="paragraph" style:parent-style-name="Standard">
      <style:paragraph-properties fo:margin-top="0in" fo:margin-bottom="0.1665in" loext:contextual-spacing="false"/>
      <style:text-properties style:font-name="Courier New" fo:font-size="12pt" officeooo:paragraph-rsid="037227a4" style:font-size-asian="12pt" style:font-name-complex="Courier New" style:font-size-complex="12pt"/>
    </style:style>
    <style:style style:name="P170" style:family="paragraph" style:parent-style-name="Standard">
      <style:paragraph-properties fo:margin-top="0in" fo:margin-bottom="0.1665in" loext:contextual-spacing="false"/>
      <style:text-properties style:font-name="Courier New" fo:font-size="12pt" officeooo:paragraph-rsid="0396f0c0" style:font-size-asian="12pt" style:font-name-complex="Courier New" style:font-size-complex="12pt"/>
    </style:style>
    <style:style style:name="P171" style:family="paragraph" style:parent-style-name="Standard">
      <style:paragraph-properties fo:margin-top="0in" fo:margin-bottom="0.1665in" loext:contextual-spacing="false"/>
      <style:text-properties style:font-name="Courier New" fo:font-size="12pt" officeooo:paragraph-rsid="03994366" style:font-size-asian="12pt" style:font-name-complex="Courier New" style:font-size-complex="12pt"/>
    </style:style>
    <style:style style:name="P172" style:family="paragraph" style:parent-style-name="Standard">
      <style:paragraph-properties fo:margin-top="0in" fo:margin-bottom="0.1665in" loext:contextual-spacing="false"/>
      <style:text-properties style:font-name="Courier New" fo:font-size="12pt" officeooo:rsid="000eaa03" officeooo:paragraph-rsid="03c6d80d" style:font-size-asian="12pt" style:font-name-complex="Courier New" style:font-size-complex="12pt"/>
    </style:style>
    <style:style style:name="P173" style:family="paragraph" style:parent-style-name="Standard">
      <style:paragraph-properties fo:margin-top="0in" fo:margin-bottom="0.1665in" loext:contextual-spacing="false"/>
      <style:text-properties style:font-name="Courier New" fo:font-size="12pt" officeooo:paragraph-rsid="03c6d80d" style:font-size-asian="12pt" style:font-name-complex="Courier New" style:font-size-complex="12pt"/>
    </style:style>
    <style:style style:name="P174" style:family="paragraph" style:parent-style-name="Standard">
      <style:paragraph-properties fo:margin-top="0in" fo:margin-bottom="0.1665in" loext:contextual-spacing="false"/>
      <style:text-properties style:font-name="Courier New" fo:font-size="12pt" officeooo:paragraph-rsid="03cd1de6" style:font-size-asian="12pt" style:font-name-complex="Courier New" style:font-size-complex="12pt"/>
    </style:style>
    <style:style style:name="P175" style:family="paragraph" style:parent-style-name="Standard">
      <style:paragraph-properties fo:margin-top="0in" fo:margin-bottom="0.1665in" loext:contextual-spacing="false"/>
      <style:text-properties style:font-name="Courier New" fo:font-size="12pt" officeooo:paragraph-rsid="03d2d4b3" style:font-size-asian="12pt" style:font-name-complex="Courier New" style:font-size-complex="12pt"/>
    </style:style>
    <style:style style:name="P176" style:family="paragraph" style:parent-style-name="Standard">
      <style:paragraph-properties fo:margin-top="0in" fo:margin-bottom="0.1665in" loext:contextual-spacing="false"/>
      <style:text-properties style:font-name="Courier New" fo:font-size="12pt" officeooo:paragraph-rsid="03d6474a" style:font-size-asian="12pt" style:font-name-complex="Courier New" style:font-size-complex="12pt"/>
    </style:style>
    <style:style style:name="P177" style:family="paragraph" style:parent-style-name="Standard">
      <style:paragraph-properties fo:margin-top="0in" fo:margin-bottom="0.1665in" loext:contextual-spacing="false"/>
      <style:text-properties style:font-name="Courier New" fo:font-size="12pt" officeooo:paragraph-rsid="03fda2f1" style:font-size-asian="12pt" style:font-name-complex="Courier New" style:font-size-complex="12pt"/>
    </style:style>
    <style:style style:name="P178" style:family="paragraph" style:parent-style-name="Standard">
      <style:paragraph-properties fo:margin-top="0in" fo:margin-bottom="0.1665in" loext:contextual-spacing="false"/>
      <style:text-properties style:font-name="Courier New" fo:font-size="12pt" officeooo:paragraph-rsid="03ff4b13" style:font-size-asian="12pt" style:font-name-complex="Courier New" style:font-size-complex="12pt"/>
    </style:style>
    <style:style style:name="P179" style:family="paragraph" style:parent-style-name="Standard">
      <style:paragraph-properties fo:margin-top="0in" fo:margin-bottom="0.1665in" loext:contextual-spacing="false"/>
      <style:text-properties style:font-name="Courier New" fo:font-size="12pt" officeooo:rsid="0072e6b6" officeooo:paragraph-rsid="0072e6b6" style:font-size-asian="12pt" style:font-name-complex="Courier New" style:font-size-complex="12pt"/>
    </style:style>
    <style:style style:name="P180" style:family="paragraph" style:parent-style-name="Standard">
      <style:paragraph-properties fo:margin-top="0in" fo:margin-bottom="0.1665in" loext:contextual-spacing="false"/>
      <style:text-properties style:font-name="Courier New" fo:font-size="12pt" officeooo:rsid="0218b1ca" officeooo:paragraph-rsid="0218b1ca" style:font-size-asian="12pt" style:font-name-complex="Courier New" style:font-size-complex="12pt"/>
    </style:style>
    <style:style style:name="P181" style:family="paragraph" style:parent-style-name="Standard">
      <style:paragraph-properties fo:margin-top="0in" fo:margin-bottom="0.1665in" loext:contextual-spacing="false"/>
      <style:text-properties style:font-name="Courier New" fo:font-size="12pt" officeooo:paragraph-rsid="0440088b" style:font-size-asian="12pt" style:font-name-complex="Courier New" style:font-size-complex="12pt"/>
    </style:style>
    <style:style style:name="P182" style:family="paragraph" style:parent-style-name="Standard">
      <style:paragraph-properties fo:margin-top="0in" fo:margin-bottom="0.1665in" loext:contextual-spacing="false"/>
      <style:text-properties style:font-name="Courier New" fo:font-size="12pt" officeooo:rsid="01542e13" officeooo:paragraph-rsid="04658c6c" style:font-size-asian="12pt" style:font-name-complex="Courier New" style:font-size-complex="12pt"/>
    </style:style>
    <style:style style:name="P183" style:family="paragraph" style:parent-style-name="Standard">
      <style:paragraph-properties fo:margin-top="0in" fo:margin-bottom="0.1665in" loext:contextual-spacing="false"/>
      <style:text-properties officeooo:paragraph-rsid="0021c9c5"/>
    </style:style>
    <style:style style:name="P184" style:family="paragraph" style:parent-style-name="Standard">
      <style:paragraph-properties fo:margin-top="0in" fo:margin-bottom="0.1665in" loext:contextual-spacing="false"/>
      <style:text-properties officeooo:paragraph-rsid="00235583"/>
    </style:style>
    <style:style style:name="P185" style:family="paragraph" style:parent-style-name="Standard">
      <style:paragraph-properties fo:margin-top="0in" fo:margin-bottom="0.1665in" loext:contextual-spacing="false"/>
      <style:text-properties officeooo:paragraph-rsid="002543ac"/>
    </style:style>
    <style:style style:name="P186" style:family="paragraph" style:parent-style-name="Standard">
      <style:paragraph-properties fo:margin-top="0in" fo:margin-bottom="0.1665in" loext:contextual-spacing="false"/>
      <style:text-properties officeooo:paragraph-rsid="002892cd"/>
    </style:style>
    <style:style style:name="P187" style:family="paragraph" style:parent-style-name="Standard">
      <style:paragraph-properties fo:margin-top="0in" fo:margin-bottom="0.1665in" loext:contextual-spacing="false"/>
      <style:text-properties officeooo:paragraph-rsid="002c937b"/>
    </style:style>
    <style:style style:name="P188" style:family="paragraph" style:parent-style-name="Standard">
      <style:paragraph-properties fo:margin-top="0in" fo:margin-bottom="0.1665in" loext:contextual-spacing="false"/>
      <style:text-properties officeooo:paragraph-rsid="0031a1b0"/>
    </style:style>
    <style:style style:name="P189" style:family="paragraph" style:parent-style-name="Standard">
      <style:paragraph-properties fo:margin-top="0in" fo:margin-bottom="0.1665in" loext:contextual-spacing="false"/>
      <style:text-properties officeooo:paragraph-rsid="0032479d"/>
    </style:style>
    <style:style style:name="P190" style:family="paragraph" style:parent-style-name="Standard">
      <style:paragraph-properties fo:margin-top="0in" fo:margin-bottom="0.1665in" loext:contextual-spacing="false"/>
      <style:text-properties officeooo:rsid="00341cbb" officeooo:paragraph-rsid="00341cbb"/>
    </style:style>
    <style:style style:name="P191" style:family="paragraph" style:parent-style-name="Standard">
      <style:paragraph-properties fo:margin-top="0in" fo:margin-bottom="0.1665in" loext:contextual-spacing="false"/>
      <style:text-properties officeooo:paragraph-rsid="0034e00e"/>
    </style:style>
    <style:style style:name="P192" style:family="paragraph" style:parent-style-name="Standard">
      <style:paragraph-properties fo:margin-top="0in" fo:margin-bottom="0.1665in" loext:contextual-spacing="false"/>
      <style:text-properties officeooo:paragraph-rsid="00358be0"/>
    </style:style>
    <style:style style:name="P193" style:family="paragraph" style:parent-style-name="Standard">
      <style:paragraph-properties fo:margin-top="0in" fo:margin-bottom="0.1665in" loext:contextual-spacing="false"/>
      <style:text-properties officeooo:paragraph-rsid="00377970"/>
    </style:style>
    <style:style style:name="P194" style:family="paragraph" style:parent-style-name="Standard">
      <style:paragraph-properties fo:margin-top="0in" fo:margin-bottom="0.1665in" loext:contextual-spacing="false"/>
      <style:text-properties officeooo:paragraph-rsid="003a49b0"/>
    </style:style>
    <style:style style:name="P195" style:family="paragraph" style:parent-style-name="Standard">
      <style:paragraph-properties fo:margin-top="0in" fo:margin-bottom="0.1665in" loext:contextual-spacing="false"/>
      <style:text-properties officeooo:rsid="003a49b0" officeooo:paragraph-rsid="003a49b0"/>
    </style:style>
    <style:style style:name="P196" style:family="paragraph" style:parent-style-name="Standard">
      <style:paragraph-properties fo:margin-top="0in" fo:margin-bottom="0.1665in" loext:contextual-spacing="false"/>
      <style:text-properties officeooo:paragraph-rsid="003b5934"/>
    </style:style>
    <style:style style:name="P197" style:family="paragraph" style:parent-style-name="Standard">
      <style:paragraph-properties fo:margin-top="0in" fo:margin-bottom="0.1665in" loext:contextual-spacing="false"/>
      <style:text-properties officeooo:paragraph-rsid="003d391a"/>
    </style:style>
    <style:style style:name="P198" style:family="paragraph" style:parent-style-name="Standard">
      <style:paragraph-properties fo:margin-top="0in" fo:margin-bottom="0.1665in" loext:contextual-spacing="false"/>
      <style:text-properties officeooo:paragraph-rsid="00410755"/>
    </style:style>
    <style:style style:name="P199" style:family="paragraph" style:parent-style-name="Standard">
      <style:paragraph-properties fo:margin-top="0in" fo:margin-bottom="0.1665in" loext:contextual-spacing="false"/>
      <style:text-properties officeooo:paragraph-rsid="00428607"/>
    </style:style>
    <style:style style:name="P200" style:family="paragraph" style:parent-style-name="Standard">
      <style:paragraph-properties fo:margin-top="0in" fo:margin-bottom="0.1665in" loext:contextual-spacing="false"/>
      <style:text-properties officeooo:rsid="00428607" officeooo:paragraph-rsid="00428607"/>
    </style:style>
    <style:style style:name="P201" style:family="paragraph" style:parent-style-name="Standard">
      <style:paragraph-properties fo:margin-top="0in" fo:margin-bottom="0.1665in" loext:contextual-spacing="false"/>
      <style:text-properties officeooo:paragraph-rsid="00447cf6"/>
    </style:style>
    <style:style style:name="P202" style:family="paragraph" style:parent-style-name="Standard">
      <style:paragraph-properties fo:margin-top="0in" fo:margin-bottom="0.1665in" loext:contextual-spacing="false"/>
      <style:text-properties officeooo:paragraph-rsid="00489a88"/>
    </style:style>
    <style:style style:name="P203" style:family="paragraph" style:parent-style-name="Standard">
      <style:paragraph-properties fo:margin-top="0in" fo:margin-bottom="0.1665in" loext:contextual-spacing="false"/>
      <style:text-properties officeooo:paragraph-rsid="00492e46"/>
    </style:style>
    <style:style style:name="P204" style:family="paragraph" style:parent-style-name="Standard">
      <style:paragraph-properties fo:margin-top="0in" fo:margin-bottom="0.1665in" loext:contextual-spacing="false"/>
      <style:text-properties officeooo:rsid="004ad16f" officeooo:paragraph-rsid="004ad16f"/>
    </style:style>
    <style:style style:name="P205" style:family="paragraph" style:parent-style-name="Standard">
      <style:paragraph-properties fo:margin-top="0in" fo:margin-bottom="0.1665in" loext:contextual-spacing="false"/>
      <style:text-properties officeooo:paragraph-rsid="004bfd2c"/>
    </style:style>
    <style:style style:name="P206" style:family="paragraph" style:parent-style-name="Standard">
      <style:paragraph-properties fo:margin-top="0in" fo:margin-bottom="0.1665in" loext:contextual-spacing="false"/>
      <style:text-properties officeooo:paragraph-rsid="004d7e5d"/>
    </style:style>
    <style:style style:name="P207" style:family="paragraph" style:parent-style-name="Standard">
      <style:paragraph-properties fo:margin-top="0in" fo:margin-bottom="0.1665in" loext:contextual-spacing="false"/>
      <style:text-properties officeooo:paragraph-rsid="004dc5a0"/>
    </style:style>
    <style:style style:name="P208" style:family="paragraph" style:parent-style-name="Standard">
      <style:paragraph-properties fo:margin-top="0in" fo:margin-bottom="0.1665in" loext:contextual-spacing="false"/>
      <style:text-properties officeooo:rsid="004dc5a0" officeooo:paragraph-rsid="004dc5a0"/>
    </style:style>
    <style:style style:name="P209" style:family="paragraph" style:parent-style-name="Standard">
      <style:paragraph-properties fo:margin-top="0in" fo:margin-bottom="0.1665in" loext:contextual-spacing="false"/>
      <style:text-properties officeooo:rsid="004dc5a0" officeooo:paragraph-rsid="00e5468d"/>
    </style:style>
    <style:style style:name="P210" style:family="paragraph" style:parent-style-name="Standard">
      <style:paragraph-properties fo:margin-top="0in" fo:margin-bottom="0.1665in" loext:contextual-spacing="false"/>
      <style:text-properties officeooo:paragraph-rsid="004e91de"/>
    </style:style>
    <style:style style:name="P211" style:family="paragraph" style:parent-style-name="Standard">
      <style:paragraph-properties fo:margin-top="0in" fo:margin-bottom="0.1665in" loext:contextual-spacing="false"/>
      <style:text-properties officeooo:rsid="004e91de" officeooo:paragraph-rsid="004e91de"/>
    </style:style>
    <style:style style:name="P212" style:family="paragraph" style:parent-style-name="Standard">
      <style:paragraph-properties fo:margin-top="0in" fo:margin-bottom="0.1665in" loext:contextual-spacing="false"/>
      <style:text-properties officeooo:rsid="004fc3d3" officeooo:paragraph-rsid="004fc3d3"/>
    </style:style>
    <style:style style:name="P213" style:family="paragraph" style:parent-style-name="Standard">
      <style:paragraph-properties fo:margin-top="0in" fo:margin-bottom="0.1665in" loext:contextual-spacing="false"/>
      <style:text-properties officeooo:paragraph-rsid="005486aa"/>
    </style:style>
    <style:style style:name="P214" style:family="paragraph" style:parent-style-name="Standard">
      <style:paragraph-properties fo:margin-top="0in" fo:margin-bottom="0.1665in" loext:contextual-spacing="false"/>
      <style:text-properties officeooo:paragraph-rsid="00559830"/>
    </style:style>
    <style:style style:name="P215" style:family="paragraph" style:parent-style-name="Standard">
      <style:paragraph-properties fo:margin-top="0in" fo:margin-bottom="0.1665in" loext:contextual-spacing="false"/>
      <style:text-properties officeooo:paragraph-rsid="00586bb7"/>
    </style:style>
    <style:style style:name="P216" style:family="paragraph" style:parent-style-name="Standard">
      <style:paragraph-properties fo:margin-top="0in" fo:margin-bottom="0.1665in" loext:contextual-spacing="false"/>
      <style:text-properties officeooo:paragraph-rsid="005a5c30"/>
    </style:style>
    <style:style style:name="P217" style:family="paragraph" style:parent-style-name="Standard">
      <style:paragraph-properties fo:margin-top="0in" fo:margin-bottom="0.1665in" loext:contextual-spacing="false"/>
      <style:text-properties officeooo:paragraph-rsid="005b4e25"/>
    </style:style>
    <style:style style:name="P218" style:family="paragraph" style:parent-style-name="Standard">
      <style:paragraph-properties fo:margin-top="0in" fo:margin-bottom="0.1665in" loext:contextual-spacing="false"/>
      <style:text-properties officeooo:paragraph-rsid="005f84b1"/>
    </style:style>
    <style:style style:name="P219" style:family="paragraph" style:parent-style-name="Standard">
      <style:paragraph-properties fo:margin-top="0in" fo:margin-bottom="0.1665in" loext:contextual-spacing="false"/>
      <style:text-properties officeooo:paragraph-rsid="00614393"/>
    </style:style>
    <style:style style:name="P220" style:family="paragraph" style:parent-style-name="Standard">
      <style:paragraph-properties fo:margin-top="0in" fo:margin-bottom="0.1665in" loext:contextual-spacing="false"/>
      <style:text-properties officeooo:paragraph-rsid="00649a9f"/>
    </style:style>
    <style:style style:name="P221" style:family="paragraph" style:parent-style-name="Standard">
      <style:paragraph-properties fo:margin-top="0in" fo:margin-bottom="0.1665in" loext:contextual-spacing="false"/>
      <style:text-properties officeooo:paragraph-rsid="006e2cd5"/>
    </style:style>
    <style:style style:name="P222" style:family="paragraph" style:parent-style-name="Standard">
      <style:paragraph-properties fo:margin-top="0in" fo:margin-bottom="0.1665in" loext:contextual-spacing="false"/>
      <style:text-properties officeooo:paragraph-rsid="0072e6b6"/>
    </style:style>
    <style:style style:name="P223" style:family="paragraph" style:parent-style-name="Standard">
      <style:paragraph-properties fo:margin-top="0in" fo:margin-bottom="0.1665in" loext:contextual-spacing="false"/>
      <style:text-properties officeooo:paragraph-rsid="007a3e7f"/>
    </style:style>
    <style:style style:name="P224" style:family="paragraph" style:parent-style-name="Standard">
      <style:paragraph-properties fo:margin-top="0in" fo:margin-bottom="0.1665in" loext:contextual-spacing="false"/>
      <style:text-properties officeooo:paragraph-rsid="0083dcc7"/>
    </style:style>
    <style:style style:name="P225" style:family="paragraph" style:parent-style-name="Standard">
      <style:paragraph-properties fo:margin-top="0in" fo:margin-bottom="0.1665in" loext:contextual-spacing="false"/>
      <style:text-properties officeooo:paragraph-rsid="008cc2cd"/>
    </style:style>
    <style:style style:name="P226" style:family="paragraph" style:parent-style-name="Standard">
      <style:paragraph-properties fo:margin-top="0in" fo:margin-bottom="0.1665in" loext:contextual-spacing="false"/>
      <style:text-properties officeooo:paragraph-rsid="00931ef8"/>
    </style:style>
    <style:style style:name="P227" style:family="paragraph" style:parent-style-name="Standard">
      <style:paragraph-properties fo:margin-top="0in" fo:margin-bottom="0.1665in" loext:contextual-spacing="false"/>
      <style:text-properties officeooo:paragraph-rsid="0096b980"/>
    </style:style>
    <style:style style:name="P228" style:family="paragraph" style:parent-style-name="Standard">
      <style:paragraph-properties fo:margin-top="0in" fo:margin-bottom="0.1665in" loext:contextual-spacing="false"/>
      <style:text-properties officeooo:paragraph-rsid="0099368f"/>
    </style:style>
    <style:style style:name="P229" style:family="paragraph" style:parent-style-name="Standard">
      <style:paragraph-properties fo:margin-top="0in" fo:margin-bottom="0.1665in" loext:contextual-spacing="false"/>
      <style:text-properties officeooo:paragraph-rsid="009dcd84"/>
    </style:style>
    <style:style style:name="P230" style:family="paragraph" style:parent-style-name="Standard">
      <style:paragraph-properties fo:margin-top="0in" fo:margin-bottom="0.1665in" loext:contextual-spacing="false"/>
      <style:text-properties officeooo:paragraph-rsid="009eae5c"/>
    </style:style>
    <style:style style:name="P231" style:family="paragraph" style:parent-style-name="Standard">
      <style:paragraph-properties fo:margin-top="0in" fo:margin-bottom="0.1665in" loext:contextual-spacing="false"/>
      <style:text-properties officeooo:paragraph-rsid="00ac280a"/>
    </style:style>
    <style:style style:name="P232" style:family="paragraph" style:parent-style-name="Standard">
      <style:paragraph-properties fo:margin-top="0in" fo:margin-bottom="0.1665in" loext:contextual-spacing="false"/>
      <style:text-properties officeooo:paragraph-rsid="00adb049"/>
    </style:style>
    <style:style style:name="P233" style:family="paragraph" style:parent-style-name="Standard">
      <style:paragraph-properties fo:margin-top="0in" fo:margin-bottom="0.1665in" loext:contextual-spacing="false"/>
      <style:text-properties officeooo:paragraph-rsid="00b04e84"/>
    </style:style>
    <style:style style:name="P234" style:family="paragraph" style:parent-style-name="Standard">
      <style:paragraph-properties fo:margin-top="0in" fo:margin-bottom="0.1665in" loext:contextual-spacing="false"/>
      <style:text-properties officeooo:paragraph-rsid="00b502f2"/>
    </style:style>
    <style:style style:name="P235" style:family="paragraph" style:parent-style-name="Standard">
      <style:paragraph-properties fo:margin-top="0in" fo:margin-bottom="0.1665in" loext:contextual-spacing="false"/>
      <style:text-properties officeooo:paragraph-rsid="00b5bdd3"/>
    </style:style>
    <style:style style:name="P236" style:family="paragraph" style:parent-style-name="Standard">
      <style:paragraph-properties fo:margin-top="0in" fo:margin-bottom="0.1665in" loext:contextual-spacing="false"/>
      <style:text-properties officeooo:paragraph-rsid="00b608dc"/>
    </style:style>
    <style:style style:name="P237" style:family="paragraph" style:parent-style-name="Standard">
      <style:paragraph-properties fo:margin-top="0in" fo:margin-bottom="0.1665in" loext:contextual-spacing="false"/>
      <style:text-properties officeooo:rsid="00b608dc" officeooo:paragraph-rsid="00b608dc"/>
    </style:style>
    <style:style style:name="P238" style:family="paragraph" style:parent-style-name="Standard">
      <style:paragraph-properties fo:margin-top="0in" fo:margin-bottom="0.1665in" loext:contextual-spacing="false"/>
      <style:text-properties officeooo:paragraph-rsid="00ba3cd3"/>
    </style:style>
    <style:style style:name="P239" style:family="paragraph" style:parent-style-name="Standard">
      <style:paragraph-properties fo:margin-top="0in" fo:margin-bottom="0.1665in" loext:contextual-spacing="false"/>
      <style:text-properties officeooo:paragraph-rsid="00c9ba0e"/>
    </style:style>
    <style:style style:name="P240" style:family="paragraph" style:parent-style-name="Standard">
      <style:paragraph-properties fo:margin-top="0in" fo:margin-bottom="0.1665in" loext:contextual-spacing="false"/>
      <style:text-properties officeooo:rsid="00c9ba0e" officeooo:paragraph-rsid="00cced37"/>
    </style:style>
    <style:style style:name="P241" style:family="paragraph" style:parent-style-name="Standard">
      <style:paragraph-properties fo:margin-top="0in" fo:margin-bottom="0.1665in" loext:contextual-spacing="false"/>
      <style:text-properties officeooo:paragraph-rsid="00cced37"/>
    </style:style>
    <style:style style:name="P242" style:family="paragraph" style:parent-style-name="Standard">
      <style:paragraph-properties fo:margin-top="0in" fo:margin-bottom="0.1665in" loext:contextual-spacing="false"/>
      <style:text-properties officeooo:rsid="00cced37" officeooo:paragraph-rsid="00cced37"/>
    </style:style>
    <style:style style:name="P243" style:family="paragraph" style:parent-style-name="Standard">
      <style:paragraph-properties fo:margin-top="0in" fo:margin-bottom="0.1665in" loext:contextual-spacing="false"/>
      <style:text-properties officeooo:paragraph-rsid="00cf0870"/>
    </style:style>
    <style:style style:name="P244" style:family="paragraph" style:parent-style-name="Standard">
      <style:paragraph-properties fo:margin-top="0in" fo:margin-bottom="0.1665in" loext:contextual-spacing="false"/>
      <style:text-properties officeooo:paragraph-rsid="00e5468d"/>
    </style:style>
    <style:style style:name="P245" style:family="paragraph" style:parent-style-name="Standard">
      <style:paragraph-properties fo:margin-top="0in" fo:margin-bottom="0.1665in" loext:contextual-spacing="false"/>
      <style:text-properties officeooo:paragraph-rsid="00eb5b37"/>
    </style:style>
    <style:style style:name="P246" style:family="paragraph" style:parent-style-name="Standard">
      <style:paragraph-properties fo:margin-top="0in" fo:margin-bottom="0.1665in" loext:contextual-spacing="false"/>
      <style:text-properties officeooo:paragraph-rsid="00ed1d2d"/>
    </style:style>
    <style:style style:name="P247" style:family="paragraph" style:parent-style-name="Standard">
      <style:paragraph-properties fo:margin-top="0in" fo:margin-bottom="0.1665in" loext:contextual-spacing="false"/>
      <style:text-properties officeooo:paragraph-rsid="00ef36e7"/>
    </style:style>
    <style:style style:name="P248" style:family="paragraph" style:parent-style-name="Standard">
      <style:paragraph-properties fo:margin-top="0in" fo:margin-bottom="0.1665in" loext:contextual-spacing="false"/>
      <style:text-properties officeooo:paragraph-rsid="00f19577"/>
    </style:style>
    <style:style style:name="P249" style:family="paragraph" style:parent-style-name="Standard">
      <style:paragraph-properties fo:margin-top="0in" fo:margin-bottom="0.1665in" loext:contextual-spacing="false"/>
      <style:text-properties officeooo:paragraph-rsid="00f920ca"/>
    </style:style>
    <style:style style:name="P250" style:family="paragraph" style:parent-style-name="Standard">
      <style:paragraph-properties fo:margin-top="0in" fo:margin-bottom="0.1665in" loext:contextual-spacing="false"/>
      <style:text-properties officeooo:paragraph-rsid="00f99835"/>
    </style:style>
    <style:style style:name="P251" style:family="paragraph" style:parent-style-name="Standard">
      <style:paragraph-properties fo:margin-top="0in" fo:margin-bottom="0.1665in" loext:contextual-spacing="false"/>
      <style:text-properties officeooo:paragraph-rsid="01025dbe"/>
    </style:style>
    <style:style style:name="P252" style:family="paragraph" style:parent-style-name="Standard">
      <style:paragraph-properties fo:margin-top="0in" fo:margin-bottom="0.1665in" loext:contextual-spacing="false"/>
      <style:text-properties officeooo:paragraph-rsid="01033b29"/>
    </style:style>
    <style:style style:name="P253" style:family="paragraph" style:parent-style-name="Standard">
      <style:paragraph-properties fo:margin-top="0in" fo:margin-bottom="0.1665in" loext:contextual-spacing="false"/>
      <style:text-properties officeooo:paragraph-rsid="010baa96"/>
    </style:style>
    <style:style style:name="P254" style:family="paragraph" style:parent-style-name="Standard">
      <style:paragraph-properties fo:margin-top="0in" fo:margin-bottom="0.1665in" loext:contextual-spacing="false"/>
      <style:text-properties officeooo:paragraph-rsid="010d6bfe"/>
    </style:style>
    <style:style style:name="P255" style:family="paragraph" style:parent-style-name="Standard">
      <style:paragraph-properties fo:margin-top="0in" fo:margin-bottom="0.1665in" loext:contextual-spacing="false"/>
      <style:text-properties officeooo:paragraph-rsid="010ef351"/>
    </style:style>
    <style:style style:name="P256" style:family="paragraph" style:parent-style-name="Standard">
      <style:paragraph-properties fo:margin-top="0in" fo:margin-bottom="0.1665in" loext:contextual-spacing="false"/>
      <style:text-properties officeooo:paragraph-rsid="0115a9e7"/>
    </style:style>
    <style:style style:name="P257" style:family="paragraph" style:parent-style-name="Standard">
      <style:paragraph-properties fo:margin-top="0in" fo:margin-bottom="0.1665in" loext:contextual-spacing="false"/>
      <style:text-properties officeooo:paragraph-rsid="01184ef5"/>
    </style:style>
    <style:style style:name="P258" style:family="paragraph" style:parent-style-name="Standard">
      <style:paragraph-properties fo:margin-top="0in" fo:margin-bottom="0.1665in" loext:contextual-spacing="false"/>
      <style:text-properties officeooo:paragraph-rsid="011c1959"/>
    </style:style>
    <style:style style:name="P259" style:family="paragraph" style:parent-style-name="Standard">
      <style:paragraph-properties fo:margin-top="0in" fo:margin-bottom="0.1665in" loext:contextual-spacing="false"/>
      <style:text-properties officeooo:rsid="011c4a7f" officeooo:paragraph-rsid="011c4a7f"/>
    </style:style>
    <style:style style:name="P260" style:family="paragraph" style:parent-style-name="Standard">
      <style:paragraph-properties fo:margin-top="0in" fo:margin-bottom="0.1665in" loext:contextual-spacing="false"/>
      <style:text-properties officeooo:rsid="011f46d1" officeooo:paragraph-rsid="011f46d1"/>
    </style:style>
    <style:style style:name="P261" style:family="paragraph" style:parent-style-name="Standard">
      <style:paragraph-properties fo:margin-top="0in" fo:margin-bottom="0.1665in" loext:contextual-spacing="false"/>
      <style:text-properties officeooo:rsid="011f46d1" officeooo:paragraph-rsid="01210e6f"/>
    </style:style>
    <style:style style:name="P262" style:family="paragraph" style:parent-style-name="Standard">
      <style:paragraph-properties fo:margin-top="0in" fo:margin-bottom="0.1665in" loext:contextual-spacing="false"/>
      <style:text-properties officeooo:paragraph-rsid="01203ff7"/>
    </style:style>
    <style:style style:name="P263" style:family="paragraph" style:parent-style-name="Standard">
      <style:paragraph-properties fo:margin-top="0in" fo:margin-bottom="0.1665in" loext:contextual-spacing="false"/>
      <style:text-properties officeooo:paragraph-rsid="0125a674"/>
    </style:style>
    <style:style style:name="P264" style:family="paragraph" style:parent-style-name="Standard">
      <style:paragraph-properties fo:margin-top="0in" fo:margin-bottom="0.1665in" loext:contextual-spacing="false"/>
      <style:text-properties officeooo:rsid="01277c73" officeooo:paragraph-rsid="0129eb7e"/>
    </style:style>
    <style:style style:name="P265" style:family="paragraph" style:parent-style-name="Standard">
      <style:paragraph-properties fo:margin-top="0in" fo:margin-bottom="0.1665in" loext:contextual-spacing="false"/>
      <style:text-properties officeooo:rsid="01277c73" officeooo:paragraph-rsid="012cb45e"/>
    </style:style>
    <style:style style:name="P266" style:family="paragraph" style:parent-style-name="Standard">
      <style:paragraph-properties fo:margin-top="0in" fo:margin-bottom="0.1665in" loext:contextual-spacing="false"/>
      <style:text-properties officeooo:paragraph-rsid="01293fcb"/>
    </style:style>
    <style:style style:name="P267" style:family="paragraph" style:parent-style-name="Standard">
      <style:paragraph-properties fo:margin-top="0in" fo:margin-bottom="0.1665in" loext:contextual-spacing="false"/>
      <style:text-properties officeooo:paragraph-rsid="012b51a3"/>
    </style:style>
    <style:style style:name="P268" style:family="paragraph" style:parent-style-name="Standard">
      <style:paragraph-properties fo:margin-top="0in" fo:margin-bottom="0.1665in" loext:contextual-spacing="false"/>
      <style:text-properties officeooo:paragraph-rsid="01318d68"/>
    </style:style>
    <style:style style:name="P269" style:family="paragraph" style:parent-style-name="Standard">
      <style:paragraph-properties fo:margin-top="0in" fo:margin-bottom="0.1665in" loext:contextual-spacing="false"/>
      <style:text-properties officeooo:paragraph-rsid="0132fd1d"/>
    </style:style>
    <style:style style:name="P270" style:family="paragraph" style:parent-style-name="Standard">
      <style:paragraph-properties fo:margin-top="0in" fo:margin-bottom="0.1665in" loext:contextual-spacing="false"/>
      <style:text-properties officeooo:rsid="017597f4" officeooo:paragraph-rsid="017597f4"/>
    </style:style>
    <style:style style:name="P271" style:family="paragraph" style:parent-style-name="Standard">
      <style:paragraph-properties fo:margin-top="0in" fo:margin-bottom="0.1665in" loext:contextual-spacing="false"/>
      <style:text-properties officeooo:paragraph-rsid="017597f4"/>
    </style:style>
    <style:style style:name="P272" style:family="paragraph" style:parent-style-name="Standard">
      <style:paragraph-properties fo:margin-top="0in" fo:margin-bottom="0.1665in" loext:contextual-spacing="false"/>
      <style:text-properties officeooo:paragraph-rsid="017a90b4"/>
    </style:style>
    <style:style style:name="P273" style:family="paragraph" style:parent-style-name="Standard">
      <style:paragraph-properties fo:margin-top="0in" fo:margin-bottom="0.1665in" loext:contextual-spacing="false"/>
      <style:text-properties officeooo:paragraph-rsid="017df5f8"/>
    </style:style>
    <style:style style:name="P274" style:family="paragraph" style:parent-style-name="Standard">
      <style:paragraph-properties fo:margin-top="0in" fo:margin-bottom="0.1665in" loext:contextual-spacing="false"/>
      <style:text-properties officeooo:paragraph-rsid="01877413"/>
    </style:style>
    <style:style style:name="P275" style:family="paragraph" style:parent-style-name="Standard">
      <style:paragraph-properties fo:margin-top="0in" fo:margin-bottom="0.1665in" loext:contextual-spacing="false"/>
      <style:text-properties officeooo:paragraph-rsid="019b0edc"/>
    </style:style>
    <style:style style:name="P276" style:family="paragraph" style:parent-style-name="Standard">
      <style:paragraph-properties fo:margin-top="0in" fo:margin-bottom="0.1665in" loext:contextual-spacing="false"/>
      <style:text-properties officeooo:paragraph-rsid="01be6508"/>
    </style:style>
    <style:style style:name="P277" style:family="paragraph" style:parent-style-name="Standard">
      <style:paragraph-properties fo:margin-top="0in" fo:margin-bottom="0.1665in" loext:contextual-spacing="false"/>
      <style:text-properties officeooo:paragraph-rsid="01c65669"/>
    </style:style>
    <style:style style:name="P278" style:family="paragraph" style:parent-style-name="Standard">
      <style:paragraph-properties fo:margin-top="0in" fo:margin-bottom="0.1665in" loext:contextual-spacing="false"/>
      <style:text-properties officeooo:paragraph-rsid="01c847d5"/>
    </style:style>
    <style:style style:name="P279" style:family="paragraph" style:parent-style-name="Standard">
      <style:paragraph-properties fo:margin-top="0in" fo:margin-bottom="0.1665in" loext:contextual-spacing="false"/>
      <style:text-properties officeooo:paragraph-rsid="00e82c95"/>
    </style:style>
    <style:style style:name="P280" style:family="paragraph" style:parent-style-name="Standard">
      <style:paragraph-properties fo:margin-top="0in" fo:margin-bottom="0.1665in" loext:contextual-spacing="false"/>
      <style:text-properties officeooo:paragraph-rsid="01dae698"/>
    </style:style>
    <style:style style:name="P281" style:family="paragraph" style:parent-style-name="Standard">
      <style:paragraph-properties fo:margin-top="0in" fo:margin-bottom="0.1665in" loext:contextual-spacing="false"/>
      <style:text-properties officeooo:paragraph-rsid="01e09f85"/>
    </style:style>
    <style:style style:name="P282" style:family="paragraph" style:parent-style-name="Standard">
      <style:paragraph-properties fo:margin-top="0in" fo:margin-bottom="0.1665in" loext:contextual-spacing="false"/>
      <style:text-properties officeooo:paragraph-rsid="01e6fc71"/>
    </style:style>
    <style:style style:name="P283" style:family="paragraph" style:parent-style-name="Standard">
      <style:paragraph-properties fo:margin-top="0in" fo:margin-bottom="0.1665in" loext:contextual-spacing="false"/>
      <style:text-properties officeooo:paragraph-rsid="0268755c"/>
    </style:style>
    <style:style style:name="P284" style:family="paragraph" style:parent-style-name="Standard">
      <style:paragraph-properties fo:margin-top="0in" fo:margin-bottom="0.1665in" loext:contextual-spacing="false"/>
      <style:text-properties officeooo:paragraph-rsid="026c9657"/>
    </style:style>
    <style:style style:name="P285" style:family="paragraph" style:parent-style-name="Standard">
      <style:paragraph-properties fo:margin-top="0in" fo:margin-bottom="0.1665in" loext:contextual-spacing="false"/>
      <style:text-properties officeooo:paragraph-rsid="0282502a"/>
    </style:style>
    <style:style style:name="P286" style:family="paragraph" style:parent-style-name="Standard">
      <style:paragraph-properties fo:margin-top="0in" fo:margin-bottom="0.1665in" loext:contextual-spacing="false"/>
      <style:text-properties officeooo:paragraph-rsid="028c23ff"/>
    </style:style>
    <style:style style:name="P287" style:family="paragraph" style:parent-style-name="Standard">
      <style:paragraph-properties fo:margin-top="0in" fo:margin-bottom="0.1665in" loext:contextual-spacing="false"/>
      <style:text-properties officeooo:rsid="028d743d" officeooo:paragraph-rsid="028d743d"/>
    </style:style>
    <style:style style:name="P288" style:family="paragraph" style:parent-style-name="Standard">
      <style:paragraph-properties fo:margin-top="0in" fo:margin-bottom="0.1665in" loext:contextual-spacing="false"/>
      <style:text-properties officeooo:rsid="028d743d" officeooo:paragraph-rsid="028ec5b2"/>
    </style:style>
    <style:style style:name="P289" style:family="paragraph" style:parent-style-name="Standard">
      <style:paragraph-properties fo:margin-top="0in" fo:margin-bottom="0.1665in" loext:contextual-spacing="false"/>
      <style:text-properties officeooo:rsid="028d743d" officeooo:paragraph-rsid="0293f852"/>
    </style:style>
    <style:style style:name="P290" style:family="paragraph" style:parent-style-name="Standard">
      <style:paragraph-properties fo:margin-top="0in" fo:margin-bottom="0.1665in" loext:contextual-spacing="false"/>
      <style:text-properties officeooo:rsid="028d743d" officeooo:paragraph-rsid="03329fe1"/>
    </style:style>
    <style:style style:name="P291" style:family="paragraph" style:parent-style-name="Standard">
      <style:paragraph-properties fo:margin-top="0in" fo:margin-bottom="0.1665in" loext:contextual-spacing="false"/>
      <style:text-properties officeooo:paragraph-rsid="029e4fd9"/>
    </style:style>
    <style:style style:name="P292" style:family="paragraph" style:parent-style-name="Standard">
      <style:paragraph-properties fo:margin-top="0in" fo:margin-bottom="0.1665in" loext:contextual-spacing="false"/>
      <style:text-properties officeooo:paragraph-rsid="0049d003"/>
    </style:style>
    <style:style style:name="P293" style:family="paragraph" style:parent-style-name="Standard">
      <style:paragraph-properties fo:margin-top="0in" fo:margin-bottom="0.1665in" loext:contextual-spacing="false"/>
      <style:text-properties officeooo:paragraph-rsid="02db84ef"/>
    </style:style>
    <style:style style:name="P294" style:family="paragraph" style:parent-style-name="Standard">
      <style:paragraph-properties fo:margin-top="0in" fo:margin-bottom="0.1665in" loext:contextual-spacing="false"/>
      <style:text-properties officeooo:paragraph-rsid="018a8d69"/>
    </style:style>
    <style:style style:name="P295" style:family="paragraph" style:parent-style-name="Standard">
      <style:paragraph-properties fo:margin-top="0in" fo:margin-bottom="0.1665in" loext:contextual-spacing="false"/>
      <style:text-properties officeooo:rsid="02e67858" officeooo:paragraph-rsid="02e67858"/>
    </style:style>
    <style:style style:name="P296" style:family="paragraph" style:parent-style-name="Standard">
      <style:paragraph-properties fo:margin-top="0in" fo:margin-bottom="0.1665in" loext:contextual-spacing="false"/>
      <style:text-properties officeooo:rsid="02e67858" officeooo:paragraph-rsid="02e8a3d2"/>
    </style:style>
    <style:style style:name="P297" style:family="paragraph" style:parent-style-name="Standard">
      <style:paragraph-properties fo:margin-top="0in" fo:margin-bottom="0.1665in" loext:contextual-spacing="false"/>
      <style:text-properties officeooo:rsid="02fa5c00" officeooo:paragraph-rsid="02fa5c00"/>
    </style:style>
    <style:style style:name="P298" style:family="paragraph" style:parent-style-name="Standard">
      <style:paragraph-properties fo:margin-top="0in" fo:margin-bottom="0.1665in" loext:contextual-spacing="false"/>
      <style:text-properties officeooo:paragraph-rsid="034ec088"/>
    </style:style>
    <style:style style:name="P299" style:family="paragraph" style:parent-style-name="Standard">
      <style:paragraph-properties fo:margin-top="0in" fo:margin-bottom="0.1665in" loext:contextual-spacing="false"/>
      <style:text-properties officeooo:paragraph-rsid="036e8a45"/>
    </style:style>
    <style:style style:name="P300" style:family="paragraph" style:parent-style-name="Standard">
      <style:paragraph-properties fo:margin-top="0in" fo:margin-bottom="0.1665in" loext:contextual-spacing="false"/>
      <style:text-properties officeooo:paragraph-rsid="036ec0b0"/>
    </style:style>
    <style:style style:name="P301" style:family="paragraph" style:parent-style-name="Standard">
      <style:paragraph-properties fo:margin-top="0in" fo:margin-bottom="0.1665in" loext:contextual-spacing="false"/>
      <style:text-properties officeooo:paragraph-rsid="03994366"/>
    </style:style>
    <style:style style:name="P302" style:family="paragraph" style:parent-style-name="Standard">
      <style:paragraph-properties fo:margin-top="0in" fo:margin-bottom="0.1665in" loext:contextual-spacing="false"/>
      <style:text-properties officeooo:paragraph-rsid="03c6d80d"/>
    </style:style>
    <style:style style:name="P303" style:family="paragraph" style:parent-style-name="Standard">
      <style:paragraph-properties fo:margin-top="0in" fo:margin-bottom="0.1665in" loext:contextual-spacing="false"/>
      <style:text-properties style:font-name="Courier New1" fo:font-size="12pt" officeooo:rsid="03d2d4b3" officeooo:paragraph-rsid="03d2d4b3" style:font-size-asian="12pt" style:font-name-complex="Courier New2" style:font-size-complex="12pt"/>
    </style:style>
    <style:style style:name="P304" style:family="paragraph" style:parent-style-name="Standard">
      <style:paragraph-properties fo:margin-top="0in" fo:margin-bottom="0.1665in" loext:contextual-spacing="false"/>
      <style:text-properties style:font-name="Courier New1" fo:font-size="12pt" officeooo:paragraph-rsid="03d2d4b3" style:font-size-asian="12pt" style:font-name-complex="Courier New2" style:font-size-complex="12pt"/>
    </style:style>
    <style:style style:name="P305" style:family="paragraph" style:parent-style-name="Standard">
      <style:paragraph-properties fo:margin-top="0in" fo:margin-bottom="0.1665in" loext:contextual-spacing="false"/>
      <style:text-properties officeooo:paragraph-rsid="043fe1fe"/>
    </style:style>
    <style:style style:name="P306" style:family="paragraph" style:parent-style-name="Standard">
      <style:paragraph-properties fo:margin-top="0in" fo:margin-bottom="0.1665in" loext:contextual-spacing="false"/>
      <style:text-properties officeooo:paragraph-rsid="04551345"/>
    </style:style>
    <style:style style:name="P307" style:family="paragraph" style:parent-style-name="Standard">
      <style:paragraph-properties fo:margin-top="0in" fo:margin-bottom="0.1665in" loext:contextual-spacing="false"/>
      <style:text-properties officeooo:paragraph-rsid="04556312"/>
    </style:style>
    <style:style style:name="P308" style:family="paragraph" style:parent-style-name="Standard">
      <style:paragraph-properties fo:margin-top="0in" fo:margin-bottom="0.1665in" loext:contextual-spacing="false"/>
      <style:text-properties officeooo:paragraph-rsid="045735c0"/>
    </style:style>
    <style:style style:name="P309" style:family="paragraph" style:parent-style-name="Standard">
      <style:paragraph-properties fo:margin-top="0in" fo:margin-bottom="0.1665in" loext:contextual-spacing="false"/>
      <style:text-properties officeooo:rsid="00d202e3" officeooo:paragraph-rsid="045bb439"/>
    </style:style>
    <style:style style:name="P310" style:family="paragraph" style:parent-style-name="Standard">
      <style:paragraph-properties fo:margin-left="0in" fo:margin-right="0in" fo:text-indent="2in" style:auto-text-indent="false"/>
    </style:style>
    <style:style style:name="P311" style:family="paragraph" style:parent-style-name="Standard">
      <style:paragraph-properties fo:margin-left="0in" fo:margin-right="0in" fo:text-indent="2in" style:auto-text-indent="false"/>
      <style:text-properties style:font-name="Courier New" fo:font-size="12pt" style:font-size-asian="12pt" style:font-name-complex="Courier New" style:font-size-complex="12pt"/>
    </style:style>
    <style:style style:name="P312" style:family="paragraph" style:parent-style-name="Standard">
      <style:paragraph-properties fo:margin-left="0in" fo:margin-right="0in" fo:text-indent="2in" style:auto-text-indent="false"/>
      <style:text-properties style:font-name="Courier New" fo:font-size="12pt" officeooo:paragraph-rsid="0022612c" style:font-size-asian="12pt" style:font-name-complex="Courier New" style:font-size-complex="12pt"/>
    </style:style>
    <style:style style:name="P313" style:family="paragraph" style:parent-style-name="Standard">
      <style:paragraph-properties fo:margin-left="0in" fo:margin-right="0in" fo:text-indent="2in" style:auto-text-indent="false"/>
      <style:text-properties style:font-name="Courier New" fo:font-size="12pt" officeooo:paragraph-rsid="002543ac" style:font-size-asian="12pt" style:font-name-complex="Courier New" style:font-size-complex="12pt"/>
    </style:style>
    <style:style style:name="P314" style:family="paragraph" style:parent-style-name="Standard">
      <style:paragraph-properties fo:margin-left="0in" fo:margin-right="0in" fo:text-indent="2in" style:auto-text-indent="false"/>
      <style:text-properties style:font-name="Courier New" fo:font-size="12pt" officeooo:paragraph-rsid="002bf183" style:font-size-asian="12pt" style:font-name-complex="Courier New" style:font-size-complex="12pt"/>
    </style:style>
    <style:style style:name="P315" style:family="paragraph" style:parent-style-name="Standard">
      <style:paragraph-properties fo:margin-left="0in" fo:margin-right="0in" fo:text-indent="2in" style:auto-text-indent="false"/>
      <style:text-properties style:font-name="Courier New" fo:font-size="12pt" officeooo:paragraph-rsid="002e2535" style:font-size-asian="12pt" style:font-name-complex="Courier New" style:font-size-complex="12pt"/>
    </style:style>
    <style:style style:name="P316" style:family="paragraph" style:parent-style-name="Standard">
      <style:paragraph-properties fo:margin-left="0in" fo:margin-right="0in" fo:text-indent="2in" style:auto-text-indent="false"/>
      <style:text-properties style:font-name="Courier New" fo:font-size="12pt" officeooo:paragraph-rsid="0032479d" style:font-size-asian="12pt" style:font-name-complex="Courier New" style:font-size-complex="12pt"/>
    </style:style>
    <style:style style:name="P317" style:family="paragraph" style:parent-style-name="Standard">
      <style:paragraph-properties fo:margin-left="0in" fo:margin-right="0in" fo:text-indent="2in" style:auto-text-indent="false"/>
      <style:text-properties style:font-name="Courier New" fo:font-size="12pt" officeooo:rsid="0032479d" officeooo:paragraph-rsid="0032479d" style:font-size-asian="12pt" style:font-name-complex="Courier New" style:font-size-complex="12pt"/>
    </style:style>
    <style:style style:name="P318" style:family="paragraph" style:parent-style-name="Standard">
      <style:paragraph-properties fo:margin-left="0in" fo:margin-right="0in" fo:text-indent="2in" style:auto-text-indent="false"/>
      <style:text-properties style:font-name="Courier New" fo:font-size="12pt" officeooo:rsid="0032479d" officeooo:paragraph-rsid="0285cd1f" style:font-size-asian="12pt" style:font-name-complex="Courier New" style:font-size-complex="12pt"/>
    </style:style>
    <style:style style:name="P319" style:family="paragraph" style:parent-style-name="Standard">
      <style:paragraph-properties fo:margin-left="0in" fo:margin-right="0in" fo:text-indent="2in" style:auto-text-indent="false"/>
      <style:text-properties style:font-name="Courier New" fo:font-size="12pt" officeooo:paragraph-rsid="00341cbb" style:font-size-asian="12pt" style:font-name-complex="Courier New" style:font-size-complex="12pt"/>
    </style:style>
    <style:style style:name="P320" style:family="paragraph" style:parent-style-name="Standard">
      <style:paragraph-properties fo:margin-left="0in" fo:margin-right="0in" fo:text-indent="2in" style:auto-text-indent="false"/>
      <style:text-properties style:font-name="Courier New" fo:font-size="12pt" officeooo:paragraph-rsid="00358be0" style:font-size-asian="12pt" style:font-name-complex="Courier New" style:font-size-complex="12pt"/>
    </style:style>
    <style:style style:name="P321" style:family="paragraph" style:parent-style-name="Standard">
      <style:paragraph-properties fo:margin-left="0in" fo:margin-right="0in" fo:text-indent="2in" style:auto-text-indent="false"/>
      <style:text-properties style:font-name="Courier New" fo:font-size="12pt" officeooo:paragraph-rsid="00377970" style:font-size-asian="12pt" style:font-name-complex="Courier New" style:font-size-complex="12pt"/>
    </style:style>
    <style:style style:name="P322" style:family="paragraph" style:parent-style-name="Standard">
      <style:paragraph-properties fo:margin-left="0in" fo:margin-right="0in" fo:text-indent="2in" style:auto-text-indent="false"/>
      <style:text-properties style:font-name="Courier New" fo:font-size="12pt" officeooo:rsid="003a49b0" officeooo:paragraph-rsid="003a49b0" style:font-size-asian="12pt" style:font-name-complex="Courier New" style:font-size-complex="12pt"/>
    </style:style>
    <style:style style:name="P323" style:family="paragraph" style:parent-style-name="Standard">
      <style:paragraph-properties fo:margin-left="0in" fo:margin-right="0in" fo:text-indent="2in" style:auto-text-indent="false"/>
      <style:text-properties style:font-name="Courier New" fo:font-size="12pt" officeooo:paragraph-rsid="003b5934" style:font-size-asian="12pt" style:font-name-complex="Courier New" style:font-size-complex="12pt"/>
    </style:style>
    <style:style style:name="P324" style:family="paragraph" style:parent-style-name="Standard">
      <style:paragraph-properties fo:margin-left="0in" fo:margin-right="0in" fo:text-indent="2in" style:auto-text-indent="false"/>
      <style:text-properties style:font-name="Courier New" fo:font-size="12pt" officeooo:paragraph-rsid="003d391a" style:font-size-asian="12pt" style:font-name-complex="Courier New" style:font-size-complex="12pt"/>
    </style:style>
    <style:style style:name="P325" style:family="paragraph" style:parent-style-name="Standard">
      <style:paragraph-properties fo:margin-left="0in" fo:margin-right="0in" fo:text-indent="2in" style:auto-text-indent="false"/>
      <style:text-properties style:font-name="Courier New" fo:font-size="12pt" officeooo:paragraph-rsid="00419492" style:font-size-asian="12pt" style:font-name-complex="Courier New" style:font-size-complex="12pt"/>
    </style:style>
    <style:style style:name="P326" style:family="paragraph" style:parent-style-name="Standard">
      <style:paragraph-properties fo:margin-left="0in" fo:margin-right="0in" fo:text-indent="2in" style:auto-text-indent="false"/>
      <style:text-properties style:font-name="Courier New" fo:font-size="12pt" officeooo:rsid="00419492" officeooo:paragraph-rsid="00419492" style:font-size-asian="12pt" style:font-name-complex="Courier New" style:font-size-complex="12pt"/>
    </style:style>
    <style:style style:name="P327" style:family="paragraph" style:parent-style-name="Standard">
      <style:paragraph-properties fo:margin-left="0in" fo:margin-right="0in" fo:text-indent="2in" style:auto-text-indent="false"/>
      <style:text-properties style:font-name="Courier New" fo:font-size="12pt" officeooo:paragraph-rsid="00447cf6" style:font-size-asian="12pt" style:font-name-complex="Courier New" style:font-size-complex="12pt"/>
    </style:style>
    <style:style style:name="P328" style:family="paragraph" style:parent-style-name="Standard">
      <style:paragraph-properties fo:margin-left="0in" fo:margin-right="0in" fo:text-indent="2in" style:auto-text-indent="false"/>
      <style:text-properties style:font-name="Courier New" fo:font-size="12pt" officeooo:paragraph-rsid="004dc5a0" style:font-size-asian="12pt" style:font-name-complex="Courier New" style:font-size-complex="12pt"/>
    </style:style>
    <style:style style:name="P329" style:family="paragraph" style:parent-style-name="Standard">
      <style:paragraph-properties fo:margin-left="0in" fo:margin-right="0in" fo:text-indent="2in" style:auto-text-indent="false"/>
      <style:text-properties style:font-name="Courier New" fo:font-size="12pt" officeooo:paragraph-rsid="004e91de" style:font-size-asian="12pt" style:font-name-complex="Courier New" style:font-size-complex="12pt"/>
    </style:style>
    <style:style style:name="P330" style:family="paragraph" style:parent-style-name="Standard">
      <style:paragraph-properties fo:margin-left="0in" fo:margin-right="0in" fo:text-indent="2in" style:auto-text-indent="false"/>
      <style:text-properties style:font-name="Courier New" fo:font-size="12pt" officeooo:paragraph-rsid="0053b521" style:font-size-asian="12pt" style:font-name-complex="Courier New" style:font-size-complex="12pt"/>
    </style:style>
    <style:style style:name="P331" style:family="paragraph" style:parent-style-name="Standard">
      <style:paragraph-properties fo:margin-left="0in" fo:margin-right="0in" fo:text-indent="2in" style:auto-text-indent="false"/>
      <style:text-properties style:font-name="Courier New" fo:font-size="12pt" officeooo:rsid="0053b521" officeooo:paragraph-rsid="00559830" style:font-size-asian="12pt" style:font-name-complex="Courier New" style:font-size-complex="12pt"/>
    </style:style>
    <style:style style:name="P332" style:family="paragraph" style:parent-style-name="Standard">
      <style:paragraph-properties fo:margin-left="0in" fo:margin-right="0in" fo:text-indent="2in" style:auto-text-indent="false"/>
      <style:text-properties style:font-name="Courier New" fo:font-size="12pt" officeooo:paragraph-rsid="005486aa" style:font-size-asian="12pt" style:font-name-complex="Courier New" style:font-size-complex="12pt"/>
    </style:style>
    <style:style style:name="P333" style:family="paragraph" style:parent-style-name="Standard">
      <style:paragraph-properties fo:margin-left="0in" fo:margin-right="0in" fo:text-indent="2in" style:auto-text-indent="false"/>
      <style:text-properties style:font-name="Courier New" fo:font-size="12pt" officeooo:paragraph-rsid="00559830" style:font-size-asian="12pt" style:font-name-complex="Courier New" style:font-size-complex="12pt"/>
    </style:style>
    <style:style style:name="P334" style:family="paragraph" style:parent-style-name="Standard">
      <style:paragraph-properties fo:margin-left="0in" fo:margin-right="0in" fo:text-indent="2in" style:auto-text-indent="false"/>
      <style:text-properties style:font-name="Courier New" fo:font-size="12pt" officeooo:rsid="00559830" officeooo:paragraph-rsid="00559830" style:font-size-asian="12pt" style:font-name-complex="Courier New" style:font-size-complex="12pt"/>
    </style:style>
    <style:style style:name="P335" style:family="paragraph" style:parent-style-name="Standard">
      <style:paragraph-properties fo:margin-left="0in" fo:margin-right="0in" fo:text-indent="2in" style:auto-text-indent="false"/>
      <style:text-properties style:font-name="Courier New" fo:font-size="12pt" officeooo:paragraph-rsid="00586bb7" style:font-size-asian="12pt" style:font-name-complex="Courier New" style:font-size-complex="12pt"/>
    </style:style>
    <style:style style:name="P336" style:family="paragraph" style:parent-style-name="Standard">
      <style:paragraph-properties fo:margin-left="0in" fo:margin-right="0in" fo:text-indent="2in" style:auto-text-indent="false"/>
      <style:text-properties style:font-name="Courier New" fo:font-size="12pt" officeooo:paragraph-rsid="005a5c30" style:font-size-asian="12pt" style:font-name-complex="Courier New" style:font-size-complex="12pt"/>
    </style:style>
    <style:style style:name="P337" style:family="paragraph" style:parent-style-name="Standard">
      <style:paragraph-properties fo:margin-left="0in" fo:margin-right="0in" fo:text-indent="2in" style:auto-text-indent="false"/>
      <style:text-properties style:font-name="Courier New" fo:font-size="12pt" officeooo:paragraph-rsid="005b4e25" style:font-size-asian="12pt" style:font-name-complex="Courier New" style:font-size-complex="12pt"/>
    </style:style>
    <style:style style:name="P338" style:family="paragraph" style:parent-style-name="Standard">
      <style:paragraph-properties fo:margin-left="0in" fo:margin-right="0in" fo:text-indent="2in" style:auto-text-indent="false"/>
      <style:text-properties style:font-name="Courier New" fo:font-size="12pt" officeooo:paragraph-rsid="005f84b1" style:font-size-asian="12pt" style:font-name-complex="Courier New" style:font-size-complex="12pt"/>
    </style:style>
    <style:style style:name="P339" style:family="paragraph" style:parent-style-name="Standard">
      <style:paragraph-properties fo:margin-left="0in" fo:margin-right="0in" fo:text-indent="2in" style:auto-text-indent="false"/>
      <style:text-properties style:font-name="Courier New" fo:font-size="12pt" officeooo:paragraph-rsid="006920ed" style:font-size-asian="12pt" style:font-name-complex="Courier New" style:font-size-complex="12pt"/>
    </style:style>
    <style:style style:name="P340" style:family="paragraph" style:parent-style-name="Standard">
      <style:paragraph-properties fo:margin-left="0in" fo:margin-right="0in" fo:text-indent="2in" style:auto-text-indent="false"/>
      <style:text-properties style:font-name="Courier New" fo:font-size="12pt" officeooo:rsid="006d1132" officeooo:paragraph-rsid="007614f5" style:font-size-asian="12pt" style:font-name-complex="Courier New" style:font-size-complex="12pt"/>
    </style:style>
    <style:style style:name="P341" style:family="paragraph" style:parent-style-name="Standard">
      <style:paragraph-properties fo:margin-left="0in" fo:margin-right="0in" fo:text-indent="2in" style:auto-text-indent="false"/>
      <style:text-properties style:font-name="Courier New" fo:font-size="12pt" officeooo:paragraph-rsid="006ed741" style:font-size-asian="12pt" style:font-name-complex="Courier New" style:font-size-complex="12pt"/>
    </style:style>
    <style:style style:name="P342" style:family="paragraph" style:parent-style-name="Standard">
      <style:paragraph-properties fo:margin-left="0in" fo:margin-right="0in" fo:text-indent="2in" style:auto-text-indent="false"/>
      <style:text-properties style:font-name="Courier New" fo:font-size="12pt" officeooo:paragraph-rsid="00707a68" style:font-size-asian="12pt" style:font-name-complex="Courier New" style:font-size-complex="12pt"/>
    </style:style>
    <style:style style:name="P343" style:family="paragraph" style:parent-style-name="Standard">
      <style:paragraph-properties fo:margin-left="0in" fo:margin-right="0in" fo:text-indent="2in" style:auto-text-indent="false"/>
      <style:text-properties style:font-name="Courier New" fo:font-size="12pt" officeooo:rsid="0081df6d" officeooo:paragraph-rsid="0083dcc7" style:font-size-asian="12pt" style:font-name-complex="Courier New" style:font-size-complex="12pt"/>
    </style:style>
    <style:style style:name="P344" style:family="paragraph" style:parent-style-name="Standard">
      <style:paragraph-properties fo:margin-left="0in" fo:margin-right="0in" fo:text-indent="2in" style:auto-text-indent="false"/>
      <style:text-properties style:font-name="Courier New" fo:font-size="12pt" officeooo:paragraph-rsid="0083dcc7" style:font-size-asian="12pt" style:font-name-complex="Courier New" style:font-size-complex="12pt"/>
    </style:style>
    <style:style style:name="P345" style:family="paragraph" style:parent-style-name="Standard">
      <style:paragraph-properties fo:margin-left="0in" fo:margin-right="0in" fo:text-indent="2in" style:auto-text-indent="false"/>
      <style:text-properties style:font-name="Courier New" fo:font-size="12pt" officeooo:rsid="00857bdc" officeooo:paragraph-rsid="00857bdc" style:font-size-asian="12pt" style:font-name-complex="Courier New" style:font-size-complex="12pt"/>
    </style:style>
    <style:style style:name="P346" style:family="paragraph" style:parent-style-name="Standard">
      <style:paragraph-properties fo:margin-left="0in" fo:margin-right="0in" fo:text-indent="2in" style:auto-text-indent="false"/>
      <style:text-properties style:font-name="Courier New" fo:font-size="12pt" officeooo:rsid="00857bdc" officeooo:paragraph-rsid="01bda825" style:font-size-asian="12pt" style:font-name-complex="Courier New" style:font-size-complex="12pt"/>
    </style:style>
    <style:style style:name="P347" style:family="paragraph" style:parent-style-name="Standard">
      <style:paragraph-properties fo:margin-left="0in" fo:margin-right="0in" fo:text-indent="2in" style:auto-text-indent="false"/>
      <style:text-properties style:font-name="Courier New" fo:font-size="12pt" officeooo:rsid="008856de" officeooo:paragraph-rsid="008856de" style:font-size-asian="12pt" style:font-name-complex="Courier New" style:font-size-complex="12pt"/>
    </style:style>
    <style:style style:name="P348" style:family="paragraph" style:parent-style-name="Standard">
      <style:paragraph-properties fo:margin-left="0in" fo:margin-right="0in" fo:text-indent="2in" style:auto-text-indent="false"/>
      <style:text-properties style:font-name="Courier New" fo:font-size="12pt" officeooo:paragraph-rsid="00886671" style:font-size-asian="12pt" style:font-name-complex="Courier New" style:font-size-complex="12pt"/>
    </style:style>
    <style:style style:name="P349" style:family="paragraph" style:parent-style-name="Standard">
      <style:paragraph-properties fo:margin-left="0in" fo:margin-right="0in" fo:text-indent="2in" style:auto-text-indent="false"/>
      <style:text-properties style:font-name="Courier New" fo:font-size="12pt" officeooo:paragraph-rsid="008cc2cd" style:font-size-asian="12pt" style:font-name-complex="Courier New" style:font-size-complex="12pt"/>
    </style:style>
    <style:style style:name="P350" style:family="paragraph" style:parent-style-name="Standard">
      <style:paragraph-properties fo:margin-left="0in" fo:margin-right="0in" fo:text-indent="2in" style:auto-text-indent="false"/>
      <style:text-properties style:font-name="Courier New" fo:font-size="12pt" officeooo:paragraph-rsid="008fcd4c" style:font-size-asian="12pt" style:font-name-complex="Courier New" style:font-size-complex="12pt"/>
    </style:style>
    <style:style style:name="P351" style:family="paragraph" style:parent-style-name="Standard">
      <style:paragraph-properties fo:margin-left="0in" fo:margin-right="0in" fo:text-indent="2in" style:auto-text-indent="false"/>
      <style:text-properties style:font-name="Courier New" fo:font-size="12pt" officeooo:paragraph-rsid="00983022" style:font-size-asian="12pt" style:font-name-complex="Courier New" style:font-size-complex="12pt"/>
    </style:style>
    <style:style style:name="P352" style:family="paragraph" style:parent-style-name="Standard">
      <style:paragraph-properties fo:margin-left="0in" fo:margin-right="0in" fo:text-indent="2in" style:auto-text-indent="false"/>
      <style:text-properties style:font-name="Courier New" fo:font-size="12pt" officeooo:paragraph-rsid="0099368f" style:font-size-asian="12pt" style:font-name-complex="Courier New" style:font-size-complex="12pt"/>
    </style:style>
    <style:style style:name="P353" style:family="paragraph" style:parent-style-name="Standard">
      <style:paragraph-properties fo:margin-left="0in" fo:margin-right="0in" fo:text-indent="2in" style:auto-text-indent="false"/>
      <style:text-properties style:font-name="Courier New" fo:font-size="12pt" officeooo:rsid="009be7d4" officeooo:paragraph-rsid="009dcd84" style:font-size-asian="12pt" style:font-name-complex="Courier New" style:font-size-complex="12pt"/>
    </style:style>
    <style:style style:name="P354" style:family="paragraph" style:parent-style-name="Standard">
      <style:paragraph-properties fo:margin-left="0in" fo:margin-right="0in" fo:text-indent="2in" style:auto-text-indent="false"/>
      <style:text-properties style:font-name="Courier New" fo:font-size="12pt" officeooo:rsid="009be7d4" officeooo:paragraph-rsid="019b0edc" style:font-size-asian="12pt" style:font-name-complex="Courier New" style:font-size-complex="12pt"/>
    </style:style>
    <style:style style:name="P355" style:family="paragraph" style:parent-style-name="Standard">
      <style:paragraph-properties fo:margin-left="0in" fo:margin-right="0in" fo:text-indent="2in" style:auto-text-indent="false"/>
      <style:text-properties style:font-name="Courier New" fo:font-size="12pt" officeooo:rsid="009dcd84" officeooo:paragraph-rsid="009dcd84" style:font-size-asian="12pt" style:font-name-complex="Courier New" style:font-size-complex="12pt"/>
    </style:style>
    <style:style style:name="P356" style:family="paragraph" style:parent-style-name="Standard">
      <style:paragraph-properties fo:margin-left="0in" fo:margin-right="0in" fo:text-indent="2in" style:auto-text-indent="false"/>
      <style:text-properties style:font-name="Courier New" fo:font-size="12pt" officeooo:paragraph-rsid="00ac280a" style:font-size-asian="12pt" style:font-name-complex="Courier New" style:font-size-complex="12pt"/>
    </style:style>
    <style:style style:name="P357" style:family="paragraph" style:parent-style-name="Standard">
      <style:paragraph-properties fo:margin-left="0in" fo:margin-right="0in" fo:text-indent="2in" style:auto-text-indent="false"/>
      <style:text-properties style:font-name="Courier New" fo:font-size="12pt" officeooo:rsid="00b32e72" officeooo:paragraph-rsid="00b32e72" style:font-size-asian="12pt" style:font-name-complex="Courier New" style:font-size-complex="12pt"/>
    </style:style>
    <style:style style:name="P358" style:family="paragraph" style:parent-style-name="Standard">
      <style:paragraph-properties fo:margin-left="0in" fo:margin-right="0in" fo:text-indent="2in" style:auto-text-indent="false"/>
      <style:text-properties style:font-name="Courier New" fo:font-size="12pt" officeooo:paragraph-rsid="00b502f2" style:font-size-asian="12pt" style:font-name-complex="Courier New" style:font-size-complex="12pt"/>
    </style:style>
    <style:style style:name="P359" style:family="paragraph" style:parent-style-name="Standard">
      <style:paragraph-properties fo:margin-left="0in" fo:margin-right="0in" fo:text-indent="2in" style:auto-text-indent="false"/>
      <style:text-properties style:font-name="Courier New" fo:font-size="12pt" officeooo:paragraph-rsid="00b5bdd3" style:font-size-asian="12pt" style:font-name-complex="Courier New" style:font-size-complex="12pt"/>
    </style:style>
    <style:style style:name="P360" style:family="paragraph" style:parent-style-name="Standard">
      <style:paragraph-properties fo:margin-left="0in" fo:margin-right="0in" fo:text-indent="2in" style:auto-text-indent="false"/>
      <style:text-properties style:font-name="Courier New" fo:font-size="12pt" officeooo:paragraph-rsid="00b608dc" style:font-size-asian="12pt" style:font-name-complex="Courier New" style:font-size-complex="12pt"/>
    </style:style>
    <style:style style:name="P361" style:family="paragraph" style:parent-style-name="Standard">
      <style:paragraph-properties fo:margin-left="0in" fo:margin-right="0in" fo:text-indent="2in" style:auto-text-indent="false"/>
      <style:text-properties style:font-name="Courier New" fo:font-size="12pt" officeooo:paragraph-rsid="00c9ba0e" style:font-size-asian="12pt" style:font-name-complex="Courier New" style:font-size-complex="12pt"/>
    </style:style>
    <style:style style:name="P362" style:family="paragraph" style:parent-style-name="Standard">
      <style:paragraph-properties fo:margin-left="0in" fo:margin-right="0in" fo:text-indent="2in" style:auto-text-indent="false"/>
      <style:text-properties style:font-name="Courier New" fo:font-size="12pt" officeooo:paragraph-rsid="00cced37" style:font-size-asian="12pt" style:font-name-complex="Courier New" style:font-size-complex="12pt"/>
    </style:style>
    <style:style style:name="P363" style:family="paragraph" style:parent-style-name="Standard">
      <style:paragraph-properties fo:margin-left="0in" fo:margin-right="0in" fo:text-indent="2in" style:auto-text-indent="false"/>
      <style:text-properties style:font-name="Courier New" fo:font-size="12pt" officeooo:rsid="00d4058b" officeooo:paragraph-rsid="00d4058b" style:font-size-asian="12pt" style:font-name-complex="Courier New" style:font-size-complex="12pt"/>
    </style:style>
    <style:style style:name="P364" style:family="paragraph" style:parent-style-name="Standard">
      <style:paragraph-properties fo:margin-left="0in" fo:margin-right="0in" fo:text-indent="2in" style:auto-text-indent="false"/>
      <style:text-properties style:font-name="Courier New" fo:font-size="12pt" officeooo:paragraph-rsid="00d7ae67" style:font-size-asian="12pt" style:font-name-complex="Courier New" style:font-size-complex="12pt"/>
    </style:style>
    <style:style style:name="P365" style:family="paragraph" style:parent-style-name="Standard">
      <style:paragraph-properties fo:margin-left="0in" fo:margin-right="0in" fo:text-indent="2in" style:auto-text-indent="false"/>
      <style:text-properties style:font-name="Courier New" fo:font-size="12pt" officeooo:paragraph-rsid="00e64666" style:font-size-asian="12pt" style:font-name-complex="Courier New" style:font-size-complex="12pt"/>
    </style:style>
    <style:style style:name="P366" style:family="paragraph" style:parent-style-name="Standard">
      <style:paragraph-properties fo:margin-left="0in" fo:margin-right="0in" fo:text-indent="2in" style:auto-text-indent="false"/>
      <style:text-properties style:font-name="Courier New" fo:font-size="12pt" officeooo:paragraph-rsid="00e82c95" style:font-size-asian="12pt" style:font-name-complex="Courier New" style:font-size-complex="12pt"/>
    </style:style>
    <style:style style:name="P367" style:family="paragraph" style:parent-style-name="Standard">
      <style:paragraph-properties fo:margin-left="0in" fo:margin-right="0in" fo:text-indent="2in" style:auto-text-indent="false"/>
      <style:text-properties style:font-name="Courier New" fo:font-size="12pt" officeooo:paragraph-rsid="00e833d9" style:font-size-asian="12pt" style:font-name-complex="Courier New" style:font-size-complex="12pt"/>
    </style:style>
    <style:style style:name="P368" style:family="paragraph" style:parent-style-name="Standard">
      <style:paragraph-properties fo:margin-left="0in" fo:margin-right="0in" fo:text-indent="2in" style:auto-text-indent="false"/>
      <style:text-properties style:font-name="Courier New" fo:font-size="12pt" officeooo:rsid="00ef36e7" officeooo:paragraph-rsid="00ef36e7" style:font-size-asian="12pt" style:font-name-complex="Courier New" style:font-size-complex="12pt"/>
    </style:style>
    <style:style style:name="P369" style:family="paragraph" style:parent-style-name="Standard">
      <style:paragraph-properties fo:margin-left="0in" fo:margin-right="0in" fo:text-indent="2in" style:auto-text-indent="false"/>
      <style:text-properties style:font-name="Courier New" fo:font-size="12pt" officeooo:paragraph-rsid="00f7e5e5" style:font-size-asian="12pt" style:font-name-complex="Courier New" style:font-size-complex="12pt"/>
    </style:style>
    <style:style style:name="P370" style:family="paragraph" style:parent-style-name="Standard">
      <style:paragraph-properties fo:margin-left="0in" fo:margin-right="0in" fo:text-indent="2in" style:auto-text-indent="false"/>
      <style:text-properties style:font-name="Courier New" fo:font-size="12pt" officeooo:paragraph-rsid="00f920ca" style:font-size-asian="12pt" style:font-name-complex="Courier New" style:font-size-complex="12pt"/>
    </style:style>
    <style:style style:name="P371" style:family="paragraph" style:parent-style-name="Standard">
      <style:paragraph-properties fo:margin-left="0in" fo:margin-right="0in" fo:text-indent="2in" style:auto-text-indent="false"/>
      <style:text-properties style:font-name="Courier New" fo:font-size="12pt" officeooo:paragraph-rsid="01025dbe" style:font-size-asian="12pt" style:font-name-complex="Courier New" style:font-size-complex="12pt"/>
    </style:style>
    <style:style style:name="P372" style:family="paragraph" style:parent-style-name="Standard">
      <style:paragraph-properties fo:margin-left="0in" fo:margin-right="0in" fo:text-indent="2in" style:auto-text-indent="false"/>
      <style:text-properties style:font-name="Courier New" fo:font-size="12pt" officeooo:paragraph-rsid="010baa96" style:font-size-asian="12pt" style:font-name-complex="Courier New" style:font-size-complex="12pt"/>
    </style:style>
    <style:style style:name="P373" style:family="paragraph" style:parent-style-name="Standard">
      <style:paragraph-properties fo:margin-left="0in" fo:margin-right="0in" fo:text-indent="2in" style:auto-text-indent="false"/>
      <style:text-properties style:font-name="Courier New" fo:font-size="12pt" officeooo:rsid="010baa96" officeooo:paragraph-rsid="010baa96" style:font-size-asian="12pt" style:font-name-complex="Courier New" style:font-size-complex="12pt"/>
    </style:style>
    <style:style style:name="P374" style:family="paragraph" style:parent-style-name="Standard">
      <style:paragraph-properties fo:margin-left="0in" fo:margin-right="0in" fo:text-indent="2in" style:auto-text-indent="false"/>
      <style:text-properties style:font-name="Courier New" fo:font-size="12pt" officeooo:rsid="0115a9e7" officeooo:paragraph-rsid="0115a9e7" style:font-size-asian="12pt" style:font-name-complex="Courier New" style:font-size-complex="12pt"/>
    </style:style>
    <style:style style:name="P375" style:family="paragraph" style:parent-style-name="Standard">
      <style:paragraph-properties fo:margin-left="0in" fo:margin-right="0in" fo:text-indent="2in" style:auto-text-indent="false"/>
      <style:text-properties style:font-name="Courier New" fo:font-size="12pt" officeooo:rsid="01184ef5" officeooo:paragraph-rsid="0125a674" style:font-size-asian="12pt" style:font-name-complex="Courier New" style:font-size-complex="12pt"/>
    </style:style>
    <style:style style:name="P376" style:family="paragraph" style:parent-style-name="Standard">
      <style:paragraph-properties fo:margin-left="0in" fo:margin-right="0in" fo:text-indent="2in" style:auto-text-indent="false"/>
      <style:text-properties style:font-name="Courier New" fo:font-size="12pt" officeooo:paragraph-rsid="011c1959" style:font-size-asian="12pt" style:font-name-complex="Courier New" style:font-size-complex="12pt"/>
    </style:style>
    <style:style style:name="P377" style:family="paragraph" style:parent-style-name="Standard">
      <style:paragraph-properties fo:margin-left="0in" fo:margin-right="0in" fo:text-indent="2in" style:auto-text-indent="false"/>
      <style:text-properties style:font-name="Courier New" fo:font-size="12pt" officeooo:paragraph-rsid="01203ff7" style:font-size-asian="12pt" style:font-name-complex="Courier New" style:font-size-complex="12pt"/>
    </style:style>
    <style:style style:name="P378" style:family="paragraph" style:parent-style-name="Standard">
      <style:paragraph-properties fo:margin-left="0in" fo:margin-right="0in" fo:text-indent="2in" style:auto-text-indent="false"/>
      <style:text-properties style:font-name="Courier New" fo:font-size="12pt" officeooo:paragraph-rsid="0124c922" style:font-size-asian="12pt" style:font-name-complex="Courier New" style:font-size-complex="12pt"/>
    </style:style>
    <style:style style:name="P379" style:family="paragraph" style:parent-style-name="Standard">
      <style:paragraph-properties fo:margin-left="0in" fo:margin-right="0in" fo:text-indent="2in" style:auto-text-indent="false"/>
      <style:text-properties style:font-name="Courier New" fo:font-size="12pt" officeooo:paragraph-rsid="01293fcb" style:font-size-asian="12pt" style:font-name-complex="Courier New" style:font-size-complex="12pt"/>
    </style:style>
    <style:style style:name="P380" style:family="paragraph" style:parent-style-name="Standard">
      <style:paragraph-properties fo:margin-left="0in" fo:margin-right="0in" fo:text-indent="2in" style:auto-text-indent="false"/>
      <style:text-properties style:font-name="Courier New" fo:font-size="12pt" officeooo:rsid="01293fcb" officeooo:paragraph-rsid="0129eb7e" style:font-size-asian="12pt" style:font-name-complex="Courier New" style:font-size-complex="12pt"/>
    </style:style>
    <style:style style:name="P381" style:family="paragraph" style:parent-style-name="Standard">
      <style:paragraph-properties fo:margin-left="0in" fo:margin-right="0in" fo:text-indent="2in" style:auto-text-indent="false"/>
      <style:text-properties style:font-name="Courier New" fo:font-size="12pt" officeooo:rsid="01293fcb" officeooo:paragraph-rsid="01310d60" style:font-size-asian="12pt" style:font-name-complex="Courier New" style:font-size-complex="12pt"/>
    </style:style>
    <style:style style:name="P382" style:family="paragraph" style:parent-style-name="Standard">
      <style:paragraph-properties fo:margin-left="0in" fo:margin-right="0in" fo:text-indent="2in" style:auto-text-indent="false"/>
      <style:text-properties style:font-name="Courier New" fo:font-size="12pt" officeooo:rsid="01293fcb" officeooo:paragraph-rsid="0464cf15" style:font-size-asian="12pt" style:font-name-complex="Courier New" style:font-size-complex="12pt"/>
    </style:style>
    <style:style style:name="P383" style:family="paragraph" style:parent-style-name="Standard">
      <style:paragraph-properties fo:margin-left="0in" fo:margin-right="0in" fo:text-indent="2in" style:auto-text-indent="false"/>
      <style:text-properties style:font-name="Courier New" fo:font-size="12pt" officeooo:paragraph-rsid="0129eb7e" style:font-size-asian="12pt" style:font-name-complex="Courier New" style:font-size-complex="12pt"/>
    </style:style>
    <style:style style:name="P384" style:family="paragraph" style:parent-style-name="Standard">
      <style:paragraph-properties fo:margin-left="0in" fo:margin-right="0in" fo:text-indent="2in" style:auto-text-indent="false"/>
      <style:text-properties style:font-name="Courier New" fo:font-size="12pt" officeooo:rsid="012b51a3" officeooo:paragraph-rsid="012b51a3" style:font-size-asian="12pt" style:font-name-complex="Courier New" style:font-size-complex="12pt"/>
    </style:style>
    <style:style style:name="P385" style:family="paragraph" style:parent-style-name="Standard">
      <style:paragraph-properties fo:margin-left="0in" fo:margin-right="0in" fo:text-indent="2in" style:auto-text-indent="false"/>
      <style:text-properties style:font-name="Courier New" fo:font-size="12pt" officeooo:rsid="012b51a3" officeooo:paragraph-rsid="012b7381" style:font-size-asian="12pt" style:font-name-complex="Courier New" style:font-size-complex="12pt"/>
    </style:style>
    <style:style style:name="P386" style:family="paragraph" style:parent-style-name="Standard">
      <style:paragraph-properties fo:margin-left="0in" fo:margin-right="0in" fo:text-indent="2in" style:auto-text-indent="false"/>
      <style:text-properties style:font-name="Courier New" fo:font-size="12pt" officeooo:rsid="012b51a3" officeooo:paragraph-rsid="012cb45e" style:font-size-asian="12pt" style:font-name-complex="Courier New" style:font-size-complex="12pt"/>
    </style:style>
    <style:style style:name="P387" style:family="paragraph" style:parent-style-name="Standard">
      <style:paragraph-properties fo:margin-left="0in" fo:margin-right="0in" fo:text-indent="2in" style:auto-text-indent="false"/>
      <style:text-properties style:font-name="Courier New" fo:font-size="12pt" officeooo:paragraph-rsid="002c937b" style:font-size-asian="12pt" style:font-name-complex="Courier New" style:font-size-complex="12pt"/>
    </style:style>
    <style:style style:name="P388" style:family="paragraph" style:parent-style-name="Standard">
      <style:paragraph-properties fo:margin-left="0in" fo:margin-right="0in" fo:text-indent="2in" style:auto-text-indent="false"/>
      <style:text-properties style:font-name="Courier New" fo:font-size="12pt" officeooo:rsid="004ab4cb" officeooo:paragraph-rsid="019b0edc" style:font-size-asian="12pt" style:font-name-complex="Courier New" style:font-size-complex="12pt"/>
    </style:style>
    <style:style style:name="P389" style:family="paragraph" style:parent-style-name="Standard">
      <style:paragraph-properties fo:margin-left="0in" fo:margin-right="0in" fo:text-indent="2in" style:auto-text-indent="false"/>
      <style:text-properties style:font-name="Courier New" fo:font-size="12pt" officeooo:paragraph-rsid="004bfd2c" style:font-size-asian="12pt" style:font-name-complex="Courier New" style:font-size-complex="12pt"/>
    </style:style>
    <style:style style:name="P390" style:family="paragraph" style:parent-style-name="Standard">
      <style:paragraph-properties fo:margin-left="0in" fo:margin-right="0in" fo:text-indent="2in" style:auto-text-indent="false"/>
      <style:text-properties style:font-name="Courier New" fo:font-size="12pt" officeooo:paragraph-rsid="004c453b" style:font-size-asian="12pt" style:font-name-complex="Courier New" style:font-size-complex="12pt"/>
    </style:style>
    <style:style style:name="P391" style:family="paragraph" style:parent-style-name="Standard">
      <style:paragraph-properties fo:margin-left="0in" fo:margin-right="0in" fo:text-indent="2in" style:auto-text-indent="false"/>
      <style:text-properties style:font-name="Courier New" fo:font-size="12pt" officeooo:rsid="0083dcc7" officeooo:paragraph-rsid="00857bdc" style:font-size-asian="12pt" style:font-name-complex="Courier New" style:font-size-complex="12pt"/>
    </style:style>
    <style:style style:name="P392" style:family="paragraph" style:parent-style-name="Standard">
      <style:paragraph-properties fo:margin-left="0in" fo:margin-right="0in" fo:text-indent="2in" style:auto-text-indent="false"/>
      <style:text-properties style:font-name="Courier New" fo:font-size="12pt" officeooo:rsid="0083dcc7" officeooo:paragraph-rsid="008856de" style:font-size-asian="12pt" style:font-name-complex="Courier New" style:font-size-complex="12pt"/>
    </style:style>
    <style:style style:name="P393" style:family="paragraph" style:parent-style-name="Standard">
      <style:paragraph-properties fo:margin-left="0in" fo:margin-right="0in" fo:text-indent="2in" style:auto-text-indent="false"/>
      <style:text-properties style:font-name="Courier New" fo:font-size="12pt" officeooo:rsid="009a3c7c" officeooo:paragraph-rsid="009a3c7c" style:font-size-asian="12pt" style:font-name-complex="Courier New" style:font-size-complex="12pt"/>
    </style:style>
    <style:style style:name="P394" style:family="paragraph" style:parent-style-name="Standard">
      <style:paragraph-properties fo:margin-left="0in" fo:margin-right="0in" fo:text-indent="2in" style:auto-text-indent="false"/>
      <style:text-properties style:font-name="Courier New" fo:font-size="12pt" officeooo:rsid="009a3c7c" officeooo:paragraph-rsid="00b491a8" style:font-size-asian="12pt" style:font-name-complex="Courier New" style:font-size-complex="12pt"/>
    </style:style>
    <style:style style:name="P395" style:family="paragraph" style:parent-style-name="Standard">
      <style:paragraph-properties fo:margin-left="0in" fo:margin-right="0in" fo:text-indent="2in" style:auto-text-indent="false"/>
      <style:text-properties style:font-name="Courier New" fo:font-size="12pt" officeooo:paragraph-rsid="00929a0f" style:font-size-asian="12pt" style:font-name-complex="Courier New" style:font-size-complex="12pt"/>
    </style:style>
    <style:style style:name="P396" style:family="paragraph" style:parent-style-name="Standard">
      <style:paragraph-properties fo:margin-left="0in" fo:margin-right="0in" fo:text-indent="2in" style:auto-text-indent="false"/>
      <style:text-properties style:font-name="Courier New" fo:font-size="12pt" officeooo:paragraph-rsid="00b491a8" style:font-size-asian="12pt" style:font-name-complex="Courier New" style:font-size-complex="12pt"/>
    </style:style>
    <style:style style:name="P397" style:family="paragraph" style:parent-style-name="Standard">
      <style:paragraph-properties fo:margin-left="0in" fo:margin-right="0in" fo:text-indent="2in" style:auto-text-indent="false"/>
      <style:text-properties style:font-name="Courier New" fo:font-size="12pt" officeooo:paragraph-rsid="012fad07" style:font-size-asian="12pt" style:font-name-complex="Courier New" style:font-size-complex="12pt"/>
    </style:style>
    <style:style style:name="P398" style:family="paragraph" style:parent-style-name="Standard">
      <style:paragraph-properties fo:margin-left="0in" fo:margin-right="0in" fo:text-indent="2in" style:auto-text-indent="false"/>
      <style:text-properties style:font-name="Courier New" fo:font-size="12pt" officeooo:paragraph-rsid="0130a9ba" style:font-size-asian="12pt" style:font-name-complex="Courier New" style:font-size-complex="12pt"/>
    </style:style>
    <style:style style:name="P399" style:family="paragraph" style:parent-style-name="Standard">
      <style:paragraph-properties fo:margin-left="0in" fo:margin-right="0in" fo:text-indent="2in" style:auto-text-indent="false"/>
      <style:text-properties style:font-name="Courier New" fo:font-size="12pt" officeooo:rsid="0130a9ba" officeooo:paragraph-rsid="0130a9ba" style:font-size-asian="12pt" style:font-name-complex="Courier New" style:font-size-complex="12pt"/>
    </style:style>
    <style:style style:name="P400" style:family="paragraph" style:parent-style-name="Standard">
      <style:paragraph-properties fo:margin-left="0in" fo:margin-right="0in" fo:text-indent="2in" style:auto-text-indent="false"/>
      <style:text-properties style:font-name="Courier New" fo:font-size="12pt" officeooo:paragraph-rsid="01310d60" style:font-size-asian="12pt" style:font-name-complex="Courier New" style:font-size-complex="12pt"/>
    </style:style>
    <style:style style:name="P401" style:family="paragraph" style:parent-style-name="Standard">
      <style:paragraph-properties fo:margin-left="0in" fo:margin-right="0in" fo:text-indent="2in" style:auto-text-indent="false"/>
      <style:text-properties style:font-name="Courier New" fo:font-size="12pt" officeooo:paragraph-rsid="01318d68" style:font-size-asian="12pt" style:font-name-complex="Courier New" style:font-size-complex="12pt"/>
    </style:style>
    <style:style style:name="P402" style:family="paragraph" style:parent-style-name="Standard">
      <style:paragraph-properties fo:margin-left="0in" fo:margin-right="0in" fo:text-indent="2in" style:auto-text-indent="false"/>
      <style:text-properties style:font-name="Courier New" fo:font-size="12pt" officeooo:paragraph-rsid="0132fd1d" style:font-size-asian="12pt" style:font-name-complex="Courier New" style:font-size-complex="12pt"/>
    </style:style>
    <style:style style:name="P403" style:family="paragraph" style:parent-style-name="Standard">
      <style:paragraph-properties fo:margin-left="0in" fo:margin-right="0in" fo:text-indent="2in" style:auto-text-indent="false"/>
      <style:text-properties style:font-name="Courier New" fo:font-size="12pt" officeooo:rsid="0132fd1d" officeooo:paragraph-rsid="0132fd1d" style:font-size-asian="12pt" style:font-name-complex="Courier New" style:font-size-complex="12pt"/>
    </style:style>
    <style:style style:name="P404" style:family="paragraph" style:parent-style-name="Standard">
      <style:paragraph-properties fo:margin-left="0in" fo:margin-right="0in" fo:text-indent="2in" style:auto-text-indent="false"/>
      <style:text-properties style:font-name="Courier New" fo:font-size="12pt" officeooo:paragraph-rsid="01343da5" style:font-size-asian="12pt" style:font-name-complex="Courier New" style:font-size-complex="12pt"/>
    </style:style>
    <style:style style:name="P405" style:family="paragraph" style:parent-style-name="Standard">
      <style:paragraph-properties fo:margin-left="0in" fo:margin-right="0in" fo:text-indent="2in" style:auto-text-indent="false"/>
      <style:text-properties style:font-name="Courier New" fo:font-size="12pt" officeooo:rsid="01343da5" officeooo:paragraph-rsid="01343da5" style:font-size-asian="12pt" style:font-name-complex="Courier New" style:font-size-complex="12pt"/>
    </style:style>
    <style:style style:name="P406" style:family="paragraph" style:parent-style-name="Standard">
      <style:paragraph-properties fo:margin-left="0in" fo:margin-right="0in" fo:text-indent="2in" style:auto-text-indent="false"/>
      <style:text-properties style:font-name="Courier New" fo:font-size="12pt" officeooo:rsid="01343da5" officeooo:paragraph-rsid="013a3730" style:font-size-asian="12pt" style:font-name-complex="Courier New" style:font-size-complex="12pt"/>
    </style:style>
    <style:style style:name="P407" style:family="paragraph" style:parent-style-name="Standard">
      <style:paragraph-properties fo:margin-left="0in" fo:margin-right="0in" fo:text-indent="2in" style:auto-text-indent="false"/>
      <style:text-properties style:font-name="Courier New" fo:font-size="12pt" officeooo:paragraph-rsid="013a3730" style:font-size-asian="12pt" style:font-name-complex="Courier New" style:font-size-complex="12pt"/>
    </style:style>
    <style:style style:name="P408" style:family="paragraph" style:parent-style-name="Standard">
      <style:paragraph-properties fo:margin-left="0in" fo:margin-right="0in" fo:text-indent="2in" style:auto-text-indent="false"/>
      <style:text-properties style:font-name="Courier New" fo:font-size="12pt" officeooo:rsid="013a3730" officeooo:paragraph-rsid="013a3730" style:font-size-asian="12pt" style:font-name-complex="Courier New" style:font-size-complex="12pt"/>
    </style:style>
    <style:style style:name="P409" style:family="paragraph" style:parent-style-name="Standard">
      <style:paragraph-properties fo:margin-left="0in" fo:margin-right="0in" fo:text-indent="2in" style:auto-text-indent="false"/>
      <style:text-properties style:font-name="Courier New" fo:font-size="12pt" officeooo:rsid="01409c18" officeooo:paragraph-rsid="01409c18" style:font-size-asian="12pt" style:font-name-complex="Courier New" style:font-size-complex="12pt"/>
    </style:style>
    <style:style style:name="P410" style:family="paragraph" style:parent-style-name="Standard">
      <style:paragraph-properties fo:margin-left="0in" fo:margin-right="0in" fo:text-indent="2in" style:auto-text-indent="false"/>
      <style:text-properties style:font-name="Courier New" fo:font-size="12pt" officeooo:paragraph-rsid="014287b5" style:font-size-asian="12pt" style:font-name-complex="Courier New" style:font-size-complex="12pt"/>
    </style:style>
    <style:style style:name="P411" style:family="paragraph" style:parent-style-name="Standard">
      <style:paragraph-properties fo:margin-left="0in" fo:margin-right="0in" fo:text-indent="2in" style:auto-text-indent="false"/>
      <style:text-properties style:font-name="Courier New" fo:font-size="12pt" officeooo:rsid="014287b5" officeooo:paragraph-rsid="014287b5" style:font-size-asian="12pt" style:font-name-complex="Courier New" style:font-size-complex="12pt"/>
    </style:style>
    <style:style style:name="P412" style:family="paragraph" style:parent-style-name="Standard">
      <style:paragraph-properties fo:margin-left="0in" fo:margin-right="0in" fo:text-indent="2in" style:auto-text-indent="false"/>
      <style:text-properties style:font-name="Courier New" fo:font-size="12pt" officeooo:rsid="014287b5" officeooo:paragraph-rsid="04658c6c" style:font-size-asian="12pt" style:font-name-complex="Courier New" style:font-size-complex="12pt"/>
    </style:style>
    <style:style style:name="P413" style:family="paragraph" style:parent-style-name="Standard">
      <style:paragraph-properties fo:margin-left="0in" fo:margin-right="0in" fo:text-indent="2in" style:auto-text-indent="false"/>
      <style:text-properties style:font-name="Courier New" fo:font-size="12pt" officeooo:rsid="014588a7" officeooo:paragraph-rsid="014588a7" style:font-size-asian="12pt" style:font-name-complex="Courier New" style:font-size-complex="12pt"/>
    </style:style>
    <style:style style:name="P414" style:family="paragraph" style:parent-style-name="Standard">
      <style:paragraph-properties fo:margin-left="0in" fo:margin-right="0in" fo:text-indent="2in" style:auto-text-indent="false"/>
      <style:text-properties style:font-name="Courier New" fo:font-size="12pt" officeooo:paragraph-rsid="014588a7" style:font-size-asian="12pt" style:font-name-complex="Courier New" style:font-size-complex="12pt"/>
    </style:style>
    <style:style style:name="P415" style:family="paragraph" style:parent-style-name="Standard">
      <style:paragraph-properties fo:margin-left="0in" fo:margin-right="0in" fo:text-indent="2in" style:auto-text-indent="false"/>
      <style:text-properties style:font-name="Courier New" fo:font-size="12pt" officeooo:paragraph-rsid="01496e62" style:font-size-asian="12pt" style:font-name-complex="Courier New" style:font-size-complex="12pt"/>
    </style:style>
    <style:style style:name="P416" style:family="paragraph" style:parent-style-name="Standard">
      <style:paragraph-properties fo:margin-left="0in" fo:margin-right="0in" fo:text-indent="2in" style:auto-text-indent="false"/>
      <style:text-properties style:font-name="Courier New" fo:font-size="12pt" officeooo:paragraph-rsid="014d149d" style:font-size-asian="12pt" style:font-name-complex="Courier New" style:font-size-complex="12pt"/>
    </style:style>
    <style:style style:name="P417" style:family="paragraph" style:parent-style-name="Standard">
      <style:paragraph-properties fo:margin-left="0in" fo:margin-right="0in" fo:text-indent="2in" style:auto-text-indent="false"/>
      <style:text-properties style:font-name="Courier New" fo:font-size="12pt" officeooo:rsid="0150d7c9" officeooo:paragraph-rsid="0150d7c9" style:font-size-asian="12pt" style:font-name-complex="Courier New" style:font-size-complex="12pt"/>
    </style:style>
    <style:style style:name="P418" style:family="paragraph" style:parent-style-name="Standard">
      <style:paragraph-properties fo:margin-left="0in" fo:margin-right="0in" fo:text-indent="2in" style:auto-text-indent="false"/>
      <style:text-properties style:font-name="Courier New" fo:font-size="12pt" officeooo:rsid="0152434f" officeooo:paragraph-rsid="0152434f" style:font-size-asian="12pt" style:font-name-complex="Courier New" style:font-size-complex="12pt"/>
    </style:style>
    <style:style style:name="P419" style:family="paragraph" style:parent-style-name="Standard">
      <style:paragraph-properties fo:margin-left="0in" fo:margin-right="0in" fo:text-indent="2in" style:auto-text-indent="false"/>
      <style:text-properties style:font-name="Courier New" fo:font-size="12pt" officeooo:paragraph-rsid="01542e13" style:font-size-asian="12pt" style:font-name-complex="Courier New" style:font-size-complex="12pt"/>
    </style:style>
    <style:style style:name="P420" style:family="paragraph" style:parent-style-name="Standard">
      <style:paragraph-properties fo:margin-left="0in" fo:margin-right="0in" fo:text-indent="2in" style:auto-text-indent="false"/>
      <style:text-properties style:font-name="Courier New" fo:font-size="12pt" officeooo:paragraph-rsid="0154ef29" style:font-size-asian="12pt" style:font-name-complex="Courier New" style:font-size-complex="12pt"/>
    </style:style>
    <style:style style:name="P421" style:family="paragraph" style:parent-style-name="Standard">
      <style:paragraph-properties fo:margin-left="0in" fo:margin-right="0in" fo:text-indent="2in" style:auto-text-indent="false"/>
      <style:text-properties style:font-name="Courier New" fo:font-size="12pt" officeooo:paragraph-rsid="01568158" style:font-size-asian="12pt" style:font-name-complex="Courier New" style:font-size-complex="12pt"/>
    </style:style>
    <style:style style:name="P422" style:family="paragraph" style:parent-style-name="Standard">
      <style:paragraph-properties fo:margin-left="0in" fo:margin-right="0in" fo:text-indent="2in" style:auto-text-indent="false"/>
      <style:text-properties style:font-name="Courier New" fo:font-size="12pt" officeooo:paragraph-rsid="0158dd01" style:font-size-asian="12pt" style:font-name-complex="Courier New" style:font-size-complex="12pt"/>
    </style:style>
    <style:style style:name="P423" style:family="paragraph" style:parent-style-name="Standard">
      <style:paragraph-properties fo:margin-left="0in" fo:margin-right="0in" fo:text-indent="2in" style:auto-text-indent="false"/>
      <style:text-properties style:font-name="Courier New" fo:font-size="12pt" officeooo:paragraph-rsid="0160ea8a" style:font-size-asian="12pt" style:font-name-complex="Courier New" style:font-size-complex="12pt"/>
    </style:style>
    <style:style style:name="P424" style:family="paragraph" style:parent-style-name="Standard">
      <style:paragraph-properties fo:margin-left="0in" fo:margin-right="0in" fo:text-indent="2in" style:auto-text-indent="false"/>
      <style:text-properties style:font-name="Courier New" fo:font-size="12pt" officeooo:paragraph-rsid="01619d6c" style:font-size-asian="12pt" style:font-name-complex="Courier New" style:font-size-complex="12pt"/>
    </style:style>
    <style:style style:name="P425" style:family="paragraph" style:parent-style-name="Standard">
      <style:paragraph-properties fo:margin-left="0in" fo:margin-right="0in" fo:text-indent="2in" style:auto-text-indent="false"/>
      <style:text-properties style:font-name="Courier New" fo:font-size="12pt" officeooo:rsid="0161cd7a" officeooo:paragraph-rsid="0161cd7a" style:font-size-asian="12pt" style:font-name-complex="Courier New" style:font-size-complex="12pt"/>
    </style:style>
    <style:style style:name="P426" style:family="paragraph" style:parent-style-name="Standard">
      <style:paragraph-properties fo:margin-left="0in" fo:margin-right="0in" fo:text-indent="2in" style:auto-text-indent="false"/>
      <style:text-properties style:font-name="Courier New" fo:font-size="12pt" officeooo:paragraph-rsid="0165878e" style:font-size-asian="12pt" style:font-name-complex="Courier New" style:font-size-complex="12pt"/>
    </style:style>
    <style:style style:name="P427" style:family="paragraph" style:parent-style-name="Standard">
      <style:paragraph-properties fo:margin-left="0in" fo:margin-right="0in" fo:text-indent="2in" style:auto-text-indent="false"/>
      <style:text-properties style:font-name="Courier New" fo:font-size="12pt" officeooo:rsid="0165878e" officeooo:paragraph-rsid="016727a2" style:font-size-asian="12pt" style:font-name-complex="Courier New" style:font-size-complex="12pt"/>
    </style:style>
    <style:style style:name="P428" style:family="paragraph" style:parent-style-name="Standard">
      <style:paragraph-properties fo:margin-left="0in" fo:margin-right="0in" fo:text-indent="2in" style:auto-text-indent="false"/>
      <style:text-properties style:font-name="Courier New" fo:font-size="12pt" officeooo:paragraph-rsid="01660312" style:font-size-asian="12pt" style:font-name-complex="Courier New" style:font-size-complex="12pt"/>
    </style:style>
    <style:style style:name="P429" style:family="paragraph" style:parent-style-name="Standard">
      <style:paragraph-properties fo:margin-left="0in" fo:margin-right="0in" fo:text-indent="2in" style:auto-text-indent="false"/>
      <style:text-properties style:font-name="Courier New" fo:font-size="12pt" officeooo:rsid="01660312" officeooo:paragraph-rsid="01660312" style:font-size-asian="12pt" style:font-name-complex="Courier New" style:font-size-complex="12pt"/>
    </style:style>
    <style:style style:name="P430" style:family="paragraph" style:parent-style-name="Standard">
      <style:paragraph-properties fo:margin-left="0in" fo:margin-right="0in" fo:text-indent="2in" style:auto-text-indent="false"/>
      <style:text-properties style:font-name="Courier New" fo:font-size="12pt" officeooo:rsid="016715d1" officeooo:paragraph-rsid="016715d1" style:font-size-asian="12pt" style:font-name-complex="Courier New" style:font-size-complex="12pt"/>
    </style:style>
    <style:style style:name="P431" style:family="paragraph" style:parent-style-name="Standard">
      <style:paragraph-properties fo:margin-left="0in" fo:margin-right="0in" fo:text-indent="2in" style:auto-text-indent="false"/>
      <style:text-properties style:font-name="Courier New" fo:font-size="12pt" officeooo:rsid="016715d1" officeooo:paragraph-rsid="016727a2" style:font-size-asian="12pt" style:font-name-complex="Courier New" style:font-size-complex="12pt"/>
    </style:style>
    <style:style style:name="P432" style:family="paragraph" style:parent-style-name="Standard">
      <style:paragraph-properties fo:margin-left="0in" fo:margin-right="0in" fo:text-indent="2in" style:auto-text-indent="false"/>
      <style:text-properties style:font-name="Courier New" fo:font-size="12pt" officeooo:rsid="016715d1" officeooo:paragraph-rsid="030c5552" style:font-size-asian="12pt" style:font-name-complex="Courier New" style:font-size-complex="12pt"/>
    </style:style>
    <style:style style:name="P433" style:family="paragraph" style:parent-style-name="Standard">
      <style:paragraph-properties fo:margin-left="0in" fo:margin-right="0in" fo:text-indent="2in" style:auto-text-indent="false"/>
      <style:text-properties style:font-name="Courier New" fo:font-size="12pt" officeooo:rsid="016727a2" officeooo:paragraph-rsid="016727a2" style:font-size-asian="12pt" style:font-name-complex="Courier New" style:font-size-complex="12pt"/>
    </style:style>
    <style:style style:name="P434" style:family="paragraph" style:parent-style-name="Standard">
      <style:paragraph-properties fo:margin-left="0in" fo:margin-right="0in" fo:text-indent="2in" style:auto-text-indent="false"/>
      <style:text-properties style:font-name="Courier New" fo:font-size="12pt" officeooo:rsid="016a4d1c" officeooo:paragraph-rsid="016a4d1c" style:font-size-asian="12pt" style:font-name-complex="Courier New" style:font-size-complex="12pt"/>
    </style:style>
    <style:style style:name="P435" style:family="paragraph" style:parent-style-name="Standard">
      <style:paragraph-properties fo:margin-left="0in" fo:margin-right="0in" fo:text-indent="2in" style:auto-text-indent="false"/>
      <style:text-properties style:font-name="Courier New" fo:font-size="12pt" officeooo:rsid="017597f4" officeooo:paragraph-rsid="017597f4" style:font-size-asian="12pt" style:font-name-complex="Courier New" style:font-size-complex="12pt"/>
    </style:style>
    <style:style style:name="P436" style:family="paragraph" style:parent-style-name="Standard">
      <style:paragraph-properties fo:margin-left="0in" fo:margin-right="0in" fo:text-indent="2in" style:auto-text-indent="false"/>
      <style:text-properties style:font-name="Courier New" fo:font-size="12pt" officeooo:rsid="003a3991" officeooo:paragraph-rsid="019b0edc" style:font-size-asian="12pt" style:font-name-complex="Courier New" style:font-size-complex="12pt"/>
    </style:style>
    <style:style style:name="P437" style:family="paragraph" style:parent-style-name="Standard">
      <style:paragraph-properties fo:margin-left="0in" fo:margin-right="0in" fo:text-indent="2in" style:auto-text-indent="false"/>
      <style:text-properties style:font-name="Courier New" fo:font-size="12pt" officeooo:paragraph-rsid="019b0edc" style:font-size-asian="12pt" style:font-name-complex="Courier New" style:font-size-complex="12pt"/>
    </style:style>
    <style:style style:name="P438" style:family="paragraph" style:parent-style-name="Standard">
      <style:paragraph-properties fo:margin-left="0in" fo:margin-right="0in" fo:text-indent="2in" style:auto-text-indent="false"/>
      <style:text-properties style:font-name="Courier New" fo:font-size="12pt" officeooo:paragraph-rsid="019e3368" style:font-size-asian="12pt" style:font-name-complex="Courier New" style:font-size-complex="12pt"/>
    </style:style>
    <style:style style:name="P439" style:family="paragraph" style:parent-style-name="Standard">
      <style:paragraph-properties fo:margin-left="0in" fo:margin-right="0in" fo:text-indent="2in" style:auto-text-indent="false"/>
      <style:text-properties style:font-name="Courier New" fo:font-size="12pt" officeooo:paragraph-rsid="01bda825" style:font-size-asian="12pt" style:font-name-complex="Courier New" style:font-size-complex="12pt"/>
    </style:style>
    <style:style style:name="P440" style:family="paragraph" style:parent-style-name="Standard">
      <style:paragraph-properties fo:margin-left="0in" fo:margin-right="0in" fo:text-indent="2in" style:auto-text-indent="false"/>
      <style:text-properties style:font-name="Courier New" fo:font-size="12pt" officeooo:paragraph-rsid="01be6508" style:font-size-asian="12pt" style:font-name-complex="Courier New" style:font-size-complex="12pt"/>
    </style:style>
    <style:style style:name="P441" style:family="paragraph" style:parent-style-name="Standard">
      <style:paragraph-properties fo:margin-left="0in" fo:margin-right="0in" fo:text-indent="2in" style:auto-text-indent="false"/>
      <style:text-properties style:font-name="Courier New" fo:font-size="12pt" officeooo:paragraph-rsid="01c030bf" style:font-size-asian="12pt" style:font-name-complex="Courier New" style:font-size-complex="12pt"/>
    </style:style>
    <style:style style:name="P442" style:family="paragraph" style:parent-style-name="Standard">
      <style:paragraph-properties fo:margin-left="0in" fo:margin-right="0in" fo:text-indent="2in" style:auto-text-indent="false"/>
      <style:text-properties style:font-name="Courier New" fo:font-size="12pt" officeooo:rsid="01c030bf" officeooo:paragraph-rsid="01c030bf" style:font-size-asian="12pt" style:font-name-complex="Courier New" style:font-size-complex="12pt"/>
    </style:style>
    <style:style style:name="P443" style:family="paragraph" style:parent-style-name="Standard">
      <style:paragraph-properties fo:margin-left="0in" fo:margin-right="0in" fo:text-indent="2in" style:auto-text-indent="false"/>
      <style:text-properties style:font-name="Courier New" fo:font-size="12pt" officeooo:paragraph-rsid="01c65669" style:font-size-asian="12pt" style:font-name-complex="Courier New" style:font-size-complex="12pt"/>
    </style:style>
    <style:style style:name="P444" style:family="paragraph" style:parent-style-name="Standard">
      <style:paragraph-properties fo:margin-left="0in" fo:margin-right="0in" fo:text-indent="2in" style:auto-text-indent="false"/>
      <style:text-properties style:font-name="Courier New" fo:font-size="12pt" officeooo:paragraph-rsid="01ccd0c3" style:font-size-asian="12pt" style:font-name-complex="Courier New" style:font-size-complex="12pt"/>
    </style:style>
    <style:style style:name="P445" style:family="paragraph" style:parent-style-name="Standard">
      <style:paragraph-properties fo:margin-left="0in" fo:margin-right="0in" fo:text-indent="2in" style:auto-text-indent="false"/>
      <style:text-properties style:font-name="Courier New" fo:font-size="12pt" officeooo:paragraph-rsid="020dbb3a" style:font-size-asian="12pt" style:font-name-complex="Courier New" style:font-size-complex="12pt"/>
    </style:style>
    <style:style style:name="P446" style:family="paragraph" style:parent-style-name="Standard">
      <style:paragraph-properties fo:margin-left="0in" fo:margin-right="0in" fo:text-indent="2in" style:auto-text-indent="false"/>
      <style:text-properties style:font-name="Courier New" fo:font-size="12pt" officeooo:paragraph-rsid="02104077" style:font-size-asian="12pt" style:font-name-complex="Courier New" style:font-size-complex="12pt"/>
    </style:style>
    <style:style style:name="P447" style:family="paragraph" style:parent-style-name="Standard">
      <style:paragraph-properties fo:margin-left="0in" fo:margin-right="0in" fo:text-indent="2in" style:auto-text-indent="false"/>
      <style:text-properties style:font-name="Courier New" fo:font-size="12pt" officeooo:paragraph-rsid="0215e095" style:font-size-asian="12pt" style:font-name-complex="Courier New" style:font-size-complex="12pt"/>
    </style:style>
    <style:style style:name="P448" style:family="paragraph" style:parent-style-name="Standard">
      <style:paragraph-properties fo:margin-left="0in" fo:margin-right="0in" fo:text-indent="2in" style:auto-text-indent="false"/>
      <style:text-properties style:font-name="Courier New" fo:font-size="12pt" officeooo:paragraph-rsid="0216c02c" style:font-size-asian="12pt" style:font-name-complex="Courier New" style:font-size-complex="12pt"/>
    </style:style>
    <style:style style:name="P449" style:family="paragraph" style:parent-style-name="Standard">
      <style:paragraph-properties fo:margin-left="0in" fo:margin-right="0in" fo:text-indent="2in" style:auto-text-indent="false"/>
      <style:text-properties style:font-name="Courier New" fo:font-size="12pt" officeooo:paragraph-rsid="021894ce" style:font-size-asian="12pt" style:font-name-complex="Courier New" style:font-size-complex="12pt"/>
    </style:style>
    <style:style style:name="P450" style:family="paragraph" style:parent-style-name="Standard">
      <style:paragraph-properties fo:margin-left="0in" fo:margin-right="0in" fo:text-indent="2in" style:auto-text-indent="false"/>
      <style:text-properties style:font-name="Courier New" fo:font-size="12pt" officeooo:rsid="01c847d5" officeooo:paragraph-rsid="01c847d5" style:font-size-asian="12pt" style:font-name-complex="Courier New" style:font-size-complex="12pt"/>
    </style:style>
    <style:style style:name="P451" style:family="paragraph" style:parent-style-name="Standard">
      <style:paragraph-properties fo:margin-left="0in" fo:margin-right="0in" fo:text-indent="2in" style:auto-text-indent="false"/>
      <style:text-properties style:font-name="Courier New" fo:font-size="12pt" officeooo:paragraph-rsid="01a0fc56" style:font-size-asian="12pt" style:font-name-complex="Courier New" style:font-size-complex="12pt"/>
    </style:style>
    <style:style style:name="P452" style:family="paragraph" style:parent-style-name="Standard">
      <style:paragraph-properties fo:margin-left="0in" fo:margin-right="0in" fo:text-indent="2in" style:auto-text-indent="false"/>
      <style:text-properties style:font-name="Courier New" fo:font-size="12pt" officeooo:paragraph-rsid="027d51be" style:font-size-asian="12pt" style:font-name-complex="Courier New" style:font-size-complex="12pt"/>
    </style:style>
    <style:style style:name="P453" style:family="paragraph" style:parent-style-name="Standard">
      <style:paragraph-properties fo:margin-left="0in" fo:margin-right="0in" fo:text-indent="2in" style:auto-text-indent="false"/>
      <style:text-properties style:font-name="Courier New" fo:font-size="12pt" officeooo:paragraph-rsid="0285cd1f" style:font-size-asian="12pt" style:font-name-complex="Courier New" style:font-size-complex="12pt"/>
    </style:style>
    <style:style style:name="P454" style:family="paragraph" style:parent-style-name="Standard">
      <style:paragraph-properties fo:margin-left="0in" fo:margin-right="0in" fo:text-indent="2in" style:auto-text-indent="false"/>
      <style:text-properties style:font-name="Courier New" fo:font-size="12pt" officeooo:paragraph-rsid="028c23ff" style:font-size-asian="12pt" style:font-name-complex="Courier New" style:font-size-complex="12pt"/>
    </style:style>
    <style:style style:name="P455" style:family="paragraph" style:parent-style-name="Standard">
      <style:paragraph-properties fo:margin-left="0in" fo:margin-right="0in" fo:text-indent="2in" style:auto-text-indent="false"/>
      <style:text-properties style:font-name="Courier New" fo:font-size="12pt" officeooo:rsid="0037cb91" officeooo:paragraph-rsid="028c23ff" style:font-size-asian="12pt" style:font-name-complex="Courier New" style:font-size-complex="12pt"/>
    </style:style>
    <style:style style:name="P456" style:family="paragraph" style:parent-style-name="Standard">
      <style:paragraph-properties fo:margin-left="0in" fo:margin-right="0in" fo:text-indent="2in" style:auto-text-indent="false"/>
      <style:text-properties style:font-name="Courier New" fo:font-size="12pt" officeooo:rsid="028c23ff" officeooo:paragraph-rsid="028c23ff" style:font-size-asian="12pt" style:font-name-complex="Courier New" style:font-size-complex="12pt"/>
    </style:style>
    <style:style style:name="P457" style:family="paragraph" style:parent-style-name="Standard">
      <style:paragraph-properties fo:margin-left="0in" fo:margin-right="0in" fo:text-indent="2in" style:auto-text-indent="false"/>
      <style:text-properties style:font-name="Courier New" fo:font-size="12pt" officeooo:paragraph-rsid="02916075" style:font-size-asian="12pt" style:font-name-complex="Courier New" style:font-size-complex="12pt"/>
    </style:style>
    <style:style style:name="P458" style:family="paragraph" style:parent-style-name="Standard">
      <style:paragraph-properties fo:margin-left="0in" fo:margin-right="0in" fo:text-indent="2in" style:auto-text-indent="false"/>
      <style:text-properties style:font-name="Courier New" fo:font-size="12pt" officeooo:rsid="02916075" officeooo:paragraph-rsid="02916075" style:font-size-asian="12pt" style:font-name-complex="Courier New" style:font-size-complex="12pt"/>
    </style:style>
    <style:style style:name="P459" style:family="paragraph" style:parent-style-name="Standard">
      <style:paragraph-properties fo:margin-left="0in" fo:margin-right="0in" fo:text-indent="2in" style:auto-text-indent="false"/>
      <style:text-properties style:font-name="Courier New" fo:font-size="12pt" officeooo:rsid="02916075" officeooo:paragraph-rsid="0294a56c" style:font-size-asian="12pt" style:font-name-complex="Courier New" style:font-size-complex="12pt"/>
    </style:style>
    <style:style style:name="P460" style:family="paragraph" style:parent-style-name="Standard">
      <style:paragraph-properties fo:margin-left="0in" fo:margin-right="0in" fo:text-indent="2in" style:auto-text-indent="false"/>
      <style:text-properties style:font-name="Courier New" fo:font-size="12pt" officeooo:paragraph-rsid="029409a8" style:font-size-asian="12pt" style:font-name-complex="Courier New" style:font-size-complex="12pt"/>
    </style:style>
    <style:style style:name="P461" style:family="paragraph" style:parent-style-name="Standard">
      <style:paragraph-properties fo:margin-left="0in" fo:margin-right="0in" fo:text-indent="2in" style:auto-text-indent="false"/>
      <style:text-properties style:font-name="Courier New" fo:font-size="12pt" officeooo:paragraph-rsid="0294a56c" style:font-size-asian="12pt" style:font-name-complex="Courier New" style:font-size-complex="12pt"/>
    </style:style>
    <style:style style:name="P462" style:family="paragraph" style:parent-style-name="Standard">
      <style:paragraph-properties fo:margin-left="0in" fo:margin-right="0in" fo:text-indent="2in" style:auto-text-indent="false"/>
      <style:text-properties style:font-name="Courier New" fo:font-size="12pt" officeooo:paragraph-rsid="029d27f3" style:font-size-asian="12pt" style:font-name-complex="Courier New" style:font-size-complex="12pt"/>
    </style:style>
    <style:style style:name="P463" style:family="paragraph" style:parent-style-name="Standard">
      <style:paragraph-properties fo:margin-left="0in" fo:margin-right="0in" fo:text-indent="2in" style:auto-text-indent="false"/>
      <style:text-properties style:font-name="Courier New" fo:font-size="12pt" officeooo:paragraph-rsid="029e4fd9" style:font-size-asian="12pt" style:font-name-complex="Courier New" style:font-size-complex="12pt"/>
    </style:style>
    <style:style style:name="P464" style:family="paragraph" style:parent-style-name="Standard">
      <style:paragraph-properties fo:margin-left="0in" fo:margin-right="0in" fo:text-indent="2in" style:auto-text-indent="false"/>
      <style:text-properties style:font-name="Courier New" fo:font-size="12pt" officeooo:rsid="02b422b5" officeooo:paragraph-rsid="02b422b5" style:font-size-asian="12pt" style:font-name-complex="Courier New" style:font-size-complex="12pt"/>
    </style:style>
    <style:style style:name="P465" style:family="paragraph" style:parent-style-name="Standard">
      <style:paragraph-properties fo:margin-left="0in" fo:margin-right="0in" fo:text-indent="2in" style:auto-text-indent="false"/>
      <style:text-properties style:font-name="Courier New" fo:font-size="12pt" officeooo:rsid="02c33c2c" officeooo:paragraph-rsid="02c33c2c" style:font-size-asian="12pt" style:font-name-complex="Courier New" style:font-size-complex="12pt"/>
    </style:style>
    <style:style style:name="P466" style:family="paragraph" style:parent-style-name="Standard">
      <style:paragraph-properties fo:margin-left="0in" fo:margin-right="0in" fo:text-indent="2in" style:auto-text-indent="false"/>
      <style:text-properties style:font-name="Courier New" fo:font-size="12pt" officeooo:rsid="02c434b0" officeooo:paragraph-rsid="02c434b0" style:font-size-asian="12pt" style:font-name-complex="Courier New" style:font-size-complex="12pt"/>
    </style:style>
    <style:style style:name="P467" style:family="paragraph" style:parent-style-name="Standard">
      <style:paragraph-properties fo:margin-left="0in" fo:margin-right="0in" fo:text-indent="2in" style:auto-text-indent="false"/>
      <style:text-properties style:font-name="Courier New" fo:font-size="12pt" officeooo:paragraph-rsid="02c434b0" style:font-size-asian="12pt" style:font-name-complex="Courier New" style:font-size-complex="12pt"/>
    </style:style>
    <style:style style:name="P468" style:family="paragraph" style:parent-style-name="Standard">
      <style:paragraph-properties fo:margin-left="0in" fo:margin-right="0in" fo:text-indent="2in" style:auto-text-indent="false"/>
      <style:text-properties style:font-name="Courier New" fo:font-size="12pt" officeooo:paragraph-rsid="02d406e6" style:font-size-asian="12pt" style:font-name-complex="Courier New" style:font-size-complex="12pt"/>
    </style:style>
    <style:style style:name="P469" style:family="paragraph" style:parent-style-name="Standard">
      <style:paragraph-properties fo:margin-left="0in" fo:margin-right="0in" fo:text-indent="2in" style:auto-text-indent="false"/>
      <style:text-properties style:font-name="Courier New" fo:font-size="12pt" officeooo:rsid="02d959d1" officeooo:paragraph-rsid="02d959d1" style:font-size-asian="12pt" style:font-name-complex="Courier New" style:font-size-complex="12pt"/>
    </style:style>
    <style:style style:name="P470" style:family="paragraph" style:parent-style-name="Standard">
      <style:paragraph-properties fo:margin-left="0in" fo:margin-right="0in" fo:text-indent="2in" style:auto-text-indent="false"/>
      <style:text-properties style:font-name="Courier New" fo:font-size="12pt" officeooo:rsid="0294a56c" officeooo:paragraph-rsid="0294a56c" style:font-size-asian="12pt" style:font-name-complex="Courier New" style:font-size-complex="12pt"/>
    </style:style>
    <style:style style:name="P471" style:family="paragraph" style:parent-style-name="Standard">
      <style:paragraph-properties fo:margin-left="0in" fo:margin-right="0in" fo:text-indent="2in" style:auto-text-indent="false"/>
      <style:text-properties style:font-name="Courier New" fo:font-size="12pt" officeooo:rsid="00f19577" officeooo:paragraph-rsid="00f19577" style:font-size-asian="12pt" style:font-name-complex="Courier New" style:font-size-complex="12pt"/>
    </style:style>
    <style:style style:name="P472" style:family="paragraph" style:parent-style-name="Standard">
      <style:paragraph-properties fo:margin-left="0in" fo:margin-right="0in" fo:text-indent="2in" style:auto-text-indent="false"/>
      <style:text-properties style:font-name="Courier New" fo:font-size="12pt" officeooo:rsid="00f7e5e5" officeooo:paragraph-rsid="00f7e5e5" style:font-size-asian="12pt" style:font-name-complex="Courier New" style:font-size-complex="12pt"/>
    </style:style>
    <style:style style:name="P473" style:family="paragraph" style:parent-style-name="Standard">
      <style:paragraph-properties fo:margin-left="0in" fo:margin-right="0in" fo:text-indent="2in" style:auto-text-indent="false"/>
      <style:text-properties style:font-name="Courier New" fo:font-size="12pt" officeooo:rsid="00929a0f" officeooo:paragraph-rsid="00f920ca" style:font-size-asian="12pt" style:font-name-complex="Courier New" style:font-size-complex="12pt"/>
    </style:style>
    <style:style style:name="P474" style:family="paragraph" style:parent-style-name="Standard">
      <style:paragraph-properties fo:margin-left="0in" fo:margin-right="0in" fo:text-indent="2in" style:auto-text-indent="false"/>
      <style:text-properties style:font-name="Courier New" fo:font-size="12pt" officeooo:rsid="01be6508" officeooo:paragraph-rsid="01be6508" style:font-size-asian="12pt" style:font-name-complex="Courier New" style:font-size-complex="12pt"/>
    </style:style>
    <style:style style:name="P475" style:family="paragraph" style:parent-style-name="Standard">
      <style:paragraph-properties fo:margin-left="0in" fo:margin-right="0in" fo:text-indent="2in" style:auto-text-indent="false"/>
      <style:text-properties style:font-name="Courier New" fo:font-size="12pt" officeooo:rsid="0130abb4" officeooo:paragraph-rsid="01318d68" style:font-size-asian="12pt" style:font-name-complex="Courier New" style:font-size-complex="12pt"/>
    </style:style>
    <style:style style:name="P476" style:family="paragraph" style:parent-style-name="Standard">
      <style:paragraph-properties fo:margin-left="0in" fo:margin-right="0in" fo:text-indent="2in" style:auto-text-indent="false"/>
      <style:text-properties style:font-name="Courier New" fo:font-size="12pt" officeooo:rsid="0159caf3" officeooo:paragraph-rsid="0159caf3" style:font-size-asian="12pt" style:font-name-complex="Courier New" style:font-size-complex="12pt"/>
    </style:style>
    <style:style style:name="P477" style:family="paragraph" style:parent-style-name="Standard">
      <style:paragraph-properties fo:margin-left="0in" fo:margin-right="0in" fo:text-indent="2in" style:auto-text-indent="false"/>
      <style:text-properties style:font-name="Courier New" fo:font-size="12pt" officeooo:paragraph-rsid="02e67858" style:font-size-asian="12pt" style:font-name-complex="Courier New" style:font-size-complex="12pt"/>
    </style:style>
    <style:style style:name="P478" style:family="paragraph" style:parent-style-name="Standard">
      <style:paragraph-properties fo:margin-left="0in" fo:margin-right="0in" fo:text-indent="2in" style:auto-text-indent="false"/>
      <style:text-properties style:font-name="Courier New" fo:font-size="12pt" officeooo:rsid="02eb82f0" officeooo:paragraph-rsid="02eb82f0" style:font-size-asian="12pt" style:font-name-complex="Courier New" style:font-size-complex="12pt"/>
    </style:style>
    <style:style style:name="P479" style:family="paragraph" style:parent-style-name="Standard">
      <style:paragraph-properties fo:margin-left="0in" fo:margin-right="0in" fo:text-indent="2in" style:auto-text-indent="false"/>
      <style:text-properties style:font-name="Courier New" fo:font-size="12pt" officeooo:rsid="02ed2c6e" officeooo:paragraph-rsid="02ed2c6e" style:font-size-asian="12pt" style:font-name-complex="Courier New" style:font-size-complex="12pt"/>
    </style:style>
    <style:style style:name="P480" style:family="paragraph" style:parent-style-name="Standard">
      <style:paragraph-properties fo:margin-left="0in" fo:margin-right="0in" fo:text-indent="2in" style:auto-text-indent="false"/>
      <style:text-properties style:font-name="Courier New" fo:font-size="12pt" officeooo:rsid="03030760" officeooo:paragraph-rsid="03030760" style:font-size-asian="12pt" style:font-name-complex="Courier New" style:font-size-complex="12pt"/>
    </style:style>
    <style:style style:name="P481" style:family="paragraph" style:parent-style-name="Standard">
      <style:paragraph-properties fo:margin-left="0in" fo:margin-right="0in" fo:text-indent="2in" style:auto-text-indent="false"/>
      <style:text-properties style:font-name="Courier New" fo:font-size="12pt" officeooo:rsid="03064896" officeooo:paragraph-rsid="03064896" style:font-size-asian="12pt" style:font-name-complex="Courier New" style:font-size-complex="12pt"/>
    </style:style>
    <style:style style:name="P482" style:family="paragraph" style:parent-style-name="Standard">
      <style:paragraph-properties fo:margin-left="0in" fo:margin-right="0in" fo:text-indent="2in" style:auto-text-indent="false"/>
      <style:text-properties style:font-name="Courier New" fo:font-size="12pt" officeooo:paragraph-rsid="031270bb" style:font-size-asian="12pt" style:font-name-complex="Courier New" style:font-size-complex="12pt"/>
    </style:style>
    <style:style style:name="P483" style:family="paragraph" style:parent-style-name="Standard">
      <style:paragraph-properties fo:margin-left="0in" fo:margin-right="0in" fo:text-indent="2in" style:auto-text-indent="false"/>
      <style:text-properties style:font-name="Courier New" fo:font-size="12pt" officeooo:rsid="03329fe1" officeooo:paragraph-rsid="03329fe1" style:font-size-asian="12pt" style:font-name-complex="Courier New" style:font-size-complex="12pt"/>
    </style:style>
    <style:style style:name="P484" style:family="paragraph" style:parent-style-name="Standard">
      <style:paragraph-properties fo:margin-left="0in" fo:margin-right="0in" fo:text-indent="2in" style:auto-text-indent="false"/>
      <style:text-properties style:font-name="Courier New" fo:font-size="12pt" officeooo:rsid="033a4a04" officeooo:paragraph-rsid="033a4a04" style:font-size-asian="12pt" style:font-name-complex="Courier New" style:font-size-complex="12pt"/>
    </style:style>
    <style:style style:name="P485" style:family="paragraph" style:parent-style-name="Standard">
      <style:paragraph-properties fo:margin-left="0in" fo:margin-right="0in" fo:text-indent="2in" style:auto-text-indent="false"/>
      <style:text-properties style:font-name="Courier New" fo:font-size="12pt" officeooo:rsid="0342d4d1" officeooo:paragraph-rsid="0342d4d1" style:font-size-asian="12pt" style:font-name-complex="Courier New" style:font-size-complex="12pt"/>
    </style:style>
    <style:style style:name="P486" style:family="paragraph" style:parent-style-name="Standard">
      <style:paragraph-properties fo:margin-left="0in" fo:margin-right="0in" fo:text-indent="2in" style:auto-text-indent="false"/>
      <style:text-properties style:font-name="Courier New" fo:font-size="12pt" officeooo:paragraph-rsid="034ec088" style:font-size-asian="12pt" style:font-name-complex="Courier New" style:font-size-complex="12pt"/>
    </style:style>
    <style:style style:name="P487" style:family="paragraph" style:parent-style-name="Standard">
      <style:paragraph-properties fo:margin-left="0in" fo:margin-right="0in" fo:text-indent="2in" style:auto-text-indent="false"/>
      <style:text-properties style:font-name="Courier New" fo:font-size="12pt" officeooo:rsid="0014275a" officeooo:paragraph-rsid="036e8a45" style:font-size-asian="12pt" style:font-name-complex="Courier New" style:font-size-complex="12pt"/>
    </style:style>
    <style:style style:name="P488" style:family="paragraph" style:parent-style-name="Standard">
      <style:paragraph-properties fo:margin-left="0in" fo:margin-right="0in" fo:text-indent="2in" style:auto-text-indent="false"/>
      <style:text-properties style:font-name="Courier New" fo:font-size="12pt" officeooo:rsid="0029c29e" officeooo:paragraph-rsid="036e8a45" style:font-size-asian="12pt" style:font-name-complex="Courier New" style:font-size-complex="12pt"/>
    </style:style>
    <style:style style:name="P489" style:family="paragraph" style:parent-style-name="Standard">
      <style:paragraph-properties fo:margin-left="0in" fo:margin-right="0in" fo:text-indent="2in" style:auto-text-indent="false"/>
      <style:text-properties style:font-name="Courier New" fo:font-size="12pt" officeooo:rsid="0016563d" officeooo:paragraph-rsid="036e8a45" style:font-size-asian="12pt" style:font-name-complex="Courier New" style:font-size-complex="12pt"/>
    </style:style>
    <style:style style:name="P490" style:family="paragraph" style:parent-style-name="Standard">
      <style:paragraph-properties fo:margin-left="0in" fo:margin-right="0in" fo:text-indent="2in" style:auto-text-indent="false"/>
      <style:text-properties style:font-name="Courier New" fo:font-size="12pt" officeooo:rsid="0319ed4e" officeooo:paragraph-rsid="036e8a45" style:font-size-asian="12pt" style:font-name-complex="Courier New" style:font-size-complex="12pt"/>
    </style:style>
    <style:style style:name="P491" style:family="paragraph" style:parent-style-name="Standard">
      <style:paragraph-properties fo:margin-left="0in" fo:margin-right="0in" fo:text-indent="2in" style:auto-text-indent="false"/>
      <style:text-properties style:font-name="Courier New" fo:font-size="12pt" officeooo:rsid="001930c3" officeooo:paragraph-rsid="036e8a45" style:font-size-asian="12pt" style:font-name-complex="Courier New" style:font-size-complex="12pt"/>
    </style:style>
    <style:style style:name="P492" style:family="paragraph" style:parent-style-name="Standard">
      <style:paragraph-properties fo:margin-left="0in" fo:margin-right="0in" fo:text-indent="2in" style:auto-text-indent="false"/>
      <style:text-properties style:font-name="Courier New" fo:font-size="12pt" officeooo:paragraph-rsid="036e8a45" style:font-size-asian="12pt" style:font-name-complex="Courier New" style:font-size-complex="12pt"/>
    </style:style>
    <style:style style:name="P493" style:family="paragraph" style:parent-style-name="Standard">
      <style:paragraph-properties fo:margin-left="0in" fo:margin-right="0in" fo:text-indent="2in" style:auto-text-indent="false"/>
      <style:text-properties style:font-name="Courier New" fo:font-size="12pt" officeooo:paragraph-rsid="037227a4" style:font-size-asian="12pt" style:font-name-complex="Courier New" style:font-size-complex="12pt"/>
    </style:style>
    <style:style style:name="P494" style:family="paragraph" style:parent-style-name="Standard">
      <style:paragraph-properties fo:margin-left="0in" fo:margin-right="0in" fo:text-indent="2in" style:auto-text-indent="false"/>
      <style:text-properties style:font-name="Courier New" fo:font-size="12pt" officeooo:rsid="037227a4" officeooo:paragraph-rsid="037227a4" style:font-size-asian="12pt" style:font-name-complex="Courier New" style:font-size-complex="12pt"/>
    </style:style>
    <style:style style:name="P495" style:family="paragraph" style:parent-style-name="Standard">
      <style:paragraph-properties fo:margin-left="0in" fo:margin-right="0in" fo:text-indent="2in" style:auto-text-indent="false"/>
      <style:text-properties style:font-name="Courier New" fo:font-size="12pt" officeooo:rsid="03821769" officeooo:paragraph-rsid="03821769" style:font-size-asian="12pt" style:font-name-complex="Courier New" style:font-size-complex="12pt"/>
    </style:style>
    <style:style style:name="P496" style:family="paragraph" style:parent-style-name="Standard">
      <style:paragraph-properties fo:margin-left="0in" fo:margin-right="0in" fo:text-indent="2in" style:auto-text-indent="false"/>
      <style:text-properties style:font-name="Courier New" fo:font-size="12pt" officeooo:rsid="0382bb3b" officeooo:paragraph-rsid="0382bb3b" style:font-size-asian="12pt" style:font-name-complex="Courier New" style:font-size-complex="12pt"/>
    </style:style>
    <style:style style:name="P497" style:family="paragraph" style:parent-style-name="Standard">
      <style:paragraph-properties fo:margin-left="0in" fo:margin-right="0in" fo:text-indent="2in" style:auto-text-indent="false"/>
      <style:text-properties style:font-name="Courier New" fo:font-size="12pt" officeooo:rsid="0295e7e7" officeooo:paragraph-rsid="0295e7e7" style:font-size-asian="12pt" style:font-name-complex="Courier New" style:font-size-complex="12pt"/>
    </style:style>
    <style:style style:name="P498" style:family="paragraph" style:parent-style-name="Standard">
      <style:paragraph-properties fo:margin-left="0in" fo:margin-right="0in" fo:text-indent="2in" style:auto-text-indent="false"/>
      <style:text-properties style:font-name="Courier New" fo:font-size="12pt" officeooo:rsid="0393ca1a" officeooo:paragraph-rsid="0393ca1a" style:font-size-asian="12pt" style:font-name-complex="Courier New" style:font-size-complex="12pt"/>
    </style:style>
    <style:style style:name="P499" style:family="paragraph" style:parent-style-name="Standard">
      <style:paragraph-properties fo:margin-left="0in" fo:margin-right="0in" fo:text-indent="2in" style:auto-text-indent="false"/>
      <style:text-properties style:font-name="Courier New" fo:font-size="12pt" officeooo:rsid="03951eb9" officeooo:paragraph-rsid="03951eb9" style:font-size-asian="12pt" style:font-name-complex="Courier New" style:font-size-complex="12pt"/>
    </style:style>
    <style:style style:name="P500" style:family="paragraph" style:parent-style-name="Standard">
      <style:paragraph-properties fo:margin-left="0in" fo:margin-right="0in" fo:text-indent="2in" style:auto-text-indent="false"/>
      <style:text-properties style:font-name="Courier New" fo:font-size="12pt" officeooo:rsid="0396f0c0" officeooo:paragraph-rsid="0396f0c0" style:font-size-asian="12pt" style:font-name-complex="Courier New" style:font-size-complex="12pt"/>
    </style:style>
    <style:style style:name="P501" style:family="paragraph" style:parent-style-name="Standard">
      <style:paragraph-properties fo:margin-left="0in" fo:margin-right="0in" fo:text-indent="2in" style:auto-text-indent="false"/>
      <style:text-properties style:font-name="Courier New" fo:font-size="12pt" officeooo:rsid="00410755" style:font-size-asian="12pt" style:font-name-complex="Courier New" style:font-size-complex="12pt"/>
    </style:style>
    <style:style style:name="P502" style:family="paragraph" style:parent-style-name="Standard">
      <style:paragraph-properties fo:margin-left="0in" fo:margin-right="0in" fo:text-indent="2in" style:auto-text-indent="false"/>
      <style:text-properties style:font-name="Courier New" fo:font-size="12pt" officeooo:paragraph-rsid="03994366" style:font-size-asian="12pt" style:font-name-complex="Courier New" style:font-size-complex="12pt"/>
    </style:style>
    <style:style style:name="P503" style:family="paragraph" style:parent-style-name="Standard">
      <style:paragraph-properties fo:margin-left="0in" fo:margin-right="0in" fo:text-indent="2in" style:auto-text-indent="false"/>
      <style:text-properties style:font-name="Courier New" fo:font-size="12pt" officeooo:rsid="03a0b0bb" officeooo:paragraph-rsid="03a0b0bb" style:font-size-asian="12pt" style:font-name-complex="Courier New" style:font-size-complex="12pt"/>
    </style:style>
    <style:style style:name="P504" style:family="paragraph" style:parent-style-name="Standard">
      <style:paragraph-properties fo:margin-left="0in" fo:margin-right="0in" fo:text-indent="2in" style:auto-text-indent="false"/>
      <style:text-properties style:font-name="Courier New" fo:font-size="12pt" officeooo:rsid="000c21df" officeooo:paragraph-rsid="03c6d80d" style:font-size-asian="12pt" style:font-name-complex="Courier New" style:font-size-complex="12pt"/>
    </style:style>
    <style:style style:name="P505" style:family="paragraph" style:parent-style-name="Standard">
      <style:paragraph-properties fo:margin-left="0in" fo:margin-right="0in" fo:text-indent="2in" style:auto-text-indent="false"/>
      <style:text-properties style:font-name="Courier New" fo:font-size="12pt" officeooo:paragraph-rsid="03c6d80d" style:font-size-asian="12pt" style:font-name-complex="Courier New" style:font-size-complex="12pt"/>
    </style:style>
    <style:style style:name="P506" style:family="paragraph" style:parent-style-name="Standard">
      <style:paragraph-properties fo:margin-left="0in" fo:margin-right="0in" fo:text-indent="2in" style:auto-text-indent="false"/>
      <style:text-properties style:font-name="Courier New" fo:font-size="12pt" officeooo:rsid="00475e18" officeooo:paragraph-rsid="00489a88" style:font-size-asian="12pt" style:font-name-complex="Courier New" style:font-size-complex="12pt"/>
    </style:style>
    <style:style style:name="P507" style:family="paragraph" style:parent-style-name="Standard">
      <style:paragraph-properties fo:margin-left="0in" fo:margin-right="0in" fo:text-indent="2in" style:auto-text-indent="false"/>
      <style:text-properties style:font-name="Courier New" fo:font-size="12pt" officeooo:paragraph-rsid="0031a1b0" style:font-size-asian="12pt" style:font-name-complex="Courier New" style:font-size-complex="12pt"/>
    </style:style>
    <style:style style:name="P508" style:family="paragraph" style:parent-style-name="Standard">
      <style:paragraph-properties fo:margin-left="0in" fo:margin-right="0in" fo:text-indent="2in" style:auto-text-indent="false"/>
      <style:text-properties style:font-name="Courier New" fo:font-size="12pt" officeooo:rsid="03ca5f51" officeooo:paragraph-rsid="03ca5f51" style:font-size-asian="12pt" style:font-name-complex="Courier New" style:font-size-complex="12pt"/>
    </style:style>
    <style:style style:name="P509" style:family="paragraph" style:parent-style-name="Standard">
      <style:paragraph-properties fo:margin-left="0in" fo:margin-right="0in" fo:text-indent="2in" style:auto-text-indent="false"/>
      <style:text-properties style:font-name="Courier New" fo:font-size="12pt" officeooo:rsid="03cd1de6" officeooo:paragraph-rsid="03cd1de6" style:font-size-asian="12pt" style:font-name-complex="Courier New" style:font-size-complex="12pt"/>
    </style:style>
    <style:style style:name="P510" style:family="paragraph" style:parent-style-name="Standard">
      <style:paragraph-properties fo:margin-left="0in" fo:margin-right="0in" fo:text-indent="2in" style:auto-text-indent="false"/>
      <style:text-properties style:font-name="Courier New" fo:font-size="12pt" officeooo:paragraph-rsid="03cd1de6" style:font-size-asian="12pt" style:font-name-complex="Courier New" style:font-size-complex="12pt"/>
    </style:style>
    <style:style style:name="P511" style:family="paragraph" style:parent-style-name="Standard">
      <style:paragraph-properties fo:margin-left="0in" fo:margin-right="0in" fo:text-indent="2in" style:auto-text-indent="false"/>
      <style:text-properties style:font-name="Courier New" fo:font-size="12pt" officeooo:rsid="03d1c4ed" officeooo:paragraph-rsid="03d1c4ed" style:font-size-asian="12pt" style:font-name-complex="Courier New" style:font-size-complex="12pt"/>
    </style:style>
    <style:style style:name="P512" style:family="paragraph" style:parent-style-name="Standard">
      <style:paragraph-properties fo:margin-left="0in" fo:margin-right="0in" fo:text-indent="2in" style:auto-text-indent="false"/>
      <style:text-properties style:font-name="Courier New" fo:font-size="12pt" officeooo:paragraph-rsid="03d6474a" style:font-size-asian="12pt" style:font-name-complex="Courier New" style:font-size-complex="12pt"/>
    </style:style>
    <style:style style:name="P513" style:family="paragraph" style:parent-style-name="Standard">
      <style:paragraph-properties fo:margin-left="0in" fo:margin-right="0in" fo:text-indent="2in" style:auto-text-indent="false"/>
      <style:text-properties style:font-name="Courier New" fo:font-size="12pt" officeooo:rsid="03ddf3be" officeooo:paragraph-rsid="03ddf3be" style:font-size-asian="12pt" style:font-name-complex="Courier New" style:font-size-complex="12pt"/>
    </style:style>
    <style:style style:name="P514" style:family="paragraph" style:parent-style-name="Standard">
      <style:paragraph-properties fo:margin-left="0in" fo:margin-right="0in" fo:text-indent="2in" style:auto-text-indent="false"/>
      <style:text-properties style:font-name="Courier New" fo:font-size="12pt" officeooo:paragraph-rsid="03e48c80" style:font-size-asian="12pt" style:font-name-complex="Courier New" style:font-size-complex="12pt"/>
    </style:style>
    <style:style style:name="P515" style:family="paragraph" style:parent-style-name="Standard">
      <style:paragraph-properties fo:margin-left="0in" fo:margin-right="0in" fo:text-indent="2in" style:auto-text-indent="false"/>
      <style:text-properties style:font-name="Courier New" fo:font-size="12pt" officeooo:rsid="03ebc79a" officeooo:paragraph-rsid="03ebc79a" style:font-size-asian="12pt" style:font-name-complex="Courier New" style:font-size-complex="12pt"/>
    </style:style>
    <style:style style:name="P516" style:family="paragraph" style:parent-style-name="Standard">
      <style:paragraph-properties fo:margin-left="0in" fo:margin-right="0in" fo:text-indent="2in" style:auto-text-indent="false"/>
      <style:text-properties style:font-name="Courier New" fo:font-size="12pt" officeooo:rsid="03ebd4c8" officeooo:paragraph-rsid="03ebd4c8" style:font-size-asian="12pt" style:font-name-complex="Courier New" style:font-size-complex="12pt"/>
    </style:style>
    <style:style style:name="P517" style:family="paragraph" style:parent-style-name="Standard">
      <style:paragraph-properties fo:margin-left="0in" fo:margin-right="0in" fo:text-indent="2in" style:auto-text-indent="false"/>
      <style:text-properties style:font-name="Courier New" fo:font-size="12pt" officeooo:rsid="03ee53c3" officeooo:paragraph-rsid="03ee53c3" style:font-size-asian="12pt" style:font-name-complex="Courier New" style:font-size-complex="12pt"/>
    </style:style>
    <style:style style:name="P518" style:family="paragraph" style:parent-style-name="Standard">
      <style:paragraph-properties fo:margin-left="0in" fo:margin-right="0in" fo:text-indent="2in" style:auto-text-indent="false"/>
      <style:text-properties style:font-name="Courier New" fo:font-size="12pt" officeooo:rsid="03f1247a" officeooo:paragraph-rsid="03f1247a" style:font-size-asian="12pt" style:font-name-complex="Courier New" style:font-size-complex="12pt"/>
    </style:style>
    <style:style style:name="P519" style:family="paragraph" style:parent-style-name="Standard">
      <style:paragraph-properties fo:margin-left="0in" fo:margin-right="0in" fo:text-indent="2in" style:auto-text-indent="false"/>
      <style:text-properties style:font-name="Courier New" fo:font-size="12pt" officeooo:paragraph-rsid="0072e6b6" style:font-size-asian="12pt" style:font-name-complex="Courier New" style:font-size-complex="12pt"/>
    </style:style>
    <style:style style:name="P520" style:family="paragraph" style:parent-style-name="Standard">
      <style:paragraph-properties fo:margin-left="0in" fo:margin-right="0in" fo:text-indent="2in" style:auto-text-indent="false"/>
      <style:text-properties style:font-name="Courier New" fo:font-size="12pt" officeooo:rsid="03ff920e" officeooo:paragraph-rsid="03ff920e" style:font-size-asian="12pt" style:font-name-complex="Courier New" style:font-size-complex="12pt"/>
    </style:style>
    <style:style style:name="P521" style:family="paragraph" style:parent-style-name="Standard">
      <style:paragraph-properties fo:margin-left="0in" fo:margin-right="0in" fo:text-indent="2in" style:auto-text-indent="false"/>
      <style:text-properties style:font-name="Courier New" fo:font-size="12pt" officeooo:rsid="04008911" officeooo:paragraph-rsid="04008911" style:font-size-asian="12pt" style:font-name-complex="Courier New" style:font-size-complex="12pt"/>
    </style:style>
    <style:style style:name="P522" style:family="paragraph" style:parent-style-name="Standard">
      <style:paragraph-properties fo:margin-left="0in" fo:margin-right="0in" fo:text-indent="2in" style:auto-text-indent="false"/>
      <style:text-properties style:font-name="Courier New" fo:font-size="12pt" officeooo:rsid="0401e805" officeooo:paragraph-rsid="0401e805" style:font-size-asian="12pt" style:font-name-complex="Courier New" style:font-size-complex="12pt"/>
    </style:style>
    <style:style style:name="P523" style:family="paragraph" style:parent-style-name="Standard">
      <style:paragraph-properties fo:margin-left="0in" fo:margin-right="0in" fo:text-indent="2in" style:auto-text-indent="false"/>
      <style:text-properties style:font-name="Courier New" fo:font-size="12pt" officeooo:paragraph-rsid="0401e805" style:font-size-asian="12pt" style:font-name-complex="Courier New" style:font-size-complex="12pt"/>
    </style:style>
    <style:style style:name="P524" style:family="paragraph" style:parent-style-name="Standard">
      <style:paragraph-properties fo:margin-left="0in" fo:margin-right="0in" fo:text-indent="2in" style:auto-text-indent="false"/>
      <style:text-properties style:font-name="Courier New" fo:font-size="12pt" officeooo:rsid="040516ad" officeooo:paragraph-rsid="040516ad" style:font-size-asian="12pt" style:font-name-complex="Courier New" style:font-size-complex="12pt"/>
    </style:style>
    <style:style style:name="P525" style:family="paragraph" style:parent-style-name="Standard">
      <style:paragraph-properties fo:margin-left="0in" fo:margin-right="0in" fo:text-indent="2in" style:auto-text-indent="false"/>
      <style:text-properties style:font-name="Courier New" fo:font-size="12pt" officeooo:rsid="040516ad" officeooo:paragraph-rsid="00ec3819" style:font-size-asian="12pt" style:font-name-complex="Courier New" style:font-size-complex="12pt"/>
    </style:style>
    <style:style style:name="P526" style:family="paragraph" style:parent-style-name="Standard">
      <style:paragraph-properties fo:margin-left="0in" fo:margin-right="0in" fo:text-indent="2in" style:auto-text-indent="false"/>
      <style:text-properties style:font-name="Courier New" fo:font-size="12pt" officeooo:rsid="0406c56f" officeooo:paragraph-rsid="0406c56f" style:font-size-asian="12pt" style:font-name-complex="Courier New" style:font-size-complex="12pt"/>
    </style:style>
    <style:style style:name="P527" style:family="paragraph" style:parent-style-name="Standard">
      <style:paragraph-properties fo:margin-left="0in" fo:margin-right="0in" fo:text-indent="2in" style:auto-text-indent="false"/>
      <style:text-properties style:font-name="Courier New" fo:font-size="12pt" officeooo:rsid="0412655c" officeooo:paragraph-rsid="0412655c" style:font-size-asian="12pt" style:font-name-complex="Courier New" style:font-size-complex="12pt"/>
    </style:style>
    <style:style style:name="P528" style:family="paragraph" style:parent-style-name="Standard">
      <style:paragraph-properties fo:margin-left="0in" fo:margin-right="0in" fo:text-indent="2in" style:auto-text-indent="false"/>
      <style:text-properties style:font-name="Courier New" fo:font-size="12pt" officeooo:rsid="0415903b" officeooo:paragraph-rsid="0415903b" style:font-size-asian="12pt" style:font-name-complex="Courier New" style:font-size-complex="12pt"/>
    </style:style>
    <style:style style:name="P529" style:family="paragraph" style:parent-style-name="Standard">
      <style:paragraph-properties fo:margin-left="0in" fo:margin-right="0in" fo:text-indent="2in" style:auto-text-indent="false"/>
      <style:text-properties style:font-name="Courier New" fo:font-size="12pt" officeooo:rsid="0419587e" officeooo:paragraph-rsid="0419587e" style:font-size-asian="12pt" style:font-name-complex="Courier New" style:font-size-complex="12pt"/>
    </style:style>
    <style:style style:name="P530" style:family="paragraph" style:parent-style-name="Standard">
      <style:paragraph-properties fo:margin-left="0in" fo:margin-right="0in" fo:text-indent="2in" style:auto-text-indent="false"/>
      <style:text-properties style:font-name="Courier New" fo:font-size="12pt" officeooo:rsid="038a1af3" officeooo:paragraph-rsid="038a1af3" style:font-size-asian="12pt" style:font-name-complex="Courier New" style:font-size-complex="12pt"/>
    </style:style>
    <style:style style:name="P531" style:family="paragraph" style:parent-style-name="Standard">
      <style:paragraph-properties fo:margin-left="0in" fo:margin-right="0in" fo:text-indent="2in" style:auto-text-indent="false"/>
      <style:text-properties style:font-name="Courier New" fo:font-size="12pt" officeooo:rsid="03ff4b13" officeooo:paragraph-rsid="03ff4b13" style:font-size-asian="12pt" style:font-name-complex="Courier New" style:font-size-complex="12pt"/>
    </style:style>
    <style:style style:name="P532" style:family="paragraph" style:parent-style-name="Standard">
      <style:paragraph-properties fo:margin-left="0in" fo:margin-right="0in" fo:text-indent="2in" style:auto-text-indent="false"/>
      <style:text-properties style:font-name="Courier New" fo:font-size="12pt" officeooo:rsid="03ff4b13" officeooo:paragraph-rsid="00743847" style:font-size-asian="12pt" style:font-name-complex="Courier New" style:font-size-complex="12pt"/>
    </style:style>
    <style:style style:name="P533" style:family="paragraph" style:parent-style-name="Standard">
      <style:paragraph-properties fo:margin-left="0in" fo:margin-right="0in" fo:text-indent="2in" style:auto-text-indent="false"/>
      <style:text-properties style:font-name="Courier New" fo:font-size="12pt" officeooo:rsid="04233035" officeooo:paragraph-rsid="04233035" style:font-size-asian="12pt" style:font-name-complex="Courier New" style:font-size-complex="12pt"/>
    </style:style>
    <style:style style:name="P534" style:family="paragraph" style:parent-style-name="Standard">
      <style:paragraph-properties fo:margin-left="0in" fo:margin-right="0in" fo:text-indent="2in" style:auto-text-indent="false"/>
      <style:text-properties style:font-name="Courier New" fo:font-size="12pt" officeooo:rsid="0440088b" officeooo:paragraph-rsid="0440088b" style:font-size-asian="12pt" style:font-name-complex="Courier New" style:font-size-complex="12pt"/>
    </style:style>
    <style:style style:name="P535" style:family="paragraph" style:parent-style-name="Standard">
      <style:paragraph-properties fo:margin-left="0in" fo:margin-right="0in" fo:text-indent="2in" style:auto-text-indent="false"/>
      <style:text-properties style:font-name="Courier New" fo:font-size="12pt" officeooo:rsid="0448a5ba" officeooo:paragraph-rsid="0448a5ba" style:font-size-asian="12pt" style:font-name-complex="Courier New" style:font-size-complex="12pt"/>
    </style:style>
    <style:style style:name="P536" style:family="paragraph" style:parent-style-name="Standard">
      <style:paragraph-properties fo:margin-left="0in" fo:margin-right="0in" fo:text-indent="2in" style:auto-text-indent="false"/>
      <style:text-properties style:font-name="Courier New" fo:font-size="12pt" officeooo:paragraph-rsid="04551345" style:font-size-asian="12pt" style:font-name-complex="Courier New" style:font-size-complex="12pt"/>
    </style:style>
    <style:style style:name="P537" style:family="paragraph" style:parent-style-name="Standard">
      <style:paragraph-properties fo:margin-left="0in" fo:margin-right="0in" fo:text-indent="2in" style:auto-text-indent="false"/>
      <style:text-properties style:font-name="Courier New" fo:font-size="12pt" officeooo:paragraph-rsid="045bb439" style:font-size-asian="12pt" style:font-name-complex="Courier New" style:font-size-complex="12pt"/>
    </style:style>
    <style:style style:name="P538" style:family="paragraph" style:parent-style-name="Standard">
      <style:paragraph-properties fo:margin-left="0in" fo:margin-right="0in" fo:text-indent="2in" style:auto-text-indent="false"/>
      <style:text-properties style:font-name="Courier New" fo:font-size="12pt" officeooo:paragraph-rsid="0462b2d7" style:font-size-asian="12pt" style:font-name-complex="Courier New" style:font-size-complex="12pt"/>
    </style:style>
    <style:style style:name="P539" style:family="paragraph" style:parent-style-name="Standard">
      <style:paragraph-properties fo:margin-left="0in" fo:margin-right="0in" fo:text-indent="2in" style:auto-text-indent="false"/>
      <style:text-properties style:font-name="Courier New" fo:font-size="12pt" officeooo:rsid="0462b2d7" officeooo:paragraph-rsid="0462b2d7" style:font-size-asian="12pt" style:font-name-complex="Courier New" style:font-size-complex="12pt"/>
    </style:style>
    <style:style style:name="P540" style:family="paragraph" style:parent-style-name="Standard">
      <style:paragraph-properties fo:margin-left="0in" fo:margin-right="0in" fo:text-indent="2in" style:auto-text-indent="false"/>
      <style:text-properties style:font-name="Courier New" fo:font-size="12pt" officeooo:rsid="04161920" officeooo:paragraph-rsid="04658c6c" style:font-size-asian="12pt" style:font-name-complex="Courier New" style:font-size-complex="12pt"/>
    </style:style>
    <style:style style:name="P541" style:family="paragraph" style:parent-style-name="Standard">
      <style:paragraph-properties fo:margin-left="0in" fo:margin-right="0in" fo:text-indent="2in" style:auto-text-indent="false"/>
      <style:text-properties style:font-name="Courier New" fo:font-size="12pt" officeooo:paragraph-rsid="04658c6c" style:font-size-asian="12pt" style:font-name-complex="Courier New" style:font-size-complex="12pt"/>
    </style:style>
    <style:style style:name="P542" style:family="paragraph" style:parent-style-name="Standard">
      <style:paragraph-properties fo:margin-left="0in" fo:margin-right="0in" fo:text-indent="2in" style:auto-text-indent="false"/>
      <style:text-properties style:font-name="Courier New" fo:font-size="12pt" officeooo:rsid="04658c6c" officeooo:paragraph-rsid="04658c6c" style:font-size-asian="12pt" style:font-name-complex="Courier New" style:font-size-complex="12pt"/>
    </style:style>
    <style:style style:name="P543" style:family="paragraph" style:parent-style-name="Standard">
      <style:paragraph-properties fo:margin-left="0in" fo:margin-right="0in" fo:text-indent="2in" style:auto-text-indent="false"/>
      <style:text-properties officeooo:paragraph-rsid="004d7e5d"/>
    </style:style>
    <style:style style:name="P544" style:family="paragraph" style:parent-style-name="Standard">
      <style:paragraph-properties fo:margin-left="0in" fo:margin-right="0in" fo:text-indent="2in" style:auto-text-indent="false"/>
      <style:text-properties officeooo:paragraph-rsid="004dc5a0"/>
    </style:style>
    <style:style style:name="P545" style:family="paragraph" style:parent-style-name="Standard">
      <style:paragraph-properties fo:margin-left="0in" fo:margin-right="0in" fo:text-indent="2in" style:auto-text-indent="false"/>
      <style:text-properties officeooo:rsid="009a3c7c" officeooo:paragraph-rsid="009a3c7c"/>
    </style:style>
    <style:style style:name="P546" style:family="paragraph" style:parent-style-name="Standard">
      <style:paragraph-properties fo:margin-left="0in" fo:margin-right="0in" fo:text-indent="2in" style:auto-text-indent="false"/>
      <style:text-properties officeooo:rsid="009a3c7c" officeooo:paragraph-rsid="00ec3819"/>
    </style:style>
    <style:style style:name="P547" style:family="paragraph" style:parent-style-name="Standard">
      <style:paragraph-properties fo:margin-left="0in" fo:margin-right="0in" fo:text-indent="2in" style:auto-text-indent="false"/>
      <style:text-properties officeooo:paragraph-rsid="00a5b416"/>
    </style:style>
    <style:style style:name="P548" style:family="paragraph" style:parent-style-name="Standard">
      <style:paragraph-properties fo:margin-left="0in" fo:margin-right="0in" fo:text-indent="2in" style:auto-text-indent="false"/>
      <style:text-properties officeooo:paragraph-rsid="00cced37"/>
    </style:style>
    <style:style style:name="P549" style:family="paragraph" style:parent-style-name="Standard">
      <style:paragraph-properties fo:margin-left="0in" fo:margin-right="0in" fo:text-indent="2in" style:auto-text-indent="false"/>
      <style:text-properties officeooo:paragraph-rsid="00e5468d"/>
    </style:style>
    <style:style style:name="P550" style:family="paragraph" style:parent-style-name="Standard">
      <style:paragraph-properties fo:margin-left="0in" fo:margin-right="0in" fo:text-indent="2in" style:auto-text-indent="false"/>
      <style:text-properties style:font-name="Courier New1" fo:font-size="12pt" officeooo:paragraph-rsid="03d2d4b3" style:font-size-asian="12pt" style:font-name-complex="Courier New2" style:font-size-complex="12pt"/>
    </style:style>
    <style:style style:name="P551" style:family="paragraph" style:parent-style-name="Standard">
      <style:paragraph-properties fo:margin-left="0in" fo:margin-right="0in" fo:text-indent="2in" style:auto-text-indent="false"/>
      <style:text-properties officeooo:paragraph-rsid="04551345"/>
    </style:style>
    <style:style style:name="P552" style:family="paragraph" style:parent-style-name="Standard">
      <style:paragraph-properties fo:margin-left="0in" fo:margin-right="0in" fo:text-indent="2in" style:auto-text-indent="false"/>
      <style:text-properties officeooo:paragraph-rsid="0462b2d7"/>
    </style:style>
    <style:style style:name="P55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style>
    <style:style style:name="P55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2543ac"/>
    </style:style>
    <style:style style:name="P55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2bf183"/>
    </style:style>
    <style:style style:name="P55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32479d"/>
    </style:style>
    <style:style style:name="P55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3a49b0"/>
    </style:style>
    <style:style style:name="P55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4bfd2c"/>
    </style:style>
    <style:style style:name="P55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4c453b"/>
    </style:style>
    <style:style style:name="P56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4d7e5d"/>
    </style:style>
    <style:style style:name="P56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4dc5a0"/>
    </style:style>
    <style:style style:name="P56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53b521"/>
    </style:style>
    <style:style style:name="P56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5a5c30"/>
    </style:style>
    <style:style style:name="P56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5b4e25"/>
    </style:style>
    <style:style style:name="P56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6920ed"/>
    </style:style>
    <style:style style:name="P56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78d214"/>
    </style:style>
    <style:style style:name="P56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7c6b38"/>
    </style:style>
    <style:style style:name="P56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83dcc7"/>
    </style:style>
    <style:style style:name="P56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857bdc"/>
    </style:style>
    <style:style style:name="P57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8856de"/>
    </style:style>
    <style:style style:name="P57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8fcd4c"/>
    </style:style>
    <style:style style:name="P57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99368f"/>
    </style:style>
    <style:style style:name="P57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9dcd84"/>
    </style:style>
    <style:style style:name="P57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b608dc"/>
    </style:style>
    <style:style style:name="P57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e5468d"/>
    </style:style>
    <style:style style:name="P57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f99835"/>
    </style:style>
    <style:style style:name="P57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12b51a3"/>
    </style:style>
    <style:style style:name="P57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12cb45e"/>
    </style:style>
    <style:style style:name="P57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19b0edc"/>
    </style:style>
    <style:style style:name="P58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1c65669"/>
    </style:style>
    <style:style style:name="P58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27d51be"/>
    </style:style>
    <style:style style:name="P58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285cd1f"/>
    </style:style>
    <style:style style:name="P58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34fe43e"/>
    </style:style>
    <style:style style:name="P58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36e8a45"/>
    </style:style>
    <style:style style:name="P58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38c0a13"/>
    </style:style>
    <style:style style:name="P58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3994366"/>
    </style:style>
    <style:style style:name="P58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3c6d80d"/>
    </style:style>
    <style:style style:name="P58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style:font-size-asian="12pt" style:font-name-complex="Courier New" style:font-size-complex="12pt"/>
    </style:style>
    <style:style style:name="P58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2bf183" style:font-size-asian="12pt" style:font-name-complex="Courier New" style:font-size-complex="12pt"/>
    </style:style>
    <style:style style:name="P59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2e2535" style:font-size-asian="12pt" style:font-name-complex="Courier New" style:font-size-complex="12pt"/>
    </style:style>
    <style:style style:name="P59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377970" style:font-size-asian="12pt" style:font-name-complex="Courier New" style:font-size-complex="12pt"/>
    </style:style>
    <style:style style:name="P59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3b5934" style:font-size-asian="12pt" style:font-name-complex="Courier New" style:font-size-complex="12pt"/>
    </style:style>
    <style:style style:name="P59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3d391a" style:font-size-asian="12pt" style:font-name-complex="Courier New" style:font-size-complex="12pt"/>
    </style:style>
    <style:style style:name="P59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419492" style:font-size-asian="12pt" style:font-name-complex="Courier New" style:font-size-complex="12pt"/>
    </style:style>
    <style:style style:name="P59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48f312" style:font-size-asian="12pt" style:font-name-complex="Courier New" style:font-size-complex="12pt"/>
    </style:style>
    <style:style style:name="P59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525992" style:font-size-asian="12pt" style:font-name-complex="Courier New" style:font-size-complex="12pt"/>
    </style:style>
    <style:style style:name="P59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53b521" style:font-size-asian="12pt" style:font-name-complex="Courier New" style:font-size-complex="12pt"/>
    </style:style>
    <style:style style:name="P59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5f84b1" style:font-size-asian="12pt" style:font-name-complex="Courier New" style:font-size-complex="12pt"/>
    </style:style>
    <style:style style:name="P59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6920ed" style:font-size-asian="12pt" style:font-name-complex="Courier New" style:font-size-complex="12pt"/>
    </style:style>
    <style:style style:name="P60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83dcc7" style:font-size-asian="12pt" style:font-name-complex="Courier New" style:font-size-complex="12pt"/>
    </style:style>
    <style:style style:name="P60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983022" style:font-size-asian="12pt" style:font-name-complex="Courier New" style:font-size-complex="12pt"/>
    </style:style>
    <style:style style:name="P60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99368f" style:font-size-asian="12pt" style:font-name-complex="Courier New" style:font-size-complex="12pt"/>
    </style:style>
    <style:style style:name="P60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9eae5c" style:font-size-asian="12pt" style:font-name-complex="Courier New" style:font-size-complex="12pt"/>
    </style:style>
    <style:style style:name="P60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ac280a" style:font-size-asian="12pt" style:font-name-complex="Courier New" style:font-size-complex="12pt"/>
    </style:style>
    <style:style style:name="P60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b502f2" style:font-size-asian="12pt" style:font-name-complex="Courier New" style:font-size-complex="12pt"/>
    </style:style>
    <style:style style:name="P60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b5bdd3" style:font-size-asian="12pt" style:font-name-complex="Courier New" style:font-size-complex="12pt"/>
    </style:style>
    <style:style style:name="P60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b608dc" style:font-size-asian="12pt" style:font-name-complex="Courier New" style:font-size-complex="12pt"/>
    </style:style>
    <style:style style:name="P60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cced37" style:font-size-asian="12pt" style:font-name-complex="Courier New" style:font-size-complex="12pt"/>
    </style:style>
    <style:style style:name="P60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d7ae67" style:font-size-asian="12pt" style:font-name-complex="Courier New" style:font-size-complex="12pt"/>
    </style:style>
    <style:style style:name="P61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f7e5e5" style:font-size-asian="12pt" style:font-name-complex="Courier New" style:font-size-complex="12pt"/>
    </style:style>
    <style:style style:name="P61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f99835" style:font-size-asian="12pt" style:font-name-complex="Courier New" style:font-size-complex="12pt"/>
    </style:style>
    <style:style style:name="P61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025dbe" style:font-size-asian="12pt" style:font-name-complex="Courier New" style:font-size-complex="12pt"/>
    </style:style>
    <style:style style:name="P61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0baa96" style:font-size-asian="12pt" style:font-name-complex="Courier New" style:font-size-complex="12pt"/>
    </style:style>
    <style:style style:name="P61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293fcb" style:font-size-asian="12pt" style:font-name-complex="Courier New" style:font-size-complex="12pt"/>
    </style:style>
    <style:style style:name="P61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29eb7e" style:font-size-asian="12pt" style:font-name-complex="Courier New" style:font-size-complex="12pt"/>
    </style:style>
    <style:style style:name="P61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2543ac" style:font-size-asian="12pt" style:font-name-complex="Courier New" style:font-size-complex="12pt"/>
    </style:style>
    <style:style style:name="P61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358be0" style:font-size-asian="12pt" style:font-name-complex="Courier New" style:font-size-complex="12pt"/>
    </style:style>
    <style:style style:name="P61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447cf6" style:font-size-asian="12pt" style:font-name-complex="Courier New" style:font-size-complex="12pt"/>
    </style:style>
    <style:style style:name="P61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4dc5a0" style:font-size-asian="12pt" style:font-name-complex="Courier New" style:font-size-complex="12pt"/>
    </style:style>
    <style:style style:name="P62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4e91de" style:font-size-asian="12pt" style:font-name-complex="Courier New" style:font-size-complex="12pt"/>
    </style:style>
    <style:style style:name="P62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2fad07" style:font-size-asian="12pt" style:font-name-complex="Courier New" style:font-size-complex="12pt"/>
    </style:style>
    <style:style style:name="P62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30abb4" style:font-size-asian="12pt" style:font-name-complex="Courier New" style:font-size-complex="12pt"/>
    </style:style>
    <style:style style:name="P62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318d68" style:font-size-asian="12pt" style:font-name-complex="Courier New" style:font-size-complex="12pt"/>
    </style:style>
    <style:style style:name="P62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343da5" style:font-size-asian="12pt" style:font-name-complex="Courier New" style:font-size-complex="12pt"/>
    </style:style>
    <style:style style:name="P62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3a3730" style:font-size-asian="12pt" style:font-name-complex="Courier New" style:font-size-complex="12pt"/>
    </style:style>
    <style:style style:name="P62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4588a7" style:font-size-asian="12pt" style:font-name-complex="Courier New" style:font-size-complex="12pt"/>
    </style:style>
    <style:style style:name="P62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52434f" style:font-size-asian="12pt" style:font-name-complex="Courier New" style:font-size-complex="12pt"/>
    </style:style>
    <style:style style:name="P62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58dd01" style:font-size-asian="12pt" style:font-name-complex="Courier New" style:font-size-complex="12pt"/>
    </style:style>
    <style:style style:name="P62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60ea8a" style:font-size-asian="12pt" style:font-name-complex="Courier New" style:font-size-complex="12pt"/>
    </style:style>
    <style:style style:name="P63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619d6c" style:font-size-asian="12pt" style:font-name-complex="Courier New" style:font-size-complex="12pt"/>
    </style:style>
    <style:style style:name="P63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65878e" style:font-size-asian="12pt" style:font-name-complex="Courier New" style:font-size-complex="12pt"/>
    </style:style>
    <style:style style:name="P63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660312" style:font-size-asian="12pt" style:font-name-complex="Courier New" style:font-size-complex="12pt"/>
    </style:style>
    <style:style style:name="P63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6715d1" style:font-size-asian="12pt" style:font-name-complex="Courier New" style:font-size-complex="12pt"/>
    </style:style>
    <style:style style:name="P63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6727a2" style:font-size-asian="12pt" style:font-name-complex="Courier New" style:font-size-complex="12pt"/>
    </style:style>
    <style:style style:name="P63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9b0edc" style:font-size-asian="12pt" style:font-name-complex="Courier New" style:font-size-complex="12pt"/>
    </style:style>
    <style:style style:name="P63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be6508" style:font-size-asian="12pt" style:font-name-complex="Courier New" style:font-size-complex="12pt"/>
    </style:style>
    <style:style style:name="P63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c030bf" style:font-size-asian="12pt" style:font-name-complex="Courier New" style:font-size-complex="12pt"/>
    </style:style>
    <style:style style:name="P63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23f740" style:font-size-asian="12pt" style:font-name-complex="Courier New" style:font-size-complex="12pt"/>
    </style:style>
    <style:style style:name="P63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c65669" style:font-size-asian="12pt" style:font-name-complex="Courier New" style:font-size-complex="12pt"/>
    </style:style>
    <style:style style:name="P64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ccd0c3" style:font-size-asian="12pt" style:font-name-complex="Courier New" style:font-size-complex="12pt"/>
    </style:style>
    <style:style style:name="P64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104077" style:font-size-asian="12pt" style:font-name-complex="Courier New" style:font-size-complex="12pt"/>
    </style:style>
    <style:style style:name="P64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1894ce" style:font-size-asian="12pt" style:font-name-complex="Courier New" style:font-size-complex="12pt"/>
    </style:style>
    <style:style style:name="P64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697670" style:font-size-asian="12pt" style:font-name-complex="Courier New" style:font-size-complex="12pt"/>
    </style:style>
    <style:style style:name="P64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6c9657" style:font-size-asian="12pt" style:font-name-complex="Courier New" style:font-size-complex="12pt"/>
    </style:style>
    <style:style style:name="P64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7d51be" style:font-size-asian="12pt" style:font-name-complex="Courier New" style:font-size-complex="12pt"/>
    </style:style>
    <style:style style:name="P64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8ff727" style:font-size-asian="12pt" style:font-name-complex="Courier New" style:font-size-complex="12pt"/>
    </style:style>
    <style:style style:name="P64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914c8b" style:font-size-asian="12pt" style:font-name-complex="Courier New" style:font-size-complex="12pt"/>
    </style:style>
    <style:style style:name="P64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916075" style:font-size-asian="12pt" style:font-name-complex="Courier New" style:font-size-complex="12pt"/>
    </style:style>
    <style:style style:name="P64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9e4fd9" style:font-size-asian="12pt" style:font-name-complex="Courier New" style:font-size-complex="12pt"/>
    </style:style>
    <style:style style:name="P65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49d003" style:font-size-asian="12pt" style:font-name-complex="Courier New" style:font-size-complex="12pt"/>
    </style:style>
    <style:style style:name="P65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e67858" style:font-size-asian="12pt" style:font-name-complex="Courier New" style:font-size-complex="12pt"/>
    </style:style>
    <style:style style:name="P65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f777d5" style:font-size-asian="12pt" style:font-name-complex="Courier New" style:font-size-complex="12pt"/>
    </style:style>
    <style:style style:name="P65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306da59" style:font-size-asian="12pt" style:font-name-complex="Courier New" style:font-size-complex="12pt"/>
    </style:style>
    <style:style style:name="P65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34ec088" style:font-size-asian="12pt" style:font-name-complex="Courier New" style:font-size-complex="12pt"/>
    </style:style>
    <style:style style:name="P65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36e8a45" style:font-size-asian="12pt" style:font-name-complex="Courier New" style:font-size-complex="12pt"/>
    </style:style>
    <style:style style:name="P65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3c6d80d" style:font-size-asian="12pt" style:font-name-complex="Courier New" style:font-size-complex="12pt"/>
    </style:style>
    <style:style style:name="P65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3ce281e" style:font-size-asian="12pt" style:font-name-complex="Courier New" style:font-size-complex="12pt"/>
    </style:style>
    <style:style style:name="P65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3d48e8e" style:font-size-asian="12pt" style:font-name-complex="Courier New" style:font-size-complex="12pt"/>
    </style:style>
    <style:style style:name="P65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3e48c80" style:font-size-asian="12pt" style:font-name-complex="Courier New" style:font-size-complex="12pt"/>
    </style:style>
    <style:style style:name="P66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3ef4b93" style:font-size-asian="12pt" style:font-name-complex="Courier New" style:font-size-complex="12pt"/>
    </style:style>
    <style:style style:name="P66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4551345" style:font-size-asian="12pt" style:font-name-complex="Courier New" style:font-size-complex="12pt"/>
    </style:style>
    <style:style style:name="P66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462b2d7" style:font-size-asian="12pt" style:font-name-complex="Courier New" style:font-size-complex="12pt"/>
    </style:style>
    <style:style style:name="P66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4658c6c" style:font-size-asian="12pt" style:font-name-complex="Courier New" style:font-size-complex="12pt"/>
    </style:style>
    <style:style style:name="P66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2fd1a3" officeooo:paragraph-rsid="002fd1a3" style:font-size-asian="12pt" style:font-name-complex="Courier New" style:font-size-complex="12pt"/>
    </style:style>
    <style:style style:name="P66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341cbb" officeooo:paragraph-rsid="00341cbb" style:font-size-asian="12pt" style:font-name-complex="Courier New" style:font-size-complex="12pt"/>
    </style:style>
    <style:style style:name="P66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358be0" officeooo:paragraph-rsid="00358be0" style:font-size-asian="12pt" style:font-name-complex="Courier New" style:font-size-complex="12pt"/>
    </style:style>
    <style:style style:name="P66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428607" officeooo:paragraph-rsid="00428607" style:font-size-asian="12pt" style:font-name-complex="Courier New" style:font-size-complex="12pt"/>
    </style:style>
    <style:style style:name="P66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53b521" officeooo:paragraph-rsid="0053b521" style:font-size-asian="12pt" style:font-name-complex="Courier New" style:font-size-complex="12pt"/>
    </style:style>
    <style:style style:name="P66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6d1132" officeooo:paragraph-rsid="006d1132" style:font-size-asian="12pt" style:font-name-complex="Courier New" style:font-size-complex="12pt"/>
    </style:style>
    <style:style style:name="P67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6d1132" officeooo:paragraph-rsid="00743847" style:font-size-asian="12pt" style:font-name-complex="Courier New" style:font-size-complex="12pt"/>
    </style:style>
    <style:style style:name="P67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7e1aa9" officeooo:paragraph-rsid="0083dcc7" style:font-size-asian="12pt" style:font-name-complex="Courier New" style:font-size-complex="12pt"/>
    </style:style>
    <style:style style:name="P67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83865c" officeooo:paragraph-rsid="0083dcc7" style:font-size-asian="12pt" style:font-name-complex="Courier New" style:font-size-complex="12pt"/>
    </style:style>
    <style:style style:name="P67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83865c" officeooo:paragraph-rsid="00857bdc" style:font-size-asian="12pt" style:font-name-complex="Courier New" style:font-size-complex="12pt"/>
    </style:style>
    <style:style style:name="P67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83865c" officeooo:paragraph-rsid="02f3d85c" style:font-size-asian="12pt" style:font-name-complex="Courier New" style:font-size-complex="12pt"/>
    </style:style>
    <style:style style:name="P67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83865c" officeooo:paragraph-rsid="0401e805" style:font-size-asian="12pt" style:font-name-complex="Courier New" style:font-size-complex="12pt"/>
    </style:style>
    <style:style style:name="P67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857bdc" officeooo:paragraph-rsid="00857bdc" style:font-size-asian="12pt" style:font-name-complex="Courier New" style:font-size-complex="12pt"/>
    </style:style>
    <style:style style:name="P67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c58ee3" officeooo:paragraph-rsid="00c58ee3" style:font-size-asian="12pt" style:font-name-complex="Courier New" style:font-size-complex="12pt"/>
    </style:style>
    <style:style style:name="P67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ef36e7" officeooo:paragraph-rsid="00ef36e7" style:font-size-asian="12pt" style:font-name-complex="Courier New" style:font-size-complex="12pt"/>
    </style:style>
    <style:style style:name="P67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ef36e7" officeooo:paragraph-rsid="00f19577" style:font-size-asian="12pt" style:font-name-complex="Courier New" style:font-size-complex="12pt"/>
    </style:style>
    <style:style style:name="P68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f7e5e5" officeooo:paragraph-rsid="00f7e5e5" style:font-size-asian="12pt" style:font-name-complex="Courier New" style:font-size-complex="12pt"/>
    </style:style>
    <style:style style:name="P68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0baa96" officeooo:paragraph-rsid="010baa96" style:font-size-asian="12pt" style:font-name-complex="Courier New" style:font-size-complex="12pt"/>
    </style:style>
    <style:style style:name="P68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123767" officeooo:paragraph-rsid="01123767" style:font-size-asian="12pt" style:font-name-complex="Courier New" style:font-size-complex="12pt"/>
    </style:style>
    <style:style style:name="P68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123767" officeooo:paragraph-rsid="01184ef5" style:font-size-asian="12pt" style:font-name-complex="Courier New" style:font-size-complex="12pt"/>
    </style:style>
    <style:style style:name="P68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15a9e7" officeooo:paragraph-rsid="0115a9e7" style:font-size-asian="12pt" style:font-name-complex="Courier New" style:font-size-complex="12pt"/>
    </style:style>
    <style:style style:name="P68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26a0f3" officeooo:paragraph-rsid="0045b7d7" style:font-size-asian="12pt" style:font-name-complex="Courier New" style:font-size-complex="12pt"/>
    </style:style>
    <style:style style:name="P68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2543ac" officeooo:paragraph-rsid="01724151" style:font-size-asian="12pt" style:font-name-complex="Courier New" style:font-size-complex="12pt"/>
    </style:style>
    <style:style style:name="P68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2bf183" officeooo:paragraph-rsid="002bf183" style:font-size-asian="12pt" style:font-name-complex="Courier New" style:font-size-complex="12pt"/>
    </style:style>
    <style:style style:name="P68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2c937b" officeooo:paragraph-rsid="002e2535" style:font-size-asian="12pt" style:font-name-complex="Courier New" style:font-size-complex="12pt"/>
    </style:style>
    <style:style style:name="P68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cced37" officeooo:paragraph-rsid="00cced37" style:font-size-asian="12pt" style:font-name-complex="Courier New" style:font-size-complex="12pt"/>
    </style:style>
    <style:style style:name="P69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447cf6" style:font-size-asian="12pt" style:font-name-complex="Courier New" style:font-size-complex="12pt"/>
    </style:style>
    <style:style style:name="P69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447cf6" officeooo:paragraph-rsid="02c91b2f" style:font-size-asian="12pt" style:font-name-complex="Courier New" style:font-size-complex="12pt"/>
    </style:style>
    <style:style style:name="P69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4c7ddf" officeooo:paragraph-rsid="004c7ddf" style:font-size-asian="12pt" style:font-name-complex="Courier New" style:font-size-complex="12pt"/>
    </style:style>
    <style:style style:name="P69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9be7d4" officeooo:paragraph-rsid="009dcd84" style:font-size-asian="12pt" style:font-name-complex="Courier New" style:font-size-complex="12pt"/>
    </style:style>
    <style:style style:name="P69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4dc5a0" officeooo:paragraph-rsid="00e5468d" style:font-size-asian="12pt" style:font-name-complex="Courier New" style:font-size-complex="12pt"/>
    </style:style>
    <style:style style:name="P69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559830" officeooo:paragraph-rsid="00559830" style:font-size-asian="12pt" style:font-name-complex="Courier New" style:font-size-complex="12pt"/>
    </style:style>
    <style:style style:name="P69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586bb7" officeooo:paragraph-rsid="00559830" style:font-size-asian="12pt" style:font-name-complex="Courier New" style:font-size-complex="12pt"/>
    </style:style>
    <style:style style:name="P69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579038" officeooo:paragraph-rsid="00579038" style:font-size-asian="12pt" style:font-name-complex="Courier New" style:font-size-complex="12pt"/>
    </style:style>
    <style:style style:name="P69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579038" officeooo:paragraph-rsid="00559830" style:font-size-asian="12pt" style:font-name-complex="Courier New" style:font-size-complex="12pt"/>
    </style:style>
    <style:style style:name="P69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e82c95" officeooo:paragraph-rsid="00e82c95" style:font-size-asian="12pt" style:font-name-complex="Courier New" style:font-size-complex="12pt"/>
    </style:style>
    <style:style style:name="P70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6e2cd5" officeooo:paragraph-rsid="006e2cd5" style:font-size-asian="12pt" style:font-name-complex="Courier New" style:font-size-complex="12pt"/>
    </style:style>
    <style:style style:name="P70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707a68" officeooo:paragraph-rsid="00723292" style:font-size-asian="12pt" style:font-name-complex="Courier New" style:font-size-complex="12pt"/>
    </style:style>
    <style:style style:name="P70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9a3c7c" officeooo:paragraph-rsid="009eae5c" style:font-size-asian="12pt" style:font-name-complex="Courier New" style:font-size-complex="12pt"/>
    </style:style>
    <style:style style:name="P70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9a3c7c" officeooo:paragraph-rsid="009a3c7c" style:font-size-asian="12pt" style:font-name-complex="Courier New" style:font-size-complex="12pt"/>
    </style:style>
    <style:style style:name="P70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9a3c7c" officeooo:paragraph-rsid="00b491a8" style:font-size-asian="12pt" style:font-name-complex="Courier New" style:font-size-complex="12pt"/>
    </style:style>
    <style:style style:name="P70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8856de" officeooo:paragraph-rsid="008856de" style:font-size-asian="12pt" style:font-name-complex="Courier New" style:font-size-complex="12pt"/>
    </style:style>
    <style:style style:name="P70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1c1959" officeooo:paragraph-rsid="011c1959" style:font-size-asian="12pt" style:font-name-complex="Courier New" style:font-size-complex="12pt"/>
    </style:style>
    <style:style style:name="P70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7c62e4" officeooo:paragraph-rsid="007c62e4" style:font-size-asian="12pt" style:font-name-complex="Courier New" style:font-size-complex="12pt"/>
    </style:style>
    <style:style style:name="P70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ec3819" officeooo:paragraph-rsid="00ec3819" style:font-size-asian="12pt" style:font-name-complex="Courier New" style:font-size-complex="12pt"/>
    </style:style>
    <style:style style:name="P70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d4058b" style:font-size-asian="12pt" style:font-name-complex="Courier New" style:font-size-complex="12pt"/>
    </style:style>
    <style:style style:name="P71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8fcd4c" officeooo:paragraph-rsid="00f920ca" style:font-size-asian="12pt" style:font-name-complex="Courier New" style:font-size-complex="12pt"/>
    </style:style>
    <style:style style:name="P71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8fcd4c" officeooo:paragraph-rsid="01409c18" style:font-size-asian="12pt" style:font-name-complex="Courier New" style:font-size-complex="12pt"/>
    </style:style>
    <style:style style:name="P71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929a0f" officeooo:paragraph-rsid="00929a0f" style:font-size-asian="12pt" style:font-name-complex="Courier New" style:font-size-complex="12pt"/>
    </style:style>
    <style:style style:name="P71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9499a2" officeooo:paragraph-rsid="00983022" style:font-size-asian="12pt" style:font-name-complex="Courier New" style:font-size-complex="12pt"/>
    </style:style>
    <style:style style:name="P71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293fcb" officeooo:paragraph-rsid="01293fcb" style:font-size-asian="12pt" style:font-name-complex="Courier New" style:font-size-complex="12pt"/>
    </style:style>
    <style:style style:name="P71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293fcb" officeooo:paragraph-rsid="0129eb7e" style:font-size-asian="12pt" style:font-name-complex="Courier New" style:font-size-complex="12pt"/>
    </style:style>
    <style:style style:name="P71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29eb7e" officeooo:paragraph-rsid="0129eb7e" style:font-size-asian="12pt" style:font-name-complex="Courier New" style:font-size-complex="12pt"/>
    </style:style>
    <style:style style:name="P71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29eb7e" officeooo:paragraph-rsid="01310d60" style:font-size-asian="12pt" style:font-name-complex="Courier New" style:font-size-complex="12pt"/>
    </style:style>
    <style:style style:name="P71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29eb7e" officeooo:paragraph-rsid="0462b2d7" style:font-size-asian="12pt" style:font-name-complex="Courier New" style:font-size-complex="12pt"/>
    </style:style>
    <style:style style:name="P71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32fd1d" officeooo:paragraph-rsid="0132fd1d" style:font-size-asian="12pt" style:font-name-complex="Courier New" style:font-size-complex="12pt"/>
    </style:style>
    <style:style style:name="P72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3c2d73" officeooo:paragraph-rsid="013c2d73" style:font-size-asian="12pt" style:font-name-complex="Courier New" style:font-size-complex="12pt"/>
    </style:style>
    <style:style style:name="P72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409c18" officeooo:paragraph-rsid="01409c18" style:font-size-asian="12pt" style:font-name-complex="Courier New" style:font-size-complex="12pt"/>
    </style:style>
    <style:style style:name="P72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4287b5" officeooo:paragraph-rsid="014287b5" style:font-size-asian="12pt" style:font-name-complex="Courier New" style:font-size-complex="12pt"/>
    </style:style>
    <style:style style:name="P72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4287b5" officeooo:paragraph-rsid="0152434f" style:font-size-asian="12pt" style:font-name-complex="Courier New" style:font-size-complex="12pt"/>
    </style:style>
    <style:style style:name="P72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4d149d" officeooo:paragraph-rsid="014d149d" style:font-size-asian="12pt" style:font-name-complex="Courier New" style:font-size-complex="12pt"/>
    </style:style>
    <style:style style:name="P72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577b46" officeooo:paragraph-rsid="0159caf3" style:font-size-asian="12pt" style:font-name-complex="Courier New" style:font-size-complex="12pt"/>
    </style:style>
    <style:style style:name="P72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577b46" officeooo:paragraph-rsid="01568158" style:font-size-asian="12pt" style:font-name-complex="Courier New" style:font-size-complex="12pt"/>
    </style:style>
    <style:style style:name="P72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619d6c" officeooo:paragraph-rsid="01619d6c" style:font-size-asian="12pt" style:font-name-complex="Courier New" style:font-size-complex="12pt"/>
    </style:style>
    <style:style style:name="P72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660312" officeooo:paragraph-rsid="01660312" style:font-size-asian="12pt" style:font-name-complex="Courier New" style:font-size-complex="12pt"/>
    </style:style>
    <style:style style:name="P72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6727a2" officeooo:paragraph-rsid="016727a2" style:font-size-asian="12pt" style:font-name-complex="Courier New" style:font-size-complex="12pt"/>
    </style:style>
    <style:style style:name="P73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7597f4" officeooo:paragraph-rsid="017597f4" style:font-size-asian="12pt" style:font-name-complex="Courier New" style:font-size-complex="12pt"/>
    </style:style>
    <style:style style:name="P73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3b5934" officeooo:paragraph-rsid="01934724" style:font-size-asian="12pt" style:font-name-complex="Courier New" style:font-size-complex="12pt"/>
    </style:style>
    <style:style style:name="P73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4ab4cb" officeooo:paragraph-rsid="019b0edc" style:font-size-asian="12pt" style:font-name-complex="Courier New" style:font-size-complex="12pt"/>
    </style:style>
    <style:style style:name="P73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3a3991" officeooo:paragraph-rsid="019b0edc" style:font-size-asian="12pt" style:font-name-complex="Courier New" style:font-size-complex="12pt"/>
    </style:style>
    <style:style style:name="P73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a0fc56" officeooo:paragraph-rsid="01a0fc56" style:font-size-asian="12pt" style:font-name-complex="Courier New" style:font-size-complex="12pt"/>
    </style:style>
    <style:style style:name="P73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afb3dc" officeooo:paragraph-rsid="01afb3dc" style:font-size-asian="12pt" style:font-name-complex="Courier New" style:font-size-complex="12pt"/>
    </style:style>
    <style:style style:name="P73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bda825" officeooo:paragraph-rsid="01bda825" style:font-size-asian="12pt" style:font-name-complex="Courier New" style:font-size-complex="12pt"/>
    </style:style>
    <style:style style:name="P73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2474aa" style:font-size-asian="12pt" style:font-name-complex="Courier New" style:font-size-complex="12pt"/>
    </style:style>
    <style:style style:name="P73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23f740" officeooo:paragraph-rsid="0132fd1d" style:font-size-asian="12pt" style:font-name-complex="Courier New" style:font-size-complex="12pt"/>
    </style:style>
    <style:style style:name="P73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30a9ba" officeooo:paragraph-rsid="0130a9ba" style:font-size-asian="12pt" style:font-name-complex="Courier New" style:font-size-complex="12pt"/>
    </style:style>
    <style:style style:name="P74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4588a7" officeooo:paragraph-rsid="014588a7" style:font-size-asian="12pt" style:font-name-complex="Courier New" style:font-size-complex="12pt"/>
    </style:style>
    <style:style style:name="P74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478bb8" officeooo:paragraph-rsid="01542e13" style:font-size-asian="12pt" style:font-name-complex="Courier New" style:font-size-complex="12pt"/>
    </style:style>
    <style:style style:name="P74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478bb8" officeooo:paragraph-rsid="0154ef29" style:font-size-asian="12pt" style:font-name-complex="Courier New" style:font-size-complex="12pt"/>
    </style:style>
    <style:style style:name="P74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496e62" officeooo:paragraph-rsid="01496e62" style:font-size-asian="12pt" style:font-name-complex="Courier New" style:font-size-complex="12pt"/>
    </style:style>
    <style:style style:name="P74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496e62" officeooo:paragraph-rsid="0216c02c" style:font-size-asian="12pt" style:font-name-complex="Courier New" style:font-size-complex="12pt"/>
    </style:style>
    <style:style style:name="P74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58dd01" officeooo:paragraph-rsid="01496e62" style:font-size-asian="12pt" style:font-name-complex="Courier New" style:font-size-complex="12pt"/>
    </style:style>
    <style:style style:name="P74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445bac" officeooo:paragraph-rsid="01568158" style:font-size-asian="12pt" style:font-name-complex="Courier New" style:font-size-complex="12pt"/>
    </style:style>
    <style:style style:name="P74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568158" officeooo:paragraph-rsid="01568158" style:font-size-asian="12pt" style:font-name-complex="Courier New" style:font-size-complex="12pt"/>
    </style:style>
    <style:style style:name="P74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5aee55" officeooo:paragraph-rsid="015aee55" style:font-size-asian="12pt" style:font-name-complex="Courier New" style:font-size-complex="12pt"/>
    </style:style>
    <style:style style:name="P74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61cd7a" officeooo:paragraph-rsid="0161cd7a" style:font-size-asian="12pt" style:font-name-complex="Courier New" style:font-size-complex="12pt"/>
    </style:style>
    <style:style style:name="P75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85e109" officeooo:paragraph-rsid="027d51be" style:font-size-asian="12pt" style:font-name-complex="Courier New" style:font-size-complex="12pt"/>
    </style:style>
    <style:style style:name="P75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916075" officeooo:paragraph-rsid="02916075" style:font-size-asian="12pt" style:font-name-complex="Courier New" style:font-size-complex="12pt"/>
    </style:style>
    <style:style style:name="P75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92141e" officeooo:paragraph-rsid="0292141e" style:font-size-asian="12pt" style:font-name-complex="Courier New" style:font-size-complex="12pt"/>
    </style:style>
    <style:style style:name="P75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92141e" officeooo:paragraph-rsid="0294a56c" style:font-size-asian="12pt" style:font-name-complex="Courier New" style:font-size-complex="12pt"/>
    </style:style>
    <style:style style:name="P75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94a56c" officeooo:paragraph-rsid="0294a56c" style:font-size-asian="12pt" style:font-name-complex="Courier New" style:font-size-complex="12pt"/>
    </style:style>
    <style:style style:name="P75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8c23ff" officeooo:paragraph-rsid="028c23ff" style:font-size-asian="12pt" style:font-name-complex="Courier New" style:font-size-complex="12pt"/>
    </style:style>
    <style:style style:name="P75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8c23ff" officeooo:paragraph-rsid="02d406e6" style:font-size-asian="12pt" style:font-name-complex="Courier New" style:font-size-complex="12pt"/>
    </style:style>
    <style:style style:name="P75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c01a1e" officeooo:paragraph-rsid="02c01a1e" style:font-size-asian="12pt" style:font-name-complex="Courier New" style:font-size-complex="12pt"/>
    </style:style>
    <style:style style:name="P75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c434b0" officeooo:paragraph-rsid="02c434b0" style:font-size-asian="12pt" style:font-name-complex="Courier New" style:font-size-complex="12pt"/>
    </style:style>
    <style:style style:name="P75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c91b2f" officeooo:paragraph-rsid="02c91b2f" style:font-size-asian="12pt" style:font-name-complex="Courier New" style:font-size-complex="12pt"/>
    </style:style>
    <style:style style:name="P76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9dcd7a" officeooo:paragraph-rsid="029dcd7a" style:font-size-asian="12pt" style:font-name-complex="Courier New" style:font-size-complex="12pt"/>
    </style:style>
    <style:style style:name="P76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cdaf93" officeooo:paragraph-rsid="02c91b2f" style:font-size-asian="12pt" style:font-name-complex="Courier New" style:font-size-complex="12pt"/>
    </style:style>
    <style:style style:name="P76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d85e0a" officeooo:paragraph-rsid="02f777d5" style:font-size-asian="12pt" style:font-name-complex="Courier New" style:font-size-complex="12pt"/>
    </style:style>
    <style:style style:name="P76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49d003" officeooo:paragraph-rsid="031270bb" style:font-size-asian="12pt" style:font-name-complex="Courier New" style:font-size-complex="12pt"/>
    </style:style>
    <style:style style:name="P76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7f433a" officeooo:paragraph-rsid="034ec088" style:font-size-asian="12pt" style:font-name-complex="Courier New" style:font-size-complex="12pt"/>
    </style:style>
    <style:style style:name="P76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29c29e" officeooo:paragraph-rsid="036e8a45" style:font-size-asian="12pt" style:font-name-complex="Courier New" style:font-size-complex="12pt"/>
    </style:style>
    <style:style style:name="P76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31c41c7" officeooo:paragraph-rsid="036e8a45" style:font-size-asian="12pt" style:font-name-complex="Courier New" style:font-size-complex="12pt"/>
    </style:style>
    <style:style style:name="P76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37227a4" officeooo:paragraph-rsid="037227a4" style:font-size-asian="12pt" style:font-name-complex="Courier New" style:font-size-complex="12pt"/>
    </style:style>
    <style:style style:name="P76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3ad4c8d" officeooo:paragraph-rsid="01c030bf" style:font-size-asian="12pt" style:font-name-complex="Courier New" style:font-size-complex="12pt"/>
    </style:style>
    <style:style style:name="P76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091a20" officeooo:paragraph-rsid="03c6d80d" style:font-size-asian="12pt" style:font-name-complex="Courier New" style:font-size-complex="12pt"/>
    </style:style>
    <style:style style:name="P77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3cd1de6" officeooo:paragraph-rsid="03cd1de6" style:font-size-asian="12pt" style:font-name-complex="Courier New" style:font-size-complex="12pt"/>
    </style:style>
    <style:style style:name="P77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3ff4b13" officeooo:paragraph-rsid="03ff4b13" style:font-size-asian="12pt" style:font-name-complex="Courier New" style:font-size-complex="12pt"/>
    </style:style>
    <style:style style:name="P77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7614f5" officeooo:paragraph-rsid="0072e6b6" style:font-size-asian="12pt" style:font-name-complex="Courier New" style:font-size-complex="12pt"/>
    </style:style>
    <style:style style:name="P77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3ce281e" officeooo:paragraph-rsid="03ce281e" style:font-size-asian="12pt" style:font-name-complex="Courier New" style:font-size-complex="12pt"/>
    </style:style>
    <style:style style:name="P77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9409a8" officeooo:paragraph-rsid="029409a8" style:font-size-asian="12pt" style:font-name-complex="Courier New" style:font-size-complex="12pt"/>
    </style:style>
    <style:style style:name="P77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026a0f3" officeooo:paragraph-rsid="00489a88"/>
    </style:style>
    <style:style style:name="P77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02892cd" officeooo:paragraph-rsid="002892cd"/>
    </style:style>
    <style:style style:name="P77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0358be0" officeooo:paragraph-rsid="00358be0"/>
    </style:style>
    <style:style style:name="P77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03a49b0" officeooo:paragraph-rsid="003a49b0"/>
    </style:style>
    <style:style style:name="P77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0475e18" officeooo:paragraph-rsid="00475e18"/>
    </style:style>
    <style:style style:name="P78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04c7ddf" officeooo:paragraph-rsid="004c7ddf"/>
    </style:style>
    <style:style style:name="P78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0707a68" officeooo:paragraph-rsid="00723292"/>
    </style:style>
    <style:style style:name="P78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09a3c7c" officeooo:paragraph-rsid="009a3c7c"/>
    </style:style>
    <style:style style:name="P78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09a3c7c" officeooo:paragraph-rsid="00ec3819"/>
    </style:style>
    <style:style style:name="P78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1c847d5" officeooo:paragraph-rsid="01c847d5"/>
    </style:style>
    <style:style style:name="P78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1" fo:font-size="12pt" officeooo:paragraph-rsid="03d2d4b3" style:font-size-asian="12pt" style:font-name-complex="Courier New2" style:font-size-complex="12pt"/>
    </style:style>
    <style:style style:name="P786" style:family="paragraph" style:parent-style-name="Standard">
      <style:paragraph-properties fo:margin-left="0in" fo:margin-right="0in" fo:text-indent="1in" style:auto-text-indent="false"/>
      <style:text-properties officeooo:paragraph-rsid="007b58bd"/>
    </style:style>
    <style:style style:name="P787" style:family="paragraph" style:parent-style-name="Standard">
      <style:paragraph-properties fo:margin-left="0in" fo:margin-right="0in" fo:text-indent="1in" style:auto-text-indent="false"/>
      <style:text-properties officeooo:paragraph-rsid="007c62e4"/>
    </style:style>
    <style:style style:name="P788" style:family="paragraph" style:parent-style-name="Standard">
      <style:paragraph-properties fo:margin-left="0in" fo:margin-right="0in" fo:text-indent="1in" style:auto-text-indent="false"/>
      <style:text-properties officeooo:paragraph-rsid="010d6bfe"/>
    </style:style>
    <style:style style:name="P789" style:family="paragraph" style:parent-style-name="Standard">
      <style:paragraph-properties fo:margin-left="0in" fo:margin-right="0in" fo:text-indent="1in" style:auto-text-indent="false"/>
      <style:text-properties officeooo:paragraph-rsid="010ef351"/>
    </style:style>
    <style:style style:name="P790" style:family="paragraph" style:parent-style-name="Standard">
      <style:paragraph-properties fo:margin-left="0in" fo:margin-right="0in" fo:text-indent="1in" style:auto-text-indent="false"/>
      <style:text-properties officeooo:paragraph-rsid="01203ff7"/>
    </style:style>
    <style:style style:name="P791" style:family="paragraph" style:parent-style-name="Standard">
      <style:paragraph-properties fo:margin-left="0in" fo:margin-right="0in" fo:text-indent="1in" style:auto-text-indent="false"/>
      <style:text-properties officeooo:paragraph-rsid="01210e6f"/>
    </style:style>
    <style:style style:name="P792" style:family="paragraph" style:parent-style-name="Standard">
      <style:paragraph-properties fo:margin-left="0.3in" fo:margin-right="0.3in" fo:margin-top="0in" fo:margin-bottom="0.139in" loext:contextual-spacing="false" fo:text-indent="0in" style:auto-text-indent="false">
        <style:tab-stops>
          <style:tab-stop style:position="3.75in"/>
        </style:tab-stops>
      </style:paragraph-properties>
      <style:text-properties style:font-name="Courier New" fo:font-size="12pt" officeooo:paragraph-rsid="007b58bd" style:font-size-asian="12pt" style:font-name-complex="Courier New" style:font-size-complex="12pt"/>
    </style:style>
    <style:style style:name="P793" style:family="paragraph" style:parent-style-name="Standard">
      <style:paragraph-properties fo:margin-left="0.3in" fo:margin-right="0.3in" fo:margin-top="0in" fo:margin-bottom="0.139in" loext:contextual-spacing="false" fo:text-indent="0in" style:auto-text-indent="false">
        <style:tab-stops>
          <style:tab-stop style:position="3.75in"/>
        </style:tab-stops>
      </style:paragraph-properties>
      <style:text-properties style:font-name="Courier New" fo:font-size="12pt" officeooo:paragraph-rsid="01210e6f" style:font-size-asian="12pt" style:font-name-complex="Courier New" style:font-size-complex="12pt"/>
    </style:style>
    <style:style style:name="P794" style:family="paragraph" style:parent-style-name="Standard">
      <style:paragraph-properties fo:margin-left="0.3in" fo:margin-right="0.3in" fo:margin-top="0in" fo:margin-bottom="0.139in" loext:contextual-spacing="false" fo:text-indent="0in" style:auto-text-indent="false">
        <style:tab-stops>
          <style:tab-stop style:position="3.75in"/>
        </style:tab-stops>
      </style:paragraph-properties>
      <style:text-properties style:font-name="Courier New" fo:font-size="12pt" officeooo:rsid="01194f9f" officeooo:paragraph-rsid="010ef351" style:font-size-asian="12pt" style:font-name-complex="Courier New" style:font-size-complex="12pt"/>
    </style:style>
    <style:style style:name="P795" style:family="paragraph" style:parent-style-name="Standard">
      <style:paragraph-properties fo:margin-left="0.3in" fo:margin-right="0.3in" fo:margin-top="0in" fo:margin-bottom="0.139in" loext:contextual-spacing="false" fo:text-indent="0in" style:auto-text-indent="false">
        <style:tab-stops>
          <style:tab-stop style:position="3.75in"/>
        </style:tab-stops>
      </style:paragraph-properties>
      <style:text-properties style:font-name="Courier New" fo:font-size="12pt" officeooo:rsid="0112fccb" officeooo:paragraph-rsid="01be6508" style:font-size-asian="12pt" style:font-name-complex="Courier New" style:font-size-complex="12pt"/>
    </style:style>
    <style:style style:name="P796" style:family="paragraph" style:parent-style-name="Standard">
      <style:paragraph-properties fo:margin-left="0.3in" fo:margin-right="0.3in" fo:margin-top="0in" fo:margin-bottom="0.139in" loext:contextual-spacing="false" fo:text-indent="0in" style:auto-text-indent="false">
        <style:tab-stops>
          <style:tab-stop style:position="3.75in"/>
        </style:tab-stops>
      </style:paragraph-properties>
      <style:text-properties style:font-name="Courier New" fo:font-size="12pt" officeooo:rsid="01153d21" officeooo:paragraph-rsid="0116b9da" style:font-size-asian="12pt" style:font-name-complex="Courier New" style:font-size-complex="12pt"/>
    </style:style>
    <style:style style:name="P797" style:family="paragraph" style:parent-style-name="Standard">
      <style:paragraph-properties fo:margin-left="0.3in" fo:margin-right="0.3in" fo:margin-top="0in" fo:margin-bottom="0.139in" loext:contextual-spacing="false" fo:text-indent="0in" style:auto-text-indent="false">
        <style:tab-stops>
          <style:tab-stop style:position="3.75in"/>
        </style:tab-stops>
      </style:paragraph-properties>
      <style:text-properties officeooo:paragraph-rsid="007a3e7f"/>
    </style:style>
    <style:style style:name="P798" style:family="paragraph" style:parent-style-name="Standard">
      <style:paragraph-properties fo:margin-left="0.3in" fo:margin-right="0.3in" fo:margin-top="0in" fo:margin-bottom="0.139in" loext:contextual-spacing="false" fo:text-indent="0in" style:auto-text-indent="false">
        <style:tab-stops>
          <style:tab-stop style:position="3.75in"/>
        </style:tab-stops>
      </style:paragraph-properties>
      <style:text-properties officeooo:paragraph-rsid="01203ff7"/>
    </style:style>
    <style:style style:name="P799" style:family="paragraph" style:parent-style-name="Standard">
      <style:paragraph-properties fo:margin-left="0.3in" fo:margin-right="0.3in" fo:margin-top="0in" fo:margin-bottom="0.139in" loext:contextual-spacing="false" fo:text-indent="0in" style:auto-text-indent="false">
        <style:tab-stops>
          <style:tab-stop style:position="3.75in"/>
        </style:tab-stops>
      </style:paragraph-properties>
      <style:text-properties officeooo:rsid="01210e6f" officeooo:paragraph-rsid="01210e6f"/>
    </style:style>
    <style:style style:name="P800" style:family="paragraph" style:parent-style-name="Standard" style:list-style-name="WWNum2">
      <style:paragraph-properties fo:margin-top="0in" fo:margin-bottom="0.1665in" loext:contextual-spacing="false"/>
      <style:text-properties style:font-name="Courier New1" fo:font-size="12pt" officeooo:paragraph-rsid="03d2d4b3" style:font-size-asian="12pt" style:font-name-complex="Courier New2" style:font-size-complex="12pt"/>
    </style:style>
    <style:style style:name="P801" style:family="paragraph" style:parent-style-name="Standard">
      <style:paragraph-properties fo:margin-top="0in" fo:margin-bottom="0.1665in" loext:contextual-spacing="false"/>
      <style:text-properties style:font-name="Courier New" fo:font-size="12pt" officeooo:paragraph-rsid="04551345" style:font-size-asian="12pt" style:font-name-complex="Courier New" style:font-size-complex="12pt"/>
    </style:style>
    <style:style style:name="P802" style:family="paragraph" style:parent-style-name="Standard">
      <style:paragraph-properties fo:margin-top="0in" fo:margin-bottom="0.1665in" loext:contextual-spacing="false"/>
      <style:text-properties style:font-name="Courier New" fo:font-size="12pt" officeooo:rsid="00d2e809" officeooo:paragraph-rsid="045bb439" style:font-size-asian="12pt" style:font-name-complex="Courier New" style:font-size-complex="12pt"/>
    </style:style>
    <style:style style:name="P803" style:family="paragraph" style:parent-style-name="Standard">
      <style:paragraph-properties fo:margin-top="0in" fo:margin-bottom="0.1665in" loext:contextual-spacing="false"/>
      <style:text-properties style:use-window-font-color="true" style:font-name="Courier New" fo:font-size="12pt" fo:language="en" fo:country="US" style:font-name-asian="Times New Roman" style:font-size-asian="12pt" style:font-name-complex="Courier New" style:font-size-complex="12pt" style:language-complex="ar" style:country-complex="SA"/>
    </style:style>
    <style:style style:name="P804" style:family="paragraph" style:parent-style-name="Standard">
      <style:paragraph-properties fo:margin-top="0in" fo:margin-bottom="0.1665in" loext:contextual-spacing="false"/>
      <style:text-properties style:use-window-font-color="true" style:font-name="Courier New" fo:font-size="12pt" fo:language="en" fo:country="US" officeooo:rsid="003d391a" officeooo:paragraph-rsid="003d391a" style:font-name-asian="Times New Roman" style:font-size-asian="12pt" style:font-name-complex="Courier New" style:font-size-complex="12pt" style:language-complex="ar" style:country-complex="SA"/>
    </style:style>
    <style:style style:name="P805" style:family="paragraph" style:parent-style-name="Standard">
      <style:paragraph-properties fo:margin-top="0in" fo:margin-bottom="0.1665in" loext:contextual-spacing="false"/>
      <style:text-properties style:use-window-font-color="true" style:font-name="Courier New" fo:font-size="12pt" fo:language="en" fo:country="US" officeooo:paragraph-rsid="003d391a" style:font-name-asian="Times New Roman" style:font-size-asian="12pt" style:font-name-complex="Courier New" style:font-size-complex="12pt" style:language-complex="ar" style:country-complex="SA"/>
    </style:style>
    <style:style style:name="P806" style:family="paragraph" style:parent-style-name="Standard">
      <style:paragraph-properties fo:margin-left="0in" fo:margin-right="0in" fo:text-indent="2in" style:auto-text-indent="false"/>
      <style:text-properties style:font-name="Courier New" fo:font-size="12pt" officeooo:paragraph-rsid="04556312" style:font-size-asian="12pt" style:font-name-complex="Courier New" style:font-size-complex="12pt"/>
    </style:style>
    <style:style style:name="P807" style:family="paragraph" style:parent-style-name="Standard">
      <style:paragraph-properties fo:margin-left="0in" fo:margin-right="0in" fo:text-indent="2in" style:auto-text-indent="false"/>
      <style:text-properties style:font-name="Courier New" fo:font-size="12pt" officeooo:rsid="046a37e1" officeooo:paragraph-rsid="046a37e1" style:font-size-asian="12pt" style:font-name-complex="Courier New" style:font-size-complex="12pt"/>
    </style:style>
    <style:style style:name="P808" style:family="paragraph" style:parent-style-name="Standard">
      <style:paragraph-properties fo:margin-left="0in" fo:margin-right="0in" fo:text-indent="2in" style:auto-text-indent="false"/>
      <style:text-properties officeooo:paragraph-rsid="00b502f2"/>
    </style:style>
    <style:style style:name="P80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45bb439" officeooo:paragraph-rsid="045bb439" style:font-size-asian="12pt" style:font-name-complex="Courier New" style:font-size-complex="12pt"/>
    </style:style>
    <style:style style:name="P81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462b2d7" officeooo:paragraph-rsid="0462b2d7" style:font-size-asian="12pt" style:font-name-complex="Courier New" style:font-size-complex="12pt"/>
    </style:style>
    <style:style style:name="P81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4658c6c" officeooo:paragraph-rsid="04658c6c" style:font-size-asian="12pt" style:font-name-complex="Courier New" style:font-size-complex="12pt"/>
    </style:style>
    <style:style style:name="P81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use-window-font-color="true" style:font-name="Courier New" fo:font-size="12pt" fo:language="en" fo:country="US" style:font-name-asian="Times New Roman" style:font-size-asian="12pt" style:font-name-complex="Courier New" style:font-size-complex="12pt" style:language-complex="ar" style:country-complex="SA"/>
    </style:style>
    <style:style style:name="P813" style:family="paragraph" style:parent-style-name="Heading_20_2">
      <style:text-properties style:font-size-complex="12pt"/>
    </style:style>
    <style:style style:name="P814" style:family="paragraph" style:parent-style-name="Heading_20_2">
      <style:text-properties officeooo:paragraph-rsid="03329fe1" style:font-size-complex="12pt"/>
    </style:style>
    <style:style style:name="P815" style:family="paragraph" style:parent-style-name="Heading_20_2">
      <style:text-properties officeooo:paragraph-rsid="034bc129" style:font-size-complex="12pt"/>
    </style:style>
    <style:style style:name="P816" style:family="paragraph" style:parent-style-name="Heading_20_2">
      <style:text-properties officeooo:paragraph-rsid="02c91b2f" style:font-size-complex="12pt"/>
    </style:style>
    <style:style style:name="P817" style:family="paragraph" style:parent-style-name="Heading_20_2">
      <style:text-properties officeooo:paragraph-rsid="019b0edc" style:font-size-complex="12pt"/>
    </style:style>
    <style:style style:name="P818" style:family="paragraph" style:parent-style-name="Heading_20_2">
      <style:text-properties officeooo:paragraph-rsid="02efc87e" style:font-size-complex="12pt"/>
    </style:style>
    <style:style style:name="P819" style:family="paragraph" style:parent-style-name="Heading_20_2">
      <style:text-properties officeooo:paragraph-rsid="0083dcc7" style:font-size-complex="12pt"/>
    </style:style>
    <style:style style:name="P820" style:family="paragraph" style:parent-style-name="Heading_20_2">
      <style:text-properties officeooo:paragraph-rsid="009499a2" style:font-size-complex="12pt"/>
    </style:style>
    <style:style style:name="P821" style:family="paragraph" style:parent-style-name="Heading_20_2">
      <style:text-properties officeooo:paragraph-rsid="01c030bf" style:font-size-complex="12pt"/>
    </style:style>
    <style:style style:name="P822" style:family="paragraph" style:parent-style-name="Heading_20_2">
      <style:text-properties officeooo:paragraph-rsid="02d406e6"/>
    </style:style>
    <style:style style:name="P823" style:family="paragraph" style:parent-style-name="Heading_20_3">
      <style:paragraph-properties fo:margin-top="0.1665in" fo:margin-bottom="0in" loext:contextual-spacing="false"/>
    </style:style>
    <style:style style:name="P824" style:family="paragraph" style:parent-style-name="Heading_20_3">
      <style:paragraph-properties fo:margin-top="0.1665in" fo:margin-bottom="0in" loext:contextual-spacing="false"/>
      <style:text-properties style:font-name="Courier New" style:font-name-complex="Courier New" style:font-size-complex="12pt"/>
    </style:style>
    <style:style style:name="P825" style:family="paragraph" style:parent-style-name="Heading_20_3">
      <style:paragraph-properties fo:margin-top="0.1665in" fo:margin-bottom="0in" loext:contextual-spacing="false"/>
      <style:text-properties style:font-name="Courier New" officeooo:paragraph-rsid="0026a0f3" style:font-name-complex="Courier New" style:font-size-complex="12pt"/>
    </style:style>
    <style:style style:name="P826" style:family="paragraph" style:parent-style-name="Heading_20_3">
      <style:paragraph-properties fo:margin-top="0.1665in" fo:margin-bottom="0in" loext:contextual-spacing="false"/>
      <style:text-properties style:font-name="Courier New" officeooo:paragraph-rsid="036e8a45" style:font-name-complex="Courier New" style:font-size-complex="12pt"/>
    </style:style>
    <style:style style:name="P827" style:family="paragraph" style:parent-style-name="Heading_20_3">
      <style:paragraph-properties fo:margin-top="0.1665in" fo:margin-bottom="0in" loext:contextual-spacing="false"/>
      <style:text-properties style:font-name="Courier New" officeooo:paragraph-rsid="036ec0b0" style:font-name-complex="Courier New" style:font-size-complex="12pt"/>
    </style:style>
    <style:style style:name="P828" style:family="paragraph" style:parent-style-name="Heading_20_3">
      <style:paragraph-properties fo:margin-top="0.1665in" fo:margin-bottom="0in" loext:contextual-spacing="false"/>
      <style:text-properties style:font-name="Courier New" officeooo:paragraph-rsid="03217320" style:font-name-complex="Courier New" style:font-size-complex="12pt"/>
    </style:style>
    <style:style style:name="P829" style:family="paragraph" style:parent-style-name="Heading_20_3">
      <style:paragraph-properties fo:margin-top="0.1665in" fo:margin-bottom="0in" loext:contextual-spacing="false"/>
      <style:text-properties style:font-name="Courier New" officeooo:paragraph-rsid="032236c0" style:font-name-complex="Courier New" style:font-size-complex="12pt"/>
    </style:style>
    <style:style style:name="P830" style:family="paragraph" style:parent-style-name="Heading_20_3">
      <style:paragraph-properties fo:margin-top="0.1665in" fo:margin-bottom="0in" loext:contextual-spacing="false"/>
      <style:text-properties style:font-name="Courier New" officeooo:paragraph-rsid="03c6d80d" style:font-name-complex="Courier New" style:font-size-complex="12pt"/>
    </style:style>
    <style:style style:name="P831" style:family="paragraph" style:parent-style-name="Heading_20_3">
      <style:paragraph-properties fo:margin-top="0.1665in" fo:margin-bottom="0in" loext:contextual-spacing="false"/>
      <style:text-properties style:font-name="Courier New" officeooo:paragraph-rsid="028d2701" style:font-name-complex="Courier New" style:font-size-complex="12pt"/>
    </style:style>
    <style:style style:name="P832" style:family="paragraph" style:parent-style-name="Heading_20_3">
      <style:paragraph-properties fo:margin-top="0.1665in" fo:margin-bottom="0in" loext:contextual-spacing="false"/>
      <style:text-properties style:font-name="Courier New" officeooo:paragraph-rsid="028d743d" style:font-name-complex="Courier New" style:font-size-complex="12pt"/>
    </style:style>
    <style:style style:name="P833" style:family="paragraph" style:parent-style-name="Heading_20_3">
      <style:paragraph-properties fo:margin-top="0.1665in" fo:margin-bottom="0in" loext:contextual-spacing="false"/>
      <style:text-properties style:font-name="Courier New" officeooo:paragraph-rsid="028ec5b2" style:font-name-complex="Courier New" style:font-size-complex="12pt"/>
    </style:style>
    <style:style style:name="P834" style:family="paragraph" style:parent-style-name="Heading_20_3">
      <style:paragraph-properties fo:margin-top="0.1665in" fo:margin-bottom="0in" loext:contextual-spacing="false"/>
      <style:text-properties style:font-name="Courier New" officeooo:paragraph-rsid="02c01a1e" style:font-name-complex="Courier New" style:font-size-complex="12pt"/>
    </style:style>
    <style:style style:name="P835" style:family="paragraph" style:parent-style-name="Heading_20_3">
      <style:paragraph-properties fo:margin-top="0.1665in" fo:margin-bottom="0in" loext:contextual-spacing="false"/>
      <style:text-properties style:font-name="Courier New" officeooo:paragraph-rsid="00358be0" style:font-name-complex="Courier New" style:font-size-complex="12pt"/>
    </style:style>
    <style:style style:name="P836" style:family="paragraph" style:parent-style-name="Heading_20_3">
      <style:paragraph-properties fo:margin-top="0.1665in" fo:margin-bottom="0in" loext:contextual-spacing="false"/>
      <style:text-properties style:font-name="Courier New" officeooo:paragraph-rsid="003b5934" style:font-name-complex="Courier New" style:font-size-complex="12pt"/>
    </style:style>
    <style:style style:name="P837" style:family="paragraph" style:parent-style-name="Heading_20_3">
      <style:paragraph-properties fo:margin-top="0.1665in" fo:margin-bottom="0in" loext:contextual-spacing="false"/>
      <style:text-properties style:font-name="Courier New" officeooo:paragraph-rsid="034a3fa9" style:font-name-complex="Courier New" style:font-size-complex="12pt"/>
    </style:style>
    <style:style style:name="P838" style:family="paragraph" style:parent-style-name="Heading_20_3">
      <style:paragraph-properties fo:margin-top="0.1665in" fo:margin-bottom="0in" loext:contextual-spacing="false"/>
      <style:text-properties style:font-name="Courier New" officeooo:paragraph-rsid="00428607" style:font-name-complex="Courier New" style:font-size-complex="12pt"/>
    </style:style>
    <style:style style:name="P839" style:family="paragraph" style:parent-style-name="Heading_20_3">
      <style:paragraph-properties fo:margin-top="0.1665in" fo:margin-bottom="0in" loext:contextual-spacing="false"/>
      <style:text-properties style:font-name="Courier New" officeooo:paragraph-rsid="034ec088" style:font-name-complex="Courier New" style:font-size-complex="12pt"/>
    </style:style>
    <style:style style:name="P840" style:family="paragraph" style:parent-style-name="Heading_20_3">
      <style:paragraph-properties fo:margin-top="0.1665in" fo:margin-bottom="0in" loext:contextual-spacing="false"/>
      <style:text-properties style:font-name="Courier New" officeooo:paragraph-rsid="019b0edc" style:font-name-complex="Courier New" style:font-size-complex="12pt"/>
    </style:style>
    <style:style style:name="P841" style:family="paragraph" style:parent-style-name="Heading_20_3">
      <style:paragraph-properties fo:margin-top="0.1665in" fo:margin-bottom="0in" loext:contextual-spacing="false"/>
      <style:text-properties style:font-name="Courier New" officeooo:paragraph-rsid="006ed741" style:font-name-complex="Courier New" style:font-size-complex="12pt"/>
    </style:style>
    <style:style style:name="P842" style:family="paragraph" style:parent-style-name="Heading_20_3">
      <style:paragraph-properties fo:margin-top="0.1665in" fo:margin-bottom="0in" loext:contextual-spacing="false"/>
      <style:text-properties style:font-name="Courier New" officeooo:paragraph-rsid="00723292" style:font-name-complex="Courier New" style:font-size-complex="12pt"/>
    </style:style>
    <style:style style:name="P843" style:family="paragraph" style:parent-style-name="Heading_20_3">
      <style:paragraph-properties fo:margin-top="0.1665in" fo:margin-bottom="0in" loext:contextual-spacing="false"/>
      <style:text-properties style:font-name="Courier New" officeooo:paragraph-rsid="00eb5b37" style:font-name-complex="Courier New" style:font-size-complex="12pt"/>
    </style:style>
    <style:style style:name="P844" style:family="paragraph" style:parent-style-name="Heading_20_3">
      <style:paragraph-properties fo:margin-top="0.1665in" fo:margin-bottom="0in" loext:contextual-spacing="false"/>
      <style:text-properties style:font-name="Courier New" officeooo:paragraph-rsid="0083dcc7" style:font-name-complex="Courier New" style:font-size-complex="12pt"/>
    </style:style>
    <style:style style:name="P845" style:family="paragraph" style:parent-style-name="Heading_20_3">
      <style:paragraph-properties fo:margin-top="0.1665in" fo:margin-bottom="0in" loext:contextual-spacing="false"/>
      <style:text-properties style:font-name="Courier New" officeooo:paragraph-rsid="045bb439" style:font-name-complex="Courier New" style:font-size-complex="12pt"/>
    </style:style>
    <style:style style:name="P846" style:family="paragraph" style:parent-style-name="Heading_20_3">
      <style:paragraph-properties fo:margin-top="0.1665in" fo:margin-bottom="0in" loext:contextual-spacing="false"/>
      <style:text-properties style:font-name="Courier New" officeooo:paragraph-rsid="03a6d1df" style:font-name-complex="Courier New" style:font-size-complex="12pt"/>
    </style:style>
    <style:style style:name="P847" style:family="paragraph" style:parent-style-name="Heading_20_3">
      <style:paragraph-properties fo:margin-top="0.1665in" fo:margin-bottom="0in" loext:contextual-spacing="false"/>
      <style:text-properties style:font-name="Courier New" officeooo:paragraph-rsid="00f99835" style:font-name-complex="Courier New" style:font-size-complex="12pt"/>
    </style:style>
    <style:style style:name="P848" style:family="paragraph" style:parent-style-name="Heading_20_3">
      <style:paragraph-properties fo:margin-top="0.1665in" fo:margin-bottom="0in" loext:contextual-spacing="false"/>
      <style:text-properties style:font-name="Courier New" officeooo:paragraph-rsid="00983022" style:font-name-complex="Courier New" style:font-size-complex="12pt"/>
    </style:style>
    <style:style style:name="P849" style:family="paragraph" style:parent-style-name="Heading_20_3">
      <style:paragraph-properties fo:margin-top="0.1665in" fo:margin-bottom="0in" loext:contextual-spacing="false"/>
      <style:text-properties style:font-name="Courier New" officeooo:paragraph-rsid="0158dd01" style:font-name-complex="Courier New" style:font-size-complex="12pt"/>
    </style:style>
    <style:style style:name="P850" style:family="paragraph" style:parent-style-name="Heading_20_3">
      <style:paragraph-properties fo:margin-top="0.1665in" fo:margin-bottom="0in" loext:contextual-spacing="false"/>
      <style:text-properties style:font-name="Courier New" officeooo:paragraph-rsid="014e6202" style:font-name-complex="Courier New" style:font-size-complex="12pt"/>
    </style:style>
    <style:style style:name="P851" style:family="paragraph" style:parent-style-name="Heading_20_3">
      <style:paragraph-properties fo:margin-top="0.1665in" fo:margin-bottom="0in" loext:contextual-spacing="false"/>
      <style:text-properties style:font-name="Courier New" officeooo:paragraph-rsid="015dee2a" style:font-name-complex="Courier New" style:font-size-complex="12pt"/>
    </style:style>
    <style:style style:name="P852" style:family="paragraph" style:parent-style-name="Heading_20_3">
      <style:paragraph-properties fo:margin-top="0.1665in" fo:margin-bottom="0in" loext:contextual-spacing="false"/>
      <style:text-properties officeooo:paragraph-rsid="00492e46"/>
    </style:style>
    <style:style style:name="P853" style:family="paragraph" style:parent-style-name="Heading_20_3">
      <style:paragraph-properties fo:margin-top="0.1665in" fo:margin-bottom="0in" loext:contextual-spacing="false"/>
      <style:text-properties style:font-name="Courier New1" fo:font-size="12pt" officeooo:paragraph-rsid="03d2d4b3" style:font-size-asian="12pt" style:font-name-complex="Courier New2" style:font-size-complex="12pt"/>
    </style:style>
    <style:style style:name="P854" style:family="paragraph" style:parent-style-name="Heading_20_3">
      <style:paragraph-properties fo:margin-top="0.1665in" fo:margin-bottom="0in" loext:contextual-spacing="false"/>
      <style:text-properties officeooo:paragraph-rsid="03d2d4b3"/>
    </style:style>
    <style:style style:name="P855" style:family="paragraph" style:parent-style-name="Heading_20_3">
      <style:paragraph-properties fo:margin-top="0.1665in" fo:margin-bottom="0in" loext:contextual-spacing="false"/>
      <style:text-properties officeooo:paragraph-rsid="017df5f8"/>
    </style:style>
    <style:style style:name="P856" style:family="paragraph" style:parent-style-name="Heading_20_3">
      <style:paragraph-properties fo:margin-top="0.1665in" fo:margin-bottom="0in" loext:contextual-spacing="false"/>
      <style:text-properties officeooo:paragraph-rsid="02c434b0"/>
    </style:style>
    <style:style style:name="P857" style:family="paragraph" style:parent-style-name="Heading_20_3">
      <style:paragraph-properties fo:margin-top="0.1665in" fo:margin-bottom="0in" loext:contextual-spacing="false"/>
      <style:text-properties officeooo:paragraph-rsid="019b0edc"/>
    </style:style>
    <style:style style:name="P858" style:family="paragraph" style:parent-style-name="Heading_20_3">
      <style:paragraph-properties fo:margin-top="0.1665in" fo:margin-bottom="0in" loext:contextual-spacing="false"/>
      <style:text-properties officeooo:paragraph-rsid="011c1959"/>
    </style:style>
    <style:style style:name="P859" style:family="paragraph" style:parent-style-name="Heading_20_3">
      <style:paragraph-properties fo:margin-top="0.1665in" fo:margin-bottom="0in" loext:contextual-spacing="false"/>
      <style:text-properties officeooo:paragraph-rsid="00ef36e7"/>
    </style:style>
    <style:style style:name="P860" style:family="paragraph" style:parent-style-name="Heading_20_3">
      <style:paragraph-properties fo:margin-top="0.1665in" fo:margin-bottom="0in" loext:contextual-spacing="false"/>
      <style:text-properties officeooo:paragraph-rsid="00f7e5e5"/>
    </style:style>
    <style:style style:name="P861" style:family="paragraph" style:parent-style-name="Heading_20_3">
      <style:paragraph-properties fo:margin-top="0.1665in" fo:margin-bottom="0in" loext:contextual-spacing="false"/>
      <style:text-properties officeooo:paragraph-rsid="0096b980"/>
    </style:style>
    <style:style style:name="P862" style:family="paragraph" style:parent-style-name="Heading_20_3">
      <style:paragraph-properties fo:margin-top="0.1665in" fo:margin-bottom="0in" loext:contextual-spacing="false"/>
      <style:text-properties officeooo:paragraph-rsid="00f920ca"/>
    </style:style>
    <style:style style:name="P863" style:family="paragraph" style:parent-style-name="Heading_20_3">
      <style:paragraph-properties fo:margin-top="0.1665in" fo:margin-bottom="0in" loext:contextual-spacing="false"/>
      <style:text-properties officeooo:paragraph-rsid="03a6a698"/>
    </style:style>
    <style:style style:name="P864" style:family="paragraph" style:parent-style-name="Heading_20_3">
      <style:paragraph-properties fo:margin-top="0.1665in" fo:margin-bottom="0in" loext:contextual-spacing="false"/>
      <style:text-properties officeooo:paragraph-rsid="008cc2cd"/>
    </style:style>
    <style:style style:name="P865" style:family="paragraph" style:parent-style-name="Heading_20_3">
      <style:paragraph-properties fo:margin-top="0.1665in" fo:margin-bottom="0in" loext:contextual-spacing="false"/>
      <style:text-properties officeooo:paragraph-rsid="01022de5"/>
    </style:style>
    <style:style style:name="P866" style:family="paragraph" style:parent-style-name="Heading_20_3">
      <style:paragraph-properties fo:margin-top="0.1665in" fo:margin-bottom="0in" loext:contextual-spacing="false"/>
      <style:text-properties officeooo:paragraph-rsid="010d6bfe"/>
    </style:style>
    <style:style style:name="P867" style:family="paragraph" style:parent-style-name="Heading_20_3">
      <style:paragraph-properties fo:margin-top="0.1665in" fo:margin-bottom="0in" loext:contextual-spacing="false"/>
      <style:text-properties officeooo:paragraph-rsid="0099368f"/>
    </style:style>
    <style:style style:name="P868" style:family="paragraph" style:parent-style-name="Heading_20_3">
      <style:paragraph-properties fo:margin-left="0in" fo:margin-right="0in" fo:margin-top="0.1665in" fo:margin-bottom="0in" loext:contextual-spacing="false" fo:text-indent="2in" style:auto-text-indent="false"/>
      <style:text-properties style:font-name="Courier New" fo:font-size="12pt" officeooo:rsid="03ff920e" officeooo:paragraph-rsid="0400828f" style:font-size-asian="12pt" style:font-name-complex="Courier New" style:font-size-complex="12pt"/>
    </style:style>
    <style:style style:name="T1" style:family="text">
      <style:text-properties fo:font-size="12pt" style:font-size-asian="12pt" style:font-size-complex="12pt"/>
    </style:style>
    <style:style style:name="T2" style:family="text">
      <style:text-properties fo:font-size="12pt" officeooo:rsid="002892cd" style:font-size-asian="12pt" style:font-size-complex="12pt"/>
    </style:style>
    <style:style style:name="T3" style:family="text">
      <style:text-properties fo:font-size="12pt" officeooo:rsid="01ad1d15" style:font-size-asian="12pt" style:font-size-complex="12pt"/>
    </style:style>
    <style:style style:name="T4" style:family="text">
      <style:text-properties fo:font-size="12pt" officeooo:rsid="0308a6fc" style:font-size-asian="12pt" style:font-size-complex="12pt"/>
    </style:style>
    <style:style style:name="T5" style:family="text">
      <style:text-properties fo:font-size="12pt" officeooo:rsid="0377c9ed" style:font-size-asian="12pt" style:font-size-complex="12pt"/>
    </style:style>
    <style:style style:name="T6" style:family="text">
      <style:text-properties fo:font-size="12pt" officeooo:rsid="038021a1" style:font-size-asian="12pt" style:font-size-complex="12pt"/>
    </style:style>
    <style:style style:name="T7" style:family="text">
      <style:text-properties fo:font-size="12pt" officeooo:rsid="0376e15a" style:font-size-asian="12pt" style:font-size-complex="12pt"/>
    </style:style>
    <style:style style:name="T8" style:family="text">
      <style:text-properties fo:font-size="12pt" officeooo:rsid="037efbe1" style:font-size-asian="12pt" style:font-size-complex="12pt"/>
    </style:style>
    <style:style style:name="T9" style:family="text">
      <style:text-properties fo:font-size="12pt" officeooo:rsid="03bbd626" style:font-size-asian="12pt" style:font-size-complex="12pt"/>
    </style:style>
    <style:style style:name="T10" style:family="text">
      <style:text-properties fo:font-size="12pt" officeooo:rsid="0420ceef" style:font-size-asian="12pt" style:font-size-complex="12pt"/>
    </style:style>
    <style:style style:name="T11" style:family="text">
      <style:text-properties style:font-size-complex="12pt"/>
    </style:style>
    <style:style style:name="T12" style:family="text">
      <style:text-properties officeooo:rsid="019b945e" style:font-size-complex="12pt"/>
    </style:style>
    <style:style style:name="T13" style:family="text">
      <style:text-properties style:font-name="Courier New" style:font-name-complex="Courier New" style:font-size-complex="12pt"/>
    </style:style>
    <style:style style:name="T14" style:family="text">
      <style:text-properties style:font-name="Courier New" officeooo:rsid="001e07d4" style:font-name-complex="Courier New" style:font-size-complex="12pt"/>
    </style:style>
    <style:style style:name="T15" style:family="text">
      <style:text-properties style:font-name="Courier New" officeooo:rsid="0034e00e" style:font-name-complex="Courier New" style:font-size-complex="12pt"/>
    </style:style>
    <style:style style:name="T16" style:family="text">
      <style:text-properties style:font-name="Courier New" officeooo:rsid="00358be0" style:font-name-complex="Courier New" style:font-size-complex="12pt"/>
    </style:style>
    <style:style style:name="T17" style:family="text">
      <style:text-properties style:font-name="Courier New" officeooo:rsid="0037cb91" style:font-name-complex="Courier New" style:font-size-complex="12pt"/>
    </style:style>
    <style:style style:name="T18" style:family="text">
      <style:text-properties style:font-name="Courier New" officeooo:rsid="00428607" style:font-name-complex="Courier New" style:font-size-complex="12pt"/>
    </style:style>
    <style:style style:name="T19" style:family="text">
      <style:text-properties style:font-name="Courier New" officeooo:rsid="00492e46" style:font-name-complex="Courier New" style:font-size-complex="12pt"/>
    </style:style>
    <style:style style:name="T20" style:family="text">
      <style:text-properties style:font-name="Courier New" officeooo:rsid="00929a0f" style:font-name-complex="Courier New" style:font-size-complex="12pt"/>
    </style:style>
    <style:style style:name="T21" style:family="text">
      <style:text-properties style:font-name="Courier New" officeooo:rsid="0096b980" style:font-name-complex="Courier New" style:font-size-complex="12pt"/>
    </style:style>
    <style:style style:name="T22" style:family="text">
      <style:text-properties style:font-name="Courier New" officeooo:rsid="009ff6fe" style:font-name-complex="Courier New" style:font-size-complex="12pt"/>
    </style:style>
    <style:style style:name="T23" style:family="text">
      <style:text-properties style:font-name="Courier New" officeooo:rsid="00a2d6b1" style:font-name-complex="Courier New" style:font-size-complex="12pt"/>
    </style:style>
    <style:style style:name="T24" style:family="text">
      <style:text-properties style:font-name="Courier New" officeooo:rsid="00cf0870" style:font-name-complex="Courier New" style:font-size-complex="12pt"/>
    </style:style>
    <style:style style:name="T25" style:family="text">
      <style:text-properties style:font-name="Courier New" officeooo:rsid="00f7e5e5" style:font-name-complex="Courier New" style:font-size-complex="12pt"/>
    </style:style>
    <style:style style:name="T26" style:family="text">
      <style:text-properties style:font-name="Courier New" officeooo:rsid="00f920ca" style:font-name-complex="Courier New" style:font-size-complex="12pt"/>
    </style:style>
    <style:style style:name="T27" style:family="text">
      <style:text-properties style:font-name="Courier New" officeooo:rsid="00f99835" style:font-name-complex="Courier New" style:font-size-complex="12pt"/>
    </style:style>
    <style:style style:name="T28" style:family="text">
      <style:text-properties style:font-name="Courier New" officeooo:rsid="01025dbe" style:font-name-complex="Courier New" style:font-size-complex="12pt"/>
    </style:style>
    <style:style style:name="T29" style:family="text">
      <style:text-properties style:font-name="Courier New" officeooo:rsid="010d6bfe" style:font-name-complex="Courier New" style:font-size-complex="12pt"/>
    </style:style>
    <style:style style:name="T30" style:family="text">
      <style:text-properties style:font-name="Courier New" officeooo:rsid="0099368f" style:font-name-complex="Courier New" style:font-size-complex="12pt"/>
    </style:style>
    <style:style style:name="T31" style:family="text">
      <style:text-properties style:font-name="Courier New" officeooo:rsid="011c1959" style:font-name-complex="Courier New" style:font-size-complex="12pt"/>
    </style:style>
    <style:style style:name="T32" style:family="text">
      <style:text-properties style:font-name="Courier New" officeooo:rsid="01dae698" style:font-name-complex="Courier New" style:font-size-complex="12pt"/>
    </style:style>
    <style:style style:name="T33" style:family="text">
      <style:text-properties style:font-name="Courier New" officeooo:rsid="02c434b0" style:font-name-complex="Courier New" style:font-size-complex="12pt"/>
    </style:style>
    <style:style style:name="T34" style:family="text">
      <style:text-properties style:font-name="Courier New" officeooo:rsid="02f9011a" style:font-name-complex="Courier New" style:font-size-complex="12pt"/>
    </style:style>
    <style:style style:name="T35" style:family="text">
      <style:text-properties style:font-name="Courier New" officeooo:rsid="03864722" style:font-name-complex="Courier New" style:font-size-complex="12pt"/>
    </style:style>
    <style:style style:name="T36" style:family="text">
      <style:text-properties style:font-name="Courier New" officeooo:rsid="03a6a698" style:font-name-complex="Courier New" style:font-size-complex="12pt"/>
    </style:style>
    <style:style style:name="T37" style:family="text">
      <style:text-properties style:font-name="Courier New" officeooo:rsid="017614c9" style:font-name-complex="Courier New" style:font-size-complex="12pt"/>
    </style:style>
    <style:style style:name="T38" style:family="text">
      <style:text-properties style:font-name="Courier New" fo:font-size="12pt" style:font-size-asian="12pt" style:font-name-complex="Courier New" style:font-size-complex="12pt"/>
    </style:style>
    <style:style style:name="T39" style:family="text">
      <style:text-properties style:font-name="Courier New" fo:font-size="12pt" officeooo:rsid="001e07d4" style:font-size-asian="12pt" style:font-name-complex="Courier New" style:font-size-complex="12pt"/>
    </style:style>
    <style:style style:name="T40" style:family="text">
      <style:text-properties style:font-name="Courier New" fo:font-size="12pt" officeooo:rsid="001fe225" style:font-size-asian="12pt" style:font-name-complex="Courier New" style:font-size-complex="12pt"/>
    </style:style>
    <style:style style:name="T41" style:family="text">
      <style:text-properties style:font-name="Courier New" fo:font-size="12pt" officeooo:rsid="0020536e" style:font-size-asian="12pt" style:font-name-complex="Courier New" style:font-size-complex="12pt"/>
    </style:style>
    <style:style style:name="T42" style:family="text">
      <style:text-properties style:font-name="Courier New" fo:font-size="12pt" officeooo:rsid="0021c9c5" style:font-size-asian="12pt" style:font-name-complex="Courier New" style:font-size-complex="12pt"/>
    </style:style>
    <style:style style:name="T43" style:family="text">
      <style:text-properties style:font-name="Courier New" fo:font-size="12pt" officeooo:rsid="0022612c" style:font-size-asian="12pt" style:font-name-complex="Courier New" style:font-size-complex="12pt"/>
    </style:style>
    <style:style style:name="T44" style:family="text">
      <style:text-properties style:font-name="Courier New" fo:font-size="12pt" officeooo:rsid="00235583" style:font-size-asian="12pt" style:font-name-complex="Courier New" style:font-size-complex="12pt"/>
    </style:style>
    <style:style style:name="T45" style:family="text">
      <style:text-properties style:font-name="Courier New" fo:font-size="12pt" officeooo:rsid="002474aa" style:font-size-asian="12pt" style:font-name-complex="Courier New" style:font-size-complex="12pt"/>
    </style:style>
    <style:style style:name="T46" style:family="text">
      <style:text-properties style:font-name="Courier New" fo:font-size="12pt" officeooo:rsid="002543ac" style:font-size-asian="12pt" style:font-name-complex="Courier New" style:font-size-complex="12pt"/>
    </style:style>
    <style:style style:name="T47" style:family="text">
      <style:text-properties style:font-name="Courier New" fo:font-size="12pt" officeooo:rsid="0026a0f3" style:font-size-asian="12pt" style:font-name-complex="Courier New" style:font-size-complex="12pt"/>
    </style:style>
    <style:style style:name="T48" style:family="text">
      <style:text-properties style:font-name="Courier New" fo:font-size="12pt" officeooo:rsid="002892cd" style:font-size-asian="12pt" style:font-name-complex="Courier New" style:font-size-complex="12pt"/>
    </style:style>
    <style:style style:name="T49" style:family="text">
      <style:text-properties style:font-name="Courier New" fo:font-size="12pt" officeooo:rsid="0029c29e" style:font-size-asian="12pt" style:font-name-complex="Courier New" style:font-size-complex="12pt"/>
    </style:style>
    <style:style style:name="T50" style:family="text">
      <style:text-properties style:font-name="Courier New" fo:font-size="12pt" officeooo:rsid="002a11ba" style:font-size-asian="12pt" style:font-name-complex="Courier New" style:font-size-complex="12pt"/>
    </style:style>
    <style:style style:name="T51" style:family="text">
      <style:text-properties style:font-name="Courier New" fo:font-size="12pt" officeooo:rsid="002bf183" style:font-size-asian="12pt" style:font-name-complex="Courier New" style:font-size-complex="12pt"/>
    </style:style>
    <style:style style:name="T52" style:family="text">
      <style:text-properties style:font-name="Courier New" fo:font-size="12pt" officeooo:rsid="002c937b" style:font-size-asian="12pt" style:font-name-complex="Courier New" style:font-size-complex="12pt"/>
    </style:style>
    <style:style style:name="T53" style:family="text">
      <style:text-properties style:font-name="Courier New" fo:font-size="12pt" officeooo:rsid="002e2535" style:font-size-asian="12pt" style:font-name-complex="Courier New" style:font-size-complex="12pt"/>
    </style:style>
    <style:style style:name="T54" style:family="text">
      <style:text-properties style:font-name="Courier New" fo:font-size="12pt" officeooo:rsid="0030ddbf" style:font-size-asian="12pt" style:font-name-complex="Courier New" style:font-size-complex="12pt"/>
    </style:style>
    <style:style style:name="T55" style:family="text">
      <style:text-properties style:font-name="Courier New" fo:font-size="12pt" officeooo:rsid="0031a1b0" style:font-size-asian="12pt" style:font-name-complex="Courier New" style:font-size-complex="12pt"/>
    </style:style>
    <style:style style:name="T56" style:family="text">
      <style:text-properties style:font-name="Courier New" fo:font-size="12pt" officeooo:rsid="0032479d" style:font-size-asian="12pt" style:font-name-complex="Courier New" style:font-size-complex="12pt"/>
    </style:style>
    <style:style style:name="T57" style:family="text">
      <style:text-properties style:font-name="Courier New" fo:font-size="12pt" officeooo:rsid="00341cbb" style:font-size-asian="12pt" style:font-name-complex="Courier New" style:font-size-complex="12pt"/>
    </style:style>
    <style:style style:name="T58" style:family="text">
      <style:text-properties style:font-name="Courier New" fo:font-size="12pt" officeooo:rsid="0034e00e" style:font-size-asian="12pt" style:font-name-complex="Courier New" style:font-size-complex="12pt"/>
    </style:style>
    <style:style style:name="T59" style:family="text">
      <style:text-properties style:font-name="Courier New" fo:font-size="12pt" officeooo:rsid="00358be0" style:font-size-asian="12pt" style:font-name-complex="Courier New" style:font-size-complex="12pt"/>
    </style:style>
    <style:style style:name="T60" style:family="text">
      <style:text-properties style:font-name="Courier New" fo:font-size="12pt" officeooo:rsid="003734a6" style:font-size-asian="12pt" style:font-name-complex="Courier New" style:font-size-complex="12pt"/>
    </style:style>
    <style:style style:name="T61" style:family="text">
      <style:text-properties style:font-name="Courier New" fo:font-size="12pt" officeooo:rsid="00377970" style:font-size-asian="12pt" style:font-name-complex="Courier New" style:font-size-complex="12pt"/>
    </style:style>
    <style:style style:name="T62" style:family="text">
      <style:text-properties style:font-name="Courier New" fo:font-size="12pt" officeooo:rsid="0037cb91" style:font-size-asian="12pt" style:font-name-complex="Courier New" style:font-size-complex="12pt"/>
    </style:style>
    <style:style style:name="T63" style:family="text">
      <style:text-properties style:font-name="Courier New" fo:font-size="12pt" officeooo:rsid="003825a3" style:font-size-asian="12pt" style:font-name-complex="Courier New" style:font-size-complex="12pt"/>
    </style:style>
    <style:style style:name="T64" style:family="text">
      <style:text-properties style:font-name="Courier New" fo:font-size="12pt" officeooo:rsid="0038c64c" style:font-size-asian="12pt" style:font-name-complex="Courier New" style:font-size-complex="12pt"/>
    </style:style>
    <style:style style:name="T65" style:family="text">
      <style:text-properties style:font-name="Courier New" fo:font-size="12pt" officeooo:rsid="003a3991" style:font-size-asian="12pt" style:font-name-complex="Courier New" style:font-size-complex="12pt"/>
    </style:style>
    <style:style style:name="T66" style:family="text">
      <style:text-properties style:font-name="Courier New" fo:font-size="12pt" officeooo:rsid="003a49b0" style:font-size-asian="12pt" style:font-name-complex="Courier New" style:font-size-complex="12pt"/>
    </style:style>
    <style:style style:name="T67" style:family="text">
      <style:text-properties style:font-name="Courier New" fo:font-size="12pt" officeooo:rsid="003b5934" style:font-size-asian="12pt" style:font-name-complex="Courier New" style:font-size-complex="12pt"/>
    </style:style>
    <style:style style:name="T68" style:family="text">
      <style:text-properties style:font-name="Courier New" fo:font-size="12pt" officeooo:rsid="003d391a" style:font-size-asian="12pt" style:font-name-complex="Courier New" style:font-size-complex="12pt"/>
    </style:style>
    <style:style style:name="T69" style:family="text">
      <style:text-properties style:font-name="Courier New" fo:font-size="12pt" officeooo:rsid="00410755" style:font-size-asian="12pt" style:font-name-complex="Courier New" style:font-size-complex="12pt"/>
    </style:style>
    <style:style style:name="T70" style:family="text">
      <style:text-properties style:font-name="Courier New" fo:font-size="12pt" officeooo:rsid="00428607" style:font-size-asian="12pt" style:font-name-complex="Courier New" style:font-size-complex="12pt"/>
    </style:style>
    <style:style style:name="T71" style:family="text">
      <style:text-properties style:font-name="Courier New" fo:font-size="12pt" officeooo:rsid="00447cf6" style:font-size-asian="12pt" style:font-name-complex="Courier New" style:font-size-complex="12pt"/>
    </style:style>
    <style:style style:name="T72" style:family="text">
      <style:text-properties style:font-name="Courier New" fo:font-size="12pt" officeooo:rsid="0045b7d7" style:font-size-asian="12pt" style:font-name-complex="Courier New" style:font-size-complex="12pt"/>
    </style:style>
    <style:style style:name="T73" style:family="text">
      <style:text-properties style:font-name="Courier New" fo:font-size="12pt" officeooo:rsid="00475e18" style:font-size-asian="12pt" style:font-name-complex="Courier New" style:font-size-complex="12pt"/>
    </style:style>
    <style:style style:name="T74" style:family="text">
      <style:text-properties style:font-name="Courier New" fo:font-size="12pt" officeooo:rsid="00489a88" style:font-size-asian="12pt" style:font-name-complex="Courier New" style:font-size-complex="12pt"/>
    </style:style>
    <style:style style:name="T75" style:family="text">
      <style:text-properties style:font-name="Courier New" fo:font-size="12pt" officeooo:rsid="0048f312" style:font-size-asian="12pt" style:font-name-complex="Courier New" style:font-size-complex="12pt"/>
    </style:style>
    <style:style style:name="T76" style:family="text">
      <style:text-properties style:font-name="Courier New" fo:font-size="12pt" officeooo:rsid="00492e46" style:font-size-asian="12pt" style:font-name-complex="Courier New" style:font-size-complex="12pt"/>
    </style:style>
    <style:style style:name="T77" style:family="text">
      <style:text-properties style:font-name="Courier New" fo:font-size="12pt" officeooo:rsid="0049d003" style:font-size-asian="12pt" style:font-name-complex="Courier New" style:font-size-complex="12pt"/>
    </style:style>
    <style:style style:name="T78" style:family="text">
      <style:text-properties style:font-name="Courier New" fo:font-size="12pt" officeooo:rsid="004ab4cb" style:font-size-asian="12pt" style:font-name-complex="Courier New" style:font-size-complex="12pt"/>
    </style:style>
    <style:style style:name="T79" style:family="text">
      <style:text-properties style:font-name="Courier New" fo:font-size="12pt" officeooo:rsid="004bfd2c" style:font-size-asian="12pt" style:font-name-complex="Courier New" style:font-size-complex="12pt"/>
    </style:style>
    <style:style style:name="T80" style:family="text">
      <style:text-properties style:font-name="Courier New" fo:font-size="12pt" officeooo:rsid="004c453b" style:font-size-asian="12pt" style:font-name-complex="Courier New" style:font-size-complex="12pt"/>
    </style:style>
    <style:style style:name="T81" style:family="text">
      <style:text-properties style:font-name="Courier New" fo:font-size="12pt" officeooo:rsid="004c7ddf" style:font-size-asian="12pt" style:font-name-complex="Courier New" style:font-size-complex="12pt"/>
    </style:style>
    <style:style style:name="T82" style:family="text">
      <style:text-properties style:font-name="Courier New" fo:font-size="12pt" officeooo:rsid="004d7e5d" style:font-size-asian="12pt" style:font-name-complex="Courier New" style:font-size-complex="12pt"/>
    </style:style>
    <style:style style:name="T83" style:family="text">
      <style:text-properties style:font-name="Courier New" fo:font-size="12pt" officeooo:rsid="004dc5a0" style:font-size-asian="12pt" style:font-name-complex="Courier New" style:font-size-complex="12pt"/>
    </style:style>
    <style:style style:name="T84" style:family="text">
      <style:text-properties style:font-name="Courier New" fo:font-size="12pt" officeooo:rsid="004e91de" style:font-size-asian="12pt" style:font-name-complex="Courier New" style:font-size-complex="12pt"/>
    </style:style>
    <style:style style:name="T85" style:family="text">
      <style:text-properties style:font-name="Courier New" fo:font-size="12pt" officeooo:rsid="004fc3d3" style:font-size-asian="12pt" style:font-name-complex="Courier New" style:font-size-complex="12pt"/>
    </style:style>
    <style:style style:name="T86" style:family="text">
      <style:text-properties style:font-name="Courier New" fo:font-size="12pt" officeooo:rsid="0050ffe4" style:font-size-asian="12pt" style:font-name-complex="Courier New" style:font-size-complex="12pt"/>
    </style:style>
    <style:style style:name="T87" style:family="text">
      <style:text-properties style:font-name="Courier New" fo:font-size="12pt" officeooo:rsid="005486aa" style:font-size-asian="12pt" style:font-name-complex="Courier New" style:font-size-complex="12pt"/>
    </style:style>
    <style:style style:name="T88" style:family="text">
      <style:text-properties style:font-name="Courier New" fo:font-size="12pt" officeooo:rsid="00559830" style:font-size-asian="12pt" style:font-name-complex="Courier New" style:font-size-complex="12pt"/>
    </style:style>
    <style:style style:name="T89" style:family="text">
      <style:text-properties style:font-name="Courier New" fo:font-size="12pt" officeooo:rsid="00579038" style:font-size-asian="12pt" style:font-name-complex="Courier New" style:font-size-complex="12pt"/>
    </style:style>
    <style:style style:name="T90" style:family="text">
      <style:text-properties style:font-name="Courier New" fo:font-size="12pt" officeooo:rsid="00586bb7" style:font-size-asian="12pt" style:font-name-complex="Courier New" style:font-size-complex="12pt"/>
    </style:style>
    <style:style style:name="T91" style:family="text">
      <style:text-properties style:font-name="Courier New" fo:font-size="12pt" officeooo:rsid="005a4c2a" style:font-size-asian="12pt" style:font-name-complex="Courier New" style:font-size-complex="12pt"/>
    </style:style>
    <style:style style:name="T92" style:family="text">
      <style:text-properties style:font-name="Courier New" fo:font-size="12pt" officeooo:rsid="005a5c30" style:font-size-asian="12pt" style:font-name-complex="Courier New" style:font-size-complex="12pt"/>
    </style:style>
    <style:style style:name="T93" style:family="text">
      <style:text-properties style:font-name="Courier New" fo:font-size="12pt" officeooo:rsid="005b4e25" style:font-size-asian="12pt" style:font-name-complex="Courier New" style:font-size-complex="12pt"/>
    </style:style>
    <style:style style:name="T94" style:family="text">
      <style:text-properties style:font-name="Courier New" fo:font-size="12pt" officeooo:rsid="005d1056" style:font-size-asian="12pt" style:font-name-complex="Courier New" style:font-size-complex="12pt"/>
    </style:style>
    <style:style style:name="T95" style:family="text">
      <style:text-properties style:font-name="Courier New" fo:font-size="12pt" officeooo:rsid="005edf10" style:font-size-asian="12pt" style:font-name-complex="Courier New" style:font-size-complex="12pt"/>
    </style:style>
    <style:style style:name="T96" style:family="text">
      <style:text-properties style:font-name="Courier New" fo:font-size="12pt" officeooo:rsid="005f84b1" style:font-size-asian="12pt" style:font-name-complex="Courier New" style:font-size-complex="12pt"/>
    </style:style>
    <style:style style:name="T97" style:family="text">
      <style:text-properties style:font-name="Courier New" fo:font-size="12pt" officeooo:rsid="00614393" style:font-size-asian="12pt" style:font-name-complex="Courier New" style:font-size-complex="12pt"/>
    </style:style>
    <style:style style:name="T98" style:family="text">
      <style:text-properties style:font-name="Courier New" fo:font-size="12pt" officeooo:rsid="0063cfd9" style:font-size-asian="12pt" style:font-name-complex="Courier New" style:font-size-complex="12pt"/>
    </style:style>
    <style:style style:name="T99" style:family="text">
      <style:text-properties style:font-name="Courier New" fo:font-size="12pt" officeooo:rsid="00649a9f" style:font-size-asian="12pt" style:font-name-complex="Courier New" style:font-size-complex="12pt"/>
    </style:style>
    <style:style style:name="T100" style:family="text">
      <style:text-properties style:font-name="Courier New" fo:font-size="12pt" officeooo:rsid="006920ed" style:font-size-asian="12pt" style:font-name-complex="Courier New" style:font-size-complex="12pt"/>
    </style:style>
    <style:style style:name="T101" style:family="text">
      <style:text-properties style:font-name="Courier New" fo:font-size="12pt" officeooo:rsid="006cedd6" style:font-size-asian="12pt" style:font-name-complex="Courier New" style:font-size-complex="12pt"/>
    </style:style>
    <style:style style:name="T102" style:family="text">
      <style:text-properties style:font-name="Courier New" fo:font-size="12pt" officeooo:rsid="006e2cd5" style:font-size-asian="12pt" style:font-name-complex="Courier New" style:font-size-complex="12pt"/>
    </style:style>
    <style:style style:name="T103" style:family="text">
      <style:text-properties style:font-name="Courier New" fo:font-size="12pt" officeooo:rsid="006ed741" style:font-size-asian="12pt" style:font-name-complex="Courier New" style:font-size-complex="12pt"/>
    </style:style>
    <style:style style:name="T104" style:family="text">
      <style:text-properties style:font-name="Courier New" fo:font-size="12pt" officeooo:rsid="00723292" style:font-size-asian="12pt" style:font-name-complex="Courier New" style:font-size-complex="12pt"/>
    </style:style>
    <style:style style:name="T105" style:family="text">
      <style:text-properties style:font-name="Courier New" fo:font-size="12pt" officeooo:rsid="0072e6b6" style:font-size-asian="12pt" style:font-name-complex="Courier New" style:font-size-complex="12pt"/>
    </style:style>
    <style:style style:name="T106" style:family="text">
      <style:text-properties style:font-name="Courier New" fo:font-size="12pt" officeooo:rsid="0078d214" style:font-size-asian="12pt" style:font-name-complex="Courier New" style:font-size-complex="12pt"/>
    </style:style>
    <style:style style:name="T107" style:family="text">
      <style:text-properties style:font-name="Courier New" fo:font-size="12pt" officeooo:rsid="007914d8" style:font-size-asian="12pt" style:font-name-complex="Courier New" style:font-size-complex="12pt"/>
    </style:style>
    <style:style style:name="T108" style:family="text">
      <style:text-properties style:font-name="Courier New" fo:font-size="12pt" officeooo:rsid="0079ac69" style:font-size-asian="12pt" style:font-name-complex="Courier New" style:font-size-complex="12pt"/>
    </style:style>
    <style:style style:name="T109" style:family="text">
      <style:text-properties style:font-name="Courier New" fo:font-size="12pt" officeooo:rsid="007a3e7f" style:font-size-asian="12pt" style:font-name-complex="Courier New" style:font-size-complex="12pt"/>
    </style:style>
    <style:style style:name="T110" style:family="text">
      <style:text-properties style:font-name="Courier New" fo:font-size="12pt" officeooo:rsid="007b58bd" style:font-size-asian="12pt" style:font-name-complex="Courier New" style:font-size-complex="12pt"/>
    </style:style>
    <style:style style:name="T111" style:family="text">
      <style:text-properties style:font-name="Courier New" fo:font-size="12pt" officeooo:rsid="007c62e4" style:font-size-asian="12pt" style:font-name-complex="Courier New" style:font-size-complex="12pt"/>
    </style:style>
    <style:style style:name="T112" style:family="text">
      <style:text-properties style:font-name="Courier New" fo:font-size="12pt" officeooo:rsid="007c6b38" style:font-size-asian="12pt" style:font-name-complex="Courier New" style:font-size-complex="12pt"/>
    </style:style>
    <style:style style:name="T113" style:family="text">
      <style:text-properties style:font-name="Courier New" fo:font-size="12pt" officeooo:rsid="007e1aa9" style:font-size-asian="12pt" style:font-name-complex="Courier New" style:font-size-complex="12pt"/>
    </style:style>
    <style:style style:name="T114" style:family="text">
      <style:text-properties style:font-name="Courier New" fo:font-size="12pt" officeooo:rsid="007ea50b" style:font-size-asian="12pt" style:font-name-complex="Courier New" style:font-size-complex="12pt"/>
    </style:style>
    <style:style style:name="T115" style:family="text">
      <style:text-properties style:font-name="Courier New" fo:font-size="12pt" officeooo:rsid="007f8b17" style:font-size-asian="12pt" style:font-name-complex="Courier New" style:font-size-complex="12pt"/>
    </style:style>
    <style:style style:name="T116" style:family="text">
      <style:text-properties style:font-name="Courier New" fo:font-size="12pt" officeooo:rsid="00802295" style:font-size-asian="12pt" style:font-name-complex="Courier New" style:font-size-complex="12pt"/>
    </style:style>
    <style:style style:name="T117" style:family="text">
      <style:text-properties style:font-name="Courier New" fo:font-size="12pt" officeooo:rsid="00816eb5" style:font-size-asian="12pt" style:font-name-complex="Courier New" style:font-size-complex="12pt"/>
    </style:style>
    <style:style style:name="T118" style:family="text">
      <style:text-properties style:font-name="Courier New" fo:font-size="12pt" officeooo:rsid="0081df6d" style:font-size-asian="12pt" style:font-name-complex="Courier New" style:font-size-complex="12pt"/>
    </style:style>
    <style:style style:name="T119" style:family="text">
      <style:text-properties style:font-name="Courier New" fo:font-size="12pt" officeooo:rsid="0081e68f" style:font-size-asian="12pt" style:font-name-complex="Courier New" style:font-size-complex="12pt"/>
    </style:style>
    <style:style style:name="T120" style:family="text">
      <style:text-properties style:font-name="Courier New" fo:font-size="12pt" officeooo:rsid="0083865c" style:font-size-asian="12pt" style:font-name-complex="Courier New" style:font-size-complex="12pt"/>
    </style:style>
    <style:style style:name="T121" style:family="text">
      <style:text-properties style:font-name="Courier New" fo:font-size="12pt" officeooo:rsid="0083dcc7" style:font-size-asian="12pt" style:font-name-complex="Courier New" style:font-size-complex="12pt"/>
    </style:style>
    <style:style style:name="T122" style:family="text">
      <style:text-properties style:font-name="Courier New" fo:font-size="12pt" officeooo:rsid="00857bdc" style:font-size-asian="12pt" style:font-name-complex="Courier New" style:font-size-complex="12pt"/>
    </style:style>
    <style:style style:name="T123" style:family="text">
      <style:text-properties style:font-name="Courier New" fo:font-size="12pt" officeooo:rsid="008856de" style:font-size-asian="12pt" style:font-name-complex="Courier New" style:font-size-complex="12pt"/>
    </style:style>
    <style:style style:name="T124" style:family="text">
      <style:text-properties style:font-name="Courier New" fo:font-size="12pt" officeooo:rsid="0089abe8" style:font-size-asian="12pt" style:font-name-complex="Courier New" style:font-size-complex="12pt"/>
    </style:style>
    <style:style style:name="T125" style:family="text">
      <style:text-properties style:font-name="Courier New" fo:font-size="12pt" officeooo:rsid="008cc2cd" style:font-size-asian="12pt" style:font-name-complex="Courier New" style:font-size-complex="12pt"/>
    </style:style>
    <style:style style:name="T126" style:family="text">
      <style:text-properties style:font-name="Courier New" fo:font-size="12pt" officeooo:rsid="008f3d00" style:font-size-asian="12pt" style:font-name-complex="Courier New" style:font-size-complex="12pt"/>
    </style:style>
    <style:style style:name="T127" style:family="text">
      <style:text-properties style:font-name="Courier New" fo:font-size="12pt" officeooo:rsid="00914589" style:font-size-asian="12pt" style:font-name-complex="Courier New" style:font-size-complex="12pt"/>
    </style:style>
    <style:style style:name="T128" style:family="text">
      <style:text-properties style:font-name="Courier New" fo:font-size="12pt" officeooo:rsid="00929a0f" style:font-size-asian="12pt" style:font-name-complex="Courier New" style:font-size-complex="12pt"/>
    </style:style>
    <style:style style:name="T129" style:family="text">
      <style:text-properties style:font-name="Courier New" fo:font-size="12pt" officeooo:rsid="00931ef8" style:font-size-asian="12pt" style:font-name-complex="Courier New" style:font-size-complex="12pt"/>
    </style:style>
    <style:style style:name="T130" style:family="text">
      <style:text-properties style:font-name="Courier New" fo:font-size="12pt" officeooo:rsid="009499a2" style:font-size-asian="12pt" style:font-name-complex="Courier New" style:font-size-complex="12pt"/>
    </style:style>
    <style:style style:name="T131" style:family="text">
      <style:text-properties style:font-name="Courier New" fo:font-size="12pt" officeooo:rsid="0095db91" style:font-size-asian="12pt" style:font-name-complex="Courier New" style:font-size-complex="12pt"/>
    </style:style>
    <style:style style:name="T132" style:family="text">
      <style:text-properties style:font-name="Courier New" fo:font-size="12pt" officeooo:rsid="0099368f" style:font-size-asian="12pt" style:font-name-complex="Courier New" style:font-size-complex="12pt"/>
    </style:style>
    <style:style style:name="T133" style:family="text">
      <style:text-properties style:font-name="Courier New" fo:font-size="12pt" officeooo:rsid="009a3c7c" style:font-size-asian="12pt" style:font-name-complex="Courier New" style:font-size-complex="12pt"/>
    </style:style>
    <style:style style:name="T134" style:family="text">
      <style:text-properties style:font-name="Courier New" fo:font-size="12pt" officeooo:rsid="009be7d4" style:font-size-asian="12pt" style:font-name-complex="Courier New" style:font-size-complex="12pt"/>
    </style:style>
    <style:style style:name="T135" style:family="text">
      <style:text-properties style:font-name="Courier New" fo:font-size="12pt" officeooo:rsid="009dcd84" style:font-size-asian="12pt" style:font-name-complex="Courier New" style:font-size-complex="12pt"/>
    </style:style>
    <style:style style:name="T136" style:family="text">
      <style:text-properties style:font-name="Courier New" fo:font-size="12pt" officeooo:rsid="009e55a6" style:font-size-asian="12pt" style:font-name-complex="Courier New" style:font-size-complex="12pt"/>
    </style:style>
    <style:style style:name="T137" style:family="text">
      <style:text-properties style:font-name="Courier New" fo:font-size="12pt" officeooo:rsid="009eae5c" style:font-size-asian="12pt" style:font-name-complex="Courier New" style:font-size-complex="12pt"/>
    </style:style>
    <style:style style:name="T138" style:family="text">
      <style:text-properties style:font-name="Courier New" fo:font-size="12pt" officeooo:rsid="009f053d" style:font-size-asian="12pt" style:font-name-complex="Courier New" style:font-size-complex="12pt"/>
    </style:style>
    <style:style style:name="T139" style:family="text">
      <style:text-properties style:font-name="Courier New" fo:font-size="12pt" officeooo:rsid="00a2d6b1" style:font-size-asian="12pt" style:font-name-complex="Courier New" style:font-size-complex="12pt"/>
    </style:style>
    <style:style style:name="T140" style:family="text">
      <style:text-properties style:font-name="Courier New" fo:font-size="12pt" officeooo:rsid="00a42f2b" style:font-size-asian="12pt" style:font-name-complex="Courier New" style:font-size-complex="12pt"/>
    </style:style>
    <style:style style:name="T141" style:family="text">
      <style:text-properties style:font-name="Courier New" fo:font-size="12pt" officeooo:rsid="00a5b416" style:font-size-asian="12pt" style:font-name-complex="Courier New" style:font-size-complex="12pt"/>
    </style:style>
    <style:style style:name="T142" style:family="text">
      <style:text-properties style:font-name="Courier New" fo:font-size="12pt" officeooo:rsid="00a89125" style:font-size-asian="12pt" style:font-name-complex="Courier New" style:font-size-complex="12pt"/>
    </style:style>
    <style:style style:name="T143" style:family="text">
      <style:text-properties style:font-name="Courier New" fo:font-size="12pt" officeooo:rsid="00aa76a7" style:font-size-asian="12pt" style:font-name-complex="Courier New" style:font-size-complex="12pt"/>
    </style:style>
    <style:style style:name="T144" style:family="text">
      <style:text-properties style:font-name="Courier New" fo:font-size="12pt" officeooo:rsid="00ac280a" style:font-size-asian="12pt" style:font-name-complex="Courier New" style:font-size-complex="12pt"/>
    </style:style>
    <style:style style:name="T145" style:family="text">
      <style:text-properties style:font-name="Courier New" fo:font-size="12pt" officeooo:rsid="00adb049" style:font-size-asian="12pt" style:font-name-complex="Courier New" style:font-size-complex="12pt"/>
    </style:style>
    <style:style style:name="T146" style:family="text">
      <style:text-properties style:font-name="Courier New" fo:font-size="12pt" officeooo:rsid="00ae8cb7" style:font-size-asian="12pt" style:font-name-complex="Courier New" style:font-size-complex="12pt"/>
    </style:style>
    <style:style style:name="T147" style:family="text">
      <style:text-properties style:font-name="Courier New" fo:font-size="12pt" officeooo:rsid="00b04e84" style:font-size-asian="12pt" style:font-name-complex="Courier New" style:font-size-complex="12pt"/>
    </style:style>
    <style:style style:name="T148" style:family="text">
      <style:text-properties style:font-name="Courier New" fo:font-size="12pt" officeooo:rsid="00b32e72" style:font-size-asian="12pt" style:font-name-complex="Courier New" style:font-size-complex="12pt"/>
    </style:style>
    <style:style style:name="T149" style:family="text">
      <style:text-properties style:font-name="Courier New" fo:font-size="12pt" officeooo:rsid="00b491a8" style:font-size-asian="12pt" style:font-name-complex="Courier New" style:font-size-complex="12pt"/>
    </style:style>
    <style:style style:name="T150" style:family="text">
      <style:text-properties style:font-name="Courier New" fo:font-size="12pt" officeooo:rsid="00b608dc" style:font-size-asian="12pt" style:font-name-complex="Courier New" style:font-size-complex="12pt"/>
    </style:style>
    <style:style style:name="T151" style:family="text">
      <style:text-properties style:font-name="Courier New" fo:font-size="12pt" officeooo:rsid="00b959e3" style:font-size-asian="12pt" style:font-name-complex="Courier New" style:font-size-complex="12pt"/>
    </style:style>
    <style:style style:name="T152" style:family="text">
      <style:text-properties style:font-name="Courier New" fo:font-size="12pt" officeooo:rsid="00ba3cd3" style:font-size-asian="12pt" style:font-name-complex="Courier New" style:font-size-complex="12pt"/>
    </style:style>
    <style:style style:name="T153" style:family="text">
      <style:text-properties style:font-name="Courier New" fo:font-size="12pt" officeooo:rsid="00bafe11" style:font-size-asian="12pt" style:font-name-complex="Courier New" style:font-size-complex="12pt"/>
    </style:style>
    <style:style style:name="T154" style:family="text">
      <style:text-properties style:font-name="Courier New" fo:font-size="12pt" officeooo:rsid="00bc216e" style:font-size-asian="12pt" style:font-name-complex="Courier New" style:font-size-complex="12pt"/>
    </style:style>
    <style:style style:name="T155" style:family="text">
      <style:text-properties style:font-name="Courier New" fo:font-size="12pt" officeooo:rsid="00bde43f" style:font-size-asian="12pt" style:font-name-complex="Courier New" style:font-size-complex="12pt"/>
    </style:style>
    <style:style style:name="T156" style:family="text">
      <style:text-properties style:font-name="Courier New" fo:font-size="12pt" officeooo:rsid="00beb069" style:font-size-asian="12pt" style:font-name-complex="Courier New" style:font-size-complex="12pt"/>
    </style:style>
    <style:style style:name="T157" style:family="text">
      <style:text-properties style:font-name="Courier New" fo:font-size="12pt" officeooo:rsid="00c2c556" style:font-size-asian="12pt" style:font-name-complex="Courier New" style:font-size-complex="12pt"/>
    </style:style>
    <style:style style:name="T158" style:family="text">
      <style:text-properties style:font-name="Courier New" fo:font-size="12pt" officeooo:rsid="00c7bd0c" style:font-size-asian="12pt" style:font-name-complex="Courier New" style:font-size-complex="12pt"/>
    </style:style>
    <style:style style:name="T159" style:family="text">
      <style:text-properties style:font-name="Courier New" fo:font-size="12pt" officeooo:rsid="00c9ba0e" style:font-size-asian="12pt" style:font-name-complex="Courier New" style:font-size-complex="12pt"/>
    </style:style>
    <style:style style:name="T160" style:family="text">
      <style:text-properties style:font-name="Courier New" fo:font-size="12pt" officeooo:rsid="00c9debd" style:font-size-asian="12pt" style:font-name-complex="Courier New" style:font-size-complex="12pt"/>
    </style:style>
    <style:style style:name="T161" style:family="text">
      <style:text-properties style:font-name="Courier New" fo:font-size="12pt" officeooo:rsid="00cb22f4" style:font-size-asian="12pt" style:font-name-complex="Courier New" style:font-size-complex="12pt"/>
    </style:style>
    <style:style style:name="T162" style:family="text">
      <style:text-properties style:font-name="Courier New" fo:font-size="12pt" officeooo:rsid="00cced37" style:font-size-asian="12pt" style:font-name-complex="Courier New" style:font-size-complex="12pt"/>
    </style:style>
    <style:style style:name="T163" style:family="text">
      <style:text-properties style:font-name="Courier New" fo:font-size="12pt" officeooo:rsid="00cd2447" style:font-size-asian="12pt" style:font-name-complex="Courier New" style:font-size-complex="12pt"/>
    </style:style>
    <style:style style:name="T164" style:family="text">
      <style:text-properties style:font-name="Courier New" fo:font-size="12pt" officeooo:rsid="00cf0870" style:font-size-asian="12pt" style:font-name-complex="Courier New" style:font-size-complex="12pt"/>
    </style:style>
    <style:style style:name="T165" style:family="text">
      <style:text-properties style:font-name="Courier New" fo:font-size="12pt" officeooo:rsid="00d202e3" style:font-size-asian="12pt" style:font-name-complex="Courier New" style:font-size-complex="12pt"/>
    </style:style>
    <style:style style:name="T166" style:family="text">
      <style:text-properties style:font-name="Courier New" fo:font-size="12pt" officeooo:rsid="00d2e809" style:font-size-asian="12pt" style:font-name-complex="Courier New" style:font-size-complex="12pt"/>
    </style:style>
    <style:style style:name="T167" style:family="text">
      <style:text-properties style:font-name="Courier New" fo:font-size="12pt" officeooo:rsid="00d4058b" style:font-size-asian="12pt" style:font-name-complex="Courier New" style:font-size-complex="12pt"/>
    </style:style>
    <style:style style:name="T168" style:family="text">
      <style:text-properties style:font-name="Courier New" fo:font-size="12pt" officeooo:rsid="00d5686e" style:font-size-asian="12pt" style:font-name-complex="Courier New" style:font-size-complex="12pt"/>
    </style:style>
    <style:style style:name="T169" style:family="text">
      <style:text-properties style:font-name="Courier New" fo:font-size="12pt" officeooo:rsid="00d7ae67" style:font-size-asian="12pt" style:font-name-complex="Courier New" style:font-size-complex="12pt"/>
    </style:style>
    <style:style style:name="T170" style:family="text">
      <style:text-properties style:font-name="Courier New" fo:font-size="12pt" officeooo:rsid="00e14428" style:font-size-asian="12pt" style:font-name-complex="Courier New" style:font-size-complex="12pt"/>
    </style:style>
    <style:style style:name="T171" style:family="text">
      <style:text-properties style:font-name="Courier New" fo:font-size="12pt" officeooo:rsid="00e1a806" style:font-size-asian="12pt" style:font-name-complex="Courier New" style:font-size-complex="12pt"/>
    </style:style>
    <style:style style:name="T172" style:family="text">
      <style:text-properties style:font-name="Courier New" fo:font-size="12pt" officeooo:rsid="00e38036" style:font-size-asian="12pt" style:font-name-complex="Courier New" style:font-size-complex="12pt"/>
    </style:style>
    <style:style style:name="T173" style:family="text">
      <style:text-properties style:font-name="Courier New" fo:font-size="12pt" officeooo:rsid="00e5468d" style:font-size-asian="12pt" style:font-name-complex="Courier New" style:font-size-complex="12pt"/>
    </style:style>
    <style:style style:name="T174" style:family="text">
      <style:text-properties style:font-name="Courier New" fo:font-size="12pt" officeooo:rsid="00e64666" style:font-size-asian="12pt" style:font-name-complex="Courier New" style:font-size-complex="12pt"/>
    </style:style>
    <style:style style:name="T175" style:family="text">
      <style:text-properties style:font-name="Courier New" fo:font-size="12pt" officeooo:rsid="00e82c95" style:font-size-asian="12pt" style:font-name-complex="Courier New" style:font-size-complex="12pt"/>
    </style:style>
    <style:style style:name="T176" style:family="text">
      <style:text-properties style:font-name="Courier New" fo:font-size="12pt" officeooo:rsid="00e85fef" style:font-size-asian="12pt" style:font-name-complex="Courier New" style:font-size-complex="12pt"/>
    </style:style>
    <style:style style:name="T177" style:family="text">
      <style:text-properties style:font-name="Courier New" fo:font-size="12pt" officeooo:rsid="00eb5b37" style:font-size-asian="12pt" style:font-name-complex="Courier New" style:font-size-complex="12pt"/>
    </style:style>
    <style:style style:name="T178" style:family="text">
      <style:text-properties style:font-name="Courier New" fo:font-size="12pt" officeooo:rsid="00ec3819" style:font-size-asian="12pt" style:font-name-complex="Courier New" style:font-size-complex="12pt"/>
    </style:style>
    <style:style style:name="T179" style:family="text">
      <style:text-properties style:font-name="Courier New" fo:font-size="12pt" officeooo:rsid="00ed1d2d" style:font-size-asian="12pt" style:font-name-complex="Courier New" style:font-size-complex="12pt"/>
    </style:style>
    <style:style style:name="T180" style:family="text">
      <style:text-properties style:font-name="Courier New" fo:font-size="12pt" officeooo:rsid="00edb927" style:font-size-asian="12pt" style:font-name-complex="Courier New" style:font-size-complex="12pt"/>
    </style:style>
    <style:style style:name="T181" style:family="text">
      <style:text-properties style:font-name="Courier New" fo:font-size="12pt" officeooo:rsid="00ef36e7" style:font-size-asian="12pt" style:font-name-complex="Courier New" style:font-size-complex="12pt"/>
    </style:style>
    <style:style style:name="T182" style:family="text">
      <style:text-properties style:font-name="Courier New" fo:font-size="12pt" officeooo:rsid="00f19577" style:font-size-asian="12pt" style:font-name-complex="Courier New" style:font-size-complex="12pt"/>
    </style:style>
    <style:style style:name="T183" style:family="text">
      <style:text-properties style:font-name="Courier New" fo:font-size="12pt" officeooo:rsid="00f31a41" style:font-size-asian="12pt" style:font-name-complex="Courier New" style:font-size-complex="12pt"/>
    </style:style>
    <style:style style:name="T184" style:family="text">
      <style:text-properties style:font-name="Courier New" fo:font-size="12pt" officeooo:rsid="00f4de32" style:font-size-asian="12pt" style:font-name-complex="Courier New" style:font-size-complex="12pt"/>
    </style:style>
    <style:style style:name="T185" style:family="text">
      <style:text-properties style:font-name="Courier New" fo:font-size="12pt" officeooo:rsid="00f68073" style:font-size-asian="12pt" style:font-name-complex="Courier New" style:font-size-complex="12pt"/>
    </style:style>
    <style:style style:name="T186" style:family="text">
      <style:text-properties style:font-name="Courier New" fo:font-size="12pt" officeooo:rsid="00f7e5e5" style:font-size-asian="12pt" style:font-name-complex="Courier New" style:font-size-complex="12pt"/>
    </style:style>
    <style:style style:name="T187" style:family="text">
      <style:text-properties style:font-name="Courier New" fo:font-size="12pt" officeooo:rsid="00f920ca" style:font-size-asian="12pt" style:font-name-complex="Courier New" style:font-size-complex="12pt"/>
    </style:style>
    <style:style style:name="T188" style:family="text">
      <style:text-properties style:font-name="Courier New" fo:font-size="12pt" officeooo:rsid="00f99835" style:font-size-asian="12pt" style:font-name-complex="Courier New" style:font-size-complex="12pt"/>
    </style:style>
    <style:style style:name="T189" style:family="text">
      <style:text-properties style:font-name="Courier New" fo:font-size="12pt" officeooo:rsid="01022de5" style:font-size-asian="12pt" style:font-name-complex="Courier New" style:font-size-complex="12pt"/>
    </style:style>
    <style:style style:name="T190" style:family="text">
      <style:text-properties style:font-name="Courier New" fo:font-size="12pt" officeooo:rsid="01025dbe" style:font-size-asian="12pt" style:font-name-complex="Courier New" style:font-size-complex="12pt"/>
    </style:style>
    <style:style style:name="T191" style:family="text">
      <style:text-properties style:font-name="Courier New" fo:font-size="12pt" officeooo:rsid="01033b29" style:font-size-asian="12pt" style:font-name-complex="Courier New" style:font-size-complex="12pt"/>
    </style:style>
    <style:style style:name="T192" style:family="text">
      <style:text-properties style:font-name="Courier New" fo:font-size="12pt" officeooo:rsid="0108a687" style:font-size-asian="12pt" style:font-name-complex="Courier New" style:font-size-complex="12pt"/>
    </style:style>
    <style:style style:name="T193" style:family="text">
      <style:text-properties style:font-name="Courier New" fo:font-size="12pt" officeooo:rsid="010baa96" style:font-size-asian="12pt" style:font-name-complex="Courier New" style:font-size-complex="12pt"/>
    </style:style>
    <style:style style:name="T194" style:family="text">
      <style:text-properties style:font-name="Courier New" fo:font-size="12pt" officeooo:rsid="010d6bfe" style:font-size-asian="12pt" style:font-name-complex="Courier New" style:font-size-complex="12pt"/>
    </style:style>
    <style:style style:name="T195" style:family="text">
      <style:text-properties style:font-name="Courier New" fo:font-size="12pt" officeooo:rsid="010ef351" style:font-size-asian="12pt" style:font-name-complex="Courier New" style:font-size-complex="12pt"/>
    </style:style>
    <style:style style:name="T196" style:family="text">
      <style:text-properties style:font-name="Courier New" fo:font-size="12pt" officeooo:rsid="0110c0ca" style:font-size-asian="12pt" style:font-name-complex="Courier New" style:font-size-complex="12pt"/>
    </style:style>
    <style:style style:name="T197" style:family="text">
      <style:text-properties style:font-name="Courier New" fo:font-size="12pt" officeooo:rsid="01123767" style:font-size-asian="12pt" style:font-name-complex="Courier New" style:font-size-complex="12pt"/>
    </style:style>
    <style:style style:name="T198" style:family="text">
      <style:text-properties style:font-name="Courier New" fo:font-size="12pt" officeooo:rsid="0115a9e7" style:font-size-asian="12pt" style:font-name-complex="Courier New" style:font-size-complex="12pt"/>
    </style:style>
    <style:style style:name="T199" style:family="text">
      <style:text-properties style:font-name="Courier New" fo:font-size="12pt" officeooo:rsid="01163321" style:font-size-asian="12pt" style:font-name-complex="Courier New" style:font-size-complex="12pt"/>
    </style:style>
    <style:style style:name="T200" style:family="text">
      <style:text-properties style:font-name="Courier New" fo:font-size="12pt" officeooo:rsid="01194f9f" style:font-size-asian="12pt" style:font-name-complex="Courier New" style:font-size-complex="12pt"/>
    </style:style>
    <style:style style:name="T201" style:family="text">
      <style:text-properties style:font-name="Courier New" fo:font-size="12pt" officeooo:rsid="011c1959" style:font-size-asian="12pt" style:font-name-complex="Courier New" style:font-size-complex="12pt"/>
    </style:style>
    <style:style style:name="T202" style:family="text">
      <style:text-properties style:font-name="Courier New" fo:font-size="12pt" officeooo:rsid="011c4a7f" style:font-size-asian="12pt" style:font-name-complex="Courier New" style:font-size-complex="12pt"/>
    </style:style>
    <style:style style:name="T203" style:family="text">
      <style:text-properties style:font-name="Courier New" fo:font-size="12pt" officeooo:rsid="011d9b43" style:font-size-asian="12pt" style:font-name-complex="Courier New" style:font-size-complex="12pt"/>
    </style:style>
    <style:style style:name="T204" style:family="text">
      <style:text-properties style:font-name="Courier New" fo:font-size="12pt" officeooo:rsid="011f46d1" style:font-size-asian="12pt" style:font-name-complex="Courier New" style:font-size-complex="12pt"/>
    </style:style>
    <style:style style:name="T205" style:family="text">
      <style:text-properties style:font-name="Courier New" fo:font-size="12pt" officeooo:rsid="01203ff7" style:font-size-asian="12pt" style:font-name-complex="Courier New" style:font-size-complex="12pt"/>
    </style:style>
    <style:style style:name="T206" style:family="text">
      <style:text-properties style:font-name="Courier New" fo:font-size="12pt" officeooo:rsid="01210e6f" style:font-size-asian="12pt" style:font-name-complex="Courier New" style:font-size-complex="12pt"/>
    </style:style>
    <style:style style:name="T207" style:family="text">
      <style:text-properties style:font-name="Courier New" fo:font-size="12pt" officeooo:rsid="0122a72f" style:font-size-asian="12pt" style:font-name-complex="Courier New" style:font-size-complex="12pt"/>
    </style:style>
    <style:style style:name="T208" style:family="text">
      <style:text-properties style:font-name="Courier New" fo:font-size="12pt" officeooo:rsid="0124c922" style:font-size-asian="12pt" style:font-name-complex="Courier New" style:font-size-complex="12pt"/>
    </style:style>
    <style:style style:name="T209" style:family="text">
      <style:text-properties style:font-name="Courier New" fo:font-size="12pt" officeooo:rsid="0125a674" style:font-size-asian="12pt" style:font-name-complex="Courier New" style:font-size-complex="12pt"/>
    </style:style>
    <style:style style:name="T210" style:family="text">
      <style:text-properties style:font-name="Courier New" fo:font-size="12pt" officeooo:rsid="01277c73" style:font-size-asian="12pt" style:font-name-complex="Courier New" style:font-size-complex="12pt"/>
    </style:style>
    <style:style style:name="T211" style:family="text">
      <style:text-properties style:font-name="Courier New" fo:font-size="12pt" officeooo:rsid="01293fcb" style:font-size-asian="12pt" style:font-name-complex="Courier New" style:font-size-complex="12pt"/>
    </style:style>
    <style:style style:name="T212" style:family="text">
      <style:text-properties style:font-name="Courier New" fo:font-size="12pt" officeooo:rsid="0129eb7e" style:font-size-asian="12pt" style:font-name-complex="Courier New" style:font-size-complex="12pt"/>
    </style:style>
    <style:style style:name="T213" style:family="text">
      <style:text-properties style:font-name="Courier New" fo:font-size="12pt" officeooo:rsid="012b51a3" style:font-size-asian="12pt" style:font-name-complex="Courier New" style:font-size-complex="12pt"/>
    </style:style>
    <style:style style:name="T214" style:family="text">
      <style:text-properties style:font-name="Courier New" fo:font-size="12pt" officeooo:rsid="012b7381" style:font-size-asian="12pt" style:font-name-complex="Courier New" style:font-size-complex="12pt"/>
    </style:style>
    <style:style style:name="T215" style:family="text">
      <style:text-properties style:font-name="Courier New" fo:font-size="12pt" officeooo:rsid="012cb45e" style:font-size-asian="12pt" style:font-name-complex="Courier New" style:font-size-complex="12pt"/>
    </style:style>
    <style:style style:name="T216" style:family="text">
      <style:text-properties style:font-name="Courier New" fo:font-size="12pt" officeooo:rsid="012da996" style:font-size-asian="12pt" style:font-name-complex="Courier New" style:font-size-complex="12pt"/>
    </style:style>
    <style:style style:name="T217" style:family="text">
      <style:text-properties style:font-name="Courier New" fo:font-size="12pt" officeooo:rsid="012ebb41" style:font-size-asian="12pt" style:font-name-complex="Courier New" style:font-size-complex="12pt"/>
    </style:style>
    <style:style style:name="T218" style:family="text">
      <style:text-properties style:font-name="Courier New" fo:font-size="12pt" officeooo:rsid="0130abb4" style:font-size-asian="12pt" style:font-name-complex="Courier New" style:font-size-complex="12pt"/>
    </style:style>
    <style:style style:name="T219" style:family="text">
      <style:text-properties style:font-name="Courier New" fo:font-size="12pt" officeooo:rsid="01318d68" style:font-size-asian="12pt" style:font-name-complex="Courier New" style:font-size-complex="12pt"/>
    </style:style>
    <style:style style:name="T220" style:family="text">
      <style:text-properties style:font-name="Courier New" fo:font-size="12pt" officeooo:rsid="0132fd1d" style:font-size-asian="12pt" style:font-name-complex="Courier New" style:font-size-complex="12pt"/>
    </style:style>
    <style:style style:name="T221" style:family="text">
      <style:text-properties style:font-name="Courier New" fo:font-size="12pt" officeooo:rsid="0159caf3" style:font-size-asian="12pt" style:font-name-complex="Courier New" style:font-size-complex="12pt"/>
    </style:style>
    <style:style style:name="T222" style:family="text">
      <style:text-properties style:font-name="Courier New" fo:font-size="12pt" officeooo:rsid="01619d6c" style:font-size-asian="12pt" style:font-name-complex="Courier New" style:font-size-complex="12pt"/>
    </style:style>
    <style:style style:name="T223" style:family="text">
      <style:text-properties style:font-name="Courier New" fo:font-size="12pt" officeooo:rsid="016c9441" style:font-size-asian="12pt" style:font-name-complex="Courier New" style:font-size-complex="12pt"/>
    </style:style>
    <style:style style:name="T224" style:family="text">
      <style:text-properties style:font-name="Courier New" fo:font-size="12pt" officeooo:rsid="016cf72a" style:font-size-asian="12pt" style:font-name-complex="Courier New" style:font-size-complex="12pt"/>
    </style:style>
    <style:style style:name="T225" style:family="text">
      <style:text-properties style:font-name="Courier New" fo:font-size="12pt" officeooo:rsid="016d6521" style:font-size-asian="12pt" style:font-name-complex="Courier New" style:font-size-complex="12pt"/>
    </style:style>
    <style:style style:name="T226" style:family="text">
      <style:text-properties style:font-name="Courier New" fo:font-size="12pt" officeooo:rsid="01706337" style:font-size-asian="12pt" style:font-name-complex="Courier New" style:font-size-complex="12pt"/>
    </style:style>
    <style:style style:name="T227" style:family="text">
      <style:text-properties style:font-name="Courier New" fo:font-size="12pt" officeooo:rsid="01724151" style:font-size-asian="12pt" style:font-name-complex="Courier New" style:font-size-complex="12pt"/>
    </style:style>
    <style:style style:name="T228" style:family="text">
      <style:text-properties style:font-name="Courier New" fo:font-size="12pt" officeooo:rsid="017597f4" style:font-size-asian="12pt" style:font-name-complex="Courier New" style:font-size-complex="12pt"/>
    </style:style>
    <style:style style:name="T229" style:family="text">
      <style:text-properties style:font-name="Courier New" fo:font-size="12pt" officeooo:rsid="0176e6f3" style:font-size-asian="12pt" style:font-name-complex="Courier New" style:font-size-complex="12pt"/>
    </style:style>
    <style:style style:name="T230" style:family="text">
      <style:text-properties style:font-name="Courier New" fo:font-size="12pt" officeooo:rsid="0177bebf" style:font-size-asian="12pt" style:font-name-complex="Courier New" style:font-size-complex="12pt"/>
    </style:style>
    <style:style style:name="T231" style:family="text">
      <style:text-properties style:font-name="Courier New" fo:font-size="12pt" officeooo:rsid="0178b2f2" style:font-size-asian="12pt" style:font-name-complex="Courier New" style:font-size-complex="12pt"/>
    </style:style>
    <style:style style:name="T232" style:family="text">
      <style:text-properties style:font-name="Courier New" fo:font-size="12pt" officeooo:rsid="017a90b4" style:font-size-asian="12pt" style:font-name-complex="Courier New" style:font-size-complex="12pt"/>
    </style:style>
    <style:style style:name="T233" style:family="text">
      <style:text-properties style:font-name="Courier New" fo:font-size="12pt" officeooo:rsid="017df5f8" style:font-size-asian="12pt" style:font-name-complex="Courier New" style:font-size-complex="12pt"/>
    </style:style>
    <style:style style:name="T234" style:family="text">
      <style:text-properties style:font-name="Courier New" fo:font-size="12pt" officeooo:rsid="017f6dd0" style:font-size-asian="12pt" style:font-name-complex="Courier New" style:font-size-complex="12pt"/>
    </style:style>
    <style:style style:name="T235" style:family="text">
      <style:text-properties style:font-name="Courier New" fo:font-size="12pt" officeooo:rsid="01865141" style:font-size-asian="12pt" style:font-name-complex="Courier New" style:font-size-complex="12pt"/>
    </style:style>
    <style:style style:name="T236" style:family="text">
      <style:text-properties style:font-name="Courier New" fo:font-size="12pt" officeooo:rsid="01877413" style:font-size-asian="12pt" style:font-name-complex="Courier New" style:font-size-complex="12pt"/>
    </style:style>
    <style:style style:name="T237" style:family="text">
      <style:text-properties style:font-name="Courier New" fo:font-size="12pt" officeooo:rsid="0188ec0d" style:font-size-asian="12pt" style:font-name-complex="Courier New" style:font-size-complex="12pt"/>
    </style:style>
    <style:style style:name="T238" style:family="text">
      <style:text-properties style:font-name="Courier New" fo:font-size="12pt" officeooo:rsid="018a8d69" style:font-size-asian="12pt" style:font-name-complex="Courier New" style:font-size-complex="12pt"/>
    </style:style>
    <style:style style:name="T239" style:family="text">
      <style:text-properties style:font-name="Courier New" fo:font-size="12pt" officeooo:rsid="018fb6a4" style:font-size-asian="12pt" style:font-name-complex="Courier New" style:font-size-complex="12pt"/>
    </style:style>
    <style:style style:name="T240" style:family="text">
      <style:text-properties style:font-name="Courier New" fo:font-size="12pt" officeooo:rsid="0192adaa" style:font-size-asian="12pt" style:font-name-complex="Courier New" style:font-size-complex="12pt"/>
    </style:style>
    <style:style style:name="T241" style:family="text">
      <style:text-properties style:font-name="Courier New" fo:font-size="12pt" officeooo:rsid="019420cf" style:font-size-asian="12pt" style:font-name-complex="Courier New" style:font-size-complex="12pt"/>
    </style:style>
    <style:style style:name="T242" style:family="text">
      <style:text-properties style:font-name="Courier New" fo:font-size="12pt" officeooo:rsid="0196454c" style:font-size-asian="12pt" style:font-name-complex="Courier New" style:font-size-complex="12pt"/>
    </style:style>
    <style:style style:name="T243" style:family="text">
      <style:text-properties style:font-name="Courier New" fo:font-size="12pt" officeooo:rsid="019f89d1" style:font-size-asian="12pt" style:font-name-complex="Courier New" style:font-size-complex="12pt"/>
    </style:style>
    <style:style style:name="T244" style:family="text">
      <style:text-properties style:font-name="Courier New" fo:font-size="12pt" officeooo:rsid="01a0fc56" style:font-size-asian="12pt" style:font-name-complex="Courier New" style:font-size-complex="12pt"/>
    </style:style>
    <style:style style:name="T245" style:family="text">
      <style:text-properties style:font-name="Courier New" fo:font-size="12pt" officeooo:rsid="01a2e25c" style:font-size-asian="12pt" style:font-name-complex="Courier New" style:font-size-complex="12pt"/>
    </style:style>
    <style:style style:name="T246" style:family="text">
      <style:text-properties style:font-name="Courier New" fo:font-size="12pt" officeooo:rsid="01a3ad23" style:font-size-asian="12pt" style:font-name-complex="Courier New" style:font-size-complex="12pt"/>
    </style:style>
    <style:style style:name="T247" style:family="text">
      <style:text-properties style:font-name="Courier New" fo:font-size="12pt" officeooo:rsid="01afb3dc" style:font-size-asian="12pt" style:font-name-complex="Courier New" style:font-size-complex="12pt"/>
    </style:style>
    <style:style style:name="T248" style:family="text">
      <style:text-properties style:font-name="Courier New" fo:font-size="12pt" officeooo:rsid="01b58eec" style:font-size-asian="12pt" style:font-name-complex="Courier New" style:font-size-complex="12pt"/>
    </style:style>
    <style:style style:name="T249" style:family="text">
      <style:text-properties style:font-name="Courier New" fo:font-size="12pt" officeooo:rsid="01b91f30" style:font-size-asian="12pt" style:font-name-complex="Courier New" style:font-size-complex="12pt"/>
    </style:style>
    <style:style style:name="T250" style:family="text">
      <style:text-properties style:font-name="Courier New" fo:font-size="12pt" officeooo:rsid="01ba9701" style:font-size-asian="12pt" style:font-name-complex="Courier New" style:font-size-complex="12pt"/>
    </style:style>
    <style:style style:name="T251" style:family="text">
      <style:text-properties style:font-name="Courier New" fo:font-size="12pt" officeooo:rsid="01bbf63e" style:font-size-asian="12pt" style:font-name-complex="Courier New" style:font-size-complex="12pt"/>
    </style:style>
    <style:style style:name="T252" style:family="text">
      <style:text-properties style:font-name="Courier New" fo:font-size="12pt" officeooo:rsid="01bda825" style:font-size-asian="12pt" style:font-name-complex="Courier New" style:font-size-complex="12pt"/>
    </style:style>
    <style:style style:name="T253" style:family="text">
      <style:text-properties style:font-name="Courier New" fo:font-size="12pt" officeooo:rsid="01be6508" style:font-size-asian="12pt" style:font-name-complex="Courier New" style:font-size-complex="12pt"/>
    </style:style>
    <style:style style:name="T254" style:family="text">
      <style:text-properties style:font-name="Courier New" fo:font-size="12pt" officeooo:rsid="01c030bf" style:font-size-asian="12pt" style:font-name-complex="Courier New" style:font-size-complex="12pt"/>
    </style:style>
    <style:style style:name="T255" style:family="text">
      <style:text-properties style:font-name="Courier New" fo:font-size="12pt" officeooo:rsid="01cb26f5" style:font-size-asian="12pt" style:font-name-complex="Courier New" style:font-size-complex="12pt"/>
    </style:style>
    <style:style style:name="T256" style:family="text">
      <style:text-properties style:font-name="Courier New" fo:font-size="12pt" officeooo:rsid="01d3ae59" style:font-size-asian="12pt" style:font-name-complex="Courier New" style:font-size-complex="12pt"/>
    </style:style>
    <style:style style:name="T257" style:family="text">
      <style:text-properties style:font-name="Courier New" fo:font-size="12pt" officeooo:rsid="01d5e1ea" style:font-size-asian="12pt" style:font-name-complex="Courier New" style:font-size-complex="12pt"/>
    </style:style>
    <style:style style:name="T258" style:family="text">
      <style:text-properties style:font-name="Courier New" fo:font-size="12pt" officeooo:rsid="01dae698" style:font-size-asian="12pt" style:font-name-complex="Courier New" style:font-size-complex="12pt"/>
    </style:style>
    <style:style style:name="T259" style:family="text">
      <style:text-properties style:font-name="Courier New" fo:font-size="12pt" officeooo:rsid="01dc8567" style:font-size-asian="12pt" style:font-name-complex="Courier New" style:font-size-complex="12pt"/>
    </style:style>
    <style:style style:name="T260" style:family="text">
      <style:text-properties style:font-name="Courier New" fo:font-size="12pt" officeooo:rsid="01dfff8d" style:font-size-asian="12pt" style:font-name-complex="Courier New" style:font-size-complex="12pt"/>
    </style:style>
    <style:style style:name="T261" style:family="text">
      <style:text-properties style:font-name="Courier New" fo:font-size="12pt" officeooo:rsid="01e6fc71" style:font-size-asian="12pt" style:font-name-complex="Courier New" style:font-size-complex="12pt"/>
    </style:style>
    <style:style style:name="T262" style:family="text">
      <style:text-properties style:font-name="Courier New" fo:font-size="12pt" officeooo:rsid="01efc63d" style:font-size-asian="12pt" style:font-name-complex="Courier New" style:font-size-complex="12pt"/>
    </style:style>
    <style:style style:name="T263" style:family="text">
      <style:text-properties style:font-name="Courier New" fo:font-size="12pt" officeooo:rsid="01f2783e" style:font-size-asian="12pt" style:font-name-complex="Courier New" style:font-size-complex="12pt"/>
    </style:style>
    <style:style style:name="T264" style:family="text">
      <style:text-properties style:font-name="Courier New" fo:font-size="12pt" officeooo:rsid="01f58801" style:font-size-asian="12pt" style:font-name-complex="Courier New" style:font-size-complex="12pt"/>
    </style:style>
    <style:style style:name="T265" style:family="text">
      <style:text-properties style:font-name="Courier New" fo:font-size="12pt" officeooo:rsid="01f769b1" style:font-size-asian="12pt" style:font-name-complex="Courier New" style:font-size-complex="12pt"/>
    </style:style>
    <style:style style:name="T266" style:family="text">
      <style:text-properties style:font-name="Courier New" fo:font-size="12pt" officeooo:rsid="01f8d055" style:font-size-asian="12pt" style:font-name-complex="Courier New" style:font-size-complex="12pt"/>
    </style:style>
    <style:style style:name="T267" style:family="text">
      <style:text-properties style:font-name="Courier New" fo:font-size="12pt" officeooo:rsid="01faade8" style:font-size-asian="12pt" style:font-name-complex="Courier New" style:font-size-complex="12pt"/>
    </style:style>
    <style:style style:name="T268" style:family="text">
      <style:text-properties style:font-name="Courier New" fo:font-size="12pt" officeooo:rsid="01fe2db3" style:font-size-asian="12pt" style:font-name-complex="Courier New" style:font-size-complex="12pt"/>
    </style:style>
    <style:style style:name="T269" style:family="text">
      <style:text-properties style:font-name="Courier New" fo:font-size="12pt" officeooo:rsid="0201683d" style:font-size-asian="12pt" style:font-name-complex="Courier New" style:font-size-complex="12pt"/>
    </style:style>
    <style:style style:name="T270" style:family="text">
      <style:text-properties style:font-name="Courier New" fo:font-size="12pt" officeooo:rsid="0206277c" style:font-size-asian="12pt" style:font-name-complex="Courier New" style:font-size-complex="12pt"/>
    </style:style>
    <style:style style:name="T271" style:family="text">
      <style:text-properties style:font-name="Courier New" fo:font-size="12pt" officeooo:rsid="02080c9c" style:font-size-asian="12pt" style:font-name-complex="Courier New" style:font-size-complex="12pt"/>
    </style:style>
    <style:style style:name="T272" style:family="text">
      <style:text-properties style:font-name="Courier New" fo:font-size="12pt" officeooo:rsid="020dbb3a" style:font-size-asian="12pt" style:font-name-complex="Courier New" style:font-size-complex="12pt"/>
    </style:style>
    <style:style style:name="T273" style:family="text">
      <style:text-properties style:font-name="Courier New" fo:font-size="12pt" officeooo:rsid="0266e717" style:font-size-asian="12pt" style:font-name-complex="Courier New" style:font-size-complex="12pt"/>
    </style:style>
    <style:style style:name="T274" style:family="text">
      <style:text-properties style:font-name="Courier New" fo:font-size="12pt" officeooo:rsid="0267bd6d" style:font-size-asian="12pt" style:font-name-complex="Courier New" style:font-size-complex="12pt"/>
    </style:style>
    <style:style style:name="T275" style:family="text">
      <style:text-properties style:font-name="Courier New" fo:font-size="12pt" officeooo:rsid="026861e2" style:font-size-asian="12pt" style:font-name-complex="Courier New" style:font-size-complex="12pt"/>
    </style:style>
    <style:style style:name="T276" style:family="text">
      <style:text-properties style:font-name="Courier New" fo:font-size="12pt" officeooo:rsid="0268f190" style:font-size-asian="12pt" style:font-name-complex="Courier New" style:font-size-complex="12pt"/>
    </style:style>
    <style:style style:name="T277" style:family="text">
      <style:text-properties style:font-name="Courier New" fo:font-size="12pt" officeooo:rsid="026ad802" style:font-size-asian="12pt" style:font-name-complex="Courier New" style:font-size-complex="12pt"/>
    </style:style>
    <style:style style:name="T278" style:family="text">
      <style:text-properties style:font-name="Courier New" fo:font-size="12pt" officeooo:rsid="027aaf45" style:font-size-asian="12pt" style:font-name-complex="Courier New" style:font-size-complex="12pt"/>
    </style:style>
    <style:style style:name="T279" style:family="text">
      <style:text-properties style:font-name="Courier New" fo:font-size="12pt" officeooo:rsid="027d6c06" style:font-size-asian="12pt" style:font-name-complex="Courier New" style:font-size-complex="12pt"/>
    </style:style>
    <style:style style:name="T280" style:family="text">
      <style:text-properties style:font-name="Courier New" fo:font-size="12pt" officeooo:rsid="0282502a" style:font-size-asian="12pt" style:font-name-complex="Courier New" style:font-size-complex="12pt"/>
    </style:style>
    <style:style style:name="T281" style:family="text">
      <style:text-properties style:font-name="Courier New" fo:font-size="12pt" officeooo:rsid="0285cd1f" style:font-size-asian="12pt" style:font-name-complex="Courier New" style:font-size-complex="12pt"/>
    </style:style>
    <style:style style:name="T282" style:family="text">
      <style:text-properties style:font-name="Courier New" fo:font-size="12pt" officeooo:rsid="02878cb7" style:font-size-asian="12pt" style:font-name-complex="Courier New" style:font-size-complex="12pt"/>
    </style:style>
    <style:style style:name="T283" style:family="text">
      <style:text-properties style:font-name="Courier New" fo:font-size="12pt" officeooo:rsid="028c23ff" style:font-size-asian="12pt" style:font-name-complex="Courier New" style:font-size-complex="12pt"/>
    </style:style>
    <style:style style:name="T284" style:family="text">
      <style:text-properties style:font-name="Courier New" fo:font-size="12pt" officeooo:rsid="028d2701" style:font-size-asian="12pt" style:font-name-complex="Courier New" style:font-size-complex="12pt"/>
    </style:style>
    <style:style style:name="T285" style:family="text">
      <style:text-properties style:font-name="Courier New" fo:font-size="12pt" officeooo:rsid="028d743d" style:font-size-asian="12pt" style:font-name-complex="Courier New" style:font-size-complex="12pt"/>
    </style:style>
    <style:style style:name="T286" style:family="text">
      <style:text-properties style:font-name="Courier New" fo:font-size="12pt" officeooo:rsid="028ec5b2" style:font-size-asian="12pt" style:font-name-complex="Courier New" style:font-size-complex="12pt"/>
    </style:style>
    <style:style style:name="T287" style:family="text">
      <style:text-properties style:font-name="Courier New" fo:font-size="12pt" officeooo:rsid="02916075" style:font-size-asian="12pt" style:font-name-complex="Courier New" style:font-size-complex="12pt"/>
    </style:style>
    <style:style style:name="T288" style:family="text">
      <style:text-properties style:font-name="Courier New" fo:font-size="12pt" officeooo:rsid="0293f852" style:font-size-asian="12pt" style:font-name-complex="Courier New" style:font-size-complex="12pt"/>
    </style:style>
    <style:style style:name="T289" style:family="text">
      <style:text-properties style:font-name="Courier New" fo:font-size="12pt" officeooo:rsid="02a81803" style:font-size-asian="12pt" style:font-name-complex="Courier New" style:font-size-complex="12pt"/>
    </style:style>
    <style:style style:name="T290" style:family="text">
      <style:text-properties style:font-name="Courier New" fo:font-size="12pt" officeooo:rsid="02aa5564" style:font-size-asian="12pt" style:font-name-complex="Courier New" style:font-size-complex="12pt"/>
    </style:style>
    <style:style style:name="T291" style:family="text">
      <style:text-properties style:font-name="Courier New" fo:font-size="12pt" officeooo:rsid="02b422b5" style:font-size-asian="12pt" style:font-name-complex="Courier New" style:font-size-complex="12pt"/>
    </style:style>
    <style:style style:name="T292" style:family="text">
      <style:text-properties style:font-name="Courier New" fo:font-size="12pt" officeooo:rsid="02b5d6f9" style:font-size-asian="12pt" style:font-name-complex="Courier New" style:font-size-complex="12pt"/>
    </style:style>
    <style:style style:name="T293" style:family="text">
      <style:text-properties style:font-name="Courier New" fo:font-size="12pt" officeooo:rsid="02b62526" style:font-size-asian="12pt" style:font-name-complex="Courier New" style:font-size-complex="12pt"/>
    </style:style>
    <style:style style:name="T294" style:family="text">
      <style:text-properties style:font-name="Courier New" fo:font-size="12pt" officeooo:rsid="02b82171" style:font-size-asian="12pt" style:font-name-complex="Courier New" style:font-size-complex="12pt"/>
    </style:style>
    <style:style style:name="T295" style:family="text">
      <style:text-properties style:font-name="Courier New" fo:font-size="12pt" officeooo:rsid="02bd21a1" style:font-size-asian="12pt" style:font-name-complex="Courier New" style:font-size-complex="12pt"/>
    </style:style>
    <style:style style:name="T296" style:family="text">
      <style:text-properties style:font-name="Courier New" fo:font-size="12pt" officeooo:rsid="02bec546" style:font-size-asian="12pt" style:font-name-complex="Courier New" style:font-size-complex="12pt"/>
    </style:style>
    <style:style style:name="T297" style:family="text">
      <style:text-properties style:font-name="Courier New" fo:font-size="12pt" officeooo:rsid="02c33c2c" style:font-size-asian="12pt" style:font-name-complex="Courier New" style:font-size-complex="12pt"/>
    </style:style>
    <style:style style:name="T298" style:family="text">
      <style:text-properties style:font-name="Courier New" fo:font-size="12pt" officeooo:rsid="02c434b0" style:font-size-asian="12pt" style:font-name-complex="Courier New" style:font-size-complex="12pt"/>
    </style:style>
    <style:style style:name="T299" style:family="text">
      <style:text-properties style:font-name="Courier New" fo:font-size="12pt" officeooo:rsid="02d406e6" style:font-size-asian="12pt" style:font-name-complex="Courier New" style:font-size-complex="12pt"/>
    </style:style>
    <style:style style:name="T300" style:family="text">
      <style:text-properties style:font-name="Courier New" fo:font-size="12pt" officeooo:rsid="02d959d1" style:font-size-asian="12pt" style:font-name-complex="Courier New" style:font-size-complex="12pt"/>
    </style:style>
    <style:style style:name="T301" style:family="text">
      <style:text-properties style:font-name="Courier New" fo:font-size="12pt" officeooo:rsid="02d9d5b5" style:font-size-asian="12pt" style:font-name-complex="Courier New" style:font-size-complex="12pt"/>
    </style:style>
    <style:style style:name="T302" style:family="text">
      <style:text-properties style:font-name="Courier New" fo:font-size="12pt" officeooo:rsid="02db84ef" style:font-size-asian="12pt" style:font-name-complex="Courier New" style:font-size-complex="12pt"/>
    </style:style>
    <style:style style:name="T303" style:family="text">
      <style:text-properties style:font-name="Courier New" fo:font-size="12pt" officeooo:rsid="02dbd696" style:font-size-asian="12pt" style:font-name-complex="Courier New" style:font-size-complex="12pt"/>
    </style:style>
    <style:style style:name="T304" style:family="text">
      <style:text-properties style:font-name="Courier New" fo:font-size="12pt" officeooo:rsid="02df065b" style:font-size-asian="12pt" style:font-name-complex="Courier New" style:font-size-complex="12pt"/>
    </style:style>
    <style:style style:name="T305" style:family="text">
      <style:text-properties style:font-name="Courier New" fo:font-size="12pt" officeooo:rsid="02dfbc59" style:font-size-asian="12pt" style:font-name-complex="Courier New" style:font-size-complex="12pt"/>
    </style:style>
    <style:style style:name="T306" style:family="text">
      <style:text-properties style:font-name="Courier New" fo:font-size="12pt" officeooo:rsid="02e1945a" style:font-size-asian="12pt" style:font-name-complex="Courier New" style:font-size-complex="12pt"/>
    </style:style>
    <style:style style:name="T307" style:family="text">
      <style:text-properties style:font-name="Courier New" fo:font-size="12pt" officeooo:rsid="02e720ea" style:font-size-asian="12pt" style:font-name-complex="Courier New" style:font-size-complex="12pt"/>
    </style:style>
    <style:style style:name="T308" style:family="text">
      <style:text-properties style:font-name="Courier New" fo:font-size="12pt" officeooo:rsid="02eb82f0" style:font-size-asian="12pt" style:font-name-complex="Courier New" style:font-size-complex="12pt"/>
    </style:style>
    <style:style style:name="T309" style:family="text">
      <style:text-properties style:font-name="Courier New" fo:font-size="12pt" officeooo:rsid="02ed2c6e" style:font-size-asian="12pt" style:font-name-complex="Courier New" style:font-size-complex="12pt"/>
    </style:style>
    <style:style style:name="T310" style:family="text">
      <style:text-properties style:font-name="Courier New" fo:font-size="12pt" officeooo:rsid="02edd256" style:font-size-asian="12pt" style:font-name-complex="Courier New" style:font-size-complex="12pt"/>
    </style:style>
    <style:style style:name="T311" style:family="text">
      <style:text-properties style:font-name="Courier New" fo:font-size="12pt" officeooo:rsid="02efc87e" style:font-size-asian="12pt" style:font-name-complex="Courier New" style:font-size-complex="12pt"/>
    </style:style>
    <style:style style:name="T312" style:family="text">
      <style:text-properties style:font-name="Courier New" fo:font-size="12pt" officeooo:rsid="02f3d85c" style:font-size-asian="12pt" style:font-name-complex="Courier New" style:font-size-complex="12pt"/>
    </style:style>
    <style:style style:name="T313" style:family="text">
      <style:text-properties style:font-name="Courier New" fo:font-size="12pt" officeooo:rsid="02fa5c00" style:font-size-asian="12pt" style:font-name-complex="Courier New" style:font-size-complex="12pt"/>
    </style:style>
    <style:style style:name="T314" style:family="text">
      <style:text-properties style:font-name="Courier New" fo:font-size="12pt" officeooo:rsid="02fff50c" style:font-size-asian="12pt" style:font-name-complex="Courier New" style:font-size-complex="12pt"/>
    </style:style>
    <style:style style:name="T315" style:family="text">
      <style:text-properties style:font-name="Courier New" fo:font-size="12pt" officeooo:rsid="03030760" style:font-size-asian="12pt" style:font-name-complex="Courier New" style:font-size-complex="12pt"/>
    </style:style>
    <style:style style:name="T316" style:family="text">
      <style:text-properties style:font-name="Courier New" fo:font-size="12pt" officeooo:rsid="03064896" style:font-size-asian="12pt" style:font-name-complex="Courier New" style:font-size-complex="12pt"/>
    </style:style>
    <style:style style:name="T317" style:family="text">
      <style:text-properties style:font-name="Courier New" fo:font-size="12pt" officeooo:rsid="030f1b5a" style:font-size-asian="12pt" style:font-name-complex="Courier New" style:font-size-complex="12pt"/>
    </style:style>
    <style:style style:name="T318" style:family="text">
      <style:text-properties style:font-name="Courier New" fo:font-size="12pt" officeooo:rsid="0310ff50" style:font-size-asian="12pt" style:font-name-complex="Courier New" style:font-size-complex="12pt"/>
    </style:style>
    <style:style style:name="T319" style:family="text">
      <style:text-properties style:font-name="Courier New" fo:font-size="12pt" officeooo:rsid="03119e49" style:font-size-asian="12pt" style:font-name-complex="Courier New" style:font-size-complex="12pt"/>
    </style:style>
    <style:style style:name="T320" style:family="text">
      <style:text-properties style:font-name="Courier New" fo:font-size="12pt" officeooo:rsid="03132729" style:font-size-asian="12pt" style:font-name-complex="Courier New" style:font-size-complex="12pt"/>
    </style:style>
    <style:style style:name="T321" style:family="text">
      <style:text-properties style:font-name="Courier New" fo:font-size="12pt" officeooo:rsid="03161a6a" style:font-size-asian="12pt" style:font-name-complex="Courier New" style:font-size-complex="12pt"/>
    </style:style>
    <style:style style:name="T322" style:family="text">
      <style:text-properties style:font-name="Courier New" fo:font-size="12pt" officeooo:rsid="031819cd" style:font-size-asian="12pt" style:font-name-complex="Courier New" style:font-size-complex="12pt"/>
    </style:style>
    <style:style style:name="T323" style:family="text">
      <style:text-properties style:font-name="Courier New" fo:font-size="12pt" officeooo:rsid="0319ed4e" style:font-size-asian="12pt" style:font-name-complex="Courier New" style:font-size-complex="12pt"/>
    </style:style>
    <style:style style:name="T324" style:family="text">
      <style:text-properties style:font-name="Courier New" fo:font-size="12pt" officeooo:rsid="031a134a" style:font-size-asian="12pt" style:font-name-complex="Courier New" style:font-size-complex="12pt"/>
    </style:style>
    <style:style style:name="T325" style:family="text">
      <style:text-properties style:font-name="Courier New" fo:font-size="12pt" officeooo:rsid="031a3f3c" style:font-size-asian="12pt" style:font-name-complex="Courier New" style:font-size-complex="12pt"/>
    </style:style>
    <style:style style:name="T326" style:family="text">
      <style:text-properties style:font-name="Courier New" fo:font-size="12pt" officeooo:rsid="031bca7a" style:font-size-asian="12pt" style:font-name-complex="Courier New" style:font-size-complex="12pt"/>
    </style:style>
    <style:style style:name="T327" style:family="text">
      <style:text-properties style:font-name="Courier New" fo:font-size="12pt" officeooo:rsid="031c2f11" style:font-size-asian="12pt" style:font-name-complex="Courier New" style:font-size-complex="12pt"/>
    </style:style>
    <style:style style:name="T328" style:family="text">
      <style:text-properties style:font-name="Courier New" fo:font-size="12pt" officeooo:rsid="031d9f32" style:font-size-asian="12pt" style:font-name-complex="Courier New" style:font-size-complex="12pt"/>
    </style:style>
    <style:style style:name="T329" style:family="text">
      <style:text-properties style:font-name="Courier New" fo:font-size="12pt" officeooo:rsid="0320c7d2" style:font-size-asian="12pt" style:font-name-complex="Courier New" style:font-size-complex="12pt"/>
    </style:style>
    <style:style style:name="T330" style:family="text">
      <style:text-properties style:font-name="Courier New" fo:font-size="12pt" officeooo:rsid="03278195" style:font-size-asian="12pt" style:font-name-complex="Courier New" style:font-size-complex="12pt"/>
    </style:style>
    <style:style style:name="T331" style:family="text">
      <style:text-properties style:font-name="Courier New" fo:font-size="12pt" officeooo:rsid="032fc570" style:font-size-asian="12pt" style:font-name-complex="Courier New" style:font-size-complex="12pt"/>
    </style:style>
    <style:style style:name="T332" style:family="text">
      <style:text-properties style:font-name="Courier New" fo:font-size="12pt" officeooo:rsid="03329fe1" style:font-size-asian="12pt" style:font-name-complex="Courier New" style:font-size-complex="12pt"/>
    </style:style>
    <style:style style:name="T333" style:family="text">
      <style:text-properties style:font-name="Courier New" fo:font-size="12pt" officeooo:rsid="03352b68" style:font-size-asian="12pt" style:font-name-complex="Courier New" style:font-size-complex="12pt"/>
    </style:style>
    <style:style style:name="T334" style:family="text">
      <style:text-properties style:font-name="Courier New" fo:font-size="12pt" officeooo:rsid="03365a61" style:font-size-asian="12pt" style:font-name-complex="Courier New" style:font-size-complex="12pt"/>
    </style:style>
    <style:style style:name="T335" style:family="text">
      <style:text-properties style:font-name="Courier New" fo:font-size="12pt" officeooo:rsid="0337b8c5" style:font-size-asian="12pt" style:font-name-complex="Courier New" style:font-size-complex="12pt"/>
    </style:style>
    <style:style style:name="T336" style:family="text">
      <style:text-properties style:font-name="Courier New" fo:font-size="12pt" officeooo:rsid="03387232" style:font-size-asian="12pt" style:font-name-complex="Courier New" style:font-size-complex="12pt"/>
    </style:style>
    <style:style style:name="T337" style:family="text">
      <style:text-properties style:font-name="Courier New" fo:font-size="12pt" officeooo:rsid="033a4a04" style:font-size-asian="12pt" style:font-name-complex="Courier New" style:font-size-complex="12pt"/>
    </style:style>
    <style:style style:name="T338" style:family="text">
      <style:text-properties style:font-name="Courier New" fo:font-size="12pt" officeooo:rsid="033bbc11" style:font-size-asian="12pt" style:font-name-complex="Courier New" style:font-size-complex="12pt"/>
    </style:style>
    <style:style style:name="T339" style:family="text">
      <style:text-properties style:font-name="Courier New" fo:font-size="12pt" officeooo:rsid="033e4764" style:font-size-asian="12pt" style:font-name-complex="Courier New" style:font-size-complex="12pt"/>
    </style:style>
    <style:style style:name="T340" style:family="text">
      <style:text-properties style:font-name="Courier New" fo:font-size="12pt" officeooo:rsid="033f9af2" style:font-size-asian="12pt" style:font-name-complex="Courier New" style:font-size-complex="12pt"/>
    </style:style>
    <style:style style:name="T341" style:family="text">
      <style:text-properties style:font-name="Courier New" fo:font-size="12pt" officeooo:rsid="03483849" style:font-size-asian="12pt" style:font-name-complex="Courier New" style:font-size-complex="12pt"/>
    </style:style>
    <style:style style:name="T342" style:family="text">
      <style:text-properties style:font-name="Courier New" fo:font-size="12pt" officeooo:rsid="034ec088" style:font-size-asian="12pt" style:font-name-complex="Courier New" style:font-size-complex="12pt"/>
    </style:style>
    <style:style style:name="T343" style:family="text">
      <style:text-properties style:font-name="Courier New" fo:font-size="12pt" officeooo:rsid="034fe43e" style:font-size-asian="12pt" style:font-name-complex="Courier New" style:font-size-complex="12pt"/>
    </style:style>
    <style:style style:name="T344" style:family="text">
      <style:text-properties style:font-name="Courier New" fo:font-size="12pt" officeooo:rsid="0350c35f" style:font-size-asian="12pt" style:font-name-complex="Courier New" style:font-size-complex="12pt"/>
    </style:style>
    <style:style style:name="T345" style:family="text">
      <style:text-properties style:font-name="Courier New" fo:font-size="12pt" officeooo:rsid="0012715e" style:font-size-asian="12pt" style:font-name-complex="Courier New" style:font-size-complex="12pt"/>
    </style:style>
    <style:style style:name="T346" style:family="text">
      <style:text-properties style:font-name="Courier New" fo:font-size="12pt" officeooo:rsid="0016563d" style:font-size-asian="12pt" style:font-name-complex="Courier New" style:font-size-complex="12pt"/>
    </style:style>
    <style:style style:name="T347" style:family="text">
      <style:text-properties style:font-name="Courier New" fo:font-size="12pt" officeooo:rsid="0014275a" style:font-size-asian="12pt" style:font-name-complex="Courier New" style:font-size-complex="12pt"/>
    </style:style>
    <style:style style:name="T348" style:family="text">
      <style:text-properties style:font-name="Courier New" fo:font-size="12pt" officeooo:rsid="00149d51" style:font-size-asian="12pt" style:font-name-complex="Courier New" style:font-size-complex="12pt"/>
    </style:style>
    <style:style style:name="T349" style:family="text">
      <style:text-properties style:font-name="Courier New" fo:font-size="12pt" officeooo:rsid="001c5f89" style:font-size-asian="12pt" style:font-name-complex="Courier New" style:font-size-complex="12pt"/>
    </style:style>
    <style:style style:name="T350" style:family="text">
      <style:text-properties style:font-name="Courier New" fo:font-size="12pt" officeooo:rsid="001db2c7" style:font-size-asian="12pt" style:font-name-complex="Courier New" style:font-size-complex="12pt"/>
    </style:style>
    <style:style style:name="T351" style:family="text">
      <style:text-properties style:font-name="Courier New" fo:font-size="12pt" officeooo:rsid="001ff866" style:font-size-asian="12pt" style:font-name-complex="Courier New" style:font-size-complex="12pt"/>
    </style:style>
    <style:style style:name="T352" style:family="text">
      <style:text-properties style:font-name="Courier New" fo:font-size="12pt" officeooo:rsid="001edab7" style:font-size-asian="12pt" style:font-name-complex="Courier New" style:font-size-complex="12pt"/>
    </style:style>
    <style:style style:name="T353" style:family="text">
      <style:text-properties style:font-name="Courier New" fo:font-size="12pt" officeooo:rsid="0017f0c7" style:font-size-asian="12pt" style:font-name-complex="Courier New" style:font-size-complex="12pt"/>
    </style:style>
    <style:style style:name="T354" style:family="text">
      <style:text-properties style:font-name="Courier New" fo:font-size="12pt" officeooo:rsid="00174010" style:font-size-asian="12pt" style:font-name-complex="Courier New" style:font-size-complex="12pt"/>
    </style:style>
    <style:style style:name="T355" style:family="text">
      <style:text-properties style:font-name="Courier New" fo:font-size="12pt" officeooo:rsid="001a9792" style:font-size-asian="12pt" style:font-name-complex="Courier New" style:font-size-complex="12pt"/>
    </style:style>
    <style:style style:name="T356" style:family="text">
      <style:text-properties style:font-name="Courier New" fo:font-size="12pt" officeooo:rsid="036ec0b0" style:font-size-asian="12pt" style:font-name-complex="Courier New" style:font-size-complex="12pt"/>
    </style:style>
    <style:style style:name="T357" style:family="text">
      <style:text-properties style:font-name="Courier New" fo:font-size="12pt" officeooo:rsid="037075cc" style:font-size-asian="12pt" style:font-name-complex="Courier New" style:font-size-complex="12pt"/>
    </style:style>
    <style:style style:name="T358" style:family="text">
      <style:text-properties style:font-name="Courier New" fo:font-size="12pt" officeooo:rsid="037d5547" style:font-size-asian="12pt" style:font-name-complex="Courier New" style:font-size-complex="12pt"/>
    </style:style>
    <style:style style:name="T359" style:family="text">
      <style:text-properties style:font-name="Courier New" fo:font-size="12pt" officeooo:rsid="03821769" style:font-size-asian="12pt" style:font-name-complex="Courier New" style:font-size-complex="12pt"/>
    </style:style>
    <style:style style:name="T360" style:family="text">
      <style:text-properties style:font-name="Courier New" fo:font-size="12pt" officeooo:rsid="0382bb3b" style:font-size-asian="12pt" style:font-name-complex="Courier New" style:font-size-complex="12pt"/>
    </style:style>
    <style:style style:name="T361" style:family="text">
      <style:text-properties style:font-name="Courier New" fo:font-size="12pt" officeooo:rsid="03864722" style:font-size-asian="12pt" style:font-name-complex="Courier New" style:font-size-complex="12pt"/>
    </style:style>
    <style:style style:name="T362" style:family="text">
      <style:text-properties style:font-name="Courier New" fo:font-size="12pt" officeooo:rsid="03869e2c" style:font-size-asian="12pt" style:font-name-complex="Courier New" style:font-size-complex="12pt"/>
    </style:style>
    <style:style style:name="T363" style:family="text">
      <style:text-properties style:font-name="Courier New" fo:font-size="12pt" officeooo:rsid="03874ad2" style:font-size-asian="12pt" style:font-name-complex="Courier New" style:font-size-complex="12pt"/>
    </style:style>
    <style:style style:name="T364" style:family="text">
      <style:text-properties style:font-name="Courier New" fo:font-size="12pt" officeooo:rsid="038aa080" style:font-size-asian="12pt" style:font-name-complex="Courier New" style:font-size-complex="12pt"/>
    </style:style>
    <style:style style:name="T365" style:family="text">
      <style:text-properties style:font-name="Courier New" fo:font-size="12pt" officeooo:rsid="038c7884" style:font-size-asian="12pt" style:font-name-complex="Courier New" style:font-size-complex="12pt"/>
    </style:style>
    <style:style style:name="T366" style:family="text">
      <style:text-properties style:font-name="Courier New" fo:font-size="12pt" officeooo:rsid="0391ccb4" style:font-size-asian="12pt" style:font-name-complex="Courier New" style:font-size-complex="12pt"/>
    </style:style>
    <style:style style:name="T367" style:family="text">
      <style:text-properties style:font-name="Courier New" fo:font-size="12pt" officeooo:rsid="03951eb9" style:font-size-asian="12pt" style:font-name-complex="Courier New" style:font-size-complex="12pt"/>
    </style:style>
    <style:style style:name="T368" style:family="text">
      <style:text-properties style:font-name="Courier New" fo:font-size="12pt" officeooo:rsid="03958044" style:font-size-asian="12pt" style:font-name-complex="Courier New" style:font-size-complex="12pt"/>
    </style:style>
    <style:style style:name="T369" style:family="text">
      <style:text-properties style:font-name="Courier New" fo:font-size="12pt" officeooo:rsid="03994366" style:font-size-asian="12pt" style:font-name-complex="Courier New" style:font-size-complex="12pt"/>
    </style:style>
    <style:style style:name="T370" style:family="text">
      <style:text-properties style:font-name="Courier New" fo:font-size="12pt" officeooo:rsid="039bb74d" style:font-size-asian="12pt" style:font-name-complex="Courier New" style:font-size-complex="12pt"/>
    </style:style>
    <style:style style:name="T371" style:family="text">
      <style:text-properties style:font-name="Courier New" fo:font-size="12pt" officeooo:rsid="039f38fe" style:font-size-asian="12pt" style:font-name-complex="Courier New" style:font-size-complex="12pt"/>
    </style:style>
    <style:style style:name="T372" style:family="text">
      <style:text-properties style:font-name="Courier New" fo:font-size="12pt" officeooo:rsid="03a199cf" style:font-size-asian="12pt" style:font-name-complex="Courier New" style:font-size-complex="12pt"/>
    </style:style>
    <style:style style:name="T373" style:family="text">
      <style:text-properties style:font-name="Courier New" fo:font-size="12pt" officeooo:rsid="03a2b7af" style:font-size-asian="12pt" style:font-name-complex="Courier New" style:font-size-complex="12pt"/>
    </style:style>
    <style:style style:name="T374" style:family="text">
      <style:text-properties style:font-name="Courier New" fo:font-size="12pt" officeooo:rsid="03a7bcaa" style:font-size-asian="12pt" style:font-name-complex="Courier New" style:font-size-complex="12pt"/>
    </style:style>
    <style:style style:name="T375" style:family="text">
      <style:text-properties style:font-name="Courier New" fo:font-size="12pt" officeooo:rsid="03b1ec67" style:font-size-asian="12pt" style:font-name-complex="Courier New" style:font-size-complex="12pt"/>
    </style:style>
    <style:style style:name="T376" style:family="text">
      <style:text-properties style:font-name="Courier New" fo:font-size="12pt" officeooo:rsid="03b6113c" style:font-size-asian="12pt" style:font-name-complex="Courier New" style:font-size-complex="12pt"/>
    </style:style>
    <style:style style:name="T377" style:family="text">
      <style:text-properties style:font-name="Courier New" fo:font-size="12pt" officeooo:rsid="03b8c9d2" style:font-size-asian="12pt" style:font-name-complex="Courier New" style:font-size-complex="12pt"/>
    </style:style>
    <style:style style:name="T378" style:family="text">
      <style:text-properties style:font-name="Courier New" fo:font-size="12pt" officeooo:rsid="03bcfdce" style:font-size-asian="12pt" style:font-name-complex="Courier New" style:font-size-complex="12pt"/>
    </style:style>
    <style:style style:name="T379" style:family="text">
      <style:text-properties style:font-name="Courier New" fo:font-size="12pt" officeooo:rsid="03c062d1" style:font-size-asian="12pt" style:font-name-complex="Courier New" style:font-size-complex="12pt"/>
    </style:style>
    <style:style style:name="T380" style:family="text">
      <style:text-properties style:font-name="Courier New" fo:font-size="12pt" officeooo:rsid="03c1eeb2" style:font-size-asian="12pt" style:font-name-complex="Courier New" style:font-size-complex="12pt"/>
    </style:style>
    <style:style style:name="T381" style:family="text">
      <style:text-properties style:font-name="Courier New" fo:font-size="12pt" officeooo:rsid="03c6834a" style:font-size-asian="12pt" style:font-name-complex="Courier New" style:font-size-complex="12pt"/>
    </style:style>
    <style:style style:name="T382" style:family="text">
      <style:text-properties style:font-name="Courier New" fo:font-size="12pt" officeooo:rsid="00091a20" style:font-size-asian="12pt" style:font-name-complex="Courier New" style:font-size-complex="12pt"/>
    </style:style>
    <style:style style:name="T383" style:family="text">
      <style:text-properties style:font-name="Courier New" fo:font-size="12pt" officeooo:rsid="000c21df" style:font-size-asian="12pt" style:font-name-complex="Courier New" style:font-size-complex="12pt"/>
    </style:style>
    <style:style style:name="T384" style:family="text">
      <style:text-properties style:font-name="Courier New" fo:font-size="12pt" officeooo:rsid="000d448b" style:font-size-asian="12pt" style:font-name-complex="Courier New" style:font-size-complex="12pt"/>
    </style:style>
    <style:style style:name="T385" style:family="text">
      <style:text-properties style:font-name="Courier New" fo:font-size="12pt" officeooo:rsid="0011827a" style:font-size-asian="12pt" style:font-name-complex="Courier New" style:font-size-complex="12pt"/>
    </style:style>
    <style:style style:name="T386" style:family="text">
      <style:text-properties style:font-name="Courier New" fo:font-size="12pt" officeooo:rsid="0012316f" style:font-size-asian="12pt" style:font-name-complex="Courier New" style:font-size-complex="12pt"/>
    </style:style>
    <style:style style:name="T387" style:family="text">
      <style:text-properties style:font-name="Courier New" fo:font-size="12pt" officeooo:rsid="03cd1de6" style:font-size-asian="12pt" style:font-name-complex="Courier New" style:font-size-complex="12pt"/>
    </style:style>
    <style:style style:name="T388" style:family="text">
      <style:text-properties style:font-name="Courier New" fo:font-size="12pt" officeooo:rsid="03d1c4ed" style:font-size-asian="12pt" style:font-name-complex="Courier New" style:font-size-complex="12pt"/>
    </style:style>
    <style:style style:name="T389" style:family="text">
      <style:text-properties style:font-name="Courier New" fo:font-size="12pt" officeooo:rsid="03da9177" style:font-size-asian="12pt" style:font-name-complex="Courier New" style:font-size-complex="12pt"/>
    </style:style>
    <style:style style:name="T390" style:family="text">
      <style:text-properties style:font-name="Courier New" fo:font-size="12pt" officeooo:rsid="03dc4112" style:font-size-asian="12pt" style:font-name-complex="Courier New" style:font-size-complex="12pt"/>
    </style:style>
    <style:style style:name="T391" style:family="text">
      <style:text-properties style:font-name="Courier New" fo:font-size="12pt" officeooo:rsid="03ddf3be" style:font-size-asian="12pt" style:font-name-complex="Courier New" style:font-size-complex="12pt"/>
    </style:style>
    <style:style style:name="T392" style:family="text">
      <style:text-properties style:font-name="Courier New" fo:font-size="12pt" officeooo:rsid="03e010f4" style:font-size-asian="12pt" style:font-name-complex="Courier New" style:font-size-complex="12pt"/>
    </style:style>
    <style:style style:name="T393" style:family="text">
      <style:text-properties style:font-name="Courier New" fo:font-size="12pt" officeooo:rsid="03e5d359" style:font-size-asian="12pt" style:font-name-complex="Courier New" style:font-size-complex="12pt"/>
    </style:style>
    <style:style style:name="T394" style:family="text">
      <style:text-properties style:font-name="Courier New" fo:font-size="12pt" officeooo:rsid="03f2c042" style:font-size-asian="12pt" style:font-name-complex="Courier New" style:font-size-complex="12pt"/>
    </style:style>
    <style:style style:name="T395" style:family="text">
      <style:text-properties style:font-name="Courier New" fo:font-size="12pt" officeooo:rsid="03fbce51" style:font-size-asian="12pt" style:font-name-complex="Courier New" style:font-size-complex="12pt"/>
    </style:style>
    <style:style style:name="T396" style:family="text">
      <style:text-properties style:font-name="Courier New" fo:font-size="12pt" officeooo:rsid="03feb10f" style:font-size-asian="12pt" style:font-name-complex="Courier New" style:font-size-complex="12pt"/>
    </style:style>
    <style:style style:name="T397" style:family="text">
      <style:text-properties style:font-name="Courier New" fo:font-size="12pt" officeooo:rsid="03feb1f9" style:font-size-asian="12pt" style:font-name-complex="Courier New" style:font-size-complex="12pt"/>
    </style:style>
    <style:style style:name="T398" style:family="text">
      <style:text-properties style:font-name="Courier New" fo:font-size="12pt" officeooo:rsid="0400828f" style:font-size-asian="12pt" style:font-name-complex="Courier New" style:font-size-complex="12pt"/>
    </style:style>
    <style:style style:name="T399" style:family="text">
      <style:text-properties style:font-name="Courier New" fo:font-size="12pt" officeooo:rsid="04016d5f" style:font-size-asian="12pt" style:font-name-complex="Courier New" style:font-size-complex="12pt"/>
    </style:style>
    <style:style style:name="T400" style:family="text">
      <style:text-properties style:font-name="Courier New" fo:font-size="12pt" officeooo:rsid="0401e805" style:font-size-asian="12pt" style:font-name-complex="Courier New" style:font-size-complex="12pt"/>
    </style:style>
    <style:style style:name="T401" style:family="text">
      <style:text-properties style:font-name="Courier New" fo:font-size="12pt" officeooo:rsid="040516ad" style:font-size-asian="12pt" style:font-name-complex="Courier New" style:font-size-complex="12pt"/>
    </style:style>
    <style:style style:name="T402" style:family="text">
      <style:text-properties style:font-name="Courier New" fo:font-size="12pt" officeooo:rsid="0406c56f" style:font-size-asian="12pt" style:font-name-complex="Courier New" style:font-size-complex="12pt"/>
    </style:style>
    <style:style style:name="T403" style:family="text">
      <style:text-properties style:font-name="Courier New" fo:font-size="12pt" officeooo:rsid="04087de0" style:font-size-asian="12pt" style:font-name-complex="Courier New" style:font-size-complex="12pt"/>
    </style:style>
    <style:style style:name="T404" style:family="text">
      <style:text-properties style:font-name="Courier New" fo:font-size="12pt" officeooo:rsid="0409ef47" style:font-size-asian="12pt" style:font-name-complex="Courier New" style:font-size-complex="12pt"/>
    </style:style>
    <style:style style:name="T405" style:family="text">
      <style:text-properties style:font-name="Courier New" fo:font-size="12pt" officeooo:rsid="040cac36" style:font-size-asian="12pt" style:font-name-complex="Courier New" style:font-size-complex="12pt"/>
    </style:style>
    <style:style style:name="T406" style:family="text">
      <style:text-properties style:font-name="Courier New" fo:font-size="12pt" officeooo:rsid="040e18e2" style:font-size-asian="12pt" style:font-name-complex="Courier New" style:font-size-complex="12pt"/>
    </style:style>
    <style:style style:name="T407" style:family="text">
      <style:text-properties style:font-name="Courier New" fo:font-size="12pt" officeooo:rsid="0412655c" style:font-size-asian="12pt" style:font-name-complex="Courier New" style:font-size-complex="12pt"/>
    </style:style>
    <style:style style:name="T408" style:family="text">
      <style:text-properties style:font-name="Courier New" fo:font-size="12pt" officeooo:rsid="042f1b7d" style:font-size-asian="12pt" style:font-name-complex="Courier New" style:font-size-complex="12pt"/>
    </style:style>
    <style:style style:name="T409" style:family="text">
      <style:text-properties style:font-name="Courier New" fo:font-size="12pt" officeooo:rsid="043fe1fe" style:font-size-asian="12pt" style:font-name-complex="Courier New" style:font-size-complex="12pt"/>
    </style:style>
    <style:style style:name="T410" style:family="text">
      <style:text-properties style:font-name="Courier New" fo:font-size="12pt" officeooo:rsid="043ffd99" style:font-size-asian="12pt" style:font-name-complex="Courier New" style:font-size-complex="12pt"/>
    </style:style>
    <style:style style:name="T411" style:family="text">
      <style:text-properties style:font-name="Courier New" fo:font-size="12pt" officeooo:rsid="0440088b" style:font-size-asian="12pt" style:font-name-complex="Courier New" style:font-size-complex="12pt"/>
    </style:style>
    <style:style style:name="T412" style:family="text">
      <style:text-properties style:font-name="Courier New" fo:font-size="12pt" officeooo:rsid="0440dbba" style:font-size-asian="12pt" style:font-name-complex="Courier New" style:font-size-complex="12pt"/>
    </style:style>
    <style:style style:name="T413" style:family="text">
      <style:text-properties style:font-name="Courier New" fo:font-size="12pt" officeooo:rsid="0442912e" style:font-size-asian="12pt" style:font-name-complex="Courier New" style:font-size-complex="12pt"/>
    </style:style>
    <style:style style:name="T414" style:family="text">
      <style:text-properties style:font-name="Courier New" fo:font-size="12pt" officeooo:rsid="0442ee37" style:font-size-asian="12pt" style:font-name-complex="Courier New" style:font-size-complex="12pt"/>
    </style:style>
    <style:style style:name="T415" style:family="text">
      <style:text-properties style:font-name="Courier New" fo:font-size="12pt" officeooo:rsid="0443d556" style:font-size-asian="12pt" style:font-name-complex="Courier New" style:font-size-complex="12pt"/>
    </style:style>
    <style:style style:name="T416" style:family="text">
      <style:text-properties style:font-name="Courier New" fo:font-size="12pt" officeooo:rsid="0448a5ba" style:font-size-asian="12pt" style:font-name-complex="Courier New" style:font-size-complex="12pt"/>
    </style:style>
    <style:style style:name="T417" style:family="text">
      <style:text-properties style:font-name="Courier New" fo:font-size="12pt" officeooo:rsid="04559375" style:font-size-asian="12pt" style:font-name-complex="Courier New" style:font-size-complex="12pt"/>
    </style:style>
    <style:style style:name="T418" style:family="text">
      <style:text-properties style:font-name="Courier New" fo:font-size="12pt" officeooo:rsid="045d43ea" style:font-size-asian="12pt" style:font-name-complex="Courier New" style:font-size-complex="12pt"/>
    </style:style>
    <style:style style:name="T419" style:family="text">
      <style:text-properties style:font-name="Courier New" fo:font-size="12pt" officeooo:rsid="045a376f" style:font-size-asian="12pt" style:font-name-complex="Courier New" style:font-size-complex="12pt"/>
    </style:style>
    <style:style style:name="T420" style:family="text">
      <style:text-properties style:font-name="Courier New" fo:font-size="12pt" officeooo:rsid="045bb439" style:font-size-asian="12pt" style:font-name-complex="Courier New" style:font-size-complex="12pt"/>
    </style:style>
    <style:style style:name="T421" style:family="text">
      <style:text-properties style:font-name="Courier New" fo:font-size="12pt" officeooo:rsid="04605ae1" style:font-size-asian="12pt" style:font-name-complex="Courier New" style:font-size-complex="12pt"/>
    </style:style>
    <style:style style:name="T422" style:family="text">
      <style:text-properties style:font-name="Courier New" fo:font-size="12pt" officeooo:rsid="0461d648" style:font-size-asian="12pt" style:font-name-complex="Courier New" style:font-size-complex="12pt"/>
    </style:style>
    <style:style style:name="T423" style:family="text">
      <style:text-properties style:font-name="Courier New" fo:font-size="12pt" officeooo:rsid="046bc0cd" style:font-size-asian="12pt" style:font-name-complex="Courier New" style:font-size-complex="12pt"/>
    </style:style>
    <style:style style:name="T424" style:family="text">
      <style:text-properties style:font-name="Courier New" fo:font-size="12pt" officeooo:rsid="0471cdfe" style:font-size-asian="12pt" style:font-name-complex="Courier New" style:font-size-complex="12pt"/>
    </style:style>
    <style:style style:name="T425" style:family="text">
      <style:text-properties style:font-name="Courier New" fo:font-size="12pt" style:font-name-asian="Courier New" style:font-size-asian="12pt" style:font-name-complex="Courier New" style:font-size-complex="12pt"/>
    </style:style>
    <style:style style:name="T426" style:family="text">
      <style:text-properties style:font-name="Courier New" fo:font-size="12pt" fo:font-style="italic" officeooo:rsid="0031a1b0" style:font-size-asian="12pt" style:font-style-asian="italic" style:font-name-complex="Courier New" style:font-size-complex="12pt" style:font-style-complex="italic"/>
    </style:style>
    <style:style style:name="T427" style:family="text">
      <style:text-properties style:font-name="Courier New" fo:font-size="12pt" fo:font-style="italic" officeooo:rsid="03119e49" style:font-size-asian="12pt" style:font-style-asian="italic" style:font-name-complex="Courier New" style:font-size-complex="12pt" style:font-style-complex="italic"/>
    </style:style>
    <style:style style:name="T428" style:family="text">
      <style:text-properties style:font-name-asian="Courier New"/>
    </style:style>
    <style:style style:name="T429" style:family="text">
      <style:text-properties officeooo:rsid="009a3c7c" style:font-name-asian="Courier New"/>
    </style:style>
    <style:style style:name="T430" style:family="text">
      <style:text-properties style:text-position="super 58%" style:font-name="Courier New" fo:font-size="12pt" style:font-size-asian="12pt" style:font-name-complex="Courier New" style:font-size-complex="12pt"/>
    </style:style>
    <style:style style:name="T431" style:family="text">
      <style:text-properties style:text-position="super 58%" style:font-name="Courier New" fo:font-size="12pt" officeooo:rsid="001fe225" style:font-size-asian="12pt" style:font-name-complex="Courier New" style:font-size-complex="12pt"/>
    </style:style>
    <style:style style:name="T432" style:family="text">
      <style:text-properties style:text-position="super 58%" style:font-name="Courier New" fo:font-size="12pt" officeooo:rsid="004d7e5d" style:font-size-asian="12pt" style:font-name-complex="Courier New" style:font-size-complex="12pt"/>
    </style:style>
    <style:style style:name="T433" style:family="text">
      <style:text-properties style:text-position="super 58%" officeooo:rsid="00723292"/>
    </style:style>
    <style:style style:name="T434" style:family="text">
      <style:text-properties officeooo:rsid="00235583"/>
    </style:style>
    <style:style style:name="T435" style:family="text">
      <style:text-properties officeooo:rsid="002474aa"/>
    </style:style>
    <style:style style:name="T436" style:family="text">
      <style:text-properties officeooo:rsid="002543ac"/>
    </style:style>
    <style:style style:name="T437" style:family="text">
      <style:text-properties officeooo:rsid="002892cd"/>
    </style:style>
    <style:style style:name="T438" style:family="text">
      <style:text-properties officeooo:rsid="002bf183"/>
    </style:style>
    <style:style style:name="T439" style:family="text">
      <style:text-properties officeooo:rsid="002e2535"/>
    </style:style>
    <style:style style:name="T440" style:family="text">
      <style:text-properties officeooo:rsid="0030ddbf"/>
    </style:style>
    <style:style style:name="T441" style:family="text">
      <style:text-properties officeooo:rsid="0031a1b0"/>
    </style:style>
    <style:style style:name="T442" style:family="text">
      <style:text-properties officeooo:rsid="0032479d"/>
    </style:style>
    <style:style style:name="T443" style:family="text">
      <style:text-properties officeooo:rsid="0034e00e"/>
    </style:style>
    <style:style style:name="T444" style:family="text">
      <style:text-properties officeooo:rsid="00358be0"/>
    </style:style>
    <style:style style:name="T445" style:family="text">
      <style:text-properties officeooo:rsid="003734a6"/>
    </style:style>
    <style:style style:name="T446" style:family="text">
      <style:text-properties officeooo:rsid="00377970"/>
    </style:style>
    <style:style style:name="T447" style:family="text">
      <style:text-properties officeooo:rsid="0037cb91"/>
    </style:style>
    <style:style style:name="T448" style:family="text">
      <style:text-properties officeooo:rsid="003825a3"/>
    </style:style>
    <style:style style:name="T449" style:family="text">
      <style:text-properties officeooo:rsid="0038c64c"/>
    </style:style>
    <style:style style:name="T450" style:family="text">
      <style:text-properties officeooo:rsid="003a3991"/>
    </style:style>
    <style:style style:name="T451" style:family="text">
      <style:text-properties officeooo:rsid="003a49b0"/>
    </style:style>
    <style:style style:name="T452" style:family="text">
      <style:text-properties officeooo:rsid="003b5934"/>
    </style:style>
    <style:style style:name="T453" style:family="text">
      <style:text-properties officeooo:rsid="003d391a"/>
    </style:style>
    <style:style style:name="T454" style:family="text">
      <style:text-properties officeooo:rsid="003f19d9"/>
    </style:style>
    <style:style style:name="T455" style:family="text">
      <style:text-properties officeooo:rsid="00410755"/>
    </style:style>
    <style:style style:name="T456" style:family="text">
      <style:text-properties officeooo:rsid="00419492"/>
    </style:style>
    <style:style style:name="T457" style:family="text">
      <style:text-properties officeooo:rsid="00428607"/>
    </style:style>
    <style:style style:name="T458" style:family="text">
      <style:text-properties officeooo:rsid="00447cf6"/>
    </style:style>
    <style:style style:name="T459" style:family="text">
      <style:text-properties officeooo:rsid="00492e46"/>
    </style:style>
    <style:style style:name="T460" style:family="text">
      <style:text-properties officeooo:rsid="0049d003"/>
    </style:style>
    <style:style style:name="T461" style:family="text">
      <style:text-properties officeooo:rsid="004ab4cb"/>
    </style:style>
    <style:style style:name="T462" style:family="text">
      <style:text-properties officeooo:rsid="004dc5a0"/>
    </style:style>
    <style:style style:name="T463" style:family="text">
      <style:text-properties officeooo:rsid="004e91de"/>
    </style:style>
    <style:style style:name="T464" style:family="text">
      <style:text-properties officeooo:rsid="0050ffe4"/>
    </style:style>
    <style:style style:name="T465" style:family="text">
      <style:text-properties officeooo:rsid="00525992"/>
    </style:style>
    <style:style style:name="T466" style:family="text">
      <style:text-properties officeooo:rsid="0053b521"/>
    </style:style>
    <style:style style:name="T467" style:family="text">
      <style:text-properties officeooo:rsid="005486aa"/>
    </style:style>
    <style:style style:name="T468" style:family="text">
      <style:text-properties officeooo:rsid="00559830"/>
    </style:style>
    <style:style style:name="T469" style:family="text">
      <style:text-properties officeooo:rsid="00579038"/>
    </style:style>
    <style:style style:name="T470" style:family="text">
      <style:text-properties officeooo:rsid="00586bb7"/>
    </style:style>
    <style:style style:name="T471" style:family="text">
      <style:text-properties officeooo:rsid="005a5c30"/>
    </style:style>
    <style:style style:name="T472" style:family="text">
      <style:text-properties officeooo:rsid="005b4e25"/>
    </style:style>
    <style:style style:name="T473" style:family="text">
      <style:text-properties officeooo:rsid="005be332"/>
    </style:style>
    <style:style style:name="T474" style:family="text">
      <style:text-properties officeooo:rsid="005d1056"/>
    </style:style>
    <style:style style:name="T475" style:family="text">
      <style:text-properties officeooo:rsid="005f84b1"/>
    </style:style>
    <style:style style:name="T476" style:family="text">
      <style:text-properties officeooo:rsid="00614393"/>
    </style:style>
    <style:style style:name="T477" style:family="text">
      <style:text-properties officeooo:rsid="00630747"/>
    </style:style>
    <style:style style:name="T478" style:family="text">
      <style:text-properties officeooo:rsid="00649a9f"/>
    </style:style>
    <style:style style:name="T479" style:family="text">
      <style:text-properties officeooo:rsid="00680187"/>
    </style:style>
    <style:style style:name="T480" style:family="text">
      <style:text-properties officeooo:rsid="006920ed"/>
    </style:style>
    <style:style style:name="T481" style:family="text">
      <style:text-properties officeooo:rsid="006cedd6"/>
    </style:style>
    <style:style style:name="T482" style:family="text">
      <style:text-properties officeooo:rsid="006d1132"/>
    </style:style>
    <style:style style:name="T483" style:family="text">
      <style:text-properties officeooo:rsid="006e2cd5"/>
    </style:style>
    <style:style style:name="T484" style:family="text">
      <style:text-properties officeooo:rsid="006ed741"/>
    </style:style>
    <style:style style:name="T485" style:family="text">
      <style:text-properties officeooo:rsid="00707a68"/>
    </style:style>
    <style:style style:name="T486" style:family="text">
      <style:text-properties officeooo:rsid="00723292"/>
    </style:style>
    <style:style style:name="T487" style:family="text">
      <style:text-properties officeooo:rsid="00743847"/>
    </style:style>
    <style:style style:name="T488" style:family="text">
      <style:text-properties officeooo:rsid="007614f5"/>
    </style:style>
    <style:style style:name="T489" style:family="text">
      <style:text-properties officeooo:rsid="00778e70"/>
    </style:style>
    <style:style style:name="T490" style:family="text">
      <style:text-properties officeooo:rsid="0078d214"/>
    </style:style>
    <style:style style:name="T491" style:family="text">
      <style:text-properties officeooo:rsid="007914d8"/>
    </style:style>
    <style:style style:name="T492" style:family="text">
      <style:text-properties officeooo:rsid="0079ac69"/>
    </style:style>
    <style:style style:name="T493" style:family="text">
      <style:text-properties officeooo:rsid="007a3e7f"/>
    </style:style>
    <style:style style:name="T494" style:family="text">
      <style:text-properties officeooo:rsid="0081df6d"/>
    </style:style>
    <style:style style:name="T495" style:family="text">
      <style:text-properties officeooo:rsid="0083865c"/>
    </style:style>
    <style:style style:name="T496" style:family="text">
      <style:text-properties officeooo:rsid="00857bdc"/>
    </style:style>
    <style:style style:name="T497" style:family="text">
      <style:text-properties officeooo:rsid="00886671"/>
    </style:style>
    <style:style style:name="T498" style:family="text">
      <style:text-properties officeooo:rsid="008dbab6"/>
    </style:style>
    <style:style style:name="T499" style:family="text">
      <style:text-properties officeooo:rsid="008f3d00"/>
    </style:style>
    <style:style style:name="T500" style:family="text">
      <style:text-properties officeooo:rsid="008fcd4c"/>
    </style:style>
    <style:style style:name="T501" style:family="text">
      <style:text-properties officeooo:rsid="0099368f"/>
    </style:style>
    <style:style style:name="T502" style:family="text">
      <style:text-properties officeooo:rsid="009c16e9"/>
    </style:style>
    <style:style style:name="T503" style:family="text">
      <style:text-properties officeooo:rsid="009f053d"/>
    </style:style>
    <style:style style:name="T504" style:family="text">
      <style:text-properties officeooo:rsid="00a2d6b1"/>
    </style:style>
    <style:style style:name="T505" style:family="text">
      <style:text-properties officeooo:rsid="00a89125"/>
    </style:style>
    <style:style style:name="T506" style:family="text">
      <style:text-properties officeooo:rsid="00aa76a7"/>
    </style:style>
    <style:style style:name="T507" style:family="text">
      <style:text-properties officeooo:rsid="00ac280a"/>
    </style:style>
    <style:style style:name="T508" style:family="text">
      <style:text-properties officeooo:rsid="00b16f0c"/>
    </style:style>
    <style:style style:name="T509" style:family="text">
      <style:text-properties officeooo:rsid="00b3222a"/>
    </style:style>
    <style:style style:name="T510" style:family="text">
      <style:text-properties officeooo:rsid="00b491a8"/>
    </style:style>
    <style:style style:name="T511" style:family="text">
      <style:text-properties officeooo:rsid="00b5bdd3"/>
    </style:style>
    <style:style style:name="T512" style:family="text">
      <style:text-properties officeooo:rsid="00b608dc"/>
    </style:style>
    <style:style style:name="T513" style:family="text">
      <style:text-properties officeooo:rsid="00b797eb"/>
    </style:style>
    <style:style style:name="T514" style:family="text">
      <style:text-properties officeooo:rsid="00ba3cd3"/>
    </style:style>
    <style:style style:name="T515" style:family="text">
      <style:text-properties officeooo:rsid="00bafe11"/>
    </style:style>
    <style:style style:name="T516" style:family="text">
      <style:text-properties officeooo:rsid="00bc216e"/>
    </style:style>
    <style:style style:name="T517" style:family="text">
      <style:text-properties officeooo:rsid="00beb069"/>
    </style:style>
    <style:style style:name="T518" style:family="text">
      <style:text-properties officeooo:rsid="00c0ce30"/>
    </style:style>
    <style:style style:name="T519" style:family="text">
      <style:text-properties officeooo:rsid="00c55f29"/>
    </style:style>
    <style:style style:name="T520" style:family="text">
      <style:text-properties officeooo:rsid="00c605bd"/>
    </style:style>
    <style:style style:name="T521" style:family="text">
      <style:text-properties officeooo:rsid="00c9ba0e"/>
    </style:style>
    <style:style style:name="T522" style:family="text">
      <style:text-properties officeooo:rsid="00cf0870"/>
    </style:style>
    <style:style style:name="T523" style:family="text">
      <style:text-properties officeooo:rsid="00d2e809"/>
    </style:style>
    <style:style style:name="T524" style:family="text">
      <style:text-properties officeooo:rsid="00d4058b"/>
    </style:style>
    <style:style style:name="T525" style:family="text">
      <style:text-properties officeooo:rsid="00d4d608"/>
    </style:style>
    <style:style style:name="T526" style:family="text">
      <style:text-properties officeooo:rsid="00d5686e"/>
    </style:style>
    <style:style style:name="T527" style:family="text">
      <style:text-properties officeooo:rsid="00d85e0a"/>
    </style:style>
    <style:style style:name="T528" style:family="text">
      <style:text-properties officeooo:rsid="00d8afb0"/>
    </style:style>
    <style:style style:name="T529" style:family="text">
      <style:text-properties officeooo:rsid="00e64666"/>
    </style:style>
    <style:style style:name="T530" style:family="text">
      <style:text-properties officeooo:rsid="00e82c95"/>
    </style:style>
    <style:style style:name="T531" style:family="text">
      <style:text-properties officeooo:rsid="00ea3540"/>
    </style:style>
    <style:style style:name="T532" style:family="text">
      <style:text-properties officeooo:rsid="00eb5b37"/>
    </style:style>
    <style:style style:name="T533" style:family="text">
      <style:text-properties officeooo:rsid="00ec3819"/>
    </style:style>
    <style:style style:name="T534" style:family="text">
      <style:text-properties officeooo:rsid="00ef36e7"/>
    </style:style>
    <style:style style:name="T535" style:family="text">
      <style:text-properties officeooo:rsid="00f19577"/>
    </style:style>
    <style:style style:name="T536" style:family="text">
      <style:text-properties officeooo:rsid="00f4de32"/>
    </style:style>
    <style:style style:name="T537" style:family="text">
      <style:text-properties officeooo:rsid="00f68073"/>
    </style:style>
    <style:style style:name="T538" style:family="text">
      <style:text-properties officeooo:rsid="00f7e5e5"/>
    </style:style>
    <style:style style:name="T539" style:family="text">
      <style:text-properties officeooo:rsid="00f99835"/>
    </style:style>
    <style:style style:name="T540" style:family="text">
      <style:text-properties officeooo:rsid="01025dbe"/>
    </style:style>
    <style:style style:name="T541" style:family="text">
      <style:text-properties officeooo:rsid="0105de61"/>
    </style:style>
    <style:style style:name="T542" style:family="text">
      <style:text-properties officeooo:rsid="0107c452"/>
    </style:style>
    <style:style style:name="T543" style:family="text">
      <style:text-properties officeooo:rsid="0108a687"/>
    </style:style>
    <style:style style:name="T544" style:family="text">
      <style:text-properties officeooo:rsid="0109b70a"/>
    </style:style>
    <style:style style:name="T545" style:family="text">
      <style:text-properties officeooo:rsid="010baa96"/>
    </style:style>
    <style:style style:name="T546" style:family="text">
      <style:text-properties officeooo:rsid="010d6bfe"/>
    </style:style>
    <style:style style:name="T547" style:family="text">
      <style:text-properties officeooo:rsid="010ef351"/>
    </style:style>
    <style:style style:name="T548" style:family="text">
      <style:text-properties officeooo:rsid="0114a92b"/>
    </style:style>
    <style:style style:name="T549" style:family="text">
      <style:text-properties officeooo:rsid="0115a9e7"/>
    </style:style>
    <style:style style:name="T550" style:family="text">
      <style:text-properties officeooo:rsid="01184ef5"/>
    </style:style>
    <style:style style:name="T551" style:family="text">
      <style:text-properties officeooo:rsid="011c1959"/>
    </style:style>
    <style:style style:name="T552" style:family="text">
      <style:text-properties officeooo:rsid="011f46d1"/>
    </style:style>
    <style:style style:name="T553" style:family="text">
      <style:text-properties officeooo:rsid="01203ff7"/>
    </style:style>
    <style:style style:name="T554" style:family="text">
      <style:text-properties officeooo:rsid="01210e6f"/>
    </style:style>
    <style:style style:name="T555" style:family="text">
      <style:text-properties officeooo:rsid="01293fcb"/>
    </style:style>
    <style:style style:name="T556" style:family="text">
      <style:text-properties officeooo:rsid="012b7381"/>
    </style:style>
    <style:style style:name="T557" style:family="text">
      <style:text-properties officeooo:rsid="012cb45e"/>
    </style:style>
    <style:style style:name="T558" style:family="text">
      <style:text-properties officeooo:rsid="012ebb41"/>
    </style:style>
    <style:style style:name="T559" style:family="text">
      <style:text-properties officeooo:rsid="012fad07"/>
    </style:style>
    <style:style style:name="T560" style:family="text">
      <style:text-properties officeooo:rsid="0130a9ba"/>
    </style:style>
    <style:style style:name="T561" style:family="text">
      <style:text-properties officeooo:rsid="0130abb4"/>
    </style:style>
    <style:style style:name="T562" style:family="text">
      <style:text-properties officeooo:rsid="01310d60"/>
    </style:style>
    <style:style style:name="T563" style:family="text">
      <style:text-properties officeooo:rsid="0132fd1d"/>
    </style:style>
    <style:style style:name="T564" style:family="text">
      <style:text-properties officeooo:rsid="0133e6b3"/>
    </style:style>
    <style:style style:name="T565" style:family="text">
      <style:text-properties officeooo:rsid="01343da5"/>
    </style:style>
    <style:style style:name="T566" style:family="text">
      <style:text-properties officeooo:rsid="013a3730"/>
    </style:style>
    <style:style style:name="T567" style:family="text">
      <style:text-properties officeooo:rsid="013d78c6"/>
    </style:style>
    <style:style style:name="T568" style:family="text">
      <style:text-properties officeooo:rsid="013ea8c1"/>
    </style:style>
    <style:style style:name="T569" style:family="text">
      <style:text-properties officeooo:rsid="01409c18"/>
    </style:style>
    <style:style style:name="T570" style:family="text">
      <style:text-properties officeooo:rsid="014287b5"/>
    </style:style>
    <style:style style:name="T571" style:family="text">
      <style:text-properties officeooo:rsid="01445bac"/>
    </style:style>
    <style:style style:name="T572" style:family="text">
      <style:text-properties officeooo:rsid="01462639"/>
    </style:style>
    <style:style style:name="T573" style:family="text">
      <style:text-properties officeooo:rsid="01496e62"/>
    </style:style>
    <style:style style:name="T574" style:family="text">
      <style:text-properties officeooo:rsid="014d149d"/>
    </style:style>
    <style:style style:name="T575" style:family="text">
      <style:text-properties officeooo:rsid="014e1b63"/>
    </style:style>
    <style:style style:name="T576" style:family="text">
      <style:text-properties officeooo:rsid="01502693"/>
    </style:style>
    <style:style style:name="T577" style:family="text">
      <style:text-properties officeooo:rsid="0150d7c9"/>
    </style:style>
    <style:style style:name="T578" style:family="text">
      <style:text-properties officeooo:rsid="0152434f"/>
    </style:style>
    <style:style style:name="T579" style:family="text">
      <style:text-properties officeooo:rsid="01568158"/>
    </style:style>
    <style:style style:name="T580" style:family="text">
      <style:text-properties officeooo:rsid="01577b46"/>
    </style:style>
    <style:style style:name="T581" style:family="text">
      <style:text-properties officeooo:rsid="0158dd01"/>
    </style:style>
    <style:style style:name="T582" style:family="text">
      <style:text-properties officeooo:rsid="0159caf3"/>
    </style:style>
    <style:style style:name="T583" style:family="text">
      <style:text-properties officeooo:rsid="015dee2a"/>
    </style:style>
    <style:style style:name="T584" style:family="text">
      <style:text-properties officeooo:rsid="015f4277"/>
    </style:style>
    <style:style style:name="T585" style:family="text">
      <style:text-properties officeooo:rsid="0160ea8a"/>
    </style:style>
    <style:style style:name="T586" style:family="text">
      <style:text-properties officeooo:rsid="01619d6c"/>
    </style:style>
    <style:style style:name="T587" style:family="text">
      <style:text-properties officeooo:rsid="0161cd7a"/>
    </style:style>
    <style:style style:name="T588" style:family="text">
      <style:text-properties officeooo:rsid="01637fa1"/>
    </style:style>
    <style:style style:name="T589" style:family="text">
      <style:text-properties officeooo:rsid="016560ab"/>
    </style:style>
    <style:style style:name="T590" style:family="text">
      <style:text-properties officeooo:rsid="0165878e"/>
    </style:style>
    <style:style style:name="T591" style:family="text">
      <style:text-properties officeooo:rsid="01660312"/>
    </style:style>
    <style:style style:name="T592" style:family="text">
      <style:text-properties officeooo:rsid="016715d1"/>
    </style:style>
    <style:style style:name="T593" style:family="text">
      <style:text-properties officeooo:rsid="016727a2"/>
    </style:style>
    <style:style style:name="T594" style:family="text">
      <style:text-properties officeooo:rsid="0168b580"/>
    </style:style>
    <style:style style:name="T595" style:family="text">
      <style:text-properties officeooo:rsid="01697e87"/>
    </style:style>
    <style:style style:name="T596" style:family="text">
      <style:text-properties officeooo:rsid="016a4d1c"/>
    </style:style>
    <style:style style:name="T597" style:family="text">
      <style:text-properties officeooo:rsid="016c9441"/>
    </style:style>
    <style:style style:name="T598" style:family="text">
      <style:text-properties officeooo:rsid="016d27a4"/>
    </style:style>
    <style:style style:name="T599" style:family="text">
      <style:text-properties officeooo:rsid="016d6521"/>
    </style:style>
    <style:style style:name="T600" style:family="text">
      <style:text-properties officeooo:rsid="01724151"/>
    </style:style>
    <style:style style:name="T601" style:family="text">
      <style:text-properties officeooo:rsid="0174294c"/>
    </style:style>
    <style:style style:name="T602" style:family="text">
      <style:text-properties officeooo:rsid="017597f4"/>
    </style:style>
    <style:style style:name="T603" style:family="text">
      <style:text-properties officeooo:rsid="017614c9"/>
    </style:style>
    <style:style style:name="T604" style:family="text">
      <style:text-properties officeooo:rsid="0176e6f3"/>
    </style:style>
    <style:style style:name="T605" style:family="text">
      <style:text-properties officeooo:rsid="0177bebf"/>
    </style:style>
    <style:style style:name="T606" style:family="text">
      <style:text-properties officeooo:rsid="0178b2f2"/>
    </style:style>
    <style:style style:name="T607" style:family="text">
      <style:text-properties officeooo:rsid="017f6dd0"/>
    </style:style>
    <style:style style:name="T608" style:family="text">
      <style:text-properties officeooo:rsid="017fd6a1"/>
    </style:style>
    <style:style style:name="T609" style:family="text">
      <style:text-properties officeooo:rsid="0184bc85"/>
    </style:style>
    <style:style style:name="T610" style:family="text">
      <style:text-properties officeooo:rsid="0185381b"/>
    </style:style>
    <style:style style:name="T611" style:family="text">
      <style:text-properties officeooo:rsid="01865141"/>
    </style:style>
    <style:style style:name="T612" style:family="text">
      <style:text-properties officeooo:rsid="01877413"/>
    </style:style>
    <style:style style:name="T613" style:family="text">
      <style:text-properties officeooo:rsid="018deb27"/>
    </style:style>
    <style:style style:name="T614" style:family="text">
      <style:text-properties officeooo:rsid="0190bf9f"/>
    </style:style>
    <style:style style:name="T615" style:family="text">
      <style:text-properties officeooo:rsid="0192adaa"/>
    </style:style>
    <style:style style:name="T616" style:family="text">
      <style:text-properties officeooo:rsid="01934724"/>
    </style:style>
    <style:style style:name="T617" style:family="text">
      <style:text-properties officeooo:rsid="019420cf"/>
    </style:style>
    <style:style style:name="T618" style:family="text">
      <style:text-properties officeooo:rsid="019b945e"/>
    </style:style>
    <style:style style:name="T619" style:family="text">
      <style:text-properties officeooo:rsid="019c4df4"/>
    </style:style>
    <style:style style:name="T620" style:family="text">
      <style:text-properties officeooo:rsid="019e3368"/>
    </style:style>
    <style:style style:name="T621" style:family="text">
      <style:text-properties officeooo:rsid="01a47c8a"/>
    </style:style>
    <style:style style:name="T622" style:family="text">
      <style:text-properties officeooo:rsid="01a74b3e"/>
    </style:style>
    <style:style style:name="T623" style:family="text">
      <style:text-properties officeooo:rsid="01a81890"/>
    </style:style>
    <style:style style:name="T624" style:family="text">
      <style:text-properties officeooo:rsid="01ab7acd"/>
    </style:style>
    <style:style style:name="T625" style:family="text">
      <style:text-properties officeooo:rsid="01ad67da"/>
    </style:style>
    <style:style style:name="T626" style:family="text">
      <style:text-properties officeooo:rsid="01afb3dc"/>
    </style:style>
    <style:style style:name="T627" style:family="text">
      <style:text-properties officeooo:rsid="01b32ee2"/>
    </style:style>
    <style:style style:name="T628" style:family="text">
      <style:text-properties officeooo:rsid="01b36120"/>
    </style:style>
    <style:style style:name="T629" style:family="text">
      <style:text-properties officeooo:rsid="01b55656"/>
    </style:style>
    <style:style style:name="T630" style:family="text">
      <style:text-properties officeooo:rsid="01b91f30"/>
    </style:style>
    <style:style style:name="T631" style:family="text">
      <style:text-properties officeooo:rsid="01bda825"/>
    </style:style>
    <style:style style:name="T632" style:family="text">
      <style:text-properties fo:font-style="italic" style:font-style-asian="italic" style:font-style-complex="italic"/>
    </style:style>
    <style:style style:name="T633" style:family="text">
      <style:text-properties fo:font-style="italic" officeooo:rsid="01bda825" style:font-style-asian="italic" style:font-style-complex="italic"/>
    </style:style>
    <style:style style:name="T634" style:family="text">
      <style:text-properties fo:font-style="italic" officeooo:rsid="03119e49" style:font-style-asian="italic" style:font-style-complex="italic"/>
    </style:style>
    <style:style style:name="T635" style:family="text">
      <style:text-properties officeooo:rsid="01be6508"/>
    </style:style>
    <style:style style:name="T636" style:family="text">
      <style:text-properties officeooo:rsid="01c030bf"/>
    </style:style>
    <style:style style:name="T637" style:family="text">
      <style:text-properties officeooo:rsid="01c41f41"/>
    </style:style>
    <style:style style:name="T638" style:family="text">
      <style:text-properties officeooo:rsid="01cb26f5"/>
    </style:style>
    <style:style style:name="T639" style:family="text">
      <style:text-properties officeooo:rsid="01c9d256"/>
    </style:style>
    <style:style style:name="T640" style:family="text">
      <style:text-properties officeooo:rsid="01cd0105"/>
    </style:style>
    <style:style style:name="T641" style:family="text">
      <style:text-properties officeooo:rsid="01ce5ca5"/>
    </style:style>
    <style:style style:name="T642" style:family="text">
      <style:text-properties officeooo:rsid="01d0fc6d"/>
    </style:style>
    <style:style style:name="T643" style:family="text">
      <style:text-properties officeooo:rsid="01d5e1ea"/>
    </style:style>
    <style:style style:name="T644" style:family="text">
      <style:text-properties officeooo:rsid="01d79b87"/>
    </style:style>
    <style:style style:name="T645" style:family="text">
      <style:text-properties officeooo:rsid="01d91016"/>
    </style:style>
    <style:style style:name="T646" style:family="text">
      <style:text-properties officeooo:rsid="01dadab6"/>
    </style:style>
    <style:style style:name="T647" style:family="text">
      <style:text-properties officeooo:rsid="01dae698"/>
    </style:style>
    <style:style style:name="T648" style:family="text">
      <style:text-properties officeooo:rsid="01dcea34"/>
    </style:style>
    <style:style style:name="T649" style:family="text">
      <style:text-properties officeooo:rsid="01de3ee8"/>
    </style:style>
    <style:style style:name="T650" style:family="text">
      <style:text-properties officeooo:rsid="01e27ee7"/>
    </style:style>
    <style:style style:name="T651" style:family="text">
      <style:text-properties officeooo:rsid="01e47055"/>
    </style:style>
    <style:style style:name="T652" style:family="text">
      <style:text-properties officeooo:rsid="01e5fed0"/>
    </style:style>
    <style:style style:name="T653" style:family="text">
      <style:text-properties officeooo:rsid="01e6ebcc"/>
    </style:style>
    <style:style style:name="T654" style:family="text">
      <style:text-properties officeooo:rsid="01e6fc71"/>
    </style:style>
    <style:style style:name="T655" style:family="text">
      <style:text-properties officeooo:rsid="01eb2eaf"/>
    </style:style>
    <style:style style:name="T656" style:family="text">
      <style:text-properties officeooo:rsid="01eb63e5"/>
    </style:style>
    <style:style style:name="T657" style:family="text">
      <style:text-properties officeooo:rsid="01ed57d1"/>
    </style:style>
    <style:style style:name="T658" style:family="text">
      <style:text-properties officeooo:rsid="01f364b1"/>
    </style:style>
    <style:style style:name="T659" style:family="text">
      <style:text-properties officeooo:rsid="01f41062"/>
    </style:style>
    <style:style style:name="T660" style:family="text">
      <style:text-properties officeooo:rsid="01f4e1a6"/>
    </style:style>
    <style:style style:name="T661" style:family="text">
      <style:text-properties officeooo:rsid="01f58801"/>
    </style:style>
    <style:style style:name="T662" style:family="text">
      <style:text-properties officeooo:rsid="01faade8"/>
    </style:style>
    <style:style style:name="T663" style:family="text">
      <style:text-properties officeooo:rsid="01fc8837"/>
    </style:style>
    <style:style style:name="T664" style:family="text">
      <style:text-properties officeooo:rsid="02080c9c"/>
    </style:style>
    <style:style style:name="T665" style:family="text">
      <style:text-properties officeooo:rsid="0209cfb4"/>
    </style:style>
    <style:style style:name="T666" style:family="text">
      <style:text-properties officeooo:rsid="020b2d3a"/>
    </style:style>
    <style:style style:name="T667" style:family="text">
      <style:text-properties officeooo:rsid="020c2e1e"/>
    </style:style>
    <style:style style:name="T668" style:family="text">
      <style:text-properties officeooo:rsid="020dbb3a"/>
    </style:style>
    <style:style style:name="T669" style:family="text">
      <style:text-properties officeooo:rsid="020e3a25"/>
    </style:style>
    <style:style style:name="T670" style:family="text">
      <style:text-properties officeooo:rsid="02104077"/>
    </style:style>
    <style:style style:name="T671" style:family="text">
      <style:text-properties officeooo:rsid="02112ebd"/>
    </style:style>
    <style:style style:name="T672" style:family="text">
      <style:text-properties officeooo:rsid="0212d81e"/>
    </style:style>
    <style:style style:name="T673" style:family="text">
      <style:text-properties officeooo:rsid="02144d35"/>
    </style:style>
    <style:style style:name="T674" style:family="text">
      <style:text-properties officeooo:rsid="0215e095"/>
    </style:style>
    <style:style style:name="T675" style:family="text">
      <style:text-properties officeooo:rsid="0216c02c"/>
    </style:style>
    <style:style style:name="T676" style:family="text">
      <style:text-properties officeooo:rsid="021894ce"/>
    </style:style>
    <style:style style:name="T677" style:family="text">
      <style:text-properties officeooo:rsid="02697670"/>
    </style:style>
    <style:style style:name="T678" style:family="text">
      <style:text-properties officeooo:rsid="0270201e"/>
    </style:style>
    <style:style style:name="T679" style:family="text">
      <style:text-properties officeooo:rsid="02782906"/>
    </style:style>
    <style:style style:name="T680" style:family="text">
      <style:text-properties officeooo:rsid="0278e75b"/>
    </style:style>
    <style:style style:name="T681" style:family="text">
      <style:text-properties officeooo:rsid="027b32f8"/>
    </style:style>
    <style:style style:name="T682" style:family="text">
      <style:text-properties officeooo:rsid="02861325"/>
    </style:style>
    <style:style style:name="T683" style:family="text">
      <style:text-properties officeooo:rsid="028774af"/>
    </style:style>
    <style:style style:name="T684" style:family="text">
      <style:text-properties officeooo:rsid="028c23ff"/>
    </style:style>
    <style:style style:name="T685" style:family="text">
      <style:text-properties officeooo:rsid="028d2701"/>
    </style:style>
    <style:style style:name="T686" style:family="text">
      <style:text-properties officeooo:rsid="028d743d"/>
    </style:style>
    <style:style style:name="T687" style:family="text">
      <style:text-properties officeooo:rsid="028ec5b2"/>
    </style:style>
    <style:style style:name="T688" style:family="text">
      <style:text-properties officeooo:rsid="028ff727"/>
    </style:style>
    <style:style style:name="T689" style:family="text">
      <style:text-properties officeooo:rsid="02914c8b"/>
    </style:style>
    <style:style style:name="T690" style:family="text">
      <style:text-properties officeooo:rsid="02916075"/>
    </style:style>
    <style:style style:name="T691" style:family="text">
      <style:text-properties officeooo:rsid="0292141e"/>
    </style:style>
    <style:style style:name="T692" style:family="text">
      <style:text-properties officeooo:rsid="029b4b57"/>
    </style:style>
    <style:style style:name="T693" style:family="text">
      <style:text-properties officeooo:rsid="029d27f3"/>
    </style:style>
    <style:style style:name="T694" style:family="text">
      <style:text-properties officeooo:rsid="029dcd7a"/>
    </style:style>
    <style:style style:name="T695" style:family="text">
      <style:text-properties officeooo:rsid="02ac6674"/>
    </style:style>
    <style:style style:name="T696" style:family="text">
      <style:text-properties officeooo:rsid="02b422b5"/>
    </style:style>
    <style:style style:name="T697" style:family="text">
      <style:text-properties officeooo:rsid="02b82171"/>
    </style:style>
    <style:style style:name="T698" style:family="text">
      <style:text-properties officeooo:rsid="02c33c2c"/>
    </style:style>
    <style:style style:name="T699" style:family="text">
      <style:text-properties officeooo:rsid="02c434b0"/>
    </style:style>
    <style:style style:name="T700" style:family="text">
      <style:text-properties officeooo:rsid="02c60cdb"/>
    </style:style>
    <style:style style:name="T701" style:family="text">
      <style:text-properties officeooo:rsid="02c91b2f"/>
    </style:style>
    <style:style style:name="T702" style:family="text">
      <style:text-properties officeooo:rsid="02cae140"/>
    </style:style>
    <style:style style:name="T703" style:family="text">
      <style:text-properties officeooo:rsid="02cebbe4"/>
    </style:style>
    <style:style style:name="T704" style:family="text">
      <style:text-properties officeooo:rsid="02d08167"/>
    </style:style>
    <style:style style:name="T705" style:family="text">
      <style:text-properties officeooo:rsid="02d406e6"/>
    </style:style>
    <style:style style:name="T706" style:family="text">
      <style:text-properties officeooo:rsid="02d68ada"/>
    </style:style>
    <style:style style:name="T707" style:family="text">
      <style:text-properties officeooo:rsid="02d795a5"/>
    </style:style>
    <style:style style:name="T708" style:family="text">
      <style:text-properties officeooo:rsid="02d959d1"/>
    </style:style>
    <style:style style:name="T709" style:family="text">
      <style:text-properties officeooo:rsid="02e1945a"/>
    </style:style>
    <style:style style:name="T710" style:family="text">
      <style:text-properties officeooo:rsid="02e2af8c"/>
    </style:style>
    <style:style style:name="T711" style:family="text">
      <style:text-properties officeooo:rsid="02e47491"/>
    </style:style>
    <style:style style:name="T712" style:family="text">
      <style:text-properties officeooo:rsid="02e67858"/>
    </style:style>
    <style:style style:name="T713" style:family="text">
      <style:text-properties officeooo:rsid="02e8a3d2"/>
    </style:style>
    <style:style style:name="T714" style:family="text">
      <style:text-properties officeooo:rsid="02e9ec51"/>
    </style:style>
    <style:style style:name="T715" style:family="text">
      <style:text-properties officeooo:rsid="02eb82f0"/>
    </style:style>
    <style:style style:name="T716" style:family="text">
      <style:text-properties officeooo:rsid="02ed2c6e"/>
    </style:style>
    <style:style style:name="T717" style:family="text">
      <style:text-properties officeooo:rsid="02edd256"/>
    </style:style>
    <style:style style:name="T718" style:family="text">
      <style:text-properties officeooo:rsid="02efc87e"/>
    </style:style>
    <style:style style:name="T719" style:family="text">
      <style:text-properties officeooo:rsid="02effab6"/>
    </style:style>
    <style:style style:name="T720" style:family="text">
      <style:text-properties officeooo:rsid="02f0bac9"/>
    </style:style>
    <style:style style:name="T721" style:family="text">
      <style:text-properties officeooo:rsid="02f1ce4d"/>
    </style:style>
    <style:style style:name="T722" style:family="text">
      <style:text-properties officeooo:rsid="02f8be96"/>
    </style:style>
    <style:style style:name="T723" style:family="text">
      <style:text-properties officeooo:rsid="02fa08d1"/>
    </style:style>
    <style:style style:name="T724" style:family="text">
      <style:text-properties officeooo:rsid="02fec9a9"/>
    </style:style>
    <style:style style:name="T725" style:family="text">
      <style:text-properties officeooo:rsid="02ff9640"/>
    </style:style>
    <style:style style:name="T726" style:family="text">
      <style:text-properties officeooo:rsid="03030760"/>
    </style:style>
    <style:style style:name="T727" style:family="text">
      <style:text-properties officeooo:rsid="030607a7"/>
    </style:style>
    <style:style style:name="T728" style:family="text">
      <style:text-properties officeooo:rsid="03064896"/>
    </style:style>
    <style:style style:name="T729" style:family="text">
      <style:text-properties officeooo:rsid="0306da59"/>
    </style:style>
    <style:style style:name="T730" style:family="text">
      <style:text-properties officeooo:rsid="03076f4c"/>
    </style:style>
    <style:style style:name="T731" style:family="text">
      <style:text-properties officeooo:rsid="030dfe40"/>
    </style:style>
    <style:style style:name="T732" style:family="text">
      <style:text-properties officeooo:rsid="03119e49"/>
    </style:style>
    <style:style style:name="T733" style:family="text">
      <style:text-properties officeooo:rsid="031d1e7e"/>
    </style:style>
    <style:style style:name="T734" style:family="text">
      <style:text-properties officeooo:rsid="03217320"/>
    </style:style>
    <style:style style:name="T735" style:family="text">
      <style:text-properties officeooo:rsid="033157ea"/>
    </style:style>
    <style:style style:name="T736" style:family="text">
      <style:text-properties officeooo:rsid="033c9b86"/>
    </style:style>
    <style:style style:name="T737" style:family="text">
      <style:text-properties officeooo:rsid="03402a9d"/>
    </style:style>
    <style:style style:name="T738" style:family="text">
      <style:text-properties officeooo:rsid="034651a5"/>
    </style:style>
    <style:style style:name="T739" style:family="text">
      <style:text-properties officeooo:rsid="03465836"/>
    </style:style>
    <style:style style:name="T740" style:family="text">
      <style:text-properties officeooo:rsid="0349974b"/>
    </style:style>
    <style:style style:name="T741" style:family="text">
      <style:text-properties officeooo:rsid="034a3fa9"/>
    </style:style>
    <style:style style:name="T742" style:family="text">
      <style:text-properties officeooo:rsid="034ec088"/>
    </style:style>
    <style:style style:name="T743" style:family="text">
      <style:text-properties officeooo:rsid="036ec0b0"/>
    </style:style>
    <style:style style:name="T744" style:family="text">
      <style:text-properties officeooo:rsid="03730f7a"/>
    </style:style>
    <style:style style:name="T745" style:family="text">
      <style:text-properties officeooo:rsid="037c23ea"/>
    </style:style>
    <style:style style:name="T746" style:family="text">
      <style:text-properties officeooo:rsid="0382bb3b"/>
    </style:style>
    <style:style style:name="T747" style:family="text">
      <style:text-properties officeooo:rsid="03869e2c"/>
    </style:style>
    <style:style style:name="T748" style:family="text">
      <style:text-properties officeooo:rsid="038a1af3"/>
    </style:style>
    <style:style style:name="T749" style:family="text">
      <style:text-properties officeooo:rsid="038c7884"/>
    </style:style>
    <style:style style:name="T750" style:family="text">
      <style:text-properties officeooo:rsid="039071eb"/>
    </style:style>
    <style:style style:name="T751" style:family="text">
      <style:text-properties officeooo:rsid="0393ca1a"/>
    </style:style>
    <style:style style:name="T752" style:family="text">
      <style:text-properties officeooo:rsid="03951eb9"/>
    </style:style>
    <style:style style:name="T753" style:family="text">
      <style:text-properties officeooo:rsid="0396f0c0"/>
    </style:style>
    <style:style style:name="T754" style:family="text">
      <style:text-properties officeooo:rsid="03976127"/>
    </style:style>
    <style:style style:name="T755" style:family="text">
      <style:text-properties officeooo:rsid="03994366"/>
    </style:style>
    <style:style style:name="T756" style:family="text">
      <style:text-properties officeooo:rsid="039b9391"/>
    </style:style>
    <style:style style:name="T757" style:family="text">
      <style:text-properties officeooo:rsid="039bb74d"/>
    </style:style>
    <style:style style:name="T758" style:family="text">
      <style:text-properties officeooo:rsid="03a6a698"/>
    </style:style>
    <style:style style:name="T759" style:family="text">
      <style:text-properties officeooo:rsid="03a8cb2f"/>
    </style:style>
    <style:style style:name="T760" style:family="text">
      <style:text-properties officeooo:rsid="03b7e4f8"/>
    </style:style>
    <style:style style:name="T761" style:family="text">
      <style:text-properties officeooo:rsid="03bb5b92"/>
    </style:style>
    <style:style style:name="T762" style:family="text">
      <style:text-properties officeooo:rsid="03bbd626"/>
    </style:style>
    <style:style style:name="T763" style:family="text">
      <style:text-properties officeooo:rsid="03c06618"/>
    </style:style>
    <style:style style:name="T764" style:family="text">
      <style:text-properties officeooo:rsid="03c473c7"/>
    </style:style>
    <style:style style:name="T765" style:family="text">
      <style:text-properties officeooo:rsid="00091a20"/>
    </style:style>
    <style:style style:name="T766" style:family="text">
      <style:text-properties officeooo:rsid="000c21df"/>
    </style:style>
    <style:style style:name="T767" style:family="text">
      <style:text-properties officeooo:rsid="000eaa03"/>
    </style:style>
    <style:style style:name="T768" style:family="text">
      <style:text-properties officeooo:rsid="0016a978"/>
    </style:style>
    <style:style style:name="T769" style:family="text">
      <style:text-properties officeooo:rsid="03ca5f51"/>
    </style:style>
    <style:style style:name="T770" style:family="text">
      <style:text-properties officeooo:rsid="03ccd9f8"/>
    </style:style>
    <style:style style:name="T771" style:family="text">
      <style:text-properties officeooo:rsid="03cd1de6"/>
    </style:style>
    <style:style style:name="T772" style:family="text">
      <style:text-properties officeooo:rsid="03cfb47d"/>
    </style:style>
    <style:style style:name="T773" style:family="text">
      <style:text-properties officeooo:rsid="03d1c4ed"/>
    </style:style>
    <style:style style:name="T774" style:family="text">
      <style:text-properties officeooo:rsid="03d2d4b3"/>
    </style:style>
    <style:style style:name="T775" style:family="text">
      <style:text-properties officeooo:rsid="001c7b07"/>
    </style:style>
    <style:style style:name="T776" style:family="text">
      <style:text-properties officeooo:rsid="03d6474a"/>
    </style:style>
    <style:style style:name="T777" style:family="text">
      <style:text-properties officeooo:rsid="03ddf3be"/>
    </style:style>
    <style:style style:name="T778" style:family="text">
      <style:text-properties officeooo:rsid="03eba6b8"/>
    </style:style>
    <style:style style:name="T779" style:family="text">
      <style:text-properties officeooo:rsid="03ebc79a"/>
    </style:style>
    <style:style style:name="T780" style:family="text">
      <style:text-properties officeooo:rsid="03eea5cf"/>
    </style:style>
    <style:style style:name="T781" style:family="text">
      <style:text-properties officeooo:rsid="03f01061"/>
    </style:style>
    <style:style style:name="T782" style:family="text">
      <style:text-properties officeooo:rsid="03f1247a"/>
    </style:style>
    <style:style style:name="T783" style:family="text">
      <style:text-properties officeooo:rsid="03fbce51"/>
    </style:style>
    <style:style style:name="T784" style:family="text">
      <style:text-properties officeooo:rsid="03feb10f"/>
    </style:style>
    <style:style style:name="T785" style:family="text">
      <style:text-properties officeooo:rsid="03feb1f9"/>
    </style:style>
    <style:style style:name="T786" style:family="text">
      <style:text-properties officeooo:rsid="03ff4b13"/>
    </style:style>
    <style:style style:name="T787" style:family="text">
      <style:text-properties officeooo:rsid="03ff920e"/>
    </style:style>
    <style:style style:name="T788" style:family="text">
      <style:text-properties officeooo:rsid="0400828f"/>
    </style:style>
    <style:style style:name="T789" style:family="text">
      <style:text-properties officeooo:rsid="04008911"/>
    </style:style>
    <style:style style:name="T790" style:family="text">
      <style:text-properties officeooo:rsid="04016d5f"/>
    </style:style>
    <style:style style:name="T791" style:family="text">
      <style:text-properties officeooo:rsid="0401e805"/>
    </style:style>
    <style:style style:name="T792" style:family="text">
      <style:text-properties officeooo:rsid="040516ad"/>
    </style:style>
    <style:style style:name="T793" style:family="text">
      <style:text-properties officeooo:rsid="040fe64e"/>
    </style:style>
    <style:style style:name="T794" style:family="text">
      <style:text-properties officeooo:rsid="0411deb0"/>
    </style:style>
    <style:style style:name="T795" style:family="text">
      <style:text-properties officeooo:rsid="0412655c"/>
    </style:style>
    <style:style style:name="T796" style:family="text">
      <style:text-properties officeooo:rsid="04161920"/>
    </style:style>
    <style:style style:name="T797" style:family="text">
      <style:text-properties officeooo:rsid="04174a45"/>
    </style:style>
    <style:style style:name="T798" style:family="text">
      <style:text-properties officeooo:rsid="041810c7"/>
    </style:style>
    <style:style style:name="T799" style:family="text">
      <style:text-properties officeooo:rsid="04193008"/>
    </style:style>
    <style:style style:name="T800" style:family="text">
      <style:text-properties officeooo:rsid="0419587e"/>
    </style:style>
    <style:style style:name="T801" style:family="text">
      <style:text-properties officeooo:rsid="041a4360"/>
    </style:style>
    <style:style style:name="T802" style:family="text">
      <style:text-properties officeooo:rsid="041b90b4"/>
    </style:style>
    <style:style style:name="T803" style:family="text">
      <style:text-properties officeooo:rsid="041e6271"/>
    </style:style>
    <style:style style:name="T804" style:family="text">
      <style:text-properties officeooo:rsid="042498b4"/>
    </style:style>
    <style:style style:name="T805" style:family="text">
      <style:text-properties officeooo:rsid="04265d72"/>
    </style:style>
    <style:style style:name="T806" style:family="text">
      <style:text-properties officeooo:rsid="0428da15"/>
    </style:style>
    <style:style style:name="T807" style:family="text">
      <style:text-properties officeooo:rsid="0429c517"/>
    </style:style>
    <style:style style:name="T808" style:family="text">
      <style:text-properties officeooo:rsid="042a2b08"/>
    </style:style>
    <style:style style:name="T809" style:family="text">
      <style:text-properties officeooo:rsid="042cd1e0"/>
    </style:style>
    <style:style style:name="T810" style:family="text">
      <style:text-properties officeooo:rsid="042ec5d2"/>
    </style:style>
    <style:style style:name="T811" style:family="text">
      <style:text-properties officeooo:rsid="042fcf21"/>
    </style:style>
    <style:style style:name="T812" style:family="text">
      <style:text-properties officeooo:rsid="0431507a"/>
    </style:style>
    <style:style style:name="T813" style:family="text">
      <style:text-properties officeooo:rsid="04317d43"/>
    </style:style>
    <style:style style:name="T814" style:family="text">
      <style:text-properties officeooo:rsid="0433516b"/>
    </style:style>
    <style:style style:name="T815" style:family="text">
      <style:text-properties officeooo:rsid="04350fcc"/>
    </style:style>
    <style:style style:name="T816" style:family="text">
      <style:text-properties officeooo:rsid="043681ec"/>
    </style:style>
    <style:style style:name="T817" style:family="text">
      <style:text-properties officeooo:rsid="0437abba"/>
    </style:style>
    <style:style style:name="T818" style:family="text">
      <style:text-properties officeooo:rsid="04396486"/>
    </style:style>
    <style:style style:name="T819" style:family="text">
      <style:text-properties officeooo:rsid="043aee37"/>
    </style:style>
    <style:style style:name="T820" style:family="text">
      <style:text-properties officeooo:rsid="043b7211"/>
    </style:style>
    <style:style style:name="T821" style:family="text">
      <style:text-properties officeooo:rsid="043cfd79"/>
    </style:style>
    <style:style style:name="T822" style:family="text">
      <style:text-properties officeooo:rsid="043e02ee"/>
    </style:style>
    <style:style style:name="T823" style:family="text">
      <style:text-properties officeooo:rsid="043ffd99"/>
    </style:style>
    <style:style style:name="T824" style:family="text">
      <style:text-properties officeooo:rsid="0442912e"/>
    </style:style>
    <style:style style:name="T825" style:family="text">
      <style:text-properties officeooo:rsid="0443d556"/>
    </style:style>
    <style:style style:name="T826" style:family="text">
      <style:text-properties officeooo:rsid="0449647c"/>
    </style:style>
    <style:style style:name="T827" style:family="text">
      <style:text-properties officeooo:rsid="044aa764"/>
    </style:style>
    <style:style style:name="T828" style:family="text">
      <style:text-properties officeooo:rsid="044c650a"/>
    </style:style>
    <style:style style:name="T829" style:family="text">
      <style:text-properties officeooo:rsid="0450adb3"/>
    </style:style>
    <style:style style:name="T830" style:family="text">
      <style:text-properties officeooo:rsid="04541338"/>
    </style:style>
    <style:style style:name="T831" style:family="text">
      <style:text-properties officeooo:rsid="04559375"/>
    </style:style>
    <style:style style:name="T832" style:family="text">
      <style:text-properties officeooo:rsid="04576f55"/>
    </style:style>
    <style:style style:name="T833" style:family="text">
      <style:text-properties officeooo:rsid="0458a4c2"/>
    </style:style>
    <style:style style:name="T834" style:family="text">
      <style:text-properties officeooo:rsid="045a376f"/>
    </style:style>
    <style:style style:name="T835" style:family="text">
      <style:text-properties officeooo:rsid="045ca0e9"/>
    </style:style>
    <style:style style:name="T836" style:family="text">
      <style:text-properties officeooo:rsid="0462b2d7"/>
    </style:style>
    <style:style style:name="T837" style:family="text">
      <style:text-properties officeooo:rsid="04641859"/>
    </style:style>
    <style:style style:name="T838" style:family="text">
      <style:text-properties officeooo:rsid="0464cf15"/>
    </style:style>
    <style:style style:name="T839" style:family="text">
      <style:text-properties officeooo:rsid="0464e4a7"/>
    </style:style>
    <style:style style:name="T840" style:family="text">
      <style:text-properties officeooo:rsid="04669aa4"/>
    </style:style>
    <style:style style:name="T841" style:family="text">
      <style:text-properties officeooo:rsid="0466df53"/>
    </style:style>
    <style:style style:name="T842" style:family="text">
      <style:text-properties officeooo:rsid="04681106"/>
    </style:style>
    <style:style style:name="T843" style:family="text">
      <style:text-properties officeooo:rsid="0468fdc5"/>
    </style:style>
    <style:style style:name="T844" style:family="text">
      <style:text-properties officeooo:rsid="046ce6c2"/>
    </style:style>
    <style:style style:name="T845" style:family="text">
      <style:text-properties officeooo:rsid="046d6541"/>
    </style:style>
    <style:style style:name="T846" style:family="text">
      <style:text-properties officeooo:rsid="046ebfaa"/>
    </style:style>
    <style:style style:name="T847" style:family="text">
      <style:text-properties officeooo:rsid="04705375"/>
    </style:style>
    <style:style style:name="T848" style:family="text">
      <style:text-properties officeooo:rsid="0471cdfe"/>
    </style:style>
    <style:style style:name="T849" style:family="text">
      <style:text-properties officeooo:rsid="0472b828"/>
    </style:style>
    <style:style style:name="T850" style:family="text">
      <style:text-properties officeooo:rsid="04733a1b"/>
    </style:style>
    <style:style style:name="T851" style:family="text">
      <style:text-properties style:use-window-font-color="true" style:font-name="Courier New" fo:font-size="12pt" fo:language="en" fo:country="US" style:font-name-asian="Times New Roman" style:font-size-asian="12pt" style:font-name-complex="Courier New" style:font-size-complex="12pt" style:language-complex="ar" style:country-complex="SA"/>
    </style:style>
    <style:style style:name="T852" style:family="text">
      <style:text-properties style:use-window-font-color="true" style:font-name="Courier New" fo:font-size="12pt" fo:language="en" fo:country="US" officeooo:rsid="003d391a" style:font-name-asian="Times New Roman" style:font-size-asian="12pt" style:font-name-complex="Courier New" style:font-size-complex="12pt" style:language-complex="ar" style:country-complex="SA"/>
    </style:style>
    <style:style style:name="T853" style:family="text">
      <style:text-properties style:use-window-font-color="true" style:font-name="Courier New" fo:font-size="12pt" fo:language="en" fo:country="US" officeooo:rsid="00428607" style:font-name-asian="Times New Roman" style:font-size-asian="12pt" style:font-name-complex="Courier New" style:font-size-complex="12pt" style:language-complex="ar" style:country-complex="S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arts of a book are "reconstructed from memory," </text:p>
      <text:p text:style-name="P1">Characters: </text:p>
      <text:p text:style-name="P1">Lisa: The nicest girl. <text:span text:style-name="T830">Like Something About Mary.</text:span> <text:span text:style-name="T625">Math-s</text:span>mart. <text:span text:style-name="T624">I</text:span>nnocent. <text:span text:style-name="T625">Confidence grows through the movie.</text:span></text:p>
      <text:p text:style-name="P1">-Jeff: A goof off. Popular. Loud and obnoxious, except with Lisa he’s shy.</text:p>
      <text:p text:style-name="P4">-Dan: Jeff’s brother. Even louder and more obnoxious. <text:span text:style-name="T637">I</text:span>nstigator of trouble.</text:p>
      <text:p text:style-name="P5">Marnie: Lisa’s best friend. <text:span text:style-name="T761">Sarcastic</text:span>. </text:p>
      <text:p text:style-name="P5">Kelly: <text:span text:style-name="T762">Nice cheerleader</text:span>.</text:p>
      <text:p text:style-name="P3"><text:span text:style-name="T1">-</text:span><text:span text:style-name="T6">Luk</text:span><text:span text:style-name="T5">e</text:span><text:span text:style-name="T1">: </text:span><text:span text:style-name="T3">S</text:span><text:span text:style-name="T1">martest boy in the class. Lisa’s frienemy </text:span></text:p>
      <text:p text:style-name="P3"><text:span text:style-name="T2">-</text:span><text:span text:style-name="T5">Mark</text:span><text:span text:style-name="T4">: </text:span><text:span text:style-name="T10">Lisa’s guy friend</text:span></text:p>
      <text:p text:style-name="P4"><text:span text:style-name="T745">Becky</text:span>: Bitchy <text:span text:style-name="T624">head </text:span>cheerleader</text:p>
      <text:p text:style-name="P6"><text:span text:style-name="T6">Julie</text:span><text:span text:style-name="T7"> &amp; Krissy/</text:span><text:span text:style-name="T9">Michelles</text:span><text:span text:style-name="T7">: </text:span><text:span text:style-name="T8">Beck</text:span><text:span text:style-name="T7">y's groupies</text:span></text:p>
      <text:h text:style-name="P823" text:outline-level="3"><text:span text:style-name="T14">LISA</text:span><text:span text:style-name="T13">’S </text:span><text:span text:style-name="T35">80S CATHOLIC</text:span><text:span text:style-name="T13"> HIGH SCHOOL MOVIE</text:span></text:h>
      <text:h text:style-name="P824" text:outline-level="3">BY LISA SCHAEFER</text:h>
      <text:h text:style-name="P813" text:outline-level="2">Episode 1: Dan in a Hole</text:h>
      <text:h text:style-name="P824" text:outline-level="3">EXT. <text:span text:style-name="T459">SIDEWALK ALONGSIDE</text:span> BOURGADE</text:h>
      <text:p text:style-name="P203"><text:span text:style-name="T76">O</text:span><text:span text:style-name="T40">pening credits. Bourgade's sign is in the foreground. The changeable lettering </text:span><text:span text:style-name="T41">on the sign</text:span><text:span text:style-name="T40"> says: “</text:span><text:span text:style-name="T41">Friday </text:span><text:span text:style-name="T40">December </text:span><text:span text:style-name="T41">7</text:span><text:span text:style-name="T40">: Walkathon. Raise money for every mile you walk.”</text:span></text:p>
      <text:p text:style-name="P203"><text:span text:style-name="T76">In the background </text:span><text:span text:style-name="T40">a</text:span><text:span text:style-name="T39"> </text:span><text:span text:style-name="T40">hundred</text:span><text:span text:style-name="T39"> high school kids in blue plaid skirts or navy blue pants and white polo shirts </text:span><text:span text:style-name="T40">walk north on 31</text:span><text:span text:style-name="T431">st</text:span><text:span text:style-name="T40"> Ave., away from the school.</text:span><text:span text:style-name="T39"> </text:span></text:p>
      <text:h text:style-name="P852" text:outline-level="3"><text:span text:style-name="T13">EXT. </text:span><text:span text:style-name="T19">CRAPPY NEIGHBORHOOD </text:span></text:h>
      <text:p text:style-name="P203"><text:span text:style-name="T77">Credits still going, </text:span><text:span text:style-name="T226">kids walk along the sidewalk</text:span><text:span text:style-name="T77">. </text:span><text:span text:style-name="T76">S</text:span><text:span text:style-name="T52">aguaros, unkempt desert lawns, chain link.</text:span></text:p>
      <text:p text:style-name="P203"><text:span text:style-name="T72">LISA </text:span><text:span text:style-name="T289">and</text:span><text:span text:style-name="T72"> </text:span><text:span text:style-name="T378">KELLY</text:span><text:span text:style-name="T72"> </text:span><text:span text:style-name="T74">walk </text:span><text:span text:style-name="T43">along casually</text:span><text:span text:style-name="T72">. </text:span><text:span text:style-name="T74">Lisa carries an algebra book, opens it and </text:span><text:span text:style-name="T76">stares into</text:span><text:span text:style-name="T74"> it </text:span><text:span text:style-name="T76">even</text:span><text:span text:style-name="T74"> </text:span><text:span text:style-name="T76">while she walks</text:span><text:span text:style-name="T74">.</text:span><text:span text:style-name="T72"> </text:span></text:p>
      <text:p text:style-name="P450">LISA</text:p>
      <text:p text:style-name="P784"><text:span text:style-name="T262">We don't need to FOIL to solve number 5</text:span><text:span text:style-name="T38">. </text:span><text:span text:style-name="T262">We can plug everything into the quadratic formula.</text:span></text:p>
      <text:p text:style-name="P278"><text:span text:style-name="T76">Ahead of them, a group of</text:span><text:span text:style-name="T47"> </text:span><text:span text:style-name="T226">JOCKS</text:span><text:span text:style-name="T47">, </text:span><text:span text:style-name="T76">including Jeff and Dan,</text:span><text:span text:style-name="T47"> make circle</text:span><text:span text:style-name="T74">s</text:span><text:span text:style-name="T47"> with thumb and forefinger and put it on their shoulder. </text:span><text:span text:style-name="T48">They all punch each other in the shoulder.</text:span><text:span text:style-name="T47"> </text:span></text:p>
      <text:p text:style-name="P285"><text:span text:style-name="T359">MARK</text:span><text:span text:style-name="T280"> </text:span><text:span text:style-name="T289">and Kelly</text:span><text:span text:style-name="T66"> </text:span><text:span text:style-name="T273">walk</text:span><text:span text:style-name="T47"> past, </text:span><text:span text:style-name="T77">faster than most of the kids</text:span><text:span text:style-name="T47">. </text:span><text:span text:style-name="T359">Mark</text:span><text:span text:style-name="T73"> claps, cheers everyone on as though he were on the sidelines of a sports match.</text:span></text:p>
      <text:p text:style-name="P495"><text:soft-page-break/>MARK</text:p>
      <text:p text:style-name="P779"><text:span text:style-name="T48">W</text:span><text:span text:style-name="T38">alking for Jesus. Let's go, everyone. Walking for Jesus.</text:span></text:p>
      <text:p text:style-name="P186"><text:span text:style-name="T47">The </text:span><text:span text:style-name="T227">J</text:span><text:span text:style-name="T47">ocks </text:span><text:span text:style-name="T76">yell back at him</text:span><text:span text:style-name="T48">.</text:span><text:span text:style-name="T47"> </text:span></text:p>
      <text:p text:style-name="P506">J<text:span text:style-name="T824">EFF</text:span></text:p>
      <text:p text:style-name="P775"><text:span text:style-name="T107">Hugh hugh</text:span><text:span text:style-name="T74">!</text:span></text:p>
      <text:p text:style-name="P497">D<text:span text:style-name="T824">AN</text:span></text:p>
      <text:p text:style-name="P775"><text:span text:style-name="T74">Beetle beetle</text:span><text:span text:style-name="T38">!</text:span></text:p>
      <text:p text:style-name="P202"><text:span text:style-name="T75">While </text:span><text:span text:style-name="T361">Jeff,</text:span><text:span text:style-name="T75"> Dan, </text:span><text:span text:style-name="T361">and the Jocks</text:span><text:span text:style-name="T75"> yell nonsense, </text:span><text:span text:style-name="T359">BECKY,</text:span><text:span text:style-name="T73"> </text:span><text:span text:style-name="T359">JULIE and KRISSY</text:span><text:span text:style-name="T74"> walk </text:span><text:span text:style-name="T77">with them</text:span><text:span text:style-name="T74">. </text:span><text:span text:style-name="T413">Jeff</text:span><text:span text:style-name="T74"> flexes his muscles to impress </text:span><text:span text:style-name="T75">them</text:span><text:span text:style-name="T74">.</text:span></text:p>
      <text:p text:style-name="P202"><text:span text:style-name="T414">Gina, </text:span><text:span text:style-name="T360">Mark</text:span><text:span text:style-name="T48"> </text:span><text:span text:style-name="T66">and </text:span><text:span text:style-name="T414">Luke</text:span><text:span text:style-name="T66"> walk </text:span><text:span text:style-name="T361">near</text:span><text:span text:style-name="T43"> </text:span><text:span text:style-name="T414">trash on the sidewalk</text:span><text:span text:style-name="T74">. </text:span></text:p>
      <text:p text:style-name="P496">MARK</text:p>
      <text:p text:style-name="P685">We're all going to hell!</text:p>
      <text:p text:style-name="P485">G<text:span text:style-name="T770">INA</text:span></text:p>
      <text:p text:style-name="P776"><text:span text:style-name="T38">It's not hell </text:span><text:span text:style-name="T275">for another five months</text:span><text:span text:style-name="T38">!</text:span></text:p>
      <text:p text:style-name="P496">LUKE</text:p>
      <text:p text:style-name="P776"><text:span text:style-name="T274">No, </text:span><text:span text:style-name="T360">Mark i</text:span><text:span text:style-name="T38">s right! This walk ends at </text:span><text:span text:style-name="T360">school</text:span><text:span text:style-name="T38">!</text:span></text:p>
      <text:p text:style-name="P283"><text:span text:style-name="T74">Long</text:span><text:span text:style-name="T40"> shot of </text:span><text:span text:style-name="T74">a long trail</text:span><text:span text:style-name="T40"> of </text:span><text:span text:style-name="T47">uniformed</text:span><text:span text:style-name="T40"> kids</text:span><text:span text:style-name="T48"> </text:span><text:span text:style-name="T74">walking in groups down a major street</text:span><text:span text:style-name="T40">. </text:span><text:span text:style-name="T77">Dan</text:span><text:span text:style-name="T360">, Julie, and Krissy</text:span><text:span text:style-name="T77"> run way ahead. </text:span><text:span text:style-name="T74">A small construction pit – a few barricades – is way ahead in the distance. </text:span></text:p>
      <text:h text:style-name="P825" text:outline-level="3">EXT. CONSTRUCTION PIT</text:h>
      <text:p text:style-name="P183"><text:span text:style-name="T412">Cheerleaders</text:span><text:span text:style-name="T38"> stand around </text:span><text:span text:style-name="T318">laughing</text:span><text:span text:style-name="T38">, </text:span><text:span text:style-name="T42">looking into</text:span><text:span text:style-name="T38"> a construction pit. </text:span><text:span text:style-name="T42">Caution tape did not exist then, so a circle of barricades with that stretchy red plastic tape would work. </text:span><text:span text:style-name="T140">Put a small mound of dirt on the side closest to the camera.</text:span></text:p>
      <text:p text:style-name="P183"><text:span text:style-name="T38">L</text:span><text:span text:style-name="T74">isa </text:span><text:span text:style-name="T290">and</text:span><text:span text:style-name="T38"> </text:span><text:span text:style-name="T411">Kelly</text:span><text:span text:style-name="T38"> </text:span><text:span text:style-name="T43">approach casually. </text:span><text:span text:style-name="T411">Gina</text:span><text:span text:style-name="T43"> runs </text:span><text:span text:style-name="T44">away from the pit, </text:span><text:span text:style-name="T276">up to Lisa,</text:span><text:span text:style-name="T44"> </text:span><text:span text:style-name="T74">flitting h</text:span><text:span text:style-name="T290">er</text:span><text:span text:style-name="T74"> hands around,</text:span><text:span text:style-name="T43"> excited with juicy gossip.</text:span></text:p>
      <text:p text:style-name="P509">GINA</text:p>
      <text:p text:style-name="P553"><text:span text:style-name="T263">Lisa! </text:span><text:span text:style-name="T379">Kelly</text:span><text:span text:style-name="T263">! </text:span><text:span text:style-name="T141">D</text:span><text:span text:style-name="T38">id you hear? Some kid fell into a ditch. </text:span><text:span text:style-name="T227">He can't</text:span><text:span text:style-name="T38"> climb out.</text:span></text:p>
      <text:p text:style-name="P496">LUKE</text:p>
      <text:p text:style-name="P650"><text:soft-page-break/>I<text:span text:style-name="T460">'ll go call the school.</text:span></text:p>
      <text:p text:style-name="P292"><text:span text:style-name="T360">Luke</text:span><text:span text:style-name="T77"> runs off.</text:span><text:span text:style-name="T43"> </text:span><text:span text:style-name="T77">Lisa is seriously worried.</text:span></text:p>
      <text:p text:style-name="P312">LISA </text:p>
      <text:p text:style-name="P588">Is he OK? Did he break his leg?</text:p>
      <text:p text:style-name="P509">GINA</text:p>
      <text:p text:style-name="P553"><text:span text:style-name="T43">H</text:span><text:span text:style-name="T38">e’s fine.</text:span></text:p>
      <text:p text:style-name="P311">LISA </text:p>
      <text:p text:style-name="P588">Where are his friends?</text:p>
      <text:p text:style-name="P509">GINA</text:p>
      <text:p text:style-name="P588"><text:span text:style-name="T823">H</text:span>is brother <text:span text:style-name="T434">is there</text:span>. </text:p>
      <text:p text:style-name="P184"><text:span text:style-name="T44">More high school kids approach from behind Lisa. </text:span><text:span text:style-name="T38">Kelly </text:span><text:span text:style-name="T44">runs excitedly toward them</text:span><text:span text:style-name="T38">. </text:span></text:p>
      <text:p text:style-name="P310"><text:span text:style-name="T387">GINA</text:span><text:span text:style-name="T38"> </text:span><text:span text:style-name="T44">(in the background)</text:span><text:span text:style-name="T38"> </text:span></text:p>
      <text:p text:style-name="P553"><text:span text:style-name="T38">Did you hear? </text:span><text:span text:style-name="T44">A</text:span><text:span text:style-name="T38"> kid fell in a construction </text:span><text:span text:style-name="T276">hole</text:span><text:span text:style-name="T38">!</text:span></text:p>
      <text:p text:style-name="P181"><text:span text:style-name="T434">Lisa and Kelly go toward the pit. Kelly</text:span> looks in the pit.</text:p>
      <text:p text:style-name="P534">KELLY</text:p>
      <text:p text:style-name="P588">Hey Dan.</text:p>
      <text:p text:style-name="P7"><text:span text:style-name="T415">Kelly</text:span><text:span text:style-name="T38"> keeps walking. Lisa talks to Jeff.</text:span></text:p>
      <text:p text:style-name="P311">LISA</text:p>
      <text:p text:style-name="P643"><text:span text:style-name="T692">Hi Jeff. </text:span>How are you doing?</text:p>
      <text:p text:style-name="P311">Jeff</text:p>
      <text:p text:style-name="P588">I’m OK.</text:p>
      <text:p text:style-name="P451">LISA</text:p>
      <text:p text:style-name="P734"><text:span text:style-name="T677">Don't worry. Luke</text:span> went to call for help.</text:p>
      <text:p text:style-name="P149">Shot of <text:span text:style-name="T695">Luke</text:span> at a phone booth.</text:p>
      <text:p text:style-name="P124">Lisa looks in the hole.</text:p>
      <text:p text:style-name="P311">LISA</text:p>
      <text:p text:style-name="P588">Dan, are you hurt?</text:p>
      <text:p text:style-name="P311">D<text:span text:style-name="T825">AN</text:span> <text:span text:style-name="T435">(OS)</text:span></text:p>
      <text:p text:style-name="P737">Doing great!</text:p>
      <text:p text:style-name="P270"><text:span text:style-name="T228">S</text:span><text:span text:style-name="T38">ome </text:span><text:span text:style-name="T243">SENIORS</text:span><text:span text:style-name="T38"> walk past.</text:span></text:p>
      <text:p text:style-name="P435"><text:soft-page-break/>SENIORS</text:p>
      <text:p text:style-name="P730">What a freshman!</text:p>
      <text:p text:style-name="P735">Freshman!</text:p>
      <text:p text:style-name="P271"><text:span text:style-name="T228">Lisa watches them pas</text:span><text:span text:style-name="T244">s</text:span><text:span text:style-name="T228"> and gives them a dirty look.</text:span></text:p>
      <text:p text:style-name="P271"><text:span text:style-name="T74">The </text:span><text:span text:style-name="T360">cheerleader</text:span><text:span text:style-name="T74">s</text:span><text:span text:style-name="T45"> </text:span><text:span text:style-name="T38">stand around laughing. </text:span><text:span text:style-name="T360">Julie and Krissy</text:span><text:span text:style-name="T38"> </text:span><text:span text:style-name="T319">try to laugh </text:span><text:span text:style-name="T427">with</text:span><text:span text:style-name="T38"> Dan </text:span><text:span text:style-name="T319">by making</text:span><text:span text:style-name="T45"> stoogy falling gestures</text:span><text:span text:style-name="T38">. </text:span><text:span text:style-name="T360">Becky and Mary</text:span><text:span text:style-name="T75"> are entertained by this.</text:span><text:span text:style-name="T38"> </text:span></text:p>
      <text:p text:style-name="P45">Lisa <text:span text:style-name="T732">thinks they're laughing </text:span><text:span text:style-name="T634">at</text:span><text:span text:style-name="T732"> him and</text:span> tries to comfort Jeff.</text:p>
      <text:p text:style-name="P311">LISA</text:p>
      <text:p text:style-name="P616">That’s so mean of them.</text:p>
      <text:p text:style-name="P185"><text:span text:style-name="T46">Lisa </text:span><text:span text:style-name="T75">watches the </text:span><text:span text:style-name="T360">cheerleader</text:span><text:span text:style-name="T75">s and frowns angrily</text:span><text:span text:style-name="T38">. </text:span><text:span text:style-name="T75">She</text:span><text:span text:style-name="T46"> tries to keep Jeff's attention off of them. </text:span><text:span text:style-name="T320">Jeff is amused by Lisa's concern, thinks it's kind of cute that she cares.</text:span></text:p>
      <text:p text:style-name="P313">LISA</text:p>
      <text:p text:style-name="P554"><text:span text:style-name="T46">He</text:span><text:span text:style-name="T38"> could</text:span><text:span text:style-name="T46">'</text:span><text:span text:style-name="T38">ve bro</text:span><text:span text:style-name="T381">ke</text:span><text:span text:style-name="T38">n his leg. </text:span></text:p>
      <text:p text:style-name="P46">The <text:span text:style-name="T746">cheerleader</text:span>s get loud and distract Jeff again.</text:p>
      <text:p text:style-name="P547"><text:span text:style-name="T360">KRISSY</text:span><text:span text:style-name="T75"> </text:span><text:span text:style-name="T141">(weird and mimicking)</text:span></text:p>
      <text:p text:style-name="P595"><text:span text:style-name="T436">I didn't see any huge barricades right in front of my face</text:span><text:span text:style-name="T38">.</text:span></text:p>
      <text:p text:style-name="P150"><text:span text:style-name="T746">Krissy and Julie</text:span> make echoy yells in the background as if falling into the abyss. </text:p>
      <text:p text:style-name="P496">KRISSY and JULIE</text:p>
      <text:p text:style-name="P686"><text:span text:style-name="T600">AAAAAAAaaaaaahhhh...</text:span> </text:p>
      <text:p text:style-name="P284"><text:span text:style-name="T47">Lisa </text:span><text:span text:style-name="T277">give them an angry look</text:span><text:span text:style-name="T47">.</text:span></text:p>
      <text:p text:style-name="P313">LISA</text:p>
      <text:p text:style-name="P644">This is serious. </text:p>
      <text:p text:style-name="P644">He could be in there overnight before the construction guys come back to get him out.</text:p>
      <text:p text:style-name="P7"><text:span text:style-name="T38">Jeff </text:span><text:span text:style-name="T46">i</text:span><text:span text:style-name="T38">sn’t too comforted by the last thought. He looks in the hole.</text:span></text:p>
      <text:p text:style-name="P311">Jeff</text:p>
      <text:p text:style-name="P588">I hope not.</text:p>
      <text:p text:style-name="P496"><text:soft-page-break/>LUKE</text:p>
      <text:p text:style-name="P588">The fire department <text:span text:style-name="T678">is coming to get him out</text:span>.</text:p>
      <text:p text:style-name="P482">LISA</text:p>
      <text:p text:style-name="P763">Thanks for calling someone, <text:span text:style-name="T746">Luke</text:span>.</text:p>
      <text:p text:style-name="P164"><text:span text:style-name="T437">Lisa turns t</text:span>o Jeff.</text:p>
      <text:p text:style-name="P311">LISA</text:p>
      <text:p text:style-name="P588">He’s going to be OK.</text:p>
      <text:p text:style-name="P311">Jeff</text:p>
      <text:p text:style-name="P588">Thanks for cheering me up.</text:p>
      <text:p text:style-name="P8">Lisa smiles at him and goes off after <text:span text:style-name="T763">Kelly</text:span>. Jeff watches her <text:span text:style-name="T437">walk away, slightly amused at her for having been a worry wart,</text:span> and smiles. </text:p>
      <text:p text:style-name="P310"><text:span text:style-name="T387">LISA</text:span><text:span text:style-name="T38"> </text:span><text:span text:style-name="T48">(OS)</text:span></text:p>
      <text:p text:style-name="P770">Poor guy. He’s going to be known as the kid who fell in a hole for the next four years.</text:p>
      <text:h text:style-name="P813" text:outline-level="2">Episode <text:span text:style-name="T597">2</text:span>: Barbecue</text:h>
      <text:h text:style-name="P826" text:outline-level="3"><text:span text:style-name="T734">IN</text:span>T. <text:span text:style-name="T734">ART CLASSROOM</text:span></text:h>
      <text:p text:style-name="P299"><text:span text:style-name="T38">Marnie, Lisa</text:span><text:span text:style-name="T77">, </text:span><text:span text:style-name="T416">Abby</text:span><text:span text:style-name="T345">, </text:span><text:span text:style-name="T358">Luke</text:span><text:span text:style-name="T38"> (wearing </text:span><text:span text:style-name="T317">shorts and</text:span><text:span text:style-name="T38"> uniform s</text:span><text:span text:style-name="T317">hirts</text:span><text:span text:style-name="T38">) paint </text:span><text:span text:style-name="T330">a huge </text:span><text:span text:style-name="T38">poster. </text:span></text:p>
      <text:p text:style-name="P487">LISA</text:p>
      <text:p text:style-name="P765">Do you think we'll have a winning season this year?</text:p>
      <text:p text:style-name="P488">MARNIE</text:p>
      <text:p text:style-name="P765">We'll be lucky to have a winning game. </text:p>
      <text:p text:style-name="P299"><text:span text:style-name="T346">Luke</text:span><text:span text:style-name="T49"> picks up </text:span><text:span text:style-name="T347">a </text:span><text:span text:style-name="T348">Ch</text:span><text:span text:style-name="T347">ick on a Stick</text:span><text:span text:style-name="T321"> </text:span><text:span text:style-name="T328">hat</text:span><text:span text:style-name="T49"> and puts in on</text:span><text:span text:style-name="T38">. </text:span><text:span text:style-name="T348">The hat </text:span><text:span text:style-name="T346">i</text:span><text:span text:style-name="T348">s bright </text:span><text:span text:style-name="T349">blue and yellow </text:span><text:span text:style-name="T350">with thin red </text:span><text:span text:style-name="T351">stripes</text:span><text:span text:style-name="T350"> </text:span><text:span text:style-name="T352">and red bill</text:span><text:span text:style-name="T348"> </text:span><text:span text:style-name="T353">made out of an oatmeal carton</text:span><text:span text:style-name="T348"> </text:span><text:span text:style-name="T346">with a </text:span><text:span text:style-name="T354">rubber</text:span><text:span text:style-name="T346"> chic</text:span><text:span text:style-name="T380">ke</text:span><text:span text:style-name="T346">n p</text:span><text:span text:style-name="T354">eek</text:span><text:span text:style-name="T346">ing out</text:span><text:span text:style-name="T348">.</text:span></text:p>
      <text:p text:style-name="P488">MARNIE</text:p>
      <text:p text:style-name="P584"><text:span text:style-name="T246">That's f</text:span><text:span text:style-name="T49">ashionable</text:span><text:span text:style-name="T38">.</text:span><text:span text:style-name="T49"> </text:span><text:span text:style-name="T246">Not.</text:span></text:p>
      <text:p text:style-name="P489">LUKE</text:p>
      <text:p text:style-name="P584"><text:span text:style-name="T49">I </text:span><text:span text:style-name="T245">wish I didn't have to</text:span><text:span text:style-name="T50"> </text:span><text:span text:style-name="T322">work</text:span><text:span text:style-name="T50"> t</text:span><text:span text:style-name="T52">onight. </text:span><text:span text:style-name="T322">I hate missing a</text:span><text:span text:style-name="T50"> game. </text:span><text:span text:style-name="T49"><text:s/></text:span></text:p>
      <text:p text:style-name="P490">MARNIE</text:p>
      <text:p text:style-name="P584"><text:soft-page-break/><text:span text:style-name="T323">So you can watch our boys get humiliated?</text:span><text:span text:style-name="T50"> </text:span></text:p>
      <text:p text:style-name="P533">LISA</text:p>
      <text:p text:style-name="P584"><text:span text:style-name="T323">Who cares who wins. Nobody goes to watch the</text:span><text:span text:style-name="T50"> game. </text:span></text:p>
      <text:p text:style-name="P489">LUKE</text:p>
      <text:p text:style-name="P584"><text:span text:style-name="T325">True </text:span><text:span text:style-name="T327">fact</text:span><text:span text:style-name="T325">. </text:span><text:span text:style-name="T324">They go to get drunk under the bleachers.</text:span><text:span text:style-name="T49"> </text:span></text:p>
      <text:p text:style-name="P535">ABBY</text:p>
      <text:p text:style-name="P584"><text:span text:style-name="T326">Or get away from their parents</text:span><text:span text:style-name="T324">.</text:span><text:span text:style-name="T49"> </text:span></text:p>
      <text:p text:style-name="P491">LUKE</text:p>
      <text:p text:style-name="P766">Looks like we're about done with the poster anyway. </text:p>
      <text:p text:style-name="P492">LISA</text:p>
      <text:p text:style-name="P655">Marnie and I will <text:span text:style-name="T733">go hang it</text:span> on the bleachers.</text:p>
      <text:p text:style-name="P491">LUKE</text:p>
      <text:p text:style-name="P584"><text:span text:style-name="T50">Have fun</text:span><text:span text:style-name="T38">.</text:span><text:span text:style-name="T49"> </text:span></text:p>
      <text:p text:style-name="P299"><text:span text:style-name="T355">Luke</text:span><text:span text:style-name="T50"> takes h</text:span><text:span text:style-name="T355">is</text:span><text:span text:style-name="T50"> backpack</text:span><text:span text:style-name="T77"> and</text:span><text:span text:style-name="T50"> leaves</text:span><text:span text:style-name="T38">. </text:span><text:span text:style-name="T416">Abb</text:span><text:span text:style-name="T362">y follows</text:span><text:span text:style-name="T329">.</text:span></text:p>
      <text:p text:style-name="P300"><text:span text:style-name="T50">Marnie and Lisa pick up</text:span><text:span text:style-name="T75"> the</text:span><text:span text:style-name="T50"> poster </text:span><text:span text:style-name="T357">and head for the door</text:span><text:span text:style-name="T50">.</text:span></text:p>
      <text:h text:style-name="P827" text:outline-level="3">EXT. <text:span text:style-name="T743">COURTYARD</text:span></text:h>
      <text:p text:style-name="P300"><text:span text:style-name="T356">Lisa and Marnie walk out the classroom</text:span><text:span text:style-name="T50"> and head toward the field.</text:span></text:p>
      <text:h text:style-name="P826" text:outline-level="3">EXT. FOOTBALL FIELD</text:h>
      <text:p text:style-name="P7"><text:span text:style-name="T38">Marnie and Lisa carry the posters and masking tape to t</text:span><text:span text:style-name="T50">he </text:span><text:span text:style-name="T247">home </text:span><text:span text:style-name="T38">bleachers. </text:span></text:p>
      <text:p text:style-name="P8">Jeff <text:span text:style-name="T601">and</text:span> Dan are sitting <text:span text:style-name="T621">at the top of </text:span>the bleachers. Dan sees them, elbows Jeff, points at Lisa.</text:p>
      <text:p text:style-name="P118">Lisa sees them <text:span text:style-name="T621">as she and Marnie walk to the bleachers</text:span>.</text:p>
      <text:p text:style-name="P494">MARNIE</text:p>
      <text:p text:style-name="P588"><text:span text:style-name="T804">Look. </text:span>We already have some fans.</text:p>
      <text:p text:style-name="P8">Jeff and Dan bound down the bleachers toward Lisa and Marnie.</text:p>
      <text:p text:style-name="P494"><text:soft-page-break/>LISA</text:p>
      <text:p text:style-name="P767">Hi Jeff and Dan.</text:p>
      <text:p text:style-name="P493">D<text:span text:style-name="T805">AN</text:span></text:p>
      <text:p text:style-name="P588">Do you need help with those?</text:p>
      <text:p text:style-name="P311">LISA</text:p>
      <text:p text:style-name="P588">Sure. Thanks.</text:p>
      <text:p text:style-name="P119">Lisa hands Dan one side of a poster. Dan nods to Jeff as if to say: Go over to the other side of the poster with her.</text:p>
      <text:p text:style-name="P169">Marnie and Dan take some pieces of masking tape, <text:span text:style-name="T602">unroll</text:span> the poster <text:span text:style-name="T602">across the front of the bleachers</text:span>, <text:span text:style-name="T602">and</text:span> tape it up. Jeff stays by Lisa <text:span text:style-name="T602">and tapes their end to the bleachers</text:span>.</text:p>
      <text:p text:style-name="P311">J<text:span text:style-name="T805">EFF</text:span> <text:span text:style-name="T744">(a little nervous)</text:span></text:p>
      <text:p text:style-name="P588">Are you staying for the game?</text:p>
      <text:p text:style-name="P311">LISA</text:p>
      <text:p text:style-name="P588">Yeah. The JV cheerleaders are going to cheer in the stands. How about you?</text:p>
      <text:p text:style-name="P311">J<text:span text:style-name="T826">EFF</text:span></text:p>
      <text:p text:style-name="P588">My dad’s <text:span text:style-name="T438">doing a school fundraiser before the game</text:span>, so we’ll be here.</text:p>
      <text:p text:style-name="P510">LISA</text:p>
      <text:p text:style-name="P770">Cool.</text:p>
      <text:p text:style-name="P174">They finish putting up the poster.</text:p>
      <text:p text:style-name="P311">LISA</text:p>
      <text:p text:style-name="P588">Thanks.</text:p>
      <text:p text:style-name="P311">Jeff</text:p>
      <text:p text:style-name="P588">No problem.</text:p>
      <text:p text:style-name="P8">Marnie and Lisa head back toward the school building.</text:p>
      <text:p text:style-name="P8">Jeff watches them <text:span text:style-name="T771">and waves</text:span>.</text:p>
      <text:h text:style-name="P828" text:outline-level="3"><text:span text:style-name="T734">IN</text:span>T. <text:span text:style-name="T734">ART CLASSROOM</text:span></text:h>
      <text:p text:style-name="P7"><text:span text:style-name="T38">Marnie </text:span><text:span text:style-name="T387">cleans up the art supplies</text:span><text:span text:style-name="T38">. Lisa changes into a cheer uniform.</text:span></text:p>
      <text:p text:style-name="P314">MARNIE</text:p>
      <text:p text:style-name="P687">What are you going to do about dinner?</text:p>
      <text:p text:style-name="P314">LISA</text:p>
      <text:p text:style-name="P589"><text:soft-page-break/><text:span text:style-name="T438">I guess I'll buy a hot dog at the concession stand</text:span>.</text:p>
      <text:p text:style-name="P314">MARNIE</text:p>
      <text:p text:style-name="P589"><text:span text:style-name="T438">Why don't you go home and get dinner</text:span>.</text:p>
      <text:p text:style-name="P314">LISA</text:p>
      <text:p text:style-name="P589"><text:span text:style-name="T438">I can't go home! If my mom sees me there, she'll make me stay home the rest of the night</text:span>.</text:p>
      <text:p text:style-name="P187"><text:span text:style-name="T52">Marnie zips up her backpack and slings it over her shoulder</text:span><text:span text:style-name="T38">.</text:span></text:p>
      <text:p text:style-name="P387">MARNIE</text:p>
      <text:p text:style-name="P773">Okayyy. </text:p>
      <text:p text:style-name="P657"><text:span text:style-name="T772">Well, gotta go babysit my little brothers</text:span>.</text:p>
      <text:p text:style-name="P311">LISA</text:p>
      <text:p text:style-name="P588"><text:span text:style-name="T438">See you Monday</text:span>.</text:p>
      <text:p text:style-name="P8">Marnie leaves. Lisa gathers her stuff into her bag.</text:p>
      <text:p text:style-name="P165"><text:span text:style-name="T747">Lisa</text:span> picks up her stuff and walks toward the door.</text:p>
      <text:h text:style-name="P829" text:outline-level="3">EXT. COURTYARD</text:h>
      <text:p text:style-name="P125">Lisa exits the restroom, heads toward her locker <text:span text:style-name="T602">and puts her stuff in it</text:span>. Dan wander<text:span text:style-name="T622">s</text:span> in the distance. </text:p>
      <text:p text:style-name="P125">Jeff wanders in<text:span text:style-name="T623">to</text:span> the foreground. <text:span text:style-name="T622">H</text:span>e sees Lisa, <text:span text:style-name="T623">shout</text:span>s to Dan.</text:p>
      <text:p text:style-name="P311">J<text:span text:style-name="T806">EFF</text:span></text:p>
      <text:p text:style-name="P588">Found her!</text:p>
      <text:p text:style-name="P7"><text:span text:style-name="T51">Lisa looks surprised, </text:span><text:span text:style-name="T52">concerned</text:span><text:span text:style-name="T51">. What are they up to? </text:span><text:span text:style-name="T38">Jeff runs over to her. Dan comes toward them.</text:span></text:p>
      <text:p text:style-name="P311">J<text:span text:style-name="T806">EFF</text:span></text:p>
      <text:p text:style-name="P588">Lisa! We were afraid you already left.</text:p>
      <text:p text:style-name="P311">LISA</text:p>
      <text:p text:style-name="P588">What’s going on?</text:p>
      <text:p text:style-name="P311">Jeff</text:p>
      <text:p text:style-name="P588">There’s a barbecue over by the baseball field. <text:span text:style-name="T658">C</text:span>ome over there with us.</text:p>
      <text:p text:style-name="P311">LISA</text:p>
      <text:p text:style-name="P588"><text:soft-page-break/><text:span text:style-name="T679">Am</text:span> I allowed?</text:p>
      <text:p text:style-name="P311">J<text:span text:style-name="T807">EFF</text:span></text:p>
      <text:p text:style-name="P553"><text:span text:style-name="T38">Yeah. My dad’s in charge. He wants you to </text:span><text:span text:style-name="T51">come eat hamburgers with us</text:span><text:span text:style-name="T38">.</text:span></text:p>
      <text:p text:style-name="P9"><text:span text:style-name="T438">This makes no sense</text:span>.</text:p>
      <text:p text:style-name="P314">LISA</text:p>
      <text:p text:style-name="P590"><text:span text:style-name="T438">He wants me to eat a hamburger</text:span>? </text:p>
      <text:p text:style-name="P10"><text:span text:style-name="T439">She's still processing this invitation</text:span>.</text:p>
      <text:p text:style-name="P315">LISA</text:p>
      <text:p text:style-name="P688">Or is he giving me permission to eat?</text:p>
      <text:p text:style-name="P314">J<text:span text:style-name="T827">EFF</text:span> <text:span text:style-name="T439">(eager)</text:span></text:p>
      <text:p text:style-name="P555"><text:span text:style-name="T53">He's inviting you</text:span><text:span text:style-name="T38">. </text:span><text:span text:style-name="T53">As a guest. He wants you to hang out with us.</text:span></text:p>
      <text:p text:style-name="P9">Lisa smiles, <text:span text:style-name="T680">surprised that an adult is concerned about whether she has dinner</text:span>.</text:p>
      <text:p text:style-name="P311">LISA</text:p>
      <text:p text:style-name="P588">OK!</text:p>
      <text:p text:style-name="P8">They run toward the baseball field.</text:p>
      <text:h text:style-name="P830" text:outline-level="3">EXT. <text:span text:style-name="T765">PICNIC TABLES</text:span></text:h>
      <text:p text:style-name="P302">MR. BUFONE barbecues hamburgers &amp; hot dogs on a grill while Adam talks to him.</text:p>
      <text:p text:style-name="P302"><text:span text:style-name="T38">Lisa, </text:span><text:span text:style-name="T382">Jeff, and Dan approach the picnic tables where</text:span><text:span text:style-name="T38"> </text:span><text:span text:style-name="T54">Adults </text:span><text:span text:style-name="T382">are eating</text:span><text:span text:style-name="T54">.</text:span><text:span text:style-name="T38"> </text:span></text:p>
      <text:p text:style-name="P302">Mr. Bufone sees them and motions to Adam to bring Lisa over. </text:p>
      <text:p text:style-name="P302"><text:span text:style-name="T388">Adam</text:span><text:span text:style-name="T38"> </text:span><text:span text:style-name="T384">saunter</text:span><text:span text:style-name="T388">s</text:span><text:span text:style-name="T38"> over to Lisa, </text:span><text:span text:style-name="T384">punch</text:span><text:span text:style-name="T388">es</text:span><text:span text:style-name="T384"> </text:span><text:span text:style-name="T388">Jeff and Dan</text:span><text:span text:style-name="T38">.</text:span></text:p>
      <text:p text:style-name="P511">ADAM</text:p>
      <text:p text:style-name="P656"><text:span text:style-name="T766">Wassup</text:span>.</text:p>
      <text:p text:style-name="P302"><text:span text:style-name="T38">Lisa </text:span><text:span text:style-name="T383">doesn’t know how to respond to that</text:span><text:span text:style-name="T38">.</text:span></text:p>
      <text:p text:style-name="P504">LISA</text:p>
      <text:p text:style-name="P656"><text:span text:style-name="T766">Uh, hi Adam</text:span>.</text:p>
      <text:p text:style-name="P511">ADAM</text:p>
      <text:p text:style-name="P656"><text:span text:style-name="T765">Our</text:span> dad wants to talk to you.</text:p>
      <text:p text:style-name="P505">LISA</text:p>
      <text:p text:style-name="P656"><text:soft-page-break/>About what?</text:p>
      <text:p text:style-name="P173"><text:span text:style-name="T773">Adam</text:span> shrug<text:span text:style-name="T773">s</text:span> <text:span text:style-name="T766">and goes over to Jeff and Dan</text:span>. </text:p>
      <text:p text:style-name="P173">Lisa goes over to Mr. Bufone, cautious, not sure what this is about.</text:p>
      <text:p text:style-name="P505">MR. BUFONE</text:p>
      <text:p text:style-name="P656">Hi Lisa. Nice to meet you. I’m Jeff’s dad. And Dan <text:span text:style-name="T773">and Adam</text:span>’s dad too, of course.</text:p>
      <text:p text:style-name="P505">LISA</text:p>
      <text:p text:style-name="P656">Nice to meet you.</text:p>
      <text:p text:style-name="P505">MR. BUFONE</text:p>
      <text:p text:style-name="P587"><text:span text:style-name="T38">So. </text:span><text:span text:style-name="T53">W</text:span><text:span text:style-name="T38">hat classes do you have with my boys?</text:span></text:p>
      <text:p text:style-name="P505">LISA</text:p>
      <text:p text:style-name="P656">I don’t have any classes with them. </text:p>
      <text:p text:style-name="P173">Mr. Bufone is a bit puzzled. </text:p>
      <text:p text:style-name="P505">MR. BUFONE</text:p>
      <text:p text:style-name="P769">I’<text:span text:style-name="T767">ve had seven boys go through this school. Surely you must’ve had a class with one of them</text:span>.</text:p>
      <text:p text:style-name="P173">This is more Lisa’s territory. She becomes more confident, talkative.</text:p>
      <text:p text:style-name="P505">LISA</text:p>
      <text:p text:style-name="P587"><text:span text:style-name="T38">I</text:span><text:span text:style-name="T278">'m in</text:span><text:span text:style-name="T38"> the accelerated classes.</text:span></text:p>
      <text:p text:style-name="P173">Mr. Bufone is now surprised, yet still puzzled. </text:p>
      <text:p text:style-name="P505">MR. BUFONE</text:p>
      <text:p text:style-name="P587"><text:span text:style-name="T53">I see</text:span><text:span text:style-name="T38">. </text:span><text:span text:style-name="T385">So… w</text:span><text:span text:style-name="T38">hat accelerated classes do you take?</text:span></text:p>
      <text:p text:style-name="P505">LISA</text:p>
      <text:p text:style-name="P587"><text:span text:style-name="T38">Geometry, English Analysis, </text:span><text:span text:style-name="T386">Advanced</text:span><text:span text:style-name="T38"> </text:span><text:span text:style-name="T385">Chemistry</text:span><text:span text:style-name="T38">.</text:span></text:p>
      <text:p text:style-name="P505">MR. BUFONE</text:p>
      <text:p text:style-name="P656">Do you do well in those classes?</text:p>
      <text:p text:style-name="P505">LISA</text:p>
      <text:p text:style-name="P656">I get straight A’s.</text:p>
      <text:p text:style-name="P173"><text:soft-page-break/>Mr. Bufone looks very surprised.</text:p>
      <text:h text:style-name="P830" text:outline-level="3">EXT. <text:span text:style-name="T767">PICNIC TABLES</text:span></text:h>
      <text:p text:style-name="P172">Jeff, Dan, and <text:span text:style-name="T768">Adam</text:span> sit around a table punching each other. They have plates <text:span text:style-name="T774">of food</text:span>.</text:p>
      <text:p text:style-name="P172">Lisa brings over a hot dog and sits with them. </text:p>
      <text:p text:style-name="P175"><text:span text:style-name="T774">Adam gets up, motions to his brothers</text:span>. <text:span text:style-name="T775">The brothers never need to talk to each other, they communicate via gestures.</text:span></text:p>
      <text:p text:style-name="P505"><text:span text:style-name="T774">ADAM</text:span> (to Lisa) </text:p>
      <text:p text:style-name="P656"><text:span text:style-name="T659">W</text:span>ant <text:span text:style-name="T623">a root beer</text:span>?</text:p>
      <text:p text:style-name="P505">LISA</text:p>
      <text:p text:style-name="P656"><text:span text:style-name="T672">Sure</text:span>. Thanks.</text:p>
      <text:p text:style-name="P303">Adam goes to get soda.</text:p>
      <text:p text:style-name="P304">Dan looks at Jeff as though he’s waiting for Jeff to say something to Lisa. Jeff is nervous. </text:p>
      <text:p text:style-name="P550">JEFF</text:p>
      <text:p text:style-name="P785">Um, so, what do you like to do?</text:p>
      <text:p text:style-name="P304">Lisa thinks for a moment.</text:p>
      <text:p text:style-name="P550">LISA</text:p>
      <text:p text:style-name="P785">School dances. I dance to almost every song.</text:p>
      <text:p text:style-name="P550">DAN</text:p>
      <text:p text:style-name="P785">Even the slow songs?</text:p>
      <text:p text:style-name="P304">Jeff jabs Dan. Dan shoves him back.</text:p>
      <text:p text:style-name="P550">LISA</text:p>
      <text:p text:style-name="P785">Sometimes. </text:p>
      <text:p text:style-name="P785">I ask whoever’s nearby to dance. I hate to sit and watch everyone else.</text:p>
      <text:p text:style-name="P304">Adam comes back with four sodas and gives one to each of his brothers and Lisa. Dan and Jeff nod thanks to Adam.</text:p>
      <text:p text:style-name="P550">LISA (to Adam)</text:p>
      <text:p text:style-name="P785">Thanks.</text:p>
      <text:p text:style-name="P304">Adam nods a you’re welcome to Lisa.</text:p>
      <text:p text:style-name="P550"><text:soft-page-break/>DAN</text:p>
      <text:p text:style-name="P785">What about the Christmas Dance? Most of the songs are slow dance and everyone has a date.</text:p>
      <text:p text:style-name="P304">Jeff kicks Dan.</text:p>
      <text:p text:style-name="P550">LISA</text:p>
      <text:p text:style-name="P785">Christmas Dance is the only one I missed last year. <text:s/></text:p>
      <text:p text:style-name="P550">DAN</text:p>
      <text:p text:style-name="P785">Are you going to the Christmas dance this year? <text:s/></text:p>
      <text:p text:style-name="P550">LISA</text:p>
      <text:p text:style-name="P785">Probably not. </text:p>
      <text:p text:style-name="P304">Dan pokes Jeff, nods his head toward Lisa. Jeff is visibly angry and refuses to look at his brothers.</text:p>
      <text:p text:style-name="P550">LISA </text:p>
      <text:p text:style-name="P785">Unless I ask someone to go with me.</text:p>
      <text:p text:style-name="P785">Nobody asked me to Homecoming either, so I went with Marnie.</text:p>
      <text:p text:style-name="P304">Dan and Adam make kissy faces behind Jeff. Lisa peeks out from behind them, blank faced, to try to see what they’re up to. </text:p>
      <text:p text:style-name="P304">Jeff keeps his eyes on Lisa, still not looking at Dan or Adam.</text:p>
      <text:p text:style-name="P550">JEFF</text:p>
      <text:p text:style-name="P785">So. Where were you painting those posters we put up this afternoon?</text:p>
      <text:p text:style-name="P304">Mr. Bufone sits down by them with his hamburger.</text:p>
      <text:p text:style-name="P550">LISA</text:p>
      <text:p text:style-name="P785">By the home ec room. Or maybe it's the art room. Or both. I don't know. I've never had a class in that room.</text:p>
      <text:p text:style-name="P550">MR. BUFONE</text:p>
      <text:p text:style-name="P785">What's your favorite class?</text:p>
      <text:p text:style-name="P550">LISA</text:p>
      <text:p text:style-name="P785">Geometry. </text:p>
      <text:p text:style-name="P304"><text:soft-page-break/>The brothers look at each other. What is she talking about? There’s a class called geometry at our school?</text:p>
      <text:p text:style-name="P550">LISA</text:p>
      <text:p text:style-name="P785">I love the proofs. Everyone else hates them because they’re hard. But I think the tough ones are the best.</text:p>
      <text:p text:style-name="P304">Speaks to the brothers.</text:p>
      <text:p text:style-name="P550">MR. BUFONE (incredulous)</text:p>
      <text:p text:style-name="P785">Did you know she gets straight A’s?</text:p>
      <text:p text:style-name="P304">The brothers look at each other, look at Lisa with surprise. They shake their heads No. Damn. Jeff feels a little inadequate.</text:p>
      <text:p text:style-name="P550">ADAM (mumbling)</text:p>
      <text:p text:style-name="P785">nerd.</text:p>
      <text:list xml:id="list7024557822777916469" text:style-name="WWNum2">
        <text:list-item>
          <text:p text:style-name="P800">Dan punches Adam, shakes his head No, wipes his hand in front of his neck – cut it out, don’t make fun of that.</text:p>
        </text:list-item>
      </text:list>
      <text:h text:style-name="P853" text:outline-level="3">Lisa feels disappointed, rejected.</text:h>
      <text:h text:style-name="P854" text:outline-level="3"><text:span text:style-name="T13">EXT. BACK COURTYARD - </text:span><text:span text:style-name="T37">DAYLIGHT</text:span></text:h>
      <text:p text:style-name="P8">The following Friday after school. Jeff <text:span text:style-name="T626">sits alone on the ground waiting for something</text:span>. <text:span text:style-name="T603">The campus is deserted.</text:span></text:p>
      <text:p text:style-name="P8">Lisa comes around the corner. </text:p>
      <text:p text:style-name="P8">Jeff sees her, runs toward her, excited to find her.</text:p>
      <text:p text:style-name="P311">J<text:span text:style-name="T808">EFF</text:span></text:p>
      <text:p text:style-name="P588">Where <text:span text:style-name="T441">are</text:span> you paint<text:span text:style-name="T441">ing</text:span> the posters <text:span text:style-name="T441">this week</text:span>?</text:p>
      <text:p text:style-name="P311">LISA</text:p>
      <text:p text:style-name="P553"><text:span text:style-name="T38">We’re not doing posters t</text:span><text:span text:style-name="T55">oday</text:span><text:span text:style-name="T38">. </text:span></text:p>
      <text:p text:style-name="P311"><text:tab/>J<text:span text:style-name="T808">EFF</text:span></text:p>
      <text:p text:style-name="P664">Oh. <text:span text:style-name="T440">Um. Well... can we paint some anyway?</text:span></text:p>
      <text:p text:style-name="P311">LISA <text:span text:style-name="T441">(laughing)</text:span></text:p>
      <text:p text:style-name="P588"><text:span text:style-name="T441">The door is locked</text:span>. <text:span text:style-name="T441">We can't get the paint.</text:span></text:p>
      <text:p text:style-name="P7"><text:soft-page-break/><text:span text:style-name="T38">Lisa turns around and goes the other way. He </text:span><text:span text:style-name="T331">watche</text:span><text:span text:style-name="T38">s her </text:span><text:span text:style-name="T331">leave, disappointed</text:span><text:span text:style-name="T38">. </text:span><text:span text:style-name="T55">She looks ahead, suppressing a giggle.</text:span></text:p>
      <text:h text:style-name="P824" text:outline-level="3">INT. GIRLS RESTROOM</text:h>
      <text:p text:style-name="P7"><text:span text:style-name="T38">Lisa enters</text:span><text:span text:style-name="T55">. As soon as the door is closed, she leans against the wall and</text:span><text:span text:style-name="T38"> giggles. Then </text:span><text:span text:style-name="T55">her face goes straight and she slaps her forehead</text:span><text:span text:style-name="T38">.</text:span></text:p>
      <text:p text:style-name="P311">LISA</text:p>
      <text:p text:style-name="P588">What am I doing. I’m not a freshman anymore.</text:p>
      <text:p text:style-name="P8">Lisa exits the restroom.</text:p>
      <text:h text:style-name="P824" text:outline-level="3">EXT. BACK COURTYARD</text:h>
      <text:p text:style-name="P8">Lisa looks around for Jeff.</text:p>
      <text:p text:style-name="P8">He’s not there. Nobody’s there.</text:p>
      <text:p text:style-name="P311">LISA</text:p>
      <text:p text:style-name="P588">Jeff?</text:p>
      <text:p text:style-name="P8">She <text:span text:style-name="T603">looks around</text:span> sighs.</text:p>
      <text:p text:style-name="P311">LISA</text:p>
      <text:p text:style-name="P588">I <text:span text:style-name="T842">miss</text:span>ed my chance.</text:p>
      <text:h text:style-name="P813" text:outline-level="2">Episode <text:span text:style-name="T597">3</text:span>: Christmas Dance</text:h>
      <text:h text:style-name="P824" text:outline-level="3">EXT. COURTYARD</text:h>
      <text:p text:style-name="P189"><text:span text:style-name="T38">The cheerleaders wear matching shirts</text:span><text:span text:style-name="T363"> and</text:span><text:span text:style-name="T38"> start a cheer. Bending knees and clapping in stiff V shapes. Becky stands in front of the other five, facing them.</text:span></text:p>
      <text:p text:style-name="P311">CHEERLEADERS</text:p>
      <text:p text:style-name="P588">We are the Eagles and we are proud</text:p>
      <text:p text:style-name="P588">We’re gonna stomp you</text:p>
      <text:p text:style-name="P8">Raise right <text:span text:style-name="T627">fist and</text:span> elbow <text:span text:style-name="T627">with</text:span> two stomps. Two claps.</text:p>
      <text:p text:style-name="P311">CHEERLEADERS</text:p>
      <text:p text:style-name="P588">In the ground.</text:p>
      <text:p text:style-name="P8">Jeff sits at his locker in the <text:span text:style-name="T603">background</text:span>, watching them. <text:span text:style-name="T505">He is surrounded by his textbooks, trying to look studious. </text:span></text:p>
      <text:p text:style-name="P8">Lisa notices Jeff and smiles. </text:p>
      <text:p text:style-name="P8"><text:soft-page-break/>Jeff looks down and pretends to do homework.</text:p>
      <text:p text:style-name="P311">BECKY</text:p>
      <text:p text:style-name="P588">Raise your hands!</text:p>
      <text:p text:style-name="P8">The cheerleaders raise their hands in a wiggly motion.</text:p>
      <text:p text:style-name="P311">CHEERLEADERS</text:p>
      <text:p text:style-name="P588">Raise your hands.</text:p>
      <text:p text:style-name="P311">BECKY</text:p>
      <text:p text:style-name="P588">Louder!</text:p>
      <text:p text:style-name="P8">Three claps. They stomp feet and clap three times.</text:p>
      <text:p text:style-name="P311">CHEERLEADERS</text:p>
      <text:p text:style-name="P588">Stomp your feet.</text:p>
      <text:p text:style-name="P8">Three claps. Clap and stomp seven times (once with each syllable).</text:p>
      <text:p text:style-name="P311">CHEERLEADERS</text:p>
      <text:p text:style-name="P588"><text:span text:style-name="T847">Golden</text:span> Eagles can’t be beat.</text:p>
      <text:p text:style-name="P8">Three claps. </text:p>
      <text:p text:style-name="P311">BECKY</text:p>
      <text:p text:style-name="P588"><text:span text:style-name="T628">T</text:span>ake a break.</text:p>
      <text:p text:style-name="P8">Lisa looks over at Jeff again, smiles. He smiles back.</text:p>
      <text:p text:style-name="P8">Becky sits on the ground. The other f<text:span text:style-name="T603">our</text:span> sit down <text:span text:style-name="T628">near her</text:span> <text:span text:style-name="T603">to form a circle</text:span>. Becky looks through a cheer notebook. </text:p>
      <text:p text:style-name="P306"><text:span text:style-name="T423">HEATHER</text:span><text:span text:style-name="T417">, a nice </text:span><text:span text:style-name="T423">pom line </text:span><text:span text:style-name="T417">girl,</text:span><text:span text:style-name="T38"> walks past. </text:span></text:p>
      <text:p text:style-name="P551"><text:span text:style-name="T423">HEATHER</text:span><text:span text:style-name="T38"> </text:span></text:p>
      <text:p text:style-name="P661"><text:span text:style-name="T831">Great job JV Cheer! Keep up the good work</text:span>.</text:p>
      <text:p text:style-name="P536">BECKY </text:p>
      <text:p text:style-name="P661"><text:span text:style-name="T831">Thanks, Heather. You’re the best</text:span>.</text:p>
      <text:p text:style-name="P307"><text:span text:style-name="T38">Becky watches </text:span><text:span text:style-name="T424">Heather</text:span><text:span text:style-name="T417">, fake smiling, until she’s gone.</text:span><text:span text:style-name="T38"> </text:span><text:span text:style-name="T417">Then Becky</text:span><text:span text:style-name="T38"> makes a face at her </text:span><text:span text:style-name="T417">and turns back to the cheerleaders and leans in</text:span><text:span text:style-name="T38">.</text:span></text:p>
      <text:p text:style-name="P806">BECKY </text:p>
      <text:p text:style-name="P661">When <text:span text:style-name="T848">Heather</text:span> does her jumps, Robert's class ring falls out.</text:p>
      <text:p text:style-name="P801"><text:soft-page-break/>Julie and Krissy laugh. Lisa looks grossed out.</text:p>
      <text:p text:style-name="P311">JULIE</text:p>
      <text:p text:style-name="P588">Except when she’s on the rag. Then splllch.</text:p>
      <text:p text:style-name="P7"><text:span text:style-name="T366">Julie</text:span><text:span text:style-name="T38"> makes a gross liquid noise, opens her legs wide, motions </text:span><text:span text:style-name="T55">her hands</text:span><text:span text:style-name="T38"> like </text:span><text:span text:style-name="T55">they're </text:span><text:span text:style-name="T38">something com</text:span><text:span text:style-name="T55">ing</text:span><text:span text:style-name="T38"> out </text:span><text:span text:style-name="T55">from</text:span><text:span text:style-name="T38"> between her legs. Becky, Julie and Krissy laugh. Lisa’s still grossed out. Becky is bitchy and sarcastic.</text:span></text:p>
      <text:p text:style-name="P311">BECKY <text:span text:style-name="T604">(to Lisa)</text:span></text:p>
      <text:p text:style-name="P588">What’s wrong with you? Can’t handle us talking about rags?</text:p>
      <text:p text:style-name="P311">LISA </text:p>
      <text:p text:style-name="P588">I don’t know what you guys are talking about.</text:p>
      <text:p text:style-name="P311">BECKY</text:p>
      <text:p text:style-name="P588">That’s because your family is like that guy in the Breakfast Club whose family sits around the dinner table and talks about their day.</text:p>
      <text:p text:style-name="P311">KRISSY</text:p>
      <text:p text:style-name="P588">Yeah. Like ‘How was your day?’ ‘Nice. How was yours?’ </text:p>
      <text:p text:style-name="P311">JULIE</text:p>
      <text:p text:style-name="P658"><text:span text:style-name="T428">‘</text:span>You can do homework on the boat.’ </text:p>
      <text:p text:style-name="P658"><text:span text:style-name="T428">‘</text:span>Isn’t life swell?’ ‘Yeah, it’s swell.’</text:p>
      <text:p text:style-name="P176">Julie and Krissy <text:span text:style-name="T776">giggle at themselves</text:span>.</text:p>
      <text:p text:style-name="P512">BECKY<text:tab/></text:p>
      <text:p text:style-name="P588">Isn’t that what your house is like?</text:p>
      <text:p text:style-name="P311">LISA</text:p>
      <text:p text:style-name="P588">Yeah. That’s what it’s like.</text:p>
      <text:p text:style-name="P8">Kelly changes the subject, addresses Becky.</text:p>
      <text:p text:style-name="P311">K<text:span text:style-name="T828">ELLY</text:span></text:p>
      <text:p text:style-name="P588">What are you going to wear to the Christmas Dance?</text:p>
      <text:p text:style-name="P8">Lisa looks at Jeff. He’s watching her. Lisa smiles.</text:p>
      <text:p text:style-name="P311"><text:soft-page-break/>BECKY</text:p>
      <text:p text:style-name="P588">My pink dress with the puffy sleeves and bubble skirt.</text:p>
      <text:p text:style-name="P311">JULIE</text:p>
      <text:p text:style-name="P588">Who are you going to the Christmas Dance with?</text:p>
      <text:p text:style-name="P311">BECKY<text:tab/></text:p>
      <text:p text:style-name="P588">Jeff Bufone.</text:p>
      <text:p text:style-name="P8">Lisa <text:span text:style-name="T660">snaps her head to look at Becky Her </text:span>shoulders drop, <text:span text:style-name="T660">s</text:span>he looks at the ground. She looks at Jeff.</text:p>
      <text:p text:style-name="P8">Jeff looks at her, smiles. </text:p>
      <text:p text:style-name="P7"><text:span text:style-name="T38">Lisa looks </text:span><text:span text:style-name="T142">back and forth between Becky and Jeff</text:span><text:span text:style-name="T38">. No smile. </text:span><text:span text:style-name="T55">So he</text:span><text:span text:style-name="T229">'s</text:span><text:span text:style-name="T55"> here to watch Becky.. </text:span><text:span text:style-name="T229">h</text:span><text:span text:style-name="T55">ow could </text:span><text:span text:style-name="T229">she</text:span><text:span text:style-name="T55"> be so foolish.</text:span><text:span text:style-name="T38"> </text:span></text:p>
      <text:p text:style-name="P8">Becky waves at Jeff. </text:p>
      <text:p text:style-name="P8">Lisa sees Becky wave, then stares at the ground, sullen.</text:p>
      <text:p text:style-name="P311">KRISSY</text:p>
      <text:p text:style-name="P588">Ooh. Becky and Jeff Bufone.</text:p>
      <text:p text:style-name="P8">Lisa timidly asks Becky.</text:p>
      <text:p text:style-name="P311">LISA </text:p>
      <text:p text:style-name="P588">Did he ever invite you to a barbecue?</text:p>
      <text:p text:style-name="P311">BECKY <text:span text:style-name="T441">(rude)</text:span></text:p>
      <text:p text:style-name="P588">What are you talking about? The Christmas Dance isn’t a barbecue. It’s a DANCE.</text:p>
      <text:p text:style-name="P47">Becky laughs at Lisa. Julie and Krissy join in with mean laughter. </text:p>
      <text:p text:style-name="P316">KRISSY</text:p>
      <text:p text:style-name="P556"><text:span text:style-name="T56">You always say things that don't make sense</text:span><text:span text:style-name="T38">.</text:span></text:p>
      <text:p text:style-name="P316">JULIE</text:p>
      <text:p text:style-name="P556"><text:span text:style-name="T56">Yeah, like Piss and Greeeeen theory</text:span><text:span text:style-name="T38">.</text:span></text:p>
      <text:p text:style-name="P189"><text:span text:style-name="T38">Lisa </text:span><text:span text:style-name="T56">gives her a blank stare,</text:span><text:span text:style-name="T38"> </text:span><text:span text:style-name="T56">tries to figure out what she's talking about</text:span><text:span text:style-name="T38">. </text:span></text:p>
      <text:p text:style-name="P317">LISA</text:p>
      <text:p text:style-name="P556"><text:soft-page-break/><text:span text:style-name="T56">Pythagorean theorem</text:span><text:span text:style-name="T38">.</text:span></text:p>
      <text:p text:style-name="P316">KRISSY</text:p>
      <text:p text:style-name="P556"><text:span text:style-name="T56">Pithhh Pithhh. You can't even say Piss</text:span><text:span text:style-name="T38">. </text:span></text:p>
      <text:p text:style-name="P47">Lisa shakes her head; <text:span text:style-name="T604">not worth explaining</text:span>. <text:span text:style-name="T683">Kelly tries to change the conversation.</text:span></text:p>
      <text:p text:style-name="P318">K<text:span text:style-name="T809">ELLY (to Julie)</text:span></text:p>
      <text:p text:style-name="P582"><text:span text:style-name="T281">Who</text:span><text:span text:style-name="T282">'</text:span><text:span text:style-name="T281">s taking you to the Christmas Dance?</text:span></text:p>
      <text:p text:style-name="P453">KRISSY <text:span text:style-name="T748">&amp; JULIE</text:span></text:p>
      <text:p text:style-name="P553"><text:span text:style-name="T281">We're</text:span><text:span text:style-name="T38"> going </text:span><text:span text:style-name="T56">to the Christmas dance </text:span><text:span text:style-name="T38">with </text:span><text:span text:style-name="T230">Tom Paz</text:span><text:span text:style-name="T38">.</text:span></text:p>
      <text:p text:style-name="P152">Lisa S. <text:span text:style-name="T682">gives Julie and Krissy a</text:span> confused <text:span text:style-name="T682">look</text:span>. What? They're all going to the dance with the same date?</text:p>
      <text:p text:style-name="P530">KRISSY (to Kelly)</text:p>
      <text:p text:style-name="P588"><text:span text:style-name="T682">W</text:span>ho are you going with?</text:p>
      <text:p text:style-name="P8">Kelly nods to<text:span text:style-name="T605">ward</text:span> Becky</text:p>
      <text:p text:style-name="P311">K<text:span text:style-name="T809">ELLY</text:span></text:p>
      <text:p text:style-name="P585"><text:span text:style-name="T38">Me and </text:span><text:span text:style-name="T408">Dan</text:span><text:span text:style-name="T143"> are going double with </text:span><text:span text:style-name="T364">Becky</text:span><text:span text:style-name="T143"> and</text:span><text:span text:style-name="T38"> Jeff.</text:span></text:p>
      <text:p text:style-name="P585"><text:span text:style-name="T143">(to Lisa S) </text:span><text:span text:style-name="T38">Do you and your date want to come with us?</text:span></text:p>
      <text:p text:style-name="P8">Kelly looks over at Jeff,</text:p>
      <text:p text:style-name="P8">Jeff’s watching the cheerleaders.</text:p>
      <text:p text:style-name="P311">LISA</text:p>
      <text:p text:style-name="P588">I don’t have a date.</text:p>
      <text:p text:style-name="P8">Kelly look<text:span text:style-name="T660">s at Lisa and cocks her head. She looks back at</text:span> Jeff <text:span text:style-name="T506">again</text:span>, confused.</text:p>
      <text:p text:style-name="P311">K<text:span text:style-name="T810">ELLY</text:span></text:p>
      <text:p text:style-name="P588">Oh. I… You don’t? Someone told me you did.</text:p>
      <text:p text:style-name="P126"><text:span text:style-name="T639">Kelly gives </text:span>Jeff <text:span text:style-name="T506">another</text:span> confused <text:span text:style-name="T629">look</text:span>.</text:p>
      <text:h text:style-name="P831" text:outline-level="3"><text:span text:style-name="T685">IN</text:span>T. <text:span text:style-name="T685">GYM</text:span> - <text:span text:style-name="T685">NIGHT</text:span></text:h>
      <text:p text:style-name="P308"><text:soft-page-break/><text:span text:style-name="T284">Christmas Dance</text:span><text:span text:style-name="T153">. </text:span><text:span text:style-name="T284">Everyone is dressed slightly more casual than semiformal. Kelly and </text:span><text:span text:style-name="T408">Dan</text:span><text:span text:style-name="T284"> dance </text:span><text:span text:style-name="T285">to a fast song</text:span><text:span text:style-name="T284">. They're having fun. </text:span><text:span text:style-name="T418">The Michelles dance with TOM.</text:span></text:p>
      <text:p text:style-name="P287"><text:span text:style-name="T284">Becky</text:span><text:span text:style-name="T38"> stands on the dance floor near them looking grouchy. Jeff tries to get her to dance. He's not having fun either. He looks toward the door. </text:span></text:p>
      <text:p text:style-name="P154">Other kids are coming in, but none of them are Lisa.</text:p>
      <text:p text:style-name="P154">Jeff gives up, walks outside.</text:p>
      <text:h text:style-name="P832" text:outline-level="3"><text:span text:style-name="T686">EX</text:span>T. <text:span text:style-name="T685">GYM</text:span> - <text:span text:style-name="T685">NIGHT</text:span></text:h>
      <text:p text:style-name="P154">Jeff exits the gym, goes to a bench and sits by himself.</text:p>
      <text:h text:style-name="P833" text:outline-level="3"><text:span text:style-name="T687">IN</text:span>T. <text:span text:style-name="T735">BEDROOM</text:span> - <text:span text:style-name="T685">NIGHT</text:span></text:h>
      <text:p text:style-name="P288"><text:span text:style-name="T286">Lisa and Marnie </text:span><text:span text:style-name="T287">are both on a phone.</text:span></text:p>
      <text:p text:style-name="P458">PHONE VOICE (OS)</text:p>
      <text:p text:style-name="P751">Hello?</text:p>
      <text:p text:style-name="P458">MARNIE</text:p>
      <text:p text:style-name="P648"><text:span text:style-name="T690">Hi</text:span>. <text:span text:style-name="T690">Can I talk to Becky?</text:span></text:p>
      <text:p text:style-name="P458">PHONE VOICE (OS)</text:p>
      <text:p text:style-name="P648"><text:span text:style-name="T690">She's at a school dance and won't be home until late</text:span>.</text:p>
      <text:p text:style-name="P155">Lisa and Marnie silently try not to laugh.</text:p>
      <text:p text:style-name="P457">LISA</text:p>
      <text:p text:style-name="P648"><text:span text:style-name="T690">This is Becky</text:span>. <text:span text:style-name="T691">Hi! How's it going?</text:span></text:p>
      <text:p text:style-name="P470">MARNIE</text:p>
      <text:p text:style-name="P754">Hi! Are you going to the kegger tonight?</text:p>
      <text:p text:style-name="P459">PHONE VOICE (OS)</text:p>
      <text:p text:style-name="P753">What's going on? </text:p>
      <text:p text:style-name="P461">LISA</text:p>
      <text:p text:style-name="P754">Wouldn't miss it!</text:p>
      <text:p text:style-name="P459">PHONE VOICE (OS)</text:p>
      <text:p text:style-name="P752">Who is this?</text:p>
      <text:p text:style-name="P289"><text:span text:style-name="T288">They hang up the phone and laugh</text:span><text:span text:style-name="T287">.</text:span></text:p>
      <text:p text:style-name="P460">LISA </text:p>
      <text:p text:style-name="P774"><text:soft-page-break/>As funny as this is, I'd rather be invited to the Christmas dance.</text:p>
      <text:p text:style-name="P646"><text:span text:style-name="T688">Maybe we'll get invited next year</text:span>.</text:p>
      <text:p text:style-name="P483">MARNIE</text:p>
      <text:p text:style-name="P647"><text:span text:style-name="T689">Ha. Don't fool yourself</text:span>. <text:span text:style-name="T690">What's going to change? </text:span></text:p>
      <text:p text:style-name="P290"><text:span text:style-name="T332">Lisa knows Marnie is right</text:span><text:span text:style-name="T287">.</text:span></text:p>
      <text:h text:style-name="P814" text:outline-level="2">Episode <text:span text:style-name="T597">4</text:span>: Water Fights</text:h>
      <text:h text:style-name="P824" text:outline-level="3">EXT. COURTYARD - <text:span text:style-name="T606">DAYLIGHT</text:span></text:h>
      <text:p text:style-name="P236"><text:span text:style-name="T38">Lisa and </text:span><text:span text:style-name="T291">Mark</text:span><text:span text:style-name="T38"> sit on the grass, doing </text:span><text:span text:style-name="T150">geometry</text:span><text:span text:style-name="T38"> homework. </text:span><text:span text:style-name="T150">A thermos is next to Lisa. Lisa wears </text:span><text:span text:style-name="T333">80s green eyeshadow,</text:span><text:span text:style-name="T150"> her </text:span><text:span text:style-name="T365">cheer </text:span><text:span text:style-name="T150">shirt and </text:span><text:span text:style-name="T231">a pair of </text:span><text:span text:style-name="T365">red,</text:span><text:span text:style-name="T231"> </text:span><text:span text:style-name="T150">yellow, and </text:span><text:span text:style-name="T365">blue</text:span><text:span text:style-name="T150"> shorts.</text:span></text:p>
      <text:p text:style-name="P359">LISA</text:p>
      <text:p text:style-name="P606"><text:span text:style-name="T511">Angle Side Side isn't a valid proof</text:span>. <text:span text:style-name="T511">It's close, but it could differ by 90 degrees.</text:span></text:p>
      <text:p text:style-name="P464">MAR<text:span text:style-name="T832">NIE</text:span></text:p>
      <text:p text:style-name="P606">You’re the only one who knows how to do these pro<text:span text:style-name="T511">of</text:span>s.</text:p>
      <text:p text:style-name="P235">In the background, Julie and Krissy run past screaming. The Bufones chase them shooting super soakers. Kelly and Becky chase the Bufones and throw water balloons at them. </text:p>
      <text:p text:style-name="P311">J<text:span text:style-name="T811">EFF</text:span></text:p>
      <text:p text:style-name="P553"><text:span text:style-name="T107">Hugh hugh</text:span><text:span text:style-name="T38">!</text:span></text:p>
      <text:p text:style-name="P8">Kelly<text:span text:style-name="T749"> and Becky</text:span> <text:span text:style-name="T513">stop at the drinking fountain, </text:span>fill their mouths from the drinking fountain and squirt the water out of their mouths at Jeff and Dan <text:span text:style-name="T512">but miss</text:span>.</text:p>
      <text:p text:style-name="P311">J<text:span text:style-name="T811">EFF</text:span></text:p>
      <text:p text:style-name="P588"><text:span text:style-name="T441">Burn on you</text:span>!</text:p>
      <text:p text:style-name="P236"><text:span text:style-name="T291">Mark </text:span><text:span text:style-name="T292">looks at them and</text:span><text:span text:style-name="T150"> </text:span><text:span text:style-name="T292">does the sign of the cross.</text:span><text:span text:style-name="T38"> </text:span><text:span text:style-name="T292">Lisa keeps her eyes on the geometry book.</text:span></text:p>
      <text:p text:style-name="P360">LISA</text:p>
      <text:p text:style-name="P607">The<text:span text:style-name="T512">se triangles aren't congruent</text:span>. </text:p>
      <text:p text:style-name="P236"><text:span text:style-name="T38">Lisa </text:span><text:span text:style-name="T150">takes a sip from her thermos, but it's empty.</text:span><text:span text:style-name="T38"> </text:span></text:p>
      <text:p text:style-name="P360">LISA</text:p>
      <text:p text:style-name="P574"><text:span text:style-name="T150">I need to refill this</text:span><text:span text:style-name="T38">. </text:span><text:span text:style-name="T150">Be right back.</text:span></text:p>
      <text:p text:style-name="P237"><text:soft-page-break/><text:span text:style-name="T150">L</text:span><text:span text:style-name="T38">isa gets up with her thermos.</text:span></text:p>
      <text:p text:style-name="P48">Jeff refills a water gun at the drinking fountain. Becky tries to steal the water gun. They splash each other from the drinking fountain. </text:p>
      <text:p text:style-name="P360">J<text:span text:style-name="T811">EFF</text:span></text:p>
      <text:p text:style-name="P607"><text:span text:style-name="T441">Beatle beatle</text:span>!</text:p>
      <text:p text:style-name="P236"><text:span text:style-name="T150">Lisa waits behind them at a safe distance.</text:span><text:span text:style-name="T38"> Jeff and Becky wrestle with the water gun. </text:span><text:span text:style-name="T150">Jeff notices Lisa and backs away from the fountain so she can use it.</text:span></text:p>
      <text:p text:style-name="P236"><text:span text:style-name="T38">Lisa </text:span><text:span text:style-name="T150">comes up and fills her thermos.</text:span><text:span text:style-name="T38"> </text:span></text:p>
      <text:p text:style-name="P236"><text:span text:style-name="T38">Becky </text:span><text:span text:style-name="T56">take</text:span><text:span text:style-name="T38">s the water gun and runs off. Jeff takes balloons out of his pockets </text:span><text:span text:style-name="T264">and offers them to Lisa</text:span><text:span text:style-name="T38">.</text:span></text:p>
      <text:p text:style-name="P311">J<text:span text:style-name="T811">EFF</text:span> <text:span text:style-name="T512">(to Lisa)</text:span></text:p>
      <text:p text:style-name="P588"><text:span text:style-name="T661">W</text:span>an<text:span text:style-name="T661">na</text:span> play?</text:p>
      <text:p text:style-name="P311">LISA</text:p>
      <text:p text:style-name="P588">I don’t want you throwing water balloons at me.</text:p>
      <text:p text:style-name="P8">Lisa walks away.</text:p>
      <text:p text:style-name="P8">Jeff <text:span text:style-name="T442">looks after her,</text:span> disappointed. </text:p>
      <text:p text:style-name="P49">Lisa sits down by <text:span text:style-name="T696">Mark</text:span> again. Meanwhile in the background, Jeff fills water balloons. Dan comes up and fills balloons. </text:p>
      <text:p text:style-name="P238"><text:span text:style-name="T152">Still </text:span><text:span text:style-name="T162">way </text:span><text:span text:style-name="T152">in the background, </text:span><text:span text:style-name="T162">focus on</text:span><text:span text:style-name="T152"> </text:span><text:span text:style-name="T38">Jeff </text:span><text:span text:style-name="T152">walk</text:span><text:span text:style-name="T162">ing</text:span><text:span text:style-name="T152"> past, from one side of the screen to the other,</text:span><text:span text:style-name="T38"> hold</text:span><text:span text:style-name="T152">ing</text:span><text:span text:style-name="T38"> t</text:span><text:span text:style-name="T157">wo</text:span><text:span text:style-name="T151"> water balloons</text:span><text:span text:style-name="T38"> in his shirt, </text:span><text:span text:style-name="T152">bobbl</text:span><text:span text:style-name="T264">ing</text:span><text:span text:style-name="T152"> the balloons as though he had breasts</text:span><text:span text:style-name="T38">. </text:span></text:p>
      <text:p text:style-name="P50">Mark watches the Bufones and raises his hands to heaven mouthing a silent prayer. Lisa pays no attention.</text:p>
      <text:p text:style-name="P358">LISA</text:p>
      <text:p text:style-name="P677">We can't use angle side angle because the <text:span text:style-name="T520">adjacent </text:span>sides are different.</text:p>
      <text:p text:style-name="P239"><text:span text:style-name="T157">Dan walks</text:span><text:span text:style-name="T152"> </text:span><text:span text:style-name="T159">across the screen</text:span><text:span text:style-name="T157"> </text:span><text:span text:style-name="T248">following</text:span><text:span text:style-name="T157"> Jeff</text:span><text:span text:style-name="T152">,</text:span><text:span text:style-name="T157"> hold</text:span><text:span text:style-name="T152">ing</text:span><text:span text:style-name="T157"> three </text:span><text:span text:style-name="T151">water balloons</text:span><text:span text:style-name="T157"> </text:span><text:span text:style-name="T160">unde</text:span><text:span text:style-name="T159">r</text:span><text:span text:style-name="T157"> his shirt, arches his back, </text:span><text:span text:style-name="T152">bobbles the balloons as though he had </text:span><text:span text:style-name="T157">three</text:span><text:span text:style-name="T152"> breasts</text:span><text:span text:style-name="T157">. </text:span><text:span text:style-name="T293">Mark watches them with a disgusted look.</text:span></text:p>
      <text:p text:style-name="P362">LISA</text:p>
      <text:p text:style-name="P608"><text:soft-page-break/><text:span text:style-name="T519">We can use angle angle side because the opposite sides are the same</text:span>.</text:p>
      <text:p text:style-name="P240"><text:span text:style-name="T157">Jeff</text:span><text:span text:style-name="T38"> comes back </text:span><text:span text:style-name="T162">a little closer</text:span><text:span text:style-name="T38">, waddles across the screen the other direction, holding the balloons inside the back of his shorts like a big butt.</text:span></text:p>
      <text:p text:style-name="P241"><text:span text:style-name="T159">Dan</text:span><text:span text:style-name="T157"> </text:span><text:span text:style-name="T159">follows, hold</text:span><text:span text:style-name="T157">s one of the balloons </text:span><text:span text:style-name="T159">over the front of</text:span><text:span text:style-name="T157"> his pants and walks across the screen the other way, bobbling breasts. Both Jeff and Dan walk offscreen, </text:span><text:span text:style-name="T159">bobbling</text:span><text:span text:style-name="T157">. </text:span><text:span text:style-name="T294">Mark folds his hands and bows his head </text:span><text:span text:style-name="T389">in prayer</text:span><text:span text:style-name="T294">.</text:span></text:p>
      <text:p text:style-name="P362">LISA</text:p>
      <text:p text:style-name="P608">The <text:span text:style-name="T515">length of the opposite side is</text:span> sine <text:span text:style-name="T515">of the adjacent angle times the hypotenuse</text:span>.</text:p>
      <text:p text:style-name="P242"><text:span text:style-name="T38">Jeff</text:span><text:span text:style-name="T157"> </text:span><text:span text:style-name="T38">jumps through like a bunny, right behind Lisa and </text:span><text:span text:style-name="T294">Mark</text:span><text:span text:style-name="T38">, holding balloons only by the ties </text:span><text:span text:style-name="T265">in front of his crotch</text:span><text:span text:style-name="T38">, so they bounce ridiculously.</text:span></text:p>
      <text:p text:style-name="P242"><text:span text:style-name="T159">Dan </text:span><text:span text:style-name="T38">stumbles through </text:span><text:span text:style-name="T231">sideways</text:span><text:span text:style-name="T38">, right behind Jeff, blowing raspberries into two balloons.</text:span><text:span text:style-name="T157"> </text:span><text:span text:style-name="T38">He faces the camera so we can see his squashed lips betwee</text:span><text:span text:style-name="T163">n</text:span><text:span text:style-name="T38"> the balloons. His face </text:span><text:span text:style-name="T163">is buried</text:span><text:span text:style-name="T38"> as though the </text:span><text:span text:style-name="T163">balloons</text:span><text:span text:style-name="T38"> were someone's breasts</text:span><text:span text:style-name="T157">.</text:span></text:p>
      <text:p text:style-name="P362">LISA</text:p>
      <text:p text:style-name="P608">The <text:span text:style-name="T515">length of the adjacent side is</text:span> <text:span text:style-name="T518">co</text:span>sine<text:span text:style-name="T515"> times the hypotenuse</text:span>.</text:p>
      <text:p text:style-name="P241"><text:span text:style-name="T38">Just when you think they're gone, Dan slowly wanders </text:span><text:span text:style-name="T154">monkey-like</text:span><text:span text:style-name="T38"> onscreen sideways</text:span><text:span text:style-name="T154"> very close</text:span><text:span text:style-name="T38"> in the foreground </text:span><text:span text:style-name="T159">with two balloons in</text:span><text:span text:style-name="T160">side</text:span><text:span text:style-name="T159"> of his shorts</text:span><text:span text:style-name="T38"> (we see only from below chest to above knees). </text:span><text:span text:style-name="T158">We can hardly see either Lisa or </text:span><text:span text:style-name="T294">Mark</text:span><text:span text:style-name="T158"> because Dan takes up most of the screen.</text:span><text:span text:style-name="T38"> </text:span><text:span text:style-name="T158">Dan </text:span><text:span text:style-name="T38">stops in front of the camera and </text:span><text:span text:style-name="T161">all we see are his hands</text:span><text:span text:style-name="T38"> fondl</text:span><text:span text:style-name="T161">ing</text:span><text:span text:style-name="T38"> </text:span><text:span text:style-name="T390">balloons</text:span><text:span text:style-name="T161"> inside his shorts</text:span><text:span text:style-name="T38">. </text:span></text:p>
      <text:p text:style-name="P362">LISA <text:span text:style-name="T521">(to Mark)</text:span></text:p>
      <text:p text:style-name="P608"><text:span text:style-name="T521">Let me see how you drew it</text:span>.</text:p>
      <text:p text:style-name="P548"><text:span text:style-name="T153">BECKY </text:span><text:span text:style-name="T157">(OS)</text:span></text:p>
      <text:p text:style-name="P605">Dan!</text:p>
      <text:p text:style-name="P234"><text:span text:style-name="T158">Dan turns, a</text:span><text:span text:style-name="T157"> water balloon flies across the screen in the foreground. </text:span><text:span text:style-name="T155">Dan </text:span><text:span text:style-name="T160">takes balloons out of his shorts and</text:span><text:span text:style-name="T155"> </text:span><text:span text:style-name="T158">t</text:span><text:span text:style-name="T159">hrow</text:span><text:span text:style-name="T158">s </text:span><text:span text:style-name="T159">the</text:span><text:span text:style-name="T160">m</text:span><text:span text:style-name="T155"> </text:span><text:span text:style-name="T157">behind him</text:span><text:span text:style-name="T155">. </text:span><text:span text:style-name="T153">Becky</text:span><text:span text:style-name="T38"> chases him </text:span><text:span text:style-name="T157">with a water gun</text:span><text:span text:style-name="T38"> toward the background and offscreen. </text:span></text:p>
      <text:p text:style-name="P234"><text:soft-page-break/><text:span text:style-name="T153">Jeff and Dan</text:span><text:span text:style-name="T38"> come back on screen in the background. Mr. Cotter </text:span><text:span text:style-name="T156">silently exits a classroom</text:span><text:span text:style-name="T38"> </text:span><text:span text:style-name="T156">behind them</text:span><text:span text:style-name="T38">. Dan sees Mr. Cotter and runs off. Jeff p</text:span><text:span text:style-name="T153">uts</text:span><text:span text:style-name="T38"> two </text:span><text:span text:style-name="T153">balloons</text:span><text:span text:style-name="T38"> in his shorts </text:span><text:span text:style-name="T159">and </text:span><text:span text:style-name="T156">bobbl</text:span><text:span text:style-name="T159">es them</text:span><text:span text:style-name="T38">. </text:span></text:p>
      <text:p text:style-name="P361">LISA</text:p>
      <text:p text:style-name="P689">And that's it! A 17 step proof. That's the longest one yet.</text:p>
      <text:p text:style-name="P51">A closer shot of Jeff bobbling balloons, with Mr. Cotter standing right behind him.</text:p>
      <text:p text:style-name="P358">MR. <text:span text:style-name="T843">O’BRIEN</text:span></text:p>
      <text:p text:style-name="P605">Jeff! What<text:span text:style-name="T517">'</text:span>s in your shorts?</text:p>
      <text:p text:style-name="P35">Startled, Jeff drops balls, <text:span text:style-name="T514">splashing them all over his shoes</text:span>.</text:p>
      <text:p text:style-name="P808"><text:span text:style-name="T38">LISA </text:span><text:span text:style-name="T154">(finally looks behind her)</text:span></text:p>
      <text:p text:style-name="P605">What’s <text:span text:style-name="T515">Mr. O’Brien upset about</text:span>?</text:p>
      <text:p text:style-name="P35"><text:span text:style-name="T697">Mark</text:span> shrugs.</text:p>
      <text:p text:style-name="P358">LISA</text:p>
      <text:p text:style-name="P605">I think I missed something.</text:p>
      <text:p text:style-name="P7"><text:span text:style-name="T38">School buzzer rings. </text:span><text:span text:style-name="T294">Mark</text:span><text:span text:style-name="T153"> and Lisa pick up their books. </text:span><text:span text:style-name="T294">Mark goes toward the parking lot</text:span><text:span text:style-name="T153">.</text:span></text:p>
      <text:p text:style-name="P311">BECKY</text:p>
      <text:p text:style-name="P588">Get over here, girls!</text:p>
      <text:p text:style-name="P8">The <text:span text:style-name="T750">cheerleaders</text:span> gather in the courtyard for practice. </text:p>
      <text:p text:style-name="P7"><text:span text:style-name="T38">Becky &amp; Lisa stand facing camera, watching </text:span><text:span text:style-name="T55">Kelly and</text:span><text:span text:style-name="T38"> Julie and Krissy.</text:span></text:p>
      <text:p text:style-name="P7"><text:span text:style-name="T55">Kelly and Julie and Krissy</text:span><text:span text:style-name="T38"> chase each other, pat each other on the butt, bobble their own breasts, poke each other in the eyes, bop each other on the head, like three stooges. </text:span></text:p>
      <text:p text:style-name="P7"><text:span text:style-name="T38">Kelly </text:span><text:span text:style-name="T55">comes over smiling, and faces the camera to the left of Becky and Lisa so they're standing in a line.</text:span><text:span text:style-name="T38"> Becky looks like a grouch, Lisa is stonefaced, this has nothing to do with her life. Becky looks at Lisa’s shoes.</text:span></text:p>
      <text:p text:style-name="P311">BECKY</text:p>
      <text:p text:style-name="P588">Your shoes looked like something Mrs. Moore would wear. </text:p>
      <text:p text:style-name="P8"><text:soft-page-break/>INSERT shot of Lisa’s shoes, something cheap.</text:p>
      <text:p text:style-name="P311">JULIE</text:p>
      <text:p text:style-name="P588">Yeah. And your eye shadow is too green. </text:p>
      <text:p text:style-name="P316">KRISSY</text:p>
      <text:p text:style-name="P556"><text:span text:style-name="T56">Piss and</text:span><text:span text:style-name="T38"> green. </text:span></text:p>
      <text:p text:style-name="P513">JULIE</text:p>
      <text:p text:style-name="P588">Your shorts look like McDonald’s straws. </text:p>
      <text:p text:style-name="P7"><text:span text:style-name="T38">Jeff exits the classroom, goes to his locker, watches the cheerleaders. </text:span><text:span text:style-name="T144">He gets out his books and sits on the ground to study.</text:span><text:span text:style-name="T38"> Kelly taps Lisa on the shoulder.</text:span></text:p>
      <text:p text:style-name="P311">Kelly</text:p>
      <text:p text:style-name="P588">Hey, there’s Jeff Bufone. Go over there and talk to him. </text:p>
      <text:p text:style-name="P311">LISA</text:p>
      <text:p text:style-name="P553"><text:span text:style-name="T38">Why do you want </text:span><text:span text:style-name="T426">me</text:span><text:span text:style-name="T38"> to talk to Jeff? Why not Becky?</text:span></text:p>
      <text:p text:style-name="P311">BECKY</text:p>
      <text:p text:style-name="P588">He wants to talk to you.</text:p>
      <text:p text:style-name="P311">LISA </text:p>
      <text:p text:style-name="P588">I don’t think he does.</text:p>
      <text:p text:style-name="P11"><text:span text:style-name="T441">Lisa looks to Becky</text:span>. <text:span text:style-name="T606">Becky doesn't look Lisa in the eye, but motions with her head to go over there.</text:span></text:p>
      <text:p text:style-name="P507">K<text:span text:style-name="T811">ELLY</text:span></text:p>
      <text:p text:style-name="P588">We’ll wait until you get back before we practice the cheer<text:span text:style-name="T606">s</text:span>. </text:p>
      <text:p text:style-name="P34">Jeff s<text:span text:style-name="T507">i</text:span>ts in front of his locker, <text:span text:style-name="T507">trying to look like he's studying hard</text:span>. <text:span text:style-name="T507">His locker is cracked open.</text:span></text:p>
      <text:p text:style-name="P231"><text:span text:style-name="T38">Lisa cautiously </text:span><text:span text:style-name="T55">crosses through the grass</text:span><text:span text:style-name="T38"> toward Jeff, suspicious, looking around to make sure nobody </text:span><text:span text:style-name="T391">has</text:span><text:span text:style-name="T266"> water balloons</text:span><text:span text:style-name="T38"> behind her back. <text:s/></text:span></text:p>
      <text:p text:style-name="P311">LISA</text:p>
      <text:p text:style-name="P553"><text:span text:style-name="T391">Kelly</text:span><text:span text:style-name="T38"> and </text:span><text:span text:style-name="T375">Becky</text:span><text:span text:style-name="T38"> </text:span><text:span text:style-name="T55">said</text:span><text:span text:style-name="T38"> you wanted to talk to me.</text:span></text:p>
      <text:p text:style-name="P7"><text:span text:style-name="T38">Jeff keeps his eyes glued to his </text:span><text:span text:style-name="T144">book</text:span><text:span text:style-name="T38">. </text:span></text:p>
      <text:p text:style-name="P311">J<text:span text:style-name="T811">EFF</text:span></text:p>
      <text:p text:style-name="P588"><text:soft-page-break/>I don’t think I said that.</text:p>
      <text:p text:style-name="P311">LISA</text:p>
      <text:p text:style-name="P588">You didn’t tell them that you had something to say to me?</text:p>
      <text:p text:style-name="P8"><text:span text:style-name="T777">Jeff thinks for a moment</text:span>. </text:p>
      <text:p text:style-name="P311">J<text:span text:style-name="T811">EFF</text:span></text:p>
      <text:p text:style-name="P588">Oh. Yeah! Now I know what you mean.</text:p>
      <text:p text:style-name="P311">LISA</text:p>
      <text:p text:style-name="P588">What did you want to <text:span text:style-name="T606">say</text:span>?</text:p>
      <text:p text:style-name="P311">J<text:span text:style-name="T811">EFF</text:span></text:p>
      <text:p text:style-name="P588">Well, uh, nothing. Anything. I don’t know.</text:p>
      <text:p text:style-name="P231"><text:span text:style-name="T38">Lisa </text:span><text:span text:style-name="T144">strains to peek into his locker to see if anything suspicious is in there</text:span><text:span text:style-name="T38">. </text:span></text:p>
      <text:p text:style-name="P356">LISA</text:p>
      <text:p text:style-name="P588"><text:span text:style-name="T606">Do you need</text:span> a do-over? Like I come up to your locker again <text:span text:style-name="T606">so</text:span> you <text:span text:style-name="T606">can</text:span> play your joke on me.</text:p>
      <text:p text:style-name="P7"><text:span text:style-name="T144">Nervous</text:span><text:span text:style-name="T38"> laugh. </text:span></text:p>
      <text:p text:style-name="P311">J<text:span text:style-name="T811">EFF</text:span></text:p>
      <text:p text:style-name="P588">No. It’s not a joke.</text:p>
      <text:p text:style-name="P188"><text:span text:style-name="T55">Lisa turns to the cheerleaders, but then turns back to Jeff.</text:span><text:span text:style-name="T38"> </text:span></text:p>
      <text:p text:style-name="P356">LISA</text:p>
      <text:p text:style-name="P604"><text:span text:style-name="T507">Are you</text:span> going to throw <text:span text:style-name="T441">water balloons</text:span> at me?</text:p>
      <text:p text:style-name="P7"><text:span text:style-name="T144">Jeff</text:span><text:span text:style-name="T38"> laughs </text:span><text:span text:style-name="T144">again</text:span><text:span text:style-name="T38">. </text:span></text:p>
      <text:p text:style-name="P311">J<text:span text:style-name="T811">EFF</text:span></text:p>
      <text:p text:style-name="P588">No. You said you didn’t want me to.</text:p>
      <text:p text:style-name="P7"><text:span text:style-name="T38">Lisa </text:span><text:span text:style-name="T55">backs away, </text:span><text:span text:style-name="T334">watching Jeff suspiciously.</text:span><text:span text:style-name="T55"> </text:span><text:span text:style-name="T334">W</text:span><text:span text:style-name="T55">hen she's a safe distance </text:span><text:span text:style-name="T334">she</text:span><text:span text:style-name="T38"> turns back to the cheerleaders, shrugs.</text:span></text:p>
      <text:p text:style-name="P8">The cheerleaders laugh.</text:p>
      <text:p text:style-name="P8">Behind Lisa, Jeff waves his arms and makes frustrated faces at Kelly Lisa glances over her shoulder at Jeff. Jeff stops in mid-wave.</text:p>
      <text:p text:style-name="P311"><text:soft-page-break/>K<text:span text:style-name="T811">ELLY</text:span></text:p>
      <text:p text:style-name="P588">Sorry for the confusion.</text:p>
      <text:h text:style-name="P824" text:outline-level="3">EXT. COURTYARD</text:h>
      <text:p text:style-name="P7"><text:span text:style-name="T38">The next day. Kelly and Lisa </text:span><text:span text:style-name="T55">at their lockers</text:span><text:span text:style-name="T38"> before school. Jeff is at his locker </text:span><text:span text:style-name="T55">in the background,</text:span><text:span text:style-name="T38"> watching them </text:span><text:span text:style-name="T145">from behind a book</text:span><text:span text:style-name="T38">.</text:span></text:p>
      <text:p text:style-name="P311">K<text:span text:style-name="T811">ELLY</text:span></text:p>
      <text:p text:style-name="P588">Have you asked anyone to the morp?</text:p>
      <text:p text:style-name="P311">LISA</text:p>
      <text:p text:style-name="P588">Not yet.</text:p>
      <text:p text:style-name="P311">K<text:span text:style-name="T811">ELLY</text:span></text:p>
      <text:p text:style-name="P588">You should ask Jeff. </text:p>
      <text:p text:style-name="P7"><text:span text:style-name="T38">Lisa looks at Jeff. Jeff quickly looks down at his book, </text:span><text:span text:style-name="T145">pretending to be studious</text:span><text:span text:style-name="T38">.</text:span></text:p>
      <text:p text:style-name="P462">LISA</text:p>
      <text:p text:style-name="P588">Why?</text:p>
      <text:p text:style-name="P311">K<text:span text:style-name="T811">ELLY</text:span></text:p>
      <text:p text:style-name="P588">He likes you.</text:p>
      <text:p text:style-name="P189"><text:span text:style-name="T38">Jeff </text:span><text:span text:style-name="T56">slowly looks up again</text:span><text:span text:style-name="T38">.</text:span></text:p>
      <text:p text:style-name="P316">LISA </text:p>
      <text:p text:style-name="P588">No he doesn’t.</text:p>
      <text:p text:style-name="P311">K<text:span text:style-name="T811">ELLY</text:span></text:p>
      <text:p text:style-name="P588">Ye<text:span text:style-name="T694">s.</text:span> <text:span text:style-name="T694">He told me he does</text:span>.</text:p>
      <text:p text:style-name="P7"><text:span text:style-name="T38">Lisa looks at Jeff. Jeff quickly looks down at his book </text:span><text:span text:style-name="T56">again</text:span><text:span text:style-name="T38">.</text:span></text:p>
      <text:p text:style-name="P463">LISA </text:p>
      <text:p text:style-name="P649"><text:span text:style-name="T693">Are you trying to get him off</text:span> <text:span text:style-name="T693">Becky's back after they went to the Christmas dance?</text:span></text:p>
      <text:p text:style-name="P463">K<text:span text:style-name="T811">ELLY</text:span> </text:p>
      <text:p text:style-name="P649">No, <text:span text:style-name="T694">he wants to go to the morp with you. </text:span></text:p>
      <text:p text:style-name="P291"><text:span text:style-name="T38">Lisa looks at Jeff </text:span><text:span text:style-name="T56">again</text:span><text:span text:style-name="T38">.</text:span></text:p>
      <text:p text:style-name="P463">K<text:span text:style-name="T811">ELLY</text:span></text:p>
      <text:p text:style-name="P760">Go ask him.</text:p>
      <text:p text:style-name="P8"><text:soft-page-break/>Lisa sighs.</text:p>
      <text:p text:style-name="P311">LISA </text:p>
      <text:p text:style-name="P553"><text:span text:style-name="T38">I don’t have anything against Jeff. </text:span><text:span text:style-name="T57">But </text:span><text:span text:style-name="T295">I think </text:span><text:span text:style-name="T38">I should ask someone </text:span><text:span text:style-name="T335">who </text:span><text:span text:style-name="T38">I have classes with. </text:span></text:p>
      <text:h text:style-name="P813" text:outline-level="2">Episode <text:span text:style-name="T597">5</text:span>: Sophomore Morp</text:h>
      <text:h text:style-name="P823" text:outline-level="3"><text:span text:style-name="T13">EXT. PARKING LOT - </text:span><text:span text:style-name="T15">DAYLIGHT</text:span></text:h>
      <text:p text:style-name="P190"><text:span text:style-name="T57">A </text:span><text:span text:style-name="T38">car full of people drives up and stops at the gym entrance. </text:span><text:span text:style-name="T216">(We don't want to have too many people actually driving other people’s cars a lot, so we could shoot this with the car owner driving up or just have it parked there </text:span><text:span text:style-name="T217">with some car idling dubbed over</text:span><text:span text:style-name="T216">. </text:span><text:span text:style-name="T217">T</text:span><text:span text:style-name="T216">he audience will probably get the idea even if the car doesn't move.)</text:span></text:p>
      <text:p text:style-name="P272"><text:span text:style-name="T57">Lisa and Luke are in the back seat of a car while </text:span><text:span text:style-name="T38">Lisa’s DAD </text:span><text:span text:style-name="T57">drives. Lisa's SISTER and dog are in the back seat </text:span><text:span text:style-name="T336">on the passenger side</text:span><text:span text:style-name="T57">, MOM is in the front seat. </text:span></text:p>
      <text:p text:style-name="P272"><text:span text:style-name="T58">Lisa and Luke get out of the car </text:span><text:span text:style-name="T336">on the driver side</text:span><text:span text:style-name="T57">. </text:span><text:span text:style-name="T232">L</text:span><text:span text:style-name="T57">isa hands a ticket to Luke.</text:span></text:p>
      <text:p text:style-name="P319">LISA</text:p>
      <text:p text:style-name="P665">Here's your ticket.</text:p>
      <text:p text:style-name="P319">DAD</text:p>
      <text:p text:style-name="P588">Behave. <text:span text:style-name="T558">B</text:span>ut don’t behave too much. </text:p>
      <text:p text:style-name="P7"><text:span text:style-name="T217">Dad thinks this is funny. </text:span><text:span text:style-name="T38">Lisa </text:span><text:span text:style-name="T58">cringes</text:span><text:span text:style-name="T38">. Luke </text:span><text:span text:style-name="T295">looks horrified and</text:span><text:span text:style-name="T38"> </text:span><text:span text:style-name="T57">take</text:span><text:span text:style-name="T38">s off </text:span><text:span text:style-name="T58">toward the gym entrance</text:span><text:span text:style-name="T38"> without Lisa </text:span><text:span text:style-name="T58">and doesn't look back</text:span><text:span text:style-name="T38">. Lisa tries to catch up to Luke.</text:span></text:p>
      <text:h text:style-name="P824" text:outline-level="3">INT. GYM LOBBY</text:h>
      <text:p text:style-name="P233"><text:span text:style-name="T145">A sign says “</text:span><text:span text:style-name="T147">PROM</text:span><text:span text:style-name="T145">” </text:span><text:span text:style-name="T147">and a drawing of a fancy couple where the guy gives the girl a corsage, crossed out.</text:span><text:span text:style-name="T145"> </text:span><text:span text:style-name="T147">The word</text:span><text:span text:style-name="T145"> “M</text:span><text:span text:style-name="T232">ORP</text:span><text:span text:style-name="T145">” </text:span><text:span text:style-name="T147">is</text:span><text:span text:style-name="T145"> </text:span><text:span text:style-name="T147">underneath where a girl in jeans gives candy to a guy in jeans.</text:span><text:span text:style-name="T145"> </text:span><text:span text:style-name="T147">O</text:span><text:span text:style-name="T145">r something </text:span><text:span text:style-name="T147">else</text:span><text:span text:style-name="T145"> that conveys the idea. </text:span></text:p>
      <text:p text:style-name="P233"><text:span text:style-name="T145">Decorations look like the '80's threw up on the wall. There's a big stupid mop against the wall. I don't know why. Just look at the picture </text:span><text:span text:style-name="T232">on facebook</text:span><text:span text:style-name="T145">. There's a</text:span><text:span text:style-name="T146">n upside down industrial</text:span><text:span text:style-name="T145"> mop about </text:span><text:span text:style-name="T232">3</text:span><text:span text:style-name="T145"> feet wide </text:span><text:span text:style-name="T392">behind my head</text:span><text:span text:style-name="T145"> and it looks like an extension of my </text:span><text:span text:style-name="T147">'80's hair.</text:span></text:p>
      <text:p text:style-name="P232"><text:soft-page-break/><text:span text:style-name="T296">Kelly </text:span><text:span text:style-name="T337">and Marnie</text:span><text:span text:style-name="T38"> </text:span><text:span text:style-name="T337">are</text:span><text:span text:style-name="T38"> at a table taking tickets. </text:span><text:span text:style-name="T337">Kelly</text:span><text:span text:style-name="T38"> takes Luke’s ticket. Luke ignores Lisa and enters the gym with his Friends. </text:span></text:p>
      <text:p text:style-name="P191"><text:span text:style-name="T38">Lisa gives </text:span><text:span text:style-name="T337">Marnie</text:span><text:span text:style-name="T38"> her ticket, looks after Luke, sighs.</text:span></text:p>
      <text:p text:style-name="P484">MARNIE</text:p>
      <text:p text:style-name="P757">This is why I don't ask boys to dances.</text:p>
      <text:h text:style-name="P834" text:outline-level="3">INT. GYM</text:h>
      <text:p text:style-name="P12">A fast song is playing. <text:span text:style-name="T443">Small and large circles of</text:span> <text:span text:style-name="T443">girls are dancing</text:span>. <text:span text:style-name="T443">Boys are standing around with hands in their pockets. Some are acting like monkeys or robots. A few boys are dancing in the circles of girls.</text:span> Lisa enters <text:span text:style-name="T443">and</text:span> goes over to Luke. </text:p>
      <text:p text:style-name="P311">LISA</text:p>
      <text:p text:style-name="P588">Would you like to dance?</text:p>
      <text:p text:style-name="P311">LUKE</text:p>
      <text:p text:style-name="P588">You’re being too pushy.</text:p>
      <text:p text:style-name="P8">Luke walks away and his Friends follow.</text:p>
      <text:p text:style-name="P7"><text:span text:style-name="T38">Lisa sits </text:span><text:span text:style-name="T147">down </text:span><text:span text:style-name="T38">on the bleachers </text:span><text:span text:style-name="T147">by herself</text:span><text:span text:style-name="T38">. </text:span><text:span text:style-name="T58">She looks around to see who is here.</text:span><text:span text:style-name="T38"> </text:span><text:span text:style-name="T297">M</text:span><text:span text:style-name="T376">ark</text:span><text:span text:style-name="T38"> comes over and sits next to Lisa.</text:span></text:p>
      <text:p text:style-name="P465">MARK</text:p>
      <text:p text:style-name="P588">Why aren’t you out there dancing?</text:p>
      <text:p text:style-name="P7"><text:span text:style-name="T38">Lisa </text:span><text:span text:style-name="T58">nods toward</text:span><text:span text:style-name="T38"> Luke.</text:span></text:p>
      <text:p text:style-name="P8">Luke hangs out with his Friends.</text:p>
      <text:p text:style-name="P465">MARK</text:p>
      <text:p text:style-name="P588">You could dance with me.</text:p>
      <text:p text:style-name="P311">LISA</text:p>
      <text:p text:style-name="P588">Where’s your date?</text:p>
      <text:p text:style-name="P465">MARK</text:p>
      <text:p text:style-name="P588">Nancy’s out there taking <text:span text:style-name="T698">pictures for the yearbook</text:span>. We came just as friends.</text:p>
      <text:p text:style-name="P311">LISA</text:p>
      <text:p text:style-name="P588">Yeah, well when I asked Luke, he insisted that we go as “just friends.” But what he really meant is that he <text:soft-page-break/>wanted to go to the dance. Just, not with me. </text:p>
      <text:p text:style-name="P7"><text:span text:style-name="T338">Lisa looks over at</text:span><text:span text:style-name="T58"> </text:span><text:span text:style-name="T38">Luke. </text:span><text:span text:style-name="T338">He</text:span><text:span text:style-name="T38">’s dancing with Julie and Krissy.</text:span></text:p>
      <text:p text:style-name="P311">LISA</text:p>
      <text:p text:style-name="P588">He’s been avoiding me for the past two weeks. I wasn’t even sure if we were still going until he got in my dad’s car this evening.</text:p>
      <text:p text:style-name="P465">MARK</text:p>
      <text:p text:style-name="P588">Maybe he’s not interested in girls.</text:p>
      <text:p text:style-name="P311">LISA</text:p>
      <text:p text:style-name="P588">I wasn’t imagining he’d kiss me. That would be like kissing one of my cousins. </text:p>
      <text:p text:style-name="P465">MARK</text:p>
      <text:p text:style-name="P588">Then why did you ask him to the morp?</text:p>
      <text:p text:style-name="P311">LISA</text:p>
      <text:p text:style-name="P553"><text:span text:style-name="T38">He always </text:span><text:span text:style-name="T58">says</text:span><text:span text:style-name="T38"> the most interesting things in class. </text:span></text:p>
      <text:p text:style-name="P8">Lisa looks at Jeff hanging around with his Friends.</text:p>
      <text:p text:style-name="P8">Jeff is looking at Lisa, looks away and nervously <text:span text:style-name="T736">whispers</text:span> to Dan.</text:p>
      <text:p text:style-name="P311">LISA</text:p>
      <text:p text:style-name="P588">I should’ve asked someone else.</text:p>
      <text:p text:style-name="P8"><text:span text:style-name="T698">Mark</text:span> stands, takes Lisa’s hand. Lisa gets up.</text:p>
      <text:p text:style-name="P8">They dance to a fast song. Lisa smiles. <text:span text:style-name="T698">Mark</text:span> does a funny dance move, they laugh. Lisa gets into the song. They’re having fun.</text:p>
      <text:h text:style-name="P824" text:outline-level="3">INT. GYM</text:h>
      <text:p text:style-name="P7"><text:span text:style-name="T38">Different song. Lisa dances </text:span><text:span text:style-name="T59">in a circle</text:span><text:span text:style-name="T38"> with </text:span><text:span text:style-name="T297">Mark</text:span><text:span text:style-name="T38">,</text:span><text:span text:style-name="T59"> </text:span><text:span text:style-name="T339">NANCY</text:span><text:span text:style-name="T59">, and Kelly</text:span><text:span text:style-name="T38"> as a fast song ends. A slow song starts. </text:span></text:p>
      <text:p text:style-name="P8">Luke comes over to Lisa.</text:p>
      <text:p text:style-name="P311">LUKE</text:p>
      <text:p text:style-name="P588">Would you like to dance?</text:p>
      <text:p text:style-name="P7"><text:soft-page-break/><text:span text:style-name="T297">Mark</text:span><text:span text:style-name="T38"> smiles at Lisa and joins </text:span><text:span text:style-name="T340">Nancy</text:span><text:span text:style-name="T38"> </text:span><text:span text:style-name="T59">and Kelly</text:span><text:span text:style-name="T38"> on the bleachers.</text:span></text:p>
      <text:p text:style-name="P8">Lisa and Luke join other couples on the floor, dance with a lot of distance between them. Luke watches all the other couples around them, waves, nods at them, makes gestures, laughs. <text:span text:style-name="T737">Lisa feels ignored.</text:span></text:p>
      <text:p text:style-name="P120">Jeff and Dan run around with Friends, punching each other. </text:p>
      <text:p text:style-name="P128"><text:span text:style-name="T698">Mark, Nancy, Marnie, and</text:span> Kelly talk on the bleachers.</text:p>
      <text:p text:style-name="P121">Luke drops his hands and stops dancing.</text:p>
      <text:p text:style-name="P311">LUKE</text:p>
      <text:p text:style-name="P588">Well, that’s enough.</text:p>
      <text:p text:style-name="P7"><text:span text:style-name="T38">Luke </text:span><text:span text:style-name="T59">leaves Lisa and</text:span><text:span text:style-name="T38"> walks toward </text:span><text:span text:style-name="T59">his group of f</text:span><text:span text:style-name="T38">riend</text:span><text:span text:style-name="T59">s</text:span><text:span text:style-name="T38">. Lisa stands there stunned.</text:span></text:p>
      <text:p text:style-name="P8">She goes over to Kelly.</text:p>
      <text:p text:style-name="P311">K<text:span text:style-name="T812">ELLY</text:span></text:p>
      <text:p text:style-name="P588">What happened? </text:p>
      <text:p text:style-name="P311">LISA</text:p>
      <text:p text:style-name="P588">He just walked off!</text:p>
      <text:p text:style-name="P465">MARK</text:p>
      <text:p text:style-name="P588">He doesn’t deserve you. C’mon.</text:p>
      <text:p text:style-name="P8">Lisa and <text:span text:style-name="T698">Mark</text:span> go to the dance floor and dance to the slow song. </text:p>
      <text:p text:style-name="P8">Jeff sees them dancing and stops running around, chatters to Dan frantically, distraught. Jeff and Dan watch Lisa and <text:span text:style-name="T698">Mark</text:span>.</text:p>
      <text:h text:style-name="P823" text:outline-level="3"><text:span text:style-name="T13">EXT. GYM - </text:span><text:span text:style-name="T16">NIGHT</text:span></text:h>
      <text:p text:style-name="P7"><text:span text:style-name="T38">A bunch of students exit. Luke heads for the parking lot with his </text:span><text:span text:style-name="T59">f</text:span><text:span text:style-name="T38">riends.</text:span></text:p>
      <text:p text:style-name="P514"><text:span text:style-name="T491">PREPPY</text:span> <text:span text:style-name="T738">KID 1</text:span></text:p>
      <text:p text:style-name="P659">Let’s go out for pizza.</text:p>
      <text:p text:style-name="P311">LUKE</text:p>
      <text:p text:style-name="P588">You driving?</text:p>
      <text:p text:style-name="P311"><text:span text:style-name="T491">PREPPY</text:span> <text:span text:style-name="T738">KID 2</text:span></text:p>
      <text:p text:style-name="P640"><text:soft-page-break/><text:span text:style-name="T615">I am.</text:span> </text:p>
      <text:p text:style-name="P444">LUKE</text:p>
      <text:p text:style-name="P640"><text:span text:style-name="T615">L</text:span>et’s go!</text:p>
      <text:p text:style-name="P8">Lisa and <text:span text:style-name="T698">Mark</text:span> exit holding hands.</text:p>
      <text:p text:style-name="P7"><text:span text:style-name="T38">Jeff and Dan see them holding hands. Jeff’s </text:span><text:span text:style-name="T233">jaw</text:span><text:span text:style-name="T38"> </text:span><text:span text:style-name="T233">drops</text:span><text:span text:style-name="T38">. He </text:span><text:span text:style-name="T59">deflates.</text:span></text:p>
      <text:p text:style-name="P311">J<text:span text:style-name="T812">EFF</text:span></text:p>
      <text:p text:style-name="P588">No<text:span text:style-name="T444">ooooooooo</text:span></text:p>
      <text:p text:style-name="P273"><text:span text:style-name="T233">Dan puts his arm around Jeff to console him</text:span><text:span text:style-name="T59">.</text:span></text:p>
      <text:h text:style-name="P855" text:outline-level="3"><text:span text:style-name="T16">EX</text:span><text:span text:style-name="T13">T. CAFETERIA - </text:span><text:span text:style-name="T16">DAYLIGHT</text:span></text:h>
      <text:p text:style-name="P192"><text:span text:style-name="T59">Kids are arriving to school in their uniforms carrying books</text:span><text:span text:style-name="T38">. </text:span></text:p>
      <text:h text:style-name="P835" text:outline-level="3">INT. CAFETERIA</text:h>
      <text:p text:style-name="P52">Jocks sit at a group of tables making circles with their thumb and forefingers and punch each other. </text:p>
      <text:p text:style-name="P322">JOCK 1</text:p>
      <text:p text:style-name="P778"><text:span text:style-name="T107">Shawn Berry</text:span><text:span text:style-name="T38">!</text:span></text:p>
      <text:p text:style-name="P195"><text:span text:style-name="T66">S</text:span><text:span text:style-name="T38">ome of the boys 'comb' their bangs with their pencils.</text:span></text:p>
      <text:p text:style-name="P322">JOCK 2</text:p>
      <text:p text:style-name="P557"><text:span text:style-name="T66">Ya ya ya!</text:span><text:span text:style-name="T38"> </text:span></text:p>
      <text:p text:style-name="P194"><text:span text:style-name="T38">Jeff, distraught, goes around to </text:span><text:span text:style-name="T59">all the boys at nearby tables</text:span><text:span text:style-name="T38">. </text:span><text:span text:style-name="T393">Nancy</text:span><text:span text:style-name="T38">, Marnie</text:span><text:span text:style-name="T297">, Mark</text:span><text:span text:style-name="T38"> </text:span><text:span text:style-name="T59">and other friends</text:span><text:span text:style-name="T38"> sit at another table in the background.</text:span></text:p>
      <text:p text:style-name="P311">J<text:span text:style-name="T812">EFF</text:span></text:p>
      <text:p text:style-name="P588">Did you hear that Lisa Schaefer’s going with <text:span text:style-name="T698">Mark</text:span>? </text:p>
      <text:p text:style-name="P8">Jeff and <text:span text:style-name="T444">a Jock</text:span> look <text:span text:style-name="T444">over</text:span> at <text:span text:style-name="T698">Mark</text:span>. </text:p>
      <text:p text:style-name="P8"><text:span text:style-name="T698">Mark</text:span> <text:span text:style-name="T508">notices</text:span> them, <text:span text:style-name="T508">doesn't know</text:span> what the<text:span text:style-name="T508">ir</text:span> problem <text:span text:style-name="T508">is</text:span>.</text:p>
      <text:p text:style-name="P8">Jeff gives <text:span text:style-name="T698">Mark</text:span> a dirty look.</text:p>
      <text:p text:style-name="P311">J<text:span text:style-name="T812">EFF</text:span></text:p>
      <text:p text:style-name="P666"><text:span text:style-name="T452">J</text:span>erk.</text:p>
      <text:p text:style-name="P8"><text:soft-page-break/>Dan, in the background is tapping people on the shoulder, <text:span text:style-name="T444">whispering</text:span>, nodding towards <text:span text:style-name="T698">Mark</text:span>.</text:p>
      <text:p text:style-name="P8">Jeff goes to the next <text:span text:style-name="T607">Jock</text:span>, glares at <text:span text:style-name="T698">Mark</text:span>.</text:p>
      <text:p text:style-name="P311">J<text:span text:style-name="T812">EFF</text:span></text:p>
      <text:p text:style-name="P588">Lisa Schaefer’s going with <text:span text:style-name="T698">Mark</text:span>.</text:p>
      <text:p text:style-name="P7"><text:span text:style-name="T234">Jock</text:span><text:span text:style-name="T38"> looks over at </text:span><text:span text:style-name="T297">Mark</text:span><text:span text:style-name="T38"> </text:span><text:span text:style-name="T59">then whispers to the </text:span><text:span text:style-name="T234">Jock</text:span><text:span text:style-name="T59"> sitting next to him, points at </text:span><text:span text:style-name="T297">Mark</text:span><text:span text:style-name="T38">. </text:span><text:span text:style-name="T59">He turns to look at </text:span><text:span text:style-name="T297">Mark</text:span><text:span text:style-name="T59">. Soon everyone within three tables are whispering and looking at </text:span><text:span text:style-name="T297">Mark</text:span><text:span text:style-name="T59">.</text:span><text:span text:style-name="T38"> </text:span></text:p>
      <text:p text:style-name="P8"><text:span text:style-name="T698">Mark</text:span> <text:span text:style-name="T444">is watching this and</text:span> freak<text:span text:style-name="T444">s out</text:span>.</text:p>
      <text:p text:style-name="P465">MARK</text:p>
      <text:p text:style-name="P588">Why is everyone staring at me?</text:p>
      <text:p text:style-name="P15"><text:span text:style-name="T698">Mark</text:span> jumps up and runs out of the cafeteria.</text:p>
      <text:p text:style-name="P13"><text:span text:style-name="T444">Marnie looks back and forth between the table of boys and Mark, wondering what is going on</text:span>.</text:p>
      <text:h text:style-name="P835" text:outline-level="3">EXT. COURTYARD</text:h>
      <text:p text:style-name="P7"><text:span text:style-name="T59">Lisa is at her locker. </text:span><text:span text:style-name="T297">Mark</text:span><text:span text:style-name="T38"> </text:span><text:span text:style-name="T59">s</text:span><text:span text:style-name="T38">tomps over to Lisa. </text:span></text:p>
      <text:p text:style-name="P465">MARK</text:p>
      <text:p text:style-name="P553">The Bufones are going around the whole cafeteria telling everybody that we’re going together!</text:p>
      <text:p text:style-name="P192"><text:span text:style-name="T59">This really doesn't bother Lisa</text:span><text:span text:style-name="T38">. </text:span></text:p>
      <text:p text:style-name="P465">MARK</text:p>
      <text:p text:style-name="P553"><text:span text:style-name="T38">I didn’t think the whole cafeteria was going to </text:span><text:span text:style-name="T67">know</text:span><text:span text:style-name="T38">.</text:span></text:p>
      <text:p text:style-name="P311">LISA</text:p>
      <text:p text:style-name="P588">How did the Bufones find out?</text:p>
      <text:p text:style-name="P465">MARK</text:p>
      <text:p text:style-name="P666"><text:span text:style-name="T681">Y</text:span>ou<text:span text:style-name="T681">'re the only one who knew</text:span>!</text:p>
      <text:p text:style-name="P320">LISA</text:p>
      <text:p text:style-name="P666">I haven't talked to the Bufones.</text:p>
      <text:p text:style-name="P465">MARK</text:p>
      <text:p text:style-name="P777"><text:span text:style-name="T38">Nobody else knew we were going together. You must</text:span><text:span text:style-name="T67">'</text:span><text:span text:style-name="T38">ve blabbed to somebody.</text:span></text:p>
      <text:p text:style-name="P320">LISA</text:p>
      <text:p text:style-name="P588"><text:soft-page-break/>So this is my fault? </text:p>
      <text:p text:style-name="P465">MARK</text:p>
      <text:p text:style-name="P617">You weren’t supposed to tell anyone. </text:p>
      <text:p text:style-name="P192"><text:span text:style-name="T59">Now </text:span><text:span text:style-name="T297">Mark</text:span><text:span text:style-name="T59"> is just being exasperating</text:span><text:span text:style-name="T38">. </text:span></text:p>
      <text:p text:style-name="P320">LISA</text:p>
      <text:p text:style-name="P666">It's not 'Going Together' if it's a secret.</text:p>
      <text:p text:style-name="P465">MARK</text:p>
      <text:p text:style-name="P617">They were making fun of us all over the cafeteria.</text:p>
      <text:p text:style-name="P311">LISA</text:p>
      <text:p text:style-name="P588"><text:span text:style-name="T444">T</text:span>hey’re trying to impress Becky . <text:span text:style-name="T444">Mak</text:span>ing <text:span text:style-name="T444">fun of</text:span> me <text:span text:style-name="T444">i</text:span>s how Julie and Krissy get on <text:span text:style-name="T760">Becky</text:span>’s good side. </text:p>
      <text:p text:style-name="P465">MARK</text:p>
      <text:p text:style-name="P553"><text:span text:style-name="T38">I</text:span><text:span text:style-name="T59">'m not going</text:span><text:span text:style-name="T38"> to be material for their jokes.</text:span></text:p>
      <text:p text:style-name="P311">LISA</text:p>
      <text:p text:style-name="P588">What do you want ME to do about it?</text:p>
      <text:p text:style-name="P465">MARK</text:p>
      <text:p text:style-name="P553"><text:span text:style-name="T38">I</text:span><text:span text:style-name="T59">'m breaking up with you.</text:span></text:p>
      <text:p text:style-name="P502">LISA</text:p>
      <text:p text:style-name="P586"><text:span text:style-name="T59">We only been going together for </text:span><text:span text:style-name="T38">a day.</text:span></text:p>
      <text:p text:style-name="P171"><text:span text:style-name="T698">Mark</text:span> storms off. </text:p>
      <text:p text:style-name="P502">LISA</text:p>
      <text:p text:style-name="P586"><text:span text:style-name="T369">It doesn't count</text:span><text:span text:style-name="T38">! </text:span><text:span text:style-name="T369">We only held hands! We never consumated our relationship </text:span><text:span text:style-name="T377">if we didn’t kiss</text:span><text:span text:style-name="T369">!</text:span></text:p>
      <text:p text:style-name="P171"><text:span text:style-name="T698">Mark</text:span> <text:span text:style-name="T755">turns around and gives her a dirty look</text:span>. </text:p>
      <text:p text:style-name="P301"><text:span text:style-name="T38">Lisa </text:span><text:span text:style-name="T59">stares after him in </text:span><text:span text:style-name="T240">disbelief</text:span><text:span text:style-name="T38">.</text:span></text:p>
      <text:h text:style-name="P813" text:outline-level="2">Episode <text:span text:style-name="T598">6</text:span>: Ditching</text:h>
      <text:h text:style-name="P824" text:outline-level="3">EXT. COURTYARD</text:h>
      <text:p text:style-name="P8">The school buzzer rings. Lisa looks for the other cheerleaders. They aren’t there.</text:p>
      <text:h text:style-name="P824" text:outline-level="3"><text:soft-page-break/>INT. GYM</text:h>
      <text:p text:style-name="P8">Lisa looks for the other cheerleaders. <text:span text:style-name="T445">The gym is empty.</text:span> </text:p>
      <text:h text:style-name="P836" text:outline-level="3">EXT. <text:span text:style-name="T844">RUSTY EQUIPMENT</text:span></text:h>
      <text:p text:style-name="P15"><text:span text:style-name="T844">Marnie wanders through</text:span>. Lisa comes up to h<text:span text:style-name="T844">er</text:span>.</text:p>
      <text:p text:style-name="P323">LISA</text:p>
      <text:p text:style-name="P592"><text:span text:style-name="T452">Have you seen the cheerleaders</text:span>?</text:p>
      <text:p text:style-name="P807">MARNIE</text:p>
      <text:p text:style-name="P731"><text:span text:style-name="T616">T</text:span>hey're out on the field. Football practice was canceled.</text:p>
      <text:h text:style-name="P836" text:outline-level="3">EXT. FOOTBALL FIELD</text:h>
      <text:p text:style-name="P8">The cheerleaders practice. Bouncy claps.</text:p>
      <text:p text:style-name="P321">CHEERLEADERS</text:p>
      <text:p text:style-name="P591">We're number one</text:p>
      <text:p text:style-name="P591">Can't be number 2</text:p>
      <text:p text:style-name="P591">We're going to beat</text:p>
      <text:p text:style-name="P14"><text:span text:style-name="T751">Julie and Krissy</text:span> lift their skirts.</text:p>
      <text:p text:style-name="P321">CHEERLEADERS</text:p>
      <text:p text:style-name="P591">The whoopie out of you!</text:p>
      <text:p text:style-name="P14">The cheerleaders <text:span text:style-name="T608">pretend to </text:span>moon each other, pat each other on the butt, laugh. </text:p>
      <text:p text:style-name="P498">JULIE &amp; KRISSY</text:p>
      <text:p text:style-name="P591">Whoop! Whoopsie!</text:p>
      <text:p text:style-name="P14"><text:span text:style-name="T751">Julie</text:span> lifts <text:span text:style-name="T751">Krissy</text:span>’s skirt, they scream. </text:p>
      <text:p text:style-name="P321">JULIE</text:p>
      <text:p text:style-name="P591">Is Robert’s class ring in there?</text:p>
      <text:p text:style-name="P193"><text:span text:style-name="T38">Lisa </text:span><text:span text:style-name="T60">enters the </text:span><text:span text:style-name="T61">field</text:span><text:span text:style-name="T38">. </text:span><text:span text:style-name="T60">Becky</text:span><text:span text:style-name="T38"> see</text:span><text:span text:style-name="T60">s</text:span><text:span text:style-name="T38"> Lisa. </text:span></text:p>
      <text:p text:style-name="P311">BECKY</text:p>
      <text:p text:style-name="P588">Run!</text:p>
      <text:p text:style-name="P8">Becky takes off and the other cheerleaders follow. Lisa runs after them. </text:p>
      <text:h text:style-name="P824" text:outline-level="3">INT. GYM</text:h>
      <text:p text:style-name="P8"><text:soft-page-break/>The cheerleaders practice. </text:p>
      <text:p text:style-name="P321">CHEERLEADERS</text:p>
      <text:p text:style-name="P591">Let’s go. Let’s go. L E T S G O</text:p>
      <text:p text:style-name="P591">Let’s go. Let’s go. Let’s go!</text:p>
      <text:p text:style-name="P193"><text:span text:style-name="T38">Lisa </text:span><text:span text:style-name="T61">enters the gym</text:span><text:span text:style-name="T38">. </text:span><text:span text:style-name="T61">Julie and Krissy</text:span><text:span text:style-name="T38"> see Lisa. </text:span><text:span text:style-name="T61">Becky and Kelly run out of the gym.</text:span><text:span text:style-name="T38"> </text:span><text:span text:style-name="T61">Julie and Krissy follow,</text:span><text:span text:style-name="T38"> yell</text:span><text:span text:style-name="T61">ing</text:span><text:span text:style-name="T38">.</text:span></text:p>
      <text:p text:style-name="P321">CHEERLEADERS</text:p>
      <text:p text:style-name="P591">Let’s go. Let’s go.</text:p>
      <text:p text:style-name="P591">Let’s go. Let’s go. Woooo! </text:p>
      <text:p text:style-name="P321">BECKY</text:p>
      <text:p text:style-name="P591">Whoopsie! </text:p>
      <text:p text:style-name="P499">JULIE &amp; KRISSY</text:p>
      <text:p text:style-name="P591">Whoopsie! Whoopsie! <text:span text:style-name="T446">Whoopsie!</text:span></text:p>
      <text:p text:style-name="P193"><text:span text:style-name="T38">Lisa </text:span><text:span text:style-name="T61">walks after</text:span><text:span text:style-name="T38"> them. </text:span></text:p>
      <text:h text:style-name="P824" text:outline-level="3">EXT. BACK COURTYARD</text:h>
      <text:p text:style-name="P8">The cheerleaders practice. Bounce, clap from side to side.</text:p>
      <text:p text:style-name="P311">CHEERLEADERS</text:p>
      <text:p text:style-name="P588">Hey, Hey you, </text:p>
      <text:p text:style-name="P588">Get out of our way.</text:p>
      <text:p text:style-name="P588">Because today is the day,</text:p>
      <text:p text:style-name="P8">Stomp four times, raise fists in the air.</text:p>
      <text:p text:style-name="P311">CHEERLEADERS</text:p>
      <text:p text:style-name="P588">We will put you away!</text:p>
      <text:p text:style-name="P7"><text:span text:style-name="T38">Lisa </text:span><text:span text:style-name="T61">comes around the corner</text:span><text:span text:style-name="T38">. They </text:span><text:span text:style-name="T61">all</text:span><text:span text:style-name="T38"> see Lisa. Julie and Krissy run the other way.</text:span></text:p>
      <text:p text:style-name="P311">BECKY</text:p>
      <text:p text:style-name="P588"><text:span text:style-name="T752">Julie! Krissy! </text:span>Let’s <text:span text:style-name="T617">just</text:span> practic<text:span text:style-name="T617">e</text:span> here.</text:p>
      <text:p text:style-name="P8">Julie and Krissy <text:span text:style-name="T446">turn</text:span> back. </text:p>
      <text:p text:style-name="P311">BECKY</text:p>
      <text:p text:style-name="P588">Let’s do Eagle power.</text:p>
      <text:p text:style-name="P53"><text:soft-page-break/>Kelly and Lisa stand side by side. Becky faces the other cheerleaders. Julie and Krissy stand in front of Lisa, facing Becky, <text:span text:style-name="T617">trying to get in Lisa's face and crowd her out</text:span>.</text:p>
      <text:p text:style-name="P8">Fists, elbows bent, bring fists to hips.</text:p>
      <text:p text:style-name="P311">CHEERLEADERS</text:p>
      <text:p text:style-name="P588">Ng. </text:p>
      <text:p text:style-name="P8">Fists, straight arms, step right foot forward, swing fists behind right thigh.</text:p>
      <text:p text:style-name="P311">CHEERLEADERS</text:p>
      <text:p text:style-name="P588">Ngowa. </text:p>
      <text:p text:style-name="P8"><text:span text:style-name="T452">W</text:span>eird arm motion.</text:p>
      <text:p text:style-name="P311">CHEERLEADERS</text:p>
      <text:p text:style-name="P588">Got to get some Eagle power.</text:p>
      <text:p text:style-name="P311">CHEERLEADERS</text:p>
      <text:p text:style-name="P588">Ng. Ngowa. Got to get some Eagle power.</text:p>
      <text:p text:style-name="P8">Becky stops doing the cheers and watches the other cheerleaders.</text:p>
      <text:p text:style-name="P311">BECKY</text:p>
      <text:p text:style-name="P588">Again!</text:p>
      <text:p text:style-name="P14">Kelly<text:span text:style-name="T446"> moves forward, joining the first 'row,' leaving Lisa in the back alone.</text:span></text:p>
      <text:p text:style-name="P321">CHEERLEADERS</text:p>
      <text:p text:style-name="P588">Ng. Ngowa. Got to get some Eagle power.</text:p>
      <text:p text:style-name="P311">BECKY</text:p>
      <text:p text:style-name="P588">Stand up straight, Schaefer!</text:p>
      <text:p text:style-name="P311">CHEERLEADERS</text:p>
      <text:p text:style-name="P588">Ng. Ngowa. Got to get some Eagle power.</text:p>
      <text:p text:style-name="P8">Becky g<text:span text:style-name="T452">oes to Lisa and g</text:span>rabs Lisa by the shoulders and yanks them backwards to make her stand up “straighter.”</text:p>
      <text:p text:style-name="P8">Becky returns to the front of the cheerleaders.</text:p>
      <text:p text:style-name="P311">BECKY</text:p>
      <text:p text:style-name="P588">Keep repeating it!</text:p>
      <text:p text:style-name="P323"><text:soft-page-break/>CHEERLEADERS</text:p>
      <text:p text:style-name="P592">Ng. Ngowa. Got to get some Eagle power.</text:p>
      <text:p text:style-name="P196"><text:span text:style-name="T367">Julie</text:span><text:span text:style-name="T38"> </text:span><text:span text:style-name="T61">backs up.</text:span><text:span text:style-name="T38"> </text:span><text:span text:style-name="T61">Lisa</text:span><text:span text:style-name="T38"> scoots </text:span><text:span text:style-name="T67">back into a puddle </text:span><text:span text:style-name="T241">then backs out of it</text:span><text:span text:style-name="T38">. </text:span></text:p>
      <text:p text:style-name="P323">CHEERLEADERS</text:p>
      <text:p text:style-name="P592">Ng. Ngowa. Got to get some Eagle power.</text:p>
      <text:p text:style-name="P196"><text:span text:style-name="T367">Krissy</text:span><text:span text:style-name="T67"> stomps in the puddle and splashes Lisa.</text:span><text:span text:style-name="T38"> </text:span></text:p>
      <text:p text:style-name="P323">CHEERLEADERS</text:p>
      <text:p text:style-name="P588">Ng. Ngowa. Got to get some Eagle power.</text:p>
      <text:p text:style-name="P15">Lisa goes around them, stands in the front row with Kelly </text:p>
      <text:p text:style-name="P323">CHEERLEADERS</text:p>
      <text:p text:style-name="P592">Ng. Ngowa. Got to get some Eagle power.</text:p>
      <text:p text:style-name="P196"><text:span text:style-name="T367">Julie</text:span><text:span text:style-name="T38"> hits </text:span><text:span text:style-name="T61">Lisa</text:span><text:span text:style-name="T38"> in the head with her arms as </text:span><text:span text:style-name="T67">she does the arm motion</text:span><text:span text:style-name="T38">. Lisa scoots away. </text:span></text:p>
      <text:p text:style-name="P311">BECKY</text:p>
      <text:p text:style-name="P588">Louder!</text:p>
      <text:p text:style-name="P311">CHEERLEADERS</text:p>
      <text:p text:style-name="P588">Ng. Ngowa. Got to get some Eagle power.</text:p>
      <text:p text:style-name="P7"><text:span text:style-name="T367">Krissy</text:span><text:span text:style-name="T38"> gets on the other side of Lisa and </text:span><text:span text:style-name="T67">pelvis-bumps her during Ng</text:span><text:span text:style-name="T38">. Lisa </text:span><text:span text:style-name="T67">scoots away</text:span><text:span text:style-name="T38"> </text:span><text:span text:style-name="T67">while</text:span><text:span text:style-name="T38"> </text:span><text:span text:style-name="T67">continuing</text:span><text:span text:style-name="T38"> the cheer. </text:span></text:p>
      <text:p text:style-name="P311">CHEERLEADERS</text:p>
      <text:p text:style-name="P588">Ng. Ngowa. Got to get some Eagle power.</text:p>
      <text:p text:style-name="P7"><text:span text:style-name="T367">Julie</text:span><text:span text:style-name="T67"> keeps pelvis-bumping</text:span><text:span text:style-name="T38"> Lisa. </text:span><text:span text:style-name="T67">Lisa keeps scooting away.</text:span><text:span text:style-name="T38"> </text:span><text:span text:style-name="T67">More pelvis bumping </text:span><text:span text:style-name="T38">until Lisa scoots into the wall on her right.</text:span></text:p>
      <text:p text:style-name="P311">CHEERLEADERS</text:p>
      <text:p text:style-name="P588">Ng. Ngowa. Got to get some Eagle power.</text:p>
      <text:p text:style-name="P311">BECKY</text:p>
      <text:p text:style-name="P588">Can’t hear you, Schaefer!</text:p>
      <text:p text:style-name="P7"><text:span text:style-name="T38">Lisa moves to the back of the group again. Tears roll down her face </text:span><text:span text:style-name="T61">and she barely mouths the cheer, but still </text:span><text:span text:style-name="T267">stared forward</text:span><text:span text:style-name="T61"> does the arm motions</text:span><text:span text:style-name="T38">.</text:span></text:p>
      <text:p text:style-name="P311">CHEERLEADERS</text:p>
      <text:p text:style-name="P588">Ng. Ngowa. Got to get some Eagle power.</text:p>
      <text:p text:style-name="P8"><text:soft-page-break/>Becky stands over Lisa and shouts in her face. </text:p>
      <text:p text:style-name="P311">BECKY</text:p>
      <text:p text:style-name="P588">Straighten your arms!</text:p>
      <text:p text:style-name="P8">Lisa s<text:span text:style-name="T446">tares straight ahead and continues doing the cheer</text:span>.</text:p>
      <text:p text:style-name="P311">CHEERLEADERS</text:p>
      <text:p text:style-name="P588">Ng. Ngowa. Got to get some Eagle power.</text:p>
      <text:p text:style-name="P311">BECKY</text:p>
      <text:p text:style-name="P588"><text:span text:style-name="T446">E</text:span>nough practice. Let’s go home.</text:p>
      <text:p text:style-name="P7"><text:span text:style-name="T38">The </text:span><text:span text:style-name="T368">cheerleaders</text:span><text:span text:style-name="T38"> </text:span><text:span text:style-name="T61">walk off</text:span><text:span text:style-name="T38"> together, </text:span><text:span text:style-name="T368">except</text:span><text:span text:style-name="T38"> Lisa walks the other way.</text:span></text:p>
      <text:h text:style-name="P824" text:outline-level="3">EXT. LOCKERS – <text:span text:style-name="T446">SUNNY MORNING</text:span></text:h>
      <text:p text:style-name="P277"><text:span text:style-name="T61">Kids arrive to campus with backpacks, </text:span><text:span text:style-name="T62">wearing uniforms</text:span><text:span text:style-name="T61">.</text:span><text:span text:style-name="T38"> </text:span><text:span text:style-name="T255">Kelly</text:span><text:span text:style-name="T38"> and Jeff talk </text:span><text:span text:style-name="T62">at </text:span><text:span text:style-name="T63">their</text:span><text:span text:style-name="T62"> locker</text:span><text:span text:style-name="T63">s</text:span><text:span text:style-name="T62"> </text:span><text:span text:style-name="T38">near Fr. Tepsic’s classroom. Jeff looks angry.</text:span></text:p>
      <text:p text:style-name="P137">Marnie stands at her locker listening.</text:p>
      <text:p text:style-name="P137">Kelly whispers to Jeff.</text:p>
      <text:p text:style-name="P443">K<text:span text:style-name="T813">ELLY</text:span></text:p>
      <text:p text:style-name="P639">And she started crying. <text:span text:style-name="T630">I felt really awful.</text:span></text:p>
      <text:p text:style-name="P153">Becky walks up.</text:p>
      <text:p text:style-name="P455">J<text:span text:style-name="T813">EFF</text:span> <text:span text:style-name="T638">(to Becky)</text:span></text:p>
      <text:p text:style-name="P580"><text:span text:style-name="T255">You</text:span><text:span text:style-name="T62"> can be</text:span><text:span text:style-name="T38"> a </text:span><text:span text:style-name="T62">real </text:span><text:span text:style-name="T38">bitch </text:span><text:span text:style-name="T62">sometimes</text:span><text:span text:style-name="T38">.</text:span></text:p>
      <text:p text:style-name="P137">Marnie listens some more, <text:span text:style-name="T447">but pretends she's not paying attention</text:span>.</text:p>
      <text:p text:style-name="P153">Becky is uncomfortable, looks at her shoes. Jeff continues to glare at her. She looks up at him and has no excuses. She sighs.</text:p>
      <text:p text:style-name="P454">BECKY <text:span text:style-name="T684">(exasperated)</text:span></text:p>
      <text:p text:style-name="P755">Sorry.</text:p>
      <text:p text:style-name="P286"><text:span text:style-name="T283">Jeff still glares at</text:span><text:span text:style-name="T62"> her.</text:span></text:p>
      <text:p text:style-name="P456">J<text:span text:style-name="T814">EFF</text:span></text:p>
      <text:p text:style-name="P755"><text:span text:style-name="T739">You can't just say sorry, you need to mean it</text:span>.</text:p>
      <text:p text:style-name="P286"><text:soft-page-break/><text:span text:style-name="T62">Becky </text:span><text:span text:style-name="T283">knows he's right and nods </text:span><text:span text:style-name="T341">reluctantly</text:span><text:span text:style-name="T283"> </text:span><text:span text:style-name="T299">in agreement</text:span><text:span text:style-name="T62">.</text:span></text:p>
      <text:p text:style-name="P468">BECKY </text:p>
      <text:p text:style-name="P756"><text:span text:style-name="T705">OK</text:span>.</text:p>
      <text:h text:style-name="P822" text:outline-level="2"><text:span text:style-name="T11">Episode </text:span><text:span text:style-name="T12">7</text:span><text:span text:style-name="T11">: Changing Clothes</text:span></text:h>
      <text:h text:style-name="P824" text:outline-level="3">EXT. COURTYARD</text:h>
      <text:p text:style-name="P7"><text:span text:style-name="T38">Dan, Jeff, Kelly and Lisa </text:span><text:span text:style-name="T63">hang out by Kelly's and Jeff's lockers</text:span><text:span text:style-name="T38">. Kelly changes her socks. </text:span></text:p>
      <text:p text:style-name="P311">D<text:span text:style-name="T814">AN</text:span></text:p>
      <text:p text:style-name="P588">I like the way you take off your socks.</text:p>
      <text:p text:style-name="P8">Kelly turns sock-changing into a mock strip-tease.</text:p>
      <text:p text:style-name="P311">K<text:span text:style-name="T814">ELLY</text:span></text:p>
      <text:p text:style-name="P588">We have to change into our <text:span text:style-name="T452">cheer</text:span> uniforms before the game.</text:p>
      <text:p text:style-name="P8">Dan whisper<text:span text:style-name="T509">s</text:span> <text:span text:style-name="T509">in Jeff's ear</text:span>. <text:span text:style-name="T740">Jeff nods.</text:span></text:p>
      <text:p text:style-name="P311">D<text:span text:style-name="T814">AN</text:span> <text:span text:style-name="T509">(to the girls)</text:span></text:p>
      <text:p text:style-name="P588">Can we watch you change?</text:p>
      <text:p text:style-name="P8">Did she hear correctly?</text:p>
      <text:p text:style-name="P311">LISA</text:p>
      <text:p text:style-name="P588">What?</text:p>
      <text:p text:style-name="P311">D<text:span text:style-name="T814">AN</text:span></text:p>
      <text:p text:style-name="P588">Can we watch you change?</text:p>
      <text:p text:style-name="P311">LISA</text:p>
      <text:p text:style-name="P588">You can hang out with us til we go to change.</text:p>
      <text:p text:style-name="P8">Dan looks at Jeff, <text:span text:style-name="T610">nods </text:span>excited<text:span text:style-name="T610">ly</text:span>.</text:p>
      <text:p text:style-name="P311">D<text:span text:style-name="T814">AN</text:span></text:p>
      <text:p text:style-name="P588">Where are you going to change?</text:p>
      <text:p text:style-name="P311">LISA</text:p>
      <text:p text:style-name="P588">In Mrs. Moore’s <text:span text:style-name="T849">physics classroom</text:span>.</text:p>
      <text:p text:style-name="P166">Dan <text:span text:style-name="T741">smile</text:span>s at Jeff. <text:span text:style-name="T741">Jeff looks sheepish.</text:span></text:p>
      <text:h text:style-name="P837" text:outline-level="3">INT. <text:span text:style-name="T850">PHYSICS CLASSROOM</text:span></text:h>
      <text:p text:style-name="P167">Offensive scene alert! Though I'm probably more offended by this than anyone else.</text:p>
      <text:p text:style-name="P8"><text:soft-page-break/>The <text:span text:style-name="T753">cheerleaders</text:span> enter with their cheer uniforms. Jeff and Dan follow.</text:p>
      <text:p text:style-name="P311">BECKY</text:p>
      <text:p text:style-name="P588">What are you two doing in here?</text:p>
      <text:p text:style-name="P311">D<text:span text:style-name="T815">AN</text:span></text:p>
      <text:p text:style-name="P588">Lisa said we could watch.</text:p>
      <text:p text:style-name="P311">LISA</text:p>
      <text:p text:style-name="P588">I did not!</text:p>
      <text:p text:style-name="P8">The Bufones leave.</text:p>
      <text:p text:style-name="P804">Julie and Krissy take off their skirts (shorts underneath). With her back to the camera, Lisa quickly removes her uniform skirt. She's in a hurry to change before the Bufones come back. </text:p>
      <text:p text:style-name="P197"><text:span text:style-name="T68">Focus on </text:span><text:span text:style-name="T38">Lisa</text:span><text:span text:style-name="T68">'s back as she</text:span><text:span text:style-name="T38"> </text:span><text:span text:style-name="T68">quickly</text:span><text:span text:style-name="T38"> removes her shirt. </text:span><text:span text:style-name="T235">She's only in a bra and shorts.</text:span><text:span text:style-name="T38"> </text:span><text:span text:style-name="T68">Julie and Krissy chatter inanely in the background.</text:span></text:p>
      <text:p text:style-name="P324">KRISSY <text:span text:style-name="T453">(OS)</text:span></text:p>
      <text:p text:style-name="P593">My waist is 27 inches.</text:p>
      <text:p text:style-name="P324"><text:span text:style-name="T778">JULIE</text:span> <text:span text:style-name="T453">(OS)</text:span></text:p>
      <text:p text:style-name="P593">Mine’s 26.</text:p>
      <text:p text:style-name="P805">The Bufones silently crack the door open and peek in.</text:p>
      <text:p text:style-name="P7"><text:span text:style-name="T851">Lisa </text:span><text:span text:style-name="T852">quickly</text:span><text:span text:style-name="T851"> bends over and removes he</text:span><text:span text:style-name="T38">r shorts, </text:span><text:span text:style-name="T67">revealing her underwear</text:span><text:span text:style-name="T38">.</text:span></text:p>
      <text:p text:style-name="P8">The Bufones stare, drop their jaws.</text:p>
      <text:p text:style-name="P311">J<text:span text:style-name="T816">EFF</text:span></text:p>
      <text:p text:style-name="P588">Ohhhhhhhhh.</text:p>
      <text:p text:style-name="P170"><text:span text:style-name="T753">Julie</text:span>, about to take off her shirt, looks at the door and screams. </text:p>
      <text:p text:style-name="P8">Dan mutters under his breath.</text:p>
      <text:p text:style-name="P311">D<text:span text:style-name="T816">AN</text:span> <text:span text:style-name="T597">(whisper)</text:span></text:p>
      <text:p text:style-name="P588">Shut <text:span text:style-name="T453">u</text:span>p!</text:p>
      <text:p text:style-name="P7"><text:span text:style-name="T38">The </text:span><text:span text:style-name="T68">cheerleader</text:span><text:span text:style-name="T38">s turn around, look at the door and scream. </text:span></text:p>
      <text:p text:style-name="P8"><text:soft-page-break/>The Bufones don’t pay attention to them, they're staring at Lisa.</text:p>
      <text:p text:style-name="P7"><text:span text:style-name="T38">Lisa </text:span><text:span text:style-name="T68">stand</text:span><text:span text:style-name="T38">s up, turns around, holds her shorts over her bra, eyes wide, deer-in-headlights, freezes.</text:span></text:p>
      <text:p text:style-name="P7">The Bufones are startled but too shocked to move.</text:p>
      <text:p text:style-name="P7"><text:span text:style-name="T38">Lisa </text:span><text:span text:style-name="T68">picks up her plaid skirt</text:span><text:span text:style-name="T38">, </text:span><text:span text:style-name="T68">holds it to cover</text:span><text:span text:style-name="T38"> herself. The other girls are screaming.</text:span></text:p>
      <text:p text:style-name="P311">BECKY</text:p>
      <text:p text:style-name="P588">Get out!</text:p>
      <text:p text:style-name="P7"><text:span text:style-name="T38">Jeff continues to stare, grabs onto the edge of the door and presses himself against it. He grabs the door tight with his fingers and smashes his cheek into the door, starts to shake, hides his face against the door. Jeff grabs his crotch </text:span><text:span text:style-name="T69">and whimpers</text:span><text:span text:style-name="T38">.</text:span></text:p>
      <text:p text:style-name="P311">D<text:span text:style-name="T817">AN</text:span></text:p>
      <text:p text:style-name="P588">Run to the bathroom!</text:p>
      <text:p text:style-name="P803">Lisa doesn’t pay attention to the Bufones. She scrambles to pick up her clothes and put them on. The other cheerleaders are watching Jeff. Krissy looks at Julie.</text:p>
      <text:p text:style-name="P311">KRISSY</text:p>
      <text:p text:style-name="P588">What’s wrong with Jeff?</text:p>
      <text:p text:style-name="P515">JULIE</text:p>
      <text:p text:style-name="P588">Oh my god.</text:p>
      <text:p text:style-name="P8">Dan runs off. </text:p>
      <text:p text:style-name="P8">The cheerleaders laugh at <text:span text:style-name="T454">and mimic</text:span> Jeff while Lisa puts her c<text:span text:style-name="T454">heer uniform</text:span> on, <text:span text:style-name="T455">changes socks</text:span>.</text:p>
      <text:p text:style-name="P8">Jeff shakes, moans, slides down to the ground with his hand in front of his crotch.</text:p>
      <text:p text:style-name="P198"><text:span text:style-name="T38">Mrs. Moore comes up behind Jeff </text:span><text:span text:style-name="T69">from the courtyard and opens the door farther</text:span><text:span text:style-name="T38">.</text:span></text:p>
      <text:p text:style-name="P311">MRS. MOORE</text:p>
      <text:p text:style-name="P588">Jeff Bufone! Come with me to the office to call your parents.</text:p>
      <text:h text:style-name="P823" text:outline-level="3"><text:span text:style-name="T13">INT. CHEMISTRY LAB</text:span></text:h>
      <text:p text:style-name="P8"><text:soft-page-break/>The <text:span text:style-name="T753">cheerleaders</text:span> sit around a lab table dressed in their cheer uniforms. <text:span text:style-name="T779">Becky,</text:span> Julie, and Krissy look at each other and giggle. </text:p>
      <text:p text:style-name="P311">LISA</text:p>
      <text:p text:style-name="P588">Are you guys mad I told <text:span text:style-name="T640">them</text:span> where we were changing?</text:p>
      <text:p text:style-name="P156"><text:span text:style-name="T699">Julie and Krissy look to Becky for a cue. </text:span>Becky shrug<text:span text:style-name="T699">s. Julie and Krissy</text:span> <text:span text:style-name="T699">shake their heads</text:span>.</text:p>
      <text:p text:style-name="P311">BECKY</text:p>
      <text:p text:style-name="P588">We’re not mad.</text:p>
      <text:p text:style-name="P311">KRISSY</text:p>
      <text:p text:style-name="P588">It was hilarious.</text:p>
      <text:p text:style-name="P8">Kelly runs in, like she’s sneaking away before someone sees her, and sits at the table. She’s laughing.</text:p>
      <text:p text:style-name="P311">K<text:span text:style-name="T817">ELLY</text:span></text:p>
      <text:p text:style-name="P588">They’re calling his mom to bring him clean pants.</text:p>
      <text:p text:style-name="P8">Becky and Julie and Krissy laugh their heads off.</text:p>
      <text:p text:style-name="P8"><text:span text:style-name="T753">Julie</text:span> runs up to the door, presses herself against it and grunts. </text:p>
      <text:p text:style-name="P8">Kelly, <text:span text:style-name="T455">Becky</text:span>, <text:span text:style-name="T753">Julie,</text:span> and <text:span text:style-name="T753">Krissy</text:span> laugh.</text:p>
      <text:p text:style-name="P311">KRISSY</text:p>
      <text:p text:style-name="P588">No, it’s more like this.</text:p>
      <text:p text:style-name="P8"><text:span text:style-name="T753">Krissy</text:span> runs up to the door, presses herself against it and grunts. <text:s/></text:p>
      <text:p text:style-name="P8">Becky and <text:span text:style-name="T455">Kelly</text:span> laugh.</text:p>
      <text:p text:style-name="P8">Julie and Krissy <text:span text:style-name="T455">come back into the room,</text:span> grunt and grind against <text:span text:style-name="T455">tables, bump into</text:span> each other and laugh.</text:p>
      <text:p text:style-name="P7"><text:span text:style-name="T38">Mrs. Moore enters, Julie and Krissy freeze, run back to the</text:span><text:span text:style-name="T69">ir</text:span><text:span text:style-name="T38"> </text:span><text:span text:style-name="T69">seats.</text:span><text:span text:style-name="T38"> Mrs. Moore </text:span><text:span text:style-name="T69">sits at the table with them</text:span><text:span text:style-name="T38">.</text:span></text:p>
      <text:p text:style-name="P311">MRS. MOORE</text:p>
      <text:p text:style-name="P588">Were any of you upset by what just happened?</text:p>
      <text:p text:style-name="P8">Julie and Krissy giggle.</text:p>
      <text:p text:style-name="P311"><text:soft-page-break/>K<text:span text:style-name="T817">ELLY</text:span></text:p>
      <text:p text:style-name="P588">Most of us weren’t undressed yet.</text:p>
      <text:p text:style-name="P311">MRS. MOORE</text:p>
      <text:p text:style-name="P588">Someone must have been undressed.</text:p>
      <text:p text:style-name="P501">K<text:span text:style-name="T817">ELLY</text:span></text:p>
      <text:p text:style-name="P588">I had my skirt off, but my shirt covered everything.</text:p>
      <text:p text:style-name="P501">BECKY</text:p>
      <text:p text:style-name="P588">I wasn’t undressed yet.</text:p>
      <text:p text:style-name="P7"><text:span text:style-name="T38">Becky, </text:span><text:span text:style-name="T69">Kelly and Julie and Krissy</text:span><text:span text:style-name="T38"> look at each other shake their heads, shrug. Everyone looks at Lisa.</text:span></text:p>
      <text:p text:style-name="P311">LISA</text:p>
      <text:p text:style-name="P588">I was trying to change quickly, so I was in my underwear.</text:p>
      <text:p text:style-name="P8">Mrs. Moore looks surprised.</text:p>
      <text:p text:style-name="P311">MRS. MOORE</text:p>
      <text:p text:style-name="P588"><text:span text:style-name="T456">Y</text:span>ou were the one?</text:p>
      <text:p text:style-name="P7"><text:span text:style-name="T69">Julie and Krissy</text:span><text:span text:style-name="T38"> giggle, raise their eyebrows. </text:span></text:p>
      <text:p text:style-name="P500">JULIE &amp; KRISSY</text:p>
      <text:p text:style-name="P588">Ooooo.</text:p>
      <text:p text:style-name="P8">Lisa looks at them, confused.</text:p>
      <text:p text:style-name="P311">KRISSY</text:p>
      <text:p text:style-name="P588">I didn’t think you were Jeff’s type.</text:p>
      <text:p text:style-name="P326">LISA</text:p>
      <text:p text:style-name="P594"><text:span text:style-name="T456">I'm not</text:span>. <text:span text:style-name="T731">Becky is.</text:span></text:p>
      <text:p text:style-name="P516">JULIE</text:p>
      <text:p text:style-name="P588">Wow. What do you look like in underwear?</text:p>
      <text:p text:style-name="P8">The <text:span text:style-name="T754">cheerleaders</text:span> laugh. Lisa shrinks into herself.</text:p>
      <text:p text:style-name="P311">LISA <text:span text:style-name="T456">(pitiful)</text:span></text:p>
      <text:p text:style-name="P588">Normal.</text:p>
      <text:p text:style-name="P311">MRS. MOORE</text:p>
      <text:p text:style-name="P588">Do you understand what just happened?</text:p>
      <text:p text:style-name="P311">LISA </text:p>
      <text:p text:style-name="P588"><text:span text:style-name="T456">Did</text:span> someone sa<text:span text:style-name="T456">y</text:span> Jeff peed in his pants?</text:p>
      <text:p text:style-name="P8"><text:soft-page-break/>The <text:span text:style-name="T754">cheerleaders</text:span> giggle.</text:p>
      <text:p text:style-name="P325"><text:span text:style-name="T699">JULIE</text:span> <text:span text:style-name="T456">(sarcastic)</text:span></text:p>
      <text:p text:style-name="P588">It wasn’t pee.</text:p>
      <text:h text:style-name="P815" text:outline-level="2">Episode <text:span text:style-name="T618">8</text:span>: Jeff in a Towel</text:h>
      <text:h text:style-name="P824" text:outline-level="3">EXT. TRACK</text:h>
      <text:p text:style-name="P8"><text:span text:style-name="T769">Marnie</text:span>, Lisa, and <text:span text:style-name="T699">Becky</text:span> compete. <text:span text:style-name="T818">(Luke &amp; Mark could also be here)</text:span></text:p>
      <text:p text:style-name="P508">MARNIE</text:p>
      <text:p text:style-name="P588">One mile.</text:p>
      <text:p text:style-name="P8">They all start at <text:span text:style-name="T456">the </text:span>start line. Kelly, <text:span text:style-name="T699">Becky</text:span>, then Lisa.</text:p>
      <text:p text:style-name="P8">Kelly catches up to <text:span text:style-name="T699">Becky</text:span> The gap between Lisa and the others gets wider.</text:p>
      <text:p text:style-name="P8">Kelly slow<text:span text:style-name="T461">s</text:span> down, the gap between <text:span text:style-name="T461">her and</text:span> Lisa gets smaller.</text:p>
      <text:p text:style-name="P7"><text:span text:style-name="T298">Becky</text:span><text:span text:style-name="T38"> wins, Kelly slow</text:span><text:span text:style-name="T78">s</text:span><text:span text:style-name="T38"> down more. Lisa finishes shortly after </text:span><text:span text:style-name="T78">h</text:span><text:span text:style-name="T298">er</text:span><text:span text:style-name="T38">, sounding like a cow. </text:span></text:p>
      <text:p text:style-name="P7"><text:span text:style-name="T298">Becky</text:span><text:span text:style-name="T38"> walks with </text:span><text:span text:style-name="T298">Lisa</text:span><text:span text:style-name="T38"> off the track. </text:span><text:span text:style-name="T298">Lisa</text:span><text:span text:style-name="T38"> still breath</text:span><text:span text:style-name="T298">es</text:span><text:span text:style-name="T38"> through her voice.</text:span></text:p>
      <text:p text:style-name="P466">BECKY</text:p>
      <text:p text:style-name="P667">Are you doing OK?</text:p>
      <text:p text:style-name="P157">Lisa nods.</text:p>
      <text:p text:style-name="P466">BECKY</text:p>
      <text:p text:style-name="P588">Do you want me to leave you alone?</text:p>
      <text:p text:style-name="P8">Lisa shakes her head no. They walk toward the drinking fountain until Lisa no longer sounds like a cow. </text:p>
      <text:p text:style-name="P466">BECKY</text:p>
      <text:p text:style-name="P588">Why do you always push yourself so hard?</text:p>
      <text:p text:style-name="P311">LISA</text:p>
      <text:p text:style-name="P588">Because I can.</text:p>
      <text:p text:style-name="P466">BECKY</text:p>
      <text:p text:style-name="P758">I think you'll be fine now.</text:p>
      <text:p text:style-name="P466">LISA </text:p>
      <text:p text:style-name="P758">Yeah. <text:span text:style-name="T706">I just need some water.</text:span></text:p>
      <text:p text:style-name="P156"><text:soft-page-break/>Lisa goes <text:span text:style-name="T611">in</text:span>to the <text:span text:style-name="T611">weight building</text:span> alone.</text:p>
      <text:h text:style-name="P824" text:outline-level="3">INT. <text:span text:style-name="T457">WEIGHT BUILDING</text:span></text:h>
      <text:p text:style-name="P7"><text:span text:style-name="T38">Lisa enters the building, looks t</text:span><text:span text:style-name="T70">oward</text:span><text:span text:style-name="T38"> the open door to the </text:span><text:span text:style-name="T851">boy’s shower room. </text:span></text:p>
      <text:p text:style-name="P803">The Bufones sit on a bench in there, each wearing only a towel.</text:p>
      <text:p text:style-name="P803">Lisa walks past the door, doesn’t acknowledge the Bufones.</text:p>
      <text:p text:style-name="P229"><text:span text:style-name="T851">Dan nods toward Lisa, </text:span><text:span text:style-name="T853">motioning tha</text:span><text:span text:style-name="T70">t Jeff should look out the door.</text:span><text:span text:style-name="T38"> </text:span></text:p>
      <text:p text:style-name="P353">D<text:span text:style-name="T819">AN</text:span> <text:span text:style-name="T502">(in a weird, but quiet voice)</text:span></text:p>
      <text:p text:style-name="P573"><text:span text:style-name="T134">Catfish.</text:span><text:span text:style-name="T38"> </text:span></text:p>
      <text:p text:style-name="P229"><text:span text:style-name="T38">Jeff </text:span><text:span text:style-name="T135">freezes, then slowly</text:span><text:span text:style-name="T38"> </text:span><text:span text:style-name="T70">turn</text:span><text:span text:style-name="T38">s </text:span><text:span text:style-name="T70">his head</text:span><text:span text:style-name="T38"> and sees Lisa. Dan motions to Jeff to walk out of the shower room. </text:span><text:span text:style-name="T70">Dan is very subtle about this – </text:span><text:span text:style-name="T78">t</text:span><text:span text:style-name="T70">hey know each others' signals. Jeff slowly stands up.</text:span></text:p>
      <text:p text:style-name="P8">Lisa <text:span text:style-name="T457">keeps walking toward the drinking fountain</text:span>.</text:p>
      <text:p text:style-name="P199"><text:span text:style-name="T38">Jeff walks out of the shower room a little ways, </text:span><text:span text:style-name="T70">hesitant</text:span><text:span text:style-name="T38">. </text:span><text:span text:style-name="T70">He looks back at Dan.</text:span><text:span text:style-name="T38"> </text:span></text:p>
      <text:p text:style-name="P199"><text:span text:style-name="T38">Lisa sees Jeff </text:span><text:span text:style-name="T70">halfway out the door wearing only a towel, his head turned away from her. She</text:span><text:span text:style-name="T38"> runs out the </text:span><text:span text:style-name="T70">other side of the</text:span><text:span text:style-name="T38"> building </text:span><text:span text:style-name="T70">(the door that leads toward the gym)</text:span><text:span text:style-name="T38"> as fast as she can on tip toes.</text:span></text:p>
      <text:p text:style-name="P199"><text:span text:style-name="T70">Dan motions for Jeff to keep going.</text:span><text:span text:style-name="T38"> </text:span></text:p>
      <text:h text:style-name="P823" text:outline-level="3"><text:span text:style-name="T13">EXT. </text:span><text:span text:style-name="T18">WEIGHT BUILDING</text:span></text:h>
      <text:p text:style-name="P7"><text:span text:style-name="T38">Lisa stops. </text:span><text:span text:style-name="T70">What is she doing out here? She needs water.</text:span><text:span text:style-name="T38"> </text:span><text:span text:style-name="T70">She</text:span><text:span text:style-name="T38"> turns around and peeks into the building. </text:span></text:p>
      <text:h text:style-name="P838" text:outline-level="3">INT. <text:span text:style-name="T457">WEIGHT BUILDING</text:span></text:h>
      <text:p text:style-name="P129">Nobody is there. </text:p>
      <text:p text:style-name="P274"><text:span text:style-name="T38">Lisa enters the building again </text:span><text:span text:style-name="T236">and</text:span><text:span text:style-name="T38"> tiptoes back to the drinking fountain, looking around to make sure no one is there. </text:span><text:span text:style-name="T70">She sees no one. So she takes a drink.</text:span></text:p>
      <text:p text:style-name="P199"><text:soft-page-break/><text:span text:style-name="T38">Camera on Lisa’s left: Lisa drink</text:span><text:span text:style-name="T70">s</text:span><text:span text:style-name="T38">. In the background, Jeff</text:span><text:span text:style-name="T70">'s legs, bare feet,</text:span><text:span text:style-name="T38"> </text:span><text:span text:style-name="T70">silent</text:span><text:span text:style-name="T38">ly </text:span><text:span text:style-name="T70">tiptoe</text:span><text:span text:style-name="T38"> past. </text:span><text:span text:style-name="T70">And they're gone. </text:span></text:p>
      <text:p text:style-name="P58">Lisa looks up, looks around. No one is there.</text:p>
      <text:p text:style-name="P200"><text:span text:style-name="T70">S</text:span><text:span text:style-name="T38">he drinks again. Jeff's legs go past the other way, toward the shower room, and they're gone. </text:span></text:p>
      <text:p text:style-name="P58">Lisa lets go of the water, stands up straight, looks around. No one is there.</text:p>
      <text:p text:style-name="P199"><text:span text:style-name="T38">CLOSE UP, Camera on Lisa’s right. Lisa still drinks, stand</text:span><text:span text:style-name="T70">ing</text:span><text:span text:style-name="T38"> motionless, except her eyes dart around. The water runs over her lips, but she’s no longer drinking. Just waiting. </text:span></text:p>
      <text:p text:style-name="P199"><text:span text:style-name="T38">Lisa lets go of the drinking fountain, the water turns off. Lisa stands up </text:span><text:span text:style-name="T70">slowly</text:span><text:span text:style-name="T38">, cautious, listening, looking </text:span><text:span text:style-name="T70">to her right</text:span><text:span text:style-name="T38">. Lisa turns around to leave.</text:span></text:p>
      <text:p text:style-name="P8"><text:span text:style-name="T663">Medium</text:span> shot, Camera on Lisa’s right. Jeff stands right behind Lisa! As if he were waiting his turn to get a drink of water. Lisa jumps, gasps, looks down at Jeff’s towel, covers her eyes.</text:p>
      <text:p text:style-name="P311">LISA</text:p>
      <text:p text:style-name="P588">Am I not supposed to be in here?</text:p>
      <text:p text:style-name="P8">Jeff smiles, almost laughs. </text:p>
      <text:p text:style-name="P311">J<text:span text:style-name="T819">EFF</text:span></text:p>
      <text:p text:style-name="P588">No, you’re OK.</text:p>
      <text:h text:style-name="P839" text:outline-level="3">EXT. <text:span text:style-name="T742">WEIGHT BUILDING</text:span></text:h>
      <text:p text:style-name="P298"><text:span text:style-name="T38">Lisa runs </text:span><text:span text:style-name="T342">out</text:span><text:span text:style-name="T38"> yelling, flailing arms.</text:span></text:p>
      <text:p text:style-name="P311">LISA</text:p>
      <text:p text:style-name="P654"><text:span text:style-name="T458">Mr. Cotter</text:span>! <text:span text:style-name="T458">Mr. Cotter</text:span>! </text:p>
      <text:h text:style-name="P839" text:outline-level="3">EXT. TRACK</text:h>
      <text:p text:style-name="P168">Lisa runs across the track <text:span text:style-name="T742">toward Mr. Cotter,</text:span> almost plowing into Kelly and <text:span text:style-name="T707">other kids</text:span> racing each other <text:span text:style-name="T458">around the track</text:span>.</text:p>
      <text:p text:style-name="P486">LISA</text:p>
      <text:p text:style-name="P764"><text:soft-page-break/>The Bufones are trying to scare me away from the drinking fountain!</text:p>
      <text:p text:style-name="P8"><text:span text:style-name="T458">Mr. Cotter is on the field showing a shotput pose to Becky and another kid. </text:span>Lisa stops running, out of breath.</text:p>
      <text:p text:style-name="P311">LISA</text:p>
      <text:p text:style-name="P583"><text:span text:style-name="T38">Mr. </text:span><text:span text:style-name="T71">Cotter</text:span><text:span text:style-name="T38">. </text:span><text:span text:style-name="T343">(</text:span><text:span text:style-name="T344">catches </text:span><text:span text:style-name="T343">breath)</text:span></text:p>
      <text:p text:style-name="P583"><text:span text:style-name="T38">Are girls not supposed to go </text:span><text:span text:style-name="T71">into the weight building</text:span><text:span text:style-name="T38">?</text:span></text:p>
      <text:p text:style-name="P123"><text:span text:style-name="T620">Hot button issue for Mr. Cotter</text:span>.</text:p>
      <text:p text:style-name="P438">MR. <text:span text:style-name="T458">COTTER</text:span></text:p>
      <text:p text:style-name="P690"><text:span text:style-name="T619">Did someone</text:span> tell you that <text:span text:style-name="T619">our</text:span> sports facilities are only for boys?</text:p>
      <text:p text:style-name="P16"><text:span text:style-name="T458">Lisa shakes her head</text:span>.</text:p>
      <text:p text:style-name="P327">LISA</text:p>
      <text:p text:style-name="P812">I was getting a drink of water and Jeff Bufone walked out of the locker room without any clothes.</text:p>
      <text:p text:style-name="P8">Mr. <text:span text:style-name="T458">Cotter</text:span> runs toward the locker room.</text:p>
      <text:p text:style-name="P311">MR. <text:span text:style-name="T458">COTTER</text:span></text:p>
      <text:p text:style-name="P588">Jeff! </text:p>
      <text:h text:style-name="P856" text:outline-level="3"><text:span text:style-name="T13">INT. </text:span><text:span text:style-name="T33">LOCKER ROOM</text:span></text:h>
      <text:p text:style-name="P157"><text:span text:style-name="T700">The b</text:span>aseball team <text:span text:style-name="T700">sits around after practice. They listen to Mr. Cotter because they respect him. Jeff hangs his head in shame. Dan puts his arm around him.</text:span></text:p>
      <text:p text:style-name="P467">MR. <text:span text:style-name="T458">COTTER</text:span></text:p>
      <text:p text:style-name="P759">You boys cannot be <text:span text:style-name="T703">allowed to grow up thinking it's OK to</text:span> treat girls with such disrespect. This school <text:span text:style-name="T704">and this entire world</text:span> isn't all about you. </text:p>
      <text:p text:style-name="P691"><text:span text:style-name="T619">G</text:span>irls <text:span text:style-name="T619">are just as entitled to access to sports as boys</text:span>. <text:span text:style-name="T701">They weren't handed a weight room or a locker room or uniforms or any sports equipment like you were. </text:span></text:p>
      <text:p text:style-name="P761">This is the first year girls have had access to the weight room. The girls had to fight for years just to be allowed on <text:soft-page-break/>a team. Before, all they had was to sit on the sidelines and glorify you while you got to play. Do not make the weight room or the sports field or anywhere else a hostile place for them.</text:p>
      <text:p text:style-name="P759">This time, Jeff will get away with only having to serve detention. If any of you ever pull a stunt like this again, you will be susp<text:span text:style-name="T702">ended.</text:span></text:p>
      <text:h text:style-name="P816" text:outline-level="2">Episode <text:span text:style-name="T618">9</text:span>: It’s Not Fun and Games Until Someone Loses an Eye</text:h>
      <text:h text:style-name="P857" text:outline-level="3"><text:span text:style-name="T13">INT. GYM LOBBY - </text:span><text:span text:style-name="T17">NIGHT</text:span></text:h>
      <text:p text:style-name="P122">Lisa and Kelly <text:span text:style-name="T447">are at a school dance. High school kids run in and out of the gym and lobby.</text:span></text:p>
      <text:p text:style-name="P437">K<text:span text:style-name="T820">ELLY</text:span></text:p>
      <text:p text:style-name="P635">If you don’t like Jeff, then who do you like?</text:p>
      <text:p text:style-name="P437">LISA</text:p>
      <text:p text:style-name="P635">I’m tired of <text:span text:style-name="T833">the</text:span> boys <text:span text:style-name="T833">at our school</text:span>.</text:p>
      <text:p text:style-name="P437">K<text:span text:style-name="T821">ELLY</text:span></text:p>
      <text:p text:style-name="P635">C’mon. <text:span text:style-name="T448">There</text:span> <text:span text:style-name="T448">must</text:span> <text:span text:style-name="T448">be someone you </text:span>like.</text:p>
      <text:p text:style-name="P437">LISA</text:p>
      <text:p text:style-name="P635">I <text:span text:style-name="T609">don't know</text:span>...</text:p>
      <text:p text:style-name="P122">Lisa<text:span text:style-name="T451">'s faces the gym and looks to the left</text:span>. </text:p>
      <text:p text:style-name="P122"><text:span text:style-name="T450">On the left side of the lobby,</text:span> <text:span text:style-name="T450">Luke hangs out with his friends, playing with plastic bugs, pulling them on strings. One friend grabs the largest bug.</text:span></text:p>
      <text:p text:style-name="P388">LUKE</text:p>
      <text:p text:style-name="P732">Give me back my COCK! roach. </text:p>
      <text:p text:style-name="P54">As we continue to pan right, <text:span text:style-name="T630">Jocks</text:span> run through the lobby with their friends, making circles with thumb and forefinger, punching each other. </text:p>
      <text:p text:style-name="P517">JOCK</text:p>
      <text:p text:style-name="P732"><text:span text:style-name="T491">Shawn Berry!</text:span> </text:p>
      <text:p text:style-name="P55">Keep panning right; a bunch of <text:span text:style-name="T641">P</text:span>unker guys with spiked mohawks, torn up black t-shirts, and black leather arm cuffs standing there looking bored, staring straight ahead not even moving.</text:p>
      <text:p text:style-name="P56"><text:soft-page-break/><text:span text:style-name="T708">Mark</text:span> walks through in front of them. Points at whomever is standing there, one by one.</text:p>
      <text:p text:style-name="P437"><text:span text:style-name="T708">MARK</text:span> </text:p>
      <text:p text:style-name="P635"><text:span text:style-name="T477">Going to hell</text:span>. <text:span text:style-name="T477">Going to hell</text:span>. <text:span text:style-name="T477">Already in hell. Whore.</text:span></text:p>
      <text:p text:style-name="P54">Still motionless, one of the punkers lifts a middle finger at <text:span text:style-name="T708">Mark</text:span> without even looking at him.</text:p>
      <text:p text:style-name="P122"><text:span text:style-name="T450">Next are are a bunch of chubby geeks wearing World Wrestling t-shirts, one strangles another in the crook of his arm, a third acts like a robot.</text:span> </text:p>
      <text:p text:style-name="P122"><text:span text:style-name="T451">When we get to the far end of the lobby, </text:span>ROBBIE, <text:span text:style-name="T448">a cool guy,</text:span> come<text:span text:style-name="T451">s</text:span> out of the restroom <text:span text:style-name="T448">alone</text:span>.</text:p>
      <text:p text:style-name="P437">LISA </text:p>
      <text:p text:style-name="P635">Uh, Robbie.</text:p>
      <text:p text:style-name="P122">Robbie goes to the drinking fountain. A slow song <text:span text:style-name="T610">is playing in the gym</text:span>.</text:p>
      <text:p text:style-name="P437">K<text:span text:style-name="T821">ELLY</text:span></text:p>
      <text:p text:style-name="P635">He’s cute. Go ask him to dance.</text:p>
      <text:p text:style-name="P275"><text:span text:style-name="T38">Kelly walks </text:span><text:span text:style-name="T249">into the gym</text:span><text:span text:style-name="T38">, but she </text:span><text:span text:style-name="T63">looks back. </text:span><text:span text:style-name="T66">Lisa is still standing there, so Kelly</text:span><text:span text:style-name="T38"> nods toward Robbie. </text:span><text:span text:style-name="T66">C'mon.</text:span><text:span text:style-name="T38"> </text:span></text:p>
      <text:p text:style-name="P275"><text:span text:style-name="T63">Eh, why not.</text:span><text:span text:style-name="T38"> Lisa sighs, approaches Robbie.</text:span></text:p>
      <text:p text:style-name="P437">LISA</text:p>
      <text:p text:style-name="P635"><text:span text:style-name="T708">Hi Robbie. </text:span>Would you like to dance?</text:p>
      <text:p text:style-name="P122">Robbie backs off from the drinking fountain.</text:p>
      <text:p text:style-name="P437">ROBBIE</text:p>
      <text:p text:style-name="P635">I have to go find Sarah.</text:p>
      <text:p text:style-name="P275"><text:span text:style-name="T38">Robbie runs outside </text:span><text:span text:style-name="T66">in a panic</text:span><text:span text:style-name="T38">. Lisa </text:span><text:span text:style-name="T170">watches him go, blank-faced</text:span><text:span text:style-name="T38">.</text:span><text:span text:style-name="T63"> She </text:span><text:span text:style-name="T279">stands there a for moment</text:span><text:span text:style-name="T63"> </text:span><text:span text:style-name="T279">doing nothing, then </text:span><text:span text:style-name="T63">shrugs and goes back into the gym.</text:span></text:p>
      <text:h text:style-name="P840" text:outline-level="3">INT. GYM</text:h>
      <text:p text:style-name="P275"><text:span text:style-name="T170">The slow song ends, a</text:span><text:span text:style-name="T38"> fast song starts. Marnie</text:span><text:span text:style-name="T78">,</text:span><text:span text:style-name="T38"> </text:span><text:span text:style-name="T64">Kelly, </text:span><text:span text:style-name="T300">and Mark</text:span><text:span text:style-name="T64"> </text:span><text:span text:style-name="T170">get off the bleachers</text:span><text:span text:style-name="T38"> </text:span><text:span text:style-name="T170">and </text:span><text:span text:style-name="T38">Lisa joins </text:span><text:span text:style-name="T170">them in</text:span><text:span text:style-name="T38"> a </text:span><text:span text:style-name="T64">dance</text:span><text:span text:style-name="T38"> circle.</text:span></text:p>
      <text:p text:style-name="P275"><text:soft-page-break/><text:span text:style-name="T38">Jeff and Dan run around the gym with </text:span><text:span text:style-name="T63">f</text:span><text:span text:style-name="T38">riends, yelling </text:span><text:span text:style-name="T63">nonsense</text:span><text:span text:style-name="T38">, throwing something back and forth, keeping it away from </text:span><text:span text:style-name="T300">one of the wrestling fans</text:span><text:span text:style-name="T38">.</text:span></text:p>
      <text:p text:style-name="P437">J<text:span text:style-name="T821">EFF</text:span></text:p>
      <text:p text:style-name="P635"><text:span text:style-name="T448">Squid</text:span>!</text:p>
      <text:p text:style-name="P122">Marnie does an impression of Luke Travolta in Saturday Night Fever. Marnie’s finger goes into Lisa’s eye.</text:p>
      <text:p text:style-name="P275"><text:span text:style-name="T38">Lisa cringes </text:span><text:span text:style-name="T67">on the floor</text:span><text:span text:style-name="T38"> in pain. Marnie, Kelly, </text:span><text:span text:style-name="T300">Mark</text:span><text:span text:style-name="T38"> gather around Lisa. </text:span></text:p>
      <text:p text:style-name="P437">MARNIE</text:p>
      <text:p text:style-name="P635">Oh my god. Are you OK?</text:p>
      <text:p text:style-name="P57">A bunch of other kids come over to see what's going on.</text:p>
      <text:h text:style-name="P840" text:outline-level="3">INT. GYM LOBBY</text:h>
      <text:p text:style-name="P275"><text:span text:style-name="T38">Lisa sits with a damp cloth over her eye, </text:span><text:span text:style-name="T171">with her</text:span><text:span text:style-name="T38"> </text:span><text:span text:style-name="T64">head </text:span><text:span text:style-name="T171">down</text:span><text:span text:style-name="T38">. </text:span><text:span text:style-name="T64">She doesn't look up at all during this conversation.</text:span><text:span text:style-name="T38"> Marnie comfort</text:span><text:span text:style-name="T63">s</text:span><text:span text:style-name="T38"> her. M</text:span><text:span text:style-name="T300">rs</text:span><text:span text:style-name="T38">. M</text:span><text:span text:style-name="T300">oore</text:span><text:span text:style-name="T38"> approaches.</text:span></text:p>
      <text:p text:style-name="P437">MRS. MOORE</text:p>
      <text:p text:style-name="P635">We called your parents.</text:p>
      <text:p text:style-name="P437">LISA</text:p>
      <text:p text:style-name="P635">No, no. Don’t call my parents.</text:p>
      <text:p text:style-name="P437">MRS. MOORE</text:p>
      <text:p text:style-name="P635">They’ll be here in a few minutes.</text:p>
      <text:p text:style-name="P122"><text:span text:style-name="T449">Mrs. Moore leaves the gym. </text:span>Kelly comes over to check on Lisa.</text:p>
      <text:p text:style-name="P437">K<text:span text:style-name="T821">ELLY</text:span></text:p>
      <text:p text:style-name="P635">How are you doing?</text:p>
      <text:p text:style-name="P437">LISA</text:p>
      <text:p text:style-name="P660"><text:span text:style-name="T781">I think my contact moved under my eyelid.</text:span> <text:span text:style-name="T781">B</text:span>ut I’ll <text:span text:style-name="T780">be fine</text:span>.</text:p>
      <text:p text:style-name="P122"><text:span text:style-name="T708">Mark</text:span> comes over. </text:p>
      <text:p text:style-name="P469">MARK</text:p>
      <text:p text:style-name="P635">Can I see your eye?</text:p>
      <text:p text:style-name="P437">LISA</text:p>
      <text:p text:style-name="P635">I can’t open it right now.</text:p>
      <text:p text:style-name="P437"><text:soft-page-break/>MARNIE</text:p>
      <text:p text:style-name="P635">I <text:span text:style-name="T449">a</text:span>m so sorry.</text:p>
      <text:p text:style-name="P437">LISA</text:p>
      <text:p text:style-name="P635"><text:span text:style-name="T449">Y</text:span>ou didn’t mean <text:span text:style-name="T449">to do</text:span> it.</text:p>
      <text:p text:style-name="P122">Mrs. Moore returns.</text:p>
      <text:p text:style-name="P437">MRS. MOORE</text:p>
      <text:p text:style-name="P635">Your dad’s here. </text:p>
      <text:p text:style-name="P122"><text:span text:style-name="T782">Marnie</text:span> looks scared. <text:span text:style-name="T708">She</text:span> motions to <text:span text:style-name="T782">Kelly</text:span> <text:span text:style-name="T449">and Mark</text:span>.</text:p>
      <text:p text:style-name="P518">MARNIE</text:p>
      <text:p text:style-name="P635"><text:span text:style-name="T448">Let's</text:span> leave before her dad comes in.</text:p>
      <text:p text:style-name="P518">KELLY</text:p>
      <text:p text:style-name="P635">Why?</text:p>
      <text:p text:style-name="P275"><text:span text:style-name="T38">Kelly, Marnie, </text:span><text:span text:style-name="T300">Mark</text:span><text:span text:style-name="T38"> walk away.</text:span></text:p>
      <text:p text:style-name="P518">MARNIE</text:p>
      <text:p text:style-name="P635">You haven’t met her dad, have you?</text:p>
      <text:p text:style-name="P518">KELLY</text:p>
      <text:p text:style-name="P635">No. Lisa always comes <text:span text:style-name="T448">over</text:span> to my house <text:span text:style-name="T449">when we hang out</text:span>.</text:p>
      <text:p text:style-name="P275"><text:span text:style-name="T38">Dad enters, grouchy, goes to Lisa. </text:span><text:span text:style-name="T64">She's still facing the floor. Mrs. Moore goes into the gym.</text:span></text:p>
      <text:p text:style-name="P437">DAD</text:p>
      <text:p text:style-name="P635">What<text:span text:style-name="T448">'s going on</text:span>?</text:p>
      <text:p text:style-name="P437">LISA</text:p>
      <text:p text:style-name="P579"><text:span text:style-name="T38">I don’t </text:span><text:span text:style-name="T63">need</text:span><text:span text:style-name="T38"> to go home. I’ll be fine in a few minutes. </text:span></text:p>
      <text:p text:style-name="P275"><text:span text:style-name="T38">Jeff, in his group of Friends, sees Lis</text:span><text:span text:style-name="T63">a</text:span><text:span text:style-name="T38"> with a parent. Jeff rushes over. He’s very attentive.</text:span></text:p>
      <text:p text:style-name="P437">J<text:span text:style-name="T822">EFF</text:span></text:p>
      <text:p text:style-name="P635">Are you hurt bad? </text:p>
      <text:p text:style-name="P437">LISA</text:p>
      <text:p text:style-name="P635">I’<text:span text:style-name="T448">m doing great!</text:span></text:p>
      <text:p text:style-name="P122">Dad walks off with Jeff. </text:p>
      <text:p text:style-name="P275"><text:soft-page-break/><text:span text:style-name="T38">Jeff and Dad talk </text:span><text:span text:style-name="T64">in the background</text:span><text:span text:style-name="T38">, we can’t hear them. <text:s/>Dad hands him a bottle of saline solution and a glasses case.</text:span></text:p>
      <text:p text:style-name="P122">Dad returns.</text:p>
      <text:p text:style-name="P437">DAD</text:p>
      <text:p text:style-name="P635">Who was that boy who came over to ask how you were doing?</text:p>
      <text:p text:style-name="P437">LISA</text:p>
      <text:p text:style-name="P635">I don’t know. I couldn’t see.</text:p>
      <text:p text:style-name="P437">DAD</text:p>
      <text:p text:style-name="P635">Well, you’d better find out because he has your s<text:span text:style-name="T610">tuff</text:span>.</text:p>
      <text:p text:style-name="P275"><text:span text:style-name="T38">Dad </text:span><text:span text:style-name="T63">leaves the gym. </text:span><text:span text:style-name="T78">Marnie</text:span><text:span text:style-name="T63"> come</text:span><text:span text:style-name="T64">s</text:span><text:span text:style-name="T63"> </text:span><text:span text:style-name="T64">over</text:span><text:span text:style-name="T63"> to Lisa.</text:span><text:span text:style-name="T38"> </text:span></text:p>
      <text:p text:style-name="P388">MARNIE</text:p>
      <text:p text:style-name="P635">Jeff <text:span text:style-name="T610">i</text:span>s <text:span text:style-name="T610">holding</text:span> your saline solution and glasses <text:span text:style-name="T610">for you</text:span>. </text:p>
      <text:p text:style-name="P275"><text:span text:style-name="T64">Now Lisa looks up, still holding a cloth over her eye</text:span><text:span text:style-name="T63">.</text:span><text:span text:style-name="T38"> </text:span></text:p>
      <text:p text:style-name="P437">LISA</text:p>
      <text:p text:style-name="P635">I thought that was <text:span text:style-name="T610">Jeff'</text:span>s voice.</text:p>
      <text:p text:style-name="P388">MARNIE</text:p>
      <text:p text:style-name="P635">Jeff Bufone. Hmmm.</text:p>
      <text:p text:style-name="P275"><text:span text:style-name="T78">Marnie</text:span><text:span text:style-name="T38"> nods approvingly. Lisa </text:span><text:span text:style-name="T63">can't suppress a</text:span><text:span text:style-name="T38"> smile.</text:span></text:p>
      <text:p text:style-name="P275"><text:span text:style-name="T38">Lisa </text:span><text:span text:style-name="T64">gets up and</text:span><text:span text:style-name="T38"> </text:span><text:span text:style-name="T63">wanders around, </text:span><text:span text:style-name="T65">head down</text:span><text:span text:style-name="T63"> </text:span><text:span text:style-name="T64">w</text:span><text:span text:style-name="T38">ith a hand over one eye in a dark corner of the gym lobby</text:span><text:span text:style-name="T63">. She</text:span><text:span text:style-name="T65">'s obviously having difficulty navigating, but</text:span><text:span text:style-name="T38"> finds Dan.</text:span></text:p>
      <text:p text:style-name="P437">LISA</text:p>
      <text:p text:style-name="P579"><text:span text:style-name="T63">Do you have</text:span><text:span text:style-name="T38"> my glasses?</text:span></text:p>
      <text:p text:style-name="P437">D<text:span text:style-name="T822">AN</text:span></text:p>
      <text:p text:style-name="P579"><text:span text:style-name="T38">My brother has them. I’ll </text:span><text:span text:style-name="T65">go</text:span><text:span text:style-name="T38"> get hi</text:span><text:span text:style-name="T65">m</text:span><text:span text:style-name="T38">.</text:span></text:p>
      <text:p text:style-name="P275"><text:span text:style-name="T67">Lisa stays put, tries to open her eye. </text:span><text:span text:style-name="T38">Jeff c</text:span><text:span text:style-name="T63">o</text:span><text:span text:style-name="T38">me</text:span><text:span text:style-name="T63">s</text:span><text:span text:style-name="T38"> over </text:span><text:span text:style-name="T63">and </text:span><text:span text:style-name="T38">hands </text:span><text:span text:style-name="T63">a bottle of saline and a glasses case</text:span><text:span text:style-name="T38"> to her.</text:span></text:p>
      <text:p text:style-name="P436">J<text:span text:style-name="T822">EFF</text:span></text:p>
      <text:p text:style-name="P733">Here you go.</text:p>
      <text:p text:style-name="P437">LISA</text:p>
      <text:p text:style-name="P635"><text:soft-page-break/>Thanks. </text:p>
      <text:p text:style-name="P275"><text:span text:style-name="T38">Lisa </text:span><text:span text:style-name="T67">faces</text:span><text:span text:style-name="T38"> </text:span><text:span text:style-name="T67">toward </text:span><text:span text:style-name="T38">Jeff, </text:span><text:span text:style-name="T67">faces toward</text:span><text:span text:style-name="T38"> the restroom door, torn. </text:span></text:p>
      <text:p text:style-name="P437">LISA</text:p>
      <text:p text:style-name="P635">I <text:span text:style-name="T448">need a mirror</text:span> to take out my contacts. I’ll be right out.</text:p>
      <text:p text:style-name="P122"><text:span text:style-name="T448">Lisa goes into</text:span> the restroom. <text:span text:style-name="T448">Jeff stands awkwardly outside the girls' room door.</text:span></text:p>
      <text:h text:style-name="P840" text:outline-level="3">INT. RESTROOM</text:h>
      <text:p text:style-name="P275"><text:span text:style-name="T38">Lisa </text:span><text:span text:style-name="T67">carefully</text:span><text:span text:style-name="T38"> removes contact lenses </text:span><text:span text:style-name="T67">and places them in her contact case</text:span><text:span text:style-name="T38">. She smiles, looks </text:span><text:span text:style-name="T63">toward</text:span><text:span text:style-name="T38"> the door</text:span><text:span text:style-name="T63"> several times</text:span><text:span text:style-name="T38">.</text:span></text:p>
      <text:h text:style-name="P840" text:outline-level="3">INT. GYM LOBBY</text:h>
      <text:p text:style-name="P122">Lisa exits the restroom, looks around. Jeff’s gone. Disappointed, Lisa goes into the gym.</text:p>
      <text:h text:style-name="P840" text:outline-level="3">INT. GYM</text:h>
      <text:p text:style-name="P275"><text:span text:style-name="T38">A slow song starts. </text:span><text:span text:style-name="T78">Lisa</text:span><text:span text:style-name="T38"> looks </text:span><text:span text:style-name="T63">around</text:span><text:span text:style-name="T38"> for Jeff.</text:span></text:p>
      <text:p text:style-name="P275"><text:span text:style-name="T38">Jeff </text:span><text:span text:style-name="T63">and Dan are standing in</text:span><text:span text:style-name="T38"> </text:span><text:span text:style-name="T63">a large group of</text:span><text:span text:style-name="T38"> friends. </text:span><text:span text:style-name="T134">Dan sees her.</text:span></text:p>
      <text:p text:style-name="P354">D<text:span text:style-name="T822">AN</text:span></text:p>
      <text:p text:style-name="P579"><text:span text:style-name="T134">Catfish!</text:span><text:span text:style-name="T38"> </text:span></text:p>
      <text:p text:style-name="P305"><text:span text:style-name="T38">Lisa </text:span><text:span text:style-name="T172">look</text:span><text:span text:style-name="T134">s at Dan, </text:span><text:span text:style-name="T172">confused. </text:span><text:span text:style-name="T134">Did he just call me a catfish? </text:span><text:span text:style-name="T409">She</text:span><text:span text:style-name="T38"> goes to </text:span><text:span text:style-name="T63">Jeff</text:span><text:span text:style-name="T38">. </text:span></text:p>
      <text:p text:style-name="P437">LISA</text:p>
      <text:p text:style-name="P635">Thanks for taking care of my <text:span text:style-name="T610">glasses</text:span> for me.</text:p>
      <text:p text:style-name="P437">J<text:span text:style-name="T822">EFF</text:span></text:p>
      <text:p text:style-name="P635">You’re welcome. </text:p>
      <text:p text:style-name="P437">LISA</text:p>
      <text:p text:style-name="P635">Sorry I left you alone while I took out my contacts.</text:p>
      <text:p text:style-name="P437">J<text:span text:style-name="T822">EFF</text:span></text:p>
      <text:p text:style-name="P579"><text:span text:style-name="T38">No problem. I </text:span><text:span text:style-name="T63">know</text:span><text:span text:style-name="T38"> I c</text:span><text:span text:style-name="T63">a</text:span><text:span text:style-name="T38">n’t go in there with you.</text:span></text:p>
      <text:p text:style-name="P122"><text:soft-page-break/>Lisa looks at Jeff, looks at the couples slow dancing.</text:p>
      <text:p text:style-name="P130">Couples dance.</text:p>
      <text:p text:style-name="P275"><text:span text:style-name="T242">She</text:span><text:span text:style-name="T38"> looks at Jeff </text:span><text:span text:style-name="T63">and notices that Becky has been standing in the large group of friends</text:span><text:span text:style-name="T38">. </text:span></text:p>
      <text:p text:style-name="P437">LISA</text:p>
      <text:p text:style-name="P579"><text:span text:style-name="T63">OK. Thanks</text:span><text:span text:style-name="T38">.</text:span></text:p>
      <text:p text:style-name="P275"><text:span text:style-name="T63">Lisa</text:span><text:span text:style-name="T38"> </text:span><text:span text:style-name="T63">walks toward the bleachers</text:span><text:span text:style-name="T38">. </text:span><text:span text:style-name="T63">Jeff watches her. Dan punches him in the arm and nods his head toward Lisa – go </text:span><text:span text:style-name="T268">ask</text:span><text:span text:style-name="T63"> her </text:span><text:span text:style-name="T268">to dance</text:span><text:span text:style-name="T63">, you idiot.</text:span><text:span text:style-name="T38"> </text:span><text:span text:style-name="T63">Jeff starts to jog after her.</text:span></text:p>
      <text:p text:style-name="P275"><text:span text:style-name="T300">Mark</text:span><text:span text:style-name="T63"> walk</text:span><text:span text:style-name="T300">s</text:span><text:span text:style-name="T63"> toward Lisa. He says something to her</text:span><text:span text:style-name="T38">. Lisa smiles</text:span><text:span text:style-name="T63">. He takes her hand and she</text:span><text:span text:style-name="T38"> joins him on the dance floor.</text:span></text:p>
      <text:p text:style-name="P275"><text:span text:style-name="T38">Jeff </text:span><text:span text:style-name="T63">stops in his tracks and</text:span><text:span text:style-name="T38"> watches them. </text:span><text:span text:style-name="T63">His shoulders and face drop.</text:span></text:p>
      <text:h text:style-name="P817" text:outline-level="2">Episode <text:span text:style-name="T598">10</text:span>: Award Ceremony</text:h>
      <text:h text:style-name="P824" text:outline-level="3">INT. CAFETERIA</text:h>
      <text:p text:style-name="P201"><text:span text:style-name="T38">The chairs are in rows facing the stage. Everyone is dressed up. </text:span><text:span text:style-name="T71">A sign on the stage says “</text:span><text:span text:style-name="T78">Spring 1986</text:span><text:span text:style-name="T71"> Academic Awards Ceremony.” </text:span><text:span text:style-name="T80">There's a lot of background chatter.</text:span></text:p>
      <text:p text:style-name="P201"><text:span text:style-name="T38">Lisa enters with M</text:span><text:span text:style-name="T236">om</text:span><text:span text:style-name="T38"> and Dad. She sees Kelly</text:span><text:span text:style-name="T71">,</text:span><text:span text:style-name="T38"> goes over to </text:span><text:span text:style-name="T301">her</text:span><text:span text:style-name="T38"> and talks.</text:span></text:p>
      <text:p text:style-name="P8">Lisa’s Parents take a seat in one of the rows of folding chairs.</text:p>
      <text:p text:style-name="P293"><text:span text:style-name="T38">Long shot: We hear lots of crowd chatter. </text:span><text:span text:style-name="T301">Mark</text:span><text:span text:style-name="T38">, Luke come over and say hi </text:span><text:span text:style-name="T302">to Lisa and Kelly</text:span><text:span text:style-name="T38">, talk for a moment. </text:span><text:span text:style-name="T302">Then</text:span><text:span text:style-name="T38"> Marnie comes over. </text:span><text:span text:style-name="T302">Mark</text:span><text:span text:style-name="T38">, </text:span><text:span text:style-name="T302">Luke, and Kelly</text:span><text:span text:style-name="T38"> go on to </text:span><text:span text:style-name="T302">talk to other</text:span><text:span text:style-name="T38"> friend</text:span><text:span text:style-name="T302">s. Lisa and Marnie</text:span><text:span text:style-name="T38"> walk </text:span><text:span text:style-name="T303">towards the seats</text:span><text:span text:style-name="T38">. </text:span></text:p>
      <text:p text:style-name="P8">Marnie and Lisa take a seat next to Lisa’s Parents. </text:p>
      <text:p text:style-name="P8">Jeff and Dan walk in with MRS. Bufone and Mr. Bufone. The Bufones are uncharacteristically well-dressed (ties) and well-behaved. They stick by their parents, looking around. They don’t see any of their friends.</text:p>
      <text:p text:style-name="P8">Lisa sees them, does a double-take. She sighs, <text:span text:style-name="T612">irrita</text:span>ted. She gets Marnie’s attention.</text:p>
      <text:p text:style-name="P311"><text:soft-page-break/>LISA </text:p>
      <text:p text:style-name="P588">What are THEY doing here? This is supposed to be for the smart people. </text:p>
      <text:p text:style-name="P311">MARNIE</text:p>
      <text:p text:style-name="P588">Yeah. Without the obnoxious people to bother us. </text:p>
      <text:p text:style-name="P7">The Bufones take a seat on the other side of the cafeteria. Jeff hides behind his mom, peeks at Lisa. Dan does his nod thing, trying to convince Jeff to go over by Lisa. Jeff shakes his head no and continues to try to hide behind his mom while catching an occasional glimpse of Lisa. Dan wanders off.</text:p>
      <text:p text:style-name="P8">Dan trolls the cafeteria looking for his friends. Doesn’t see any of them.</text:p>
      <text:p text:style-name="P7"><text:span text:style-name="T38">Lisa’s eyes follow Dan</text:span><text:span text:style-name="T71">, watching very suspiciously</text:span><text:span text:style-name="T38">. She doesn’t take her eyes off of him. </text:span></text:p>
      <text:p text:style-name="P8">Dan’s still trolling, getting closer to Lisa’s row. He’s looking directly at her, heading for her.</text:p>
      <text:p text:style-name="P8">Lisa’s eyes widen.</text:p>
      <text:p text:style-name="P59">Dan smiles at her.</text:p>
      <text:p text:style-name="P201"><text:span text:style-name="T71">Lisa tries to </text:span><text:span text:style-name="T78">scowl</text:span><text:span text:style-name="T71"> at him, but she can't stifle a smile.</text:span></text:p>
      <text:p text:style-name="P201"><text:span text:style-name="T38">Dan stops when he gets to Lisa’s row. </text:span><text:span text:style-name="T78">He doesn't know what to say and they stare at each other for a moment.</text:span></text:p>
      <text:p text:style-name="P311">D<text:span text:style-name="T823">AN</text:span></text:p>
      <text:p text:style-name="P588">Do you know where Deno Macsenti is?</text:p>
      <text:p text:style-name="P8">Lisa looks puzzled.</text:p>
      <text:p text:style-name="P311">LISA</text:p>
      <text:p text:style-name="P588">I haven’t seen him.</text:p>
      <text:p text:style-name="P16">Jeff watches Dan and Lisa, peeking out from behind his mom.</text:p>
      <text:p text:style-name="P327">D<text:span text:style-name="T823">AN</text:span></text:p>
      <text:p text:style-name="P588">I thought he was going to be here.</text:p>
      <text:p text:style-name="P201"><text:span text:style-name="T38">Lisa’s point of view: Dan moves on, walks toward Jeff and his parents. </text:span><text:span text:style-name="T71">Lisa and Marnie look at each other, incredulous.</text:span></text:p>
      <text:p text:style-name="P327">LISA</text:p>
      <text:p text:style-name="P618">Well _I_ did NOT think that Deno - or the Bufones - were going to be here. </text:p>
      <text:p text:style-name="P16"><text:soft-page-break/>Dan talks to Jeff in the background. Jeff cringes, tries to hide behind Dan.</text:p>
      <text:p text:style-name="P311">MARNIE</text:p>
      <text:p text:style-name="P618">Stupid Bufones.</text:p>
      <text:p text:style-name="P204"><text:span text:style-name="T38">Lisa's </text:span><text:span text:style-name="T173">M</text:span><text:span text:style-name="T38">om give</text:span><text:span text:style-name="T173">s</text:span><text:span text:style-name="T38"> them a dirty look and shushes them. Lisa looks away from her mom and pouts angrily.</text:span></text:p>
      <text:p text:style-name="P60">Dan sneaks up behind Lisa.</text:p>
      <text:p text:style-name="P311">D<text:span text:style-name="T823">AN</text:span></text:p>
      <text:p text:style-name="P588">Do you want to sit by us?</text:p>
      <text:p text:style-name="P244"><text:span text:style-name="T38">Lisa jumps. </text:span><text:span text:style-name="T173">Jeff is watching them, half hiding behind his mom.</text:span></text:p>
      <text:p text:style-name="P244"><text:span text:style-name="T173">Lisa </text:span><text:span text:style-name="T38">turns to her Mom, excited.</text:span></text:p>
      <text:p text:style-name="P311">LISA</text:p>
      <text:p text:style-name="P553"><text:span text:style-name="T71">C</text:span><text:span text:style-name="T38">an we sit by them?</text:span></text:p>
      <text:p text:style-name="P311">MOM (grouchy)</text:p>
      <text:p text:style-name="P588">No. You stay right here <text:span text:style-name="T642">and don't move</text:span>.</text:p>
      <text:p text:style-name="P8">Lisa turns to Dan.</text:p>
      <text:p text:style-name="P311">LISA</text:p>
      <text:p text:style-name="P588">No.</text:p>
      <text:p text:style-name="P7"><text:span text:style-name="T38">Dan walks </text:span><text:span text:style-name="T172">back to his parents</text:span><text:span text:style-name="T38">. </text:span></text:p>
      <text:p text:style-name="P8">Mrs. Moore comes to the microphone on stage. </text:p>
      <text:p text:style-name="P389">MRS MOORE</text:p>
      <text:p text:style-name="P558"><text:span text:style-name="T79">Good evening everyone</text:span><text:span text:style-name="T38">.</text:span></text:p>
      <text:p text:style-name="P205"><text:span text:style-name="T79">Background chatter dies down</text:span><text:span text:style-name="T38">. </text:span><text:span text:style-name="T223">Mrs. Moore reads a script </text:span><text:span text:style-name="T224">at the podium</text:span><text:span text:style-name="T223">.</text:span></text:p>
      <text:p text:style-name="P390">MRS MOORE</text:p>
      <text:p text:style-name="P559"><text:span text:style-name="T80">Welcome to our annual awards ceremony</text:span><text:span text:style-name="T38">. </text:span><text:span text:style-name="T81">Tonight we reward those students who strive for academic excellence. </text:span></text:p>
      <text:p text:style-name="P692">We'll start with a special award for achievement beyond what was taught in the classroom. Every year our students take the State Math Test and compete against students across Arizona. We <text:soft-page-break/>don't prepare students specifically for these tests, rather, students go into this test not having seen examples of the types of problems to expect in advance. These tests measure students' ability, not preparation. </text:p>
      <text:p text:style-name="P780"><text:span text:style-name="T38">For the first year in Bourgade history, we have a student who placed in the top 10 – </text:span><text:span text:style-name="T82">not 10 percent, but 10 students – on the State Math Test. This award goes to sophomore Lisa Schaefer, for taking 2</text:span><text:span text:style-name="T432">nd</text:span><text:span text:style-name="T82"> place on the Arizona State Math Test.</text:span></text:p>
      <text:p text:style-name="P206"><text:span text:style-name="T82">The cafeteria bursts into applause</text:span><text:span text:style-name="T38">. </text:span><text:span text:style-name="T82">Lisa gets up and goes to the stage. Jeff and Dan applaud</text:span><text:span text:style-name="T83"> enthusiastically</text:span><text:span text:style-name="T82"> and smile as they watch her go to the stage.</text:span></text:p>
      <text:p text:style-name="P206"><text:span text:style-name="T82">On stage Mrs. Moore hands Lisa a plaque. They shake hands and </text:span><text:span text:style-name="T83">a P</text:span><text:span text:style-name="T250">HOTOGRAPHER</text:span><text:span text:style-name="T82"> takes their picture. Lisa leaves the stage with her plaque, people applaud again. In the background Mrs. Moore talks:</text:span></text:p>
      <text:p text:style-name="P543"><text:span text:style-name="T38">MRS </text:span><text:span text:style-name="T82">MOORE </text:span><text:span text:style-name="T305">(OS)</text:span></text:p>
      <text:p text:style-name="P560"><text:span text:style-name="T304">We'll now present the awards </text:span><text:span text:style-name="T305">for all science courses, starting with the freshman science classes.</text:span><text:span text:style-name="T304"> </text:span><text:span text:style-name="T38">The </text:span><text:span text:style-name="T304">first science</text:span><text:span text:style-name="T38"> award </text:span><text:span text:style-name="T82">is for </text:span><text:span text:style-name="T305">Introduction to P</text:span><text:span text:style-name="T304">hysic</text:span><text:span text:style-name="T305">al Sciences</text:span><text:span text:style-name="T38">...</text:span></text:p>
      <text:p text:style-name="P206"><text:span text:style-name="T82">Lisa smiles at Jeff as she walks to her seat. He smiles back.</text:span><text:span text:style-name="T38"> </text:span></text:p>
      <text:h text:style-name="P824" text:outline-level="3">INT. CAFETERIA</text:h>
      <text:p text:style-name="P207"><text:span text:style-name="T82">A few minutes have elapsed. </text:span><text:span text:style-name="T83">Luke walks off stage with a certificate in his hand.</text:span><text:span text:style-name="T82"> Mr. Cotter </text:span><text:span text:style-name="T83">is at</text:span><text:span text:style-name="T82"> the microphone on stage. </text:span></text:p>
      <text:p text:style-name="P328">MR COTTER</text:p>
      <text:p text:style-name="P561"><text:span text:style-name="T38">The World History </text:span><text:span text:style-name="T83">award</text:span><text:span text:style-name="T38"> goes to Lisa Schaefer.</text:span></text:p>
      <text:p text:style-name="P229"><text:span text:style-name="T38">Applause. </text:span><text:span text:style-name="T136">Luke </text:span><text:span text:style-name="T173">is</text:span><text:span text:style-name="T136"> walk</text:span><text:span text:style-name="T173">ing</text:span><text:span text:style-name="T136"> to his seat.</text:span></text:p>
      <text:p text:style-name="P355">LUKE</text:p>
      <text:p text:style-name="P693">Catfish!</text:p>
      <text:p text:style-name="P229"><text:soft-page-break/><text:span text:style-name="T136">As </text:span><text:span text:style-name="T38">Lisa </text:span><text:span text:style-name="T83">walks </text:span><text:span text:style-name="T38">to the stage, </text:span><text:span text:style-name="T136">she </text:span><text:span text:style-name="T217">stutter-steps, startled, and</text:span><text:span text:style-name="T136"> looks at Luke confused</text:span><text:span text:style-name="T173">ly</text:span><text:span text:style-name="T38">. </text:span><text:span text:style-name="T136">Did he call me a catfish?</text:span></text:p>
      <text:p text:style-name="P17">Jeff watches her, <text:span text:style-name="T462">smiles</text:span>. <text:span text:style-name="T462">His applause is still hearty but not as enthusiastic. </text:span></text:p>
      <text:p text:style-name="P207"><text:span text:style-name="T136">On stage, </text:span><text:span text:style-name="T38">Lisa shakes hands with Mr. Cotter </text:span><text:span text:style-name="T83">as</text:span><text:span text:style-name="T38"> </text:span><text:span text:style-name="T83">he</text:span><text:span text:style-name="T38"> hands her a certificate. </text:span><text:span text:style-name="T83">Photographer</text:span><text:span text:style-name="T38"> takes their picture. </text:span><text:span text:style-name="T83">Lisa leaves the stage. </text:span><text:span text:style-name="T173">She looks over and sees Jeff watching her. He half hides behind his mom.</text:span></text:p>
      <text:p text:style-name="P207"><text:span text:style-name="T82">MR. HAAS </text:span><text:span text:style-name="T83">comes to</text:span><text:span text:style-name="T82"> the microphone on stage. </text:span></text:p>
      <text:p text:style-name="P207"><text:span text:style-name="T38">Dan </text:span><text:span text:style-name="T83">looks at Jeff and</text:span><text:span text:style-name="T38"> </text:span><text:span text:style-name="T83">combs</text:span><text:span text:style-name="T38"> hi</text:span><text:span text:style-name="T83">s hair</text:span><text:span text:style-name="T38"> with </text:span><text:span text:style-name="T83">a pencil</text:span><text:span text:style-name="T38">. </text:span></text:p>
      <text:p text:style-name="P328">D<text:span text:style-name="T823">AN</text:span> </text:p>
      <text:p text:style-name="P619">Ya ya ya. </text:p>
      <text:p text:style-name="P207"><text:span text:style-name="T83">Jeff takes the pencil and mimics Dan.</text:span><text:span text:style-name="T38"> </text:span></text:p>
      <text:p text:style-name="P544"><text:span text:style-name="T83">J</text:span><text:span text:style-name="T410">EFF</text:span><text:span text:style-name="T38"> </text:span></text:p>
      <text:p text:style-name="P619">Ya ya ya.</text:p>
      <text:p text:style-name="P208"><text:span text:style-name="T38">Mr. Haas </text:span><text:span text:style-name="T173">looks down at</text:span><text:span text:style-name="T38"> some paper, combs his bald head with a pencil.</text:span></text:p>
      <text:p text:style-name="P328">MR. HAAS </text:p>
      <text:p text:style-name="P694">Ya ya ya. </text:p>
      <text:p text:style-name="P209"><text:span text:style-name="T173">Mr. Haas </text:span><text:span text:style-name="T38">fumbles with </text:span><text:span text:style-name="T173">the paper </text:span><text:span text:style-name="T217">like he doesn't know what he's doing</text:span><text:span text:style-name="T173">.</text:span></text:p>
      <text:p text:style-name="P61">Dan and Jeff do the pencil combing on each other, make exaggerated <text:span text:style-name="T558">Ya</text:span> faces while mouthing Ya Ya Ya, mess up each other's hair. They laugh. </text:p>
      <text:p text:style-name="P549"><text:span text:style-name="T38">MR. HAAS </text:span><text:span text:style-name="T173">(OS)</text:span></text:p>
      <text:p text:style-name="P575">The next award is, ya, sophomore English. This award goes to, ya ya, Dan Bufone.</text:p>
      <text:p text:style-name="P207"><text:span text:style-name="T38">Applause. Dan goes to the stage </text:span><text:span text:style-name="T83">straightening his hair </text:span><text:span text:style-name="T173">as</text:span><text:span text:style-name="T38"> </text:span><text:span text:style-name="T173">Jeff looks over at Lisa.</text:span></text:p>
      <text:p text:style-name="P544"><text:span text:style-name="T38">LISA </text:span><text:span text:style-name="T83">(</text:span><text:span text:style-name="T137">whispers </text:span><text:span text:style-name="T83">to Marnie)</text:span></text:p>
      <text:p text:style-name="P619">Mr. Haas! That explains why the Bufones are here.</text:p>
      <text:p text:style-name="P207"><text:span text:style-name="T38">Dan shakes hands with Mr. Haas </text:span><text:span text:style-name="T83">while he</text:span><text:span text:style-name="T38"> hands </text:span><text:span text:style-name="T83">Dan</text:span><text:span text:style-name="T38"> a certificate. Dan makes a stupid face for the camera, saying Ya, combing his hair with his finger. </text:span><text:span text:style-name="T83">Dan leaves the stage.</text:span></text:p>
      <text:p text:style-name="P207"><text:soft-page-break/><text:span text:style-name="T38">MRS. SCULLY </text:span><text:span text:style-name="T82">is at</text:span><text:span text:style-name="T38"> the microphon</text:span><text:span text:style-name="T83">e</text:span><text:span text:style-name="T38">. </text:span></text:p>
      <text:p text:style-name="P311">MRS SCULLY</text:p>
      <text:p text:style-name="P553"><text:span text:style-name="T38">The award for </text:span><text:span text:style-name="T83">sophomore</text:span><text:span text:style-name="T38"> English Analysis, </text:span><text:span text:style-name="T83">Bourgades' Honors English course,</text:span><text:span text:style-name="T38"> goes to Lisa Schaefer.</text:span></text:p>
      <text:p text:style-name="P7"><text:span text:style-name="T38">Applause. Lisa </text:span><text:span text:style-name="T83">walks on</text:span><text:span text:style-name="T38">to the stage. </text:span></text:p>
      <text:p text:style-name="P207"><text:span text:style-name="T38">Jeff watches her</text:span><text:span text:style-name="T83">,</text:span><text:span text:style-name="T38"> slouches in his seat. </text:span></text:p>
      <text:p text:style-name="P7"><text:span text:style-name="T38">Lisa shakes hands with Mrs. Scully, </text:span><text:span text:style-name="T83">Mrs. Scully</text:span><text:span text:style-name="T38"> hands her a certificate, </text:span><text:span text:style-name="T83">Photographer</text:span><text:span text:style-name="T38"> takes their picture, </text:span><text:span text:style-name="T83">Lisa leaves the stage, </text:span><text:span text:style-name="T173">looking toward Jeff</text:span><text:span text:style-name="T83">.</text:span></text:p>
      <text:p text:style-name="P211"><text:span text:style-name="T83">Jeff</text:span><text:span text:style-name="T38"> hides from Lisa behind Dan.</text:span></text:p>
      <text:h text:style-name="P824" text:outline-level="3">INT. CAFETERIA</text:h>
      <text:p text:style-name="P7"><text:span text:style-name="T38">Mr. Arena </text:span><text:span text:style-name="T84">is at</text:span><text:span text:style-name="T38"> the microphone on stage. </text:span></text:p>
      <text:p text:style-name="P311">MR ARENA</text:p>
      <text:p text:style-name="P561"><text:span text:style-name="T38">Th</text:span><text:span text:style-name="T84">is year's</text:span><text:span text:style-name="T38"> inductees for National Honor Society are: Robert Bodnar. Mark Chavira. Joanne Deniston. Lisa Schaefer. Luke </text:span><text:span text:style-name="T394">Asher</text:span><text:span text:style-name="T38">.</text:span></text:p>
      <text:p text:style-name="P8"><text:span text:style-name="T462">Applause. Robert</text:span>, <text:span text:style-name="T709">Mark</text:span>, <text:span text:style-name="T462">Joanne, Lisa, Luke walk onto the stage</text:span>.</text:p>
      <text:p text:style-name="P7"><text:span text:style-name="T38">Jeff watches </text:span><text:span text:style-name="T83">Lisa</text:span><text:span text:style-name="T38">, slouches in his seat. </text:span></text:p>
      <text:h text:style-name="P824" text:outline-level="3">INT. CAFETERIA</text:h>
      <text:p text:style-name="P7"><text:span text:style-name="T84">Montage: </text:span><text:span text:style-name="T38">TEACHER 1 </text:span><text:span text:style-name="T84">at</text:span><text:span text:style-name="T38"> the microphone on stage. </text:span></text:p>
      <text:p text:style-name="P311">TEACHER 1</text:p>
      <text:p text:style-name="P553"><text:span text:style-name="T38">...</text:span><text:span text:style-name="T84">award goes to </text:span><text:span text:style-name="T38">Lisa Schaefer.</text:span></text:p>
      <text:p text:style-name="P7"><text:span text:style-name="T38">Applause. </text:span><text:span text:style-name="T84">Lisa </text:span><text:span text:style-name="T85">walks to Teacher 1 and</text:span><text:span text:style-name="T84"> </text:span><text:span text:style-name="T85">shakes hands with him/her while Photographer takes picture</text:span><text:span text:style-name="T84">. </text:span></text:p>
      <text:p text:style-name="P212"><text:span text:style-name="T85">Jeff</text:span><text:span text:style-name="T38"> slouches farther into his seat.</text:span></text:p>
      <text:p text:style-name="P311">TEACHER 2 <text:span text:style-name="T463">(VO)</text:span></text:p>
      <text:p text:style-name="P588">Lisa Schaefer</text:p>
      <text:p text:style-name="P210"><text:span text:style-name="T38">Applause. </text:span><text:span text:style-name="T84">Lisa shakes hands with Teacher 2 while Photographer takes picture.</text:span></text:p>
      <text:p text:style-name="P329"><text:soft-page-break/>TEACHER <text:span text:style-name="T463">3 (VO)</text:span></text:p>
      <text:p text:style-name="P620">Lisa Schaefer</text:p>
      <text:p text:style-name="P62">Applause. Lisa shakes hands with Teacher 3 while Photographer takes picture.</text:p>
      <text:p text:style-name="P329">TEACHER <text:span text:style-name="T463">4 (VO)</text:span></text:p>
      <text:p text:style-name="P620">Lisa Schaefer</text:p>
      <text:p text:style-name="P62">Applause. Lisa shakes hands with Teacher 4 while Photographer takes picture.</text:p>
      <text:p text:style-name="P210"><text:span text:style-name="T38">Applause </text:span><text:span text:style-name="T84">continues</text:span><text:span text:style-name="T38">.</text:span> <text:span text:style-name="T38">Jeff </text:span><text:span text:style-name="T84">watche</text:span><text:span text:style-name="T38">s at Lisa, slouches even further until he’s almost falling off the seat.</text:span></text:p>
      <text:p text:style-name="P311">MRS. Bufone</text:p>
      <text:p text:style-name="P588">Sit up!</text:p>
      <text:p text:style-name="P8">Lisa <text:span text:style-name="T463">walks back to her seat and sees his mom pulling him up. </text:span></text:p>
      <text:h text:style-name="P824" text:outline-level="3">INT. CAFETERIA</text:h>
      <text:p text:style-name="P217"><text:span text:style-name="T91">An over the shoulder shot of </text:span><text:span text:style-name="T85">Lisa gather</text:span><text:span text:style-name="T91">ing</text:span><text:span text:style-name="T85"> up all her certificates and plaque</text:span><text:span text:style-name="T84">. </text:span><text:span text:style-name="T237">Mrs. Moore is on stage in the background.</text:span></text:p>
      <text:p text:style-name="P337">MRS. MOORE</text:p>
      <text:p text:style-name="P588">Thank you everyone for coming <text:span text:style-name="T612">to this year's awards ceremony</text:span>.</text:p>
      <text:p text:style-name="P337">M<text:span text:style-name="T472">OM (to Lisa)</text:span></text:p>
      <text:p text:style-name="P564"><text:span text:style-name="T93">You </text:span><text:span text:style-name="T269">a</text:span><text:span text:style-name="T93">re going to bend them!</text:span></text:p>
      <text:p text:style-name="P63">Mom yanks the certificates away from Lisa, one tears.</text:p>
      <text:p text:style-name="P217"><text:span text:style-name="T38">Everyone gets out of their seats, mingles. </text:span><text:span text:style-name="T93">Lisa's Mom walks away, taking awards with her. </text:span><text:span text:style-name="T92">Lisa's Dad </text:span><text:span text:style-name="T306">reluctantly</text:span><text:span text:style-name="T92"> follows.</text:span></text:p>
      <text:p text:style-name="P217"><text:span text:style-name="T85">Kelly comes over and Marnie talks to h</text:span><text:span text:style-name="T306">er</text:span><text:span text:style-name="T85">. </text:span><text:span text:style-name="T173">They s</text:span><text:span text:style-name="T98">how each other the 1 certificate they each have.</text:span></text:p>
      <text:p text:style-name="P217"><text:span text:style-name="T85">Lisa's </text:span><text:span text:style-name="T92">M</text:span><text:span text:style-name="T85">om goes to talk to </text:span><text:span text:style-name="T92">T</text:span><text:span text:style-name="T85">eachers </text:span><text:span text:style-name="T92">1 and 2</text:span><text:span text:style-name="T85">.</text:span><text:span text:style-name="T92"> </text:span><text:span text:style-name="T93">Mom brags, thinks it's her moment of glory. She holds the plaque and certificates outward so everyone can see she's associated with them.</text:span></text:p>
      <text:p text:style-name="P336">MO<text:span text:style-name="T471">M</text:span></text:p>
      <text:p text:style-name="P563"><text:span text:style-name="T92">I trained her ever since she was in first grade to start homework as soon as </text:span><text:soft-page-break/><text:span text:style-name="T92">she got off the bus </text:span><text:span text:style-name="T93">and not move until it was done</text:span><text:span text:style-name="T38">. </text:span><text:span text:style-name="T173">As you can see, it's paid off.</text:span></text:p>
      <text:p text:style-name="P216">Marnie gets up, heads toward Kelly. Lisa follows but is intercepted by Mr. Bufone in the aisle. Jeff and Dan still at their chairs in the background. </text:p>
      <text:p text:style-name="P311">MR. Bufone</text:p>
      <text:p text:style-name="P588">Hi Lisa. <text:span text:style-name="T710">Congratulations. </text:span>You got quite a few awards.</text:p>
      <text:p text:style-name="P8">Lisa looks at Jeff and Dan. </text:p>
      <text:p text:style-name="P294"><text:span text:style-name="T38">Jeff cringes, </text:span><text:span text:style-name="T237">kneeling backward </text:span><text:span text:style-name="T38">in his seat </text:span><text:span text:style-name="T237">with his head against the back</text:span><text:span text:style-name="T38">. Dan tr</text:span><text:span text:style-name="T85">ies</text:span><text:span text:style-name="T38"> to coax </text:span><text:span text:style-name="T85">Jeff</text:span><text:span text:style-name="T38"> into </text:span><text:span text:style-name="T85">go</text:span><text:span text:style-name="T38">ing </text:span><text:span text:style-name="T85">over to their dad and Lisa</text:span><text:span text:style-name="T38">. Jeff squirms, </text:span><text:span text:style-name="T85">shakes his head, mouthing </text:span><text:span text:style-name="T238">N</text:span><text:span text:style-name="T85">o, no, no</text:span><text:span text:style-name="T38">. </text:span><text:span text:style-name="T85">Dan pulls Jeff's arm toward their dad, Jeff pulls the other way.</text:span></text:p>
      <text:p text:style-name="P8">Lisa looks at Mr. Bufone blankly. Why are their parents talking to me.</text:p>
      <text:p text:style-name="P311">LISA</text:p>
      <text:p text:style-name="P553"><text:span text:style-name="T85">Yeah. </text:span><text:span text:style-name="T38">Thanks. </text:span></text:p>
      <text:p text:style-name="P311">MR. Bufone</text:p>
      <text:p text:style-name="P588">I’m Jeff’s dad. I met you at the barbecue in the fall. You had told me that you were a straight A student. </text:p>
      <text:p text:style-name="P8">Lisa’s face lights up.</text:p>
      <text:p text:style-name="P311">LISA</text:p>
      <text:p text:style-name="P588">Oh yeah! I really liked that barbecue!</text:p>
      <text:p text:style-name="P311">MR. Bufone</text:p>
      <text:p text:style-name="P588">What did you like about it?</text:p>
      <text:p text:style-name="P311">LISA</text:p>
      <text:p text:style-name="P588"><text:span text:style-name="T756">Everyone was nice to each other</text:span>.</text:p>
      <text:p text:style-name="P311">MR. Bufone</text:p>
      <text:p text:style-name="P588"><text:span text:style-name="T756">So</text:span> you enjoyed sitting with my boys?</text:p>
      <text:p text:style-name="P8">Lisa quietly, sadly admits. </text:p>
      <text:p text:style-name="P311">LISA</text:p>
      <text:p text:style-name="P588">I did.</text:p>
      <text:p text:style-name="P8">Dan finally convinces Jeff to come over. Jeff hovers behind their dad, half hiding. </text:p>
      <text:p text:style-name="P311"><text:soft-page-break/>MR. Bufone</text:p>
      <text:p text:style-name="P588">Come over here, boys.</text:p>
      <text:p text:style-name="P8">They timidly come closer and mumble.</text:p>
      <text:p text:style-name="P311">J<text:span text:style-name="T823">EFF</text:span> and D<text:span text:style-name="T823">AN</text:span></text:p>
      <text:p text:style-name="P588">Hi.</text:p>
      <text:p text:style-name="P8">Lisa is cautious.</text:p>
      <text:p text:style-name="P311">LISA</text:p>
      <text:p text:style-name="P588">Are there going to be any more barbecues like that one?</text:p>
      <text:p text:style-name="P8">Mr. Bufone seems disappointed.</text:p>
      <text:p text:style-name="P311">MR. Bufone</text:p>
      <text:p text:style-name="P553"><text:span text:style-name="T38">No. That was a </text:span><text:span text:style-name="T85">one-time </text:span><text:span text:style-name="T38">fundraiser. </text:span></text:p>
      <text:p text:style-name="P7">Mr. Bufone thinks for a moment, comes up with an idea he's happy about. </text:p>
      <text:p text:style-name="P311">MR. Bufone</text:p>
      <text:p text:style-name="P588">But, we could have a barbecue at our house instead. Would you like that?</text:p>
      <text:p text:style-name="P8">Lisa is stunned. <text:span text:style-name="T711">Is this invitation for real?</text:span></text:p>
      <text:p text:style-name="P311">LISA</text:p>
      <text:p text:style-name="P588">Sure.</text:p>
      <text:p text:style-name="P311">MR. Bufone</text:p>
      <text:p text:style-name="P588">You could invite a friend. So you aren’t the only girl there. I have <text:span text:style-name="T764">seven</text:span> boys. No girls.</text:p>
      <text:p text:style-name="P311">LISA</text:p>
      <text:p text:style-name="P588">I have a sister.</text:p>
      <text:p text:style-name="P311">MR. Bufone</text:p>
      <text:p text:style-name="P553"><text:span text:style-name="T38">Could you introduce her to </text:span><text:span text:style-name="T86">my boys</text:span><text:span text:style-name="T38">? </text:span></text:p>
      <text:p text:style-name="P311">LISA</text:p>
      <text:p text:style-name="P588">She’s not here. She’ll be a freshman next year.</text:p>
      <text:p text:style-name="P311">MR. Bufone</text:p>
      <text:p text:style-name="P588">Let’s <text:span text:style-name="T464">ask</text:span> your parents <text:span text:style-name="T473">if you could come over</text:span>.</text:p>
      <text:p text:style-name="P162">Lisa looks at her parents. Mom is bragging to other teachers. Dad stands in the doorway looking at his watch. </text:p>
      <text:p text:style-name="P477"><text:soft-page-break/>LISA</text:p>
      <text:p text:style-name="P651"><text:span text:style-name="T712">My dad is over there</text:span>.</text:p>
      <text:p text:style-name="P295">Lisa brings Mr. Bufone to Dad. They talk. The Bufone brothers watch them. Mrs. Bufone joins them. Dad nods his head in agreement. Lisa looks over at the brothers and smiles.</text:p>
      <text:p text:style-name="P158">Dan smile<text:span text:style-name="T713">s back, looks</text:span> at <text:span text:style-name="T713">Jeff. Jeff turns away, hides behind Dan.</text:span></text:p>
      <text:p text:style-name="P296"><text:span text:style-name="T38">Mom sees that Dad is talking to someone, </text:span><text:span text:style-name="T307">leaves the teachers to find out what is going on. </text:span><text:span text:style-name="T38"><text:s/></text:span></text:p>
      <text:p text:style-name="P310"><text:span text:style-name="T174">LISA'S </text:span><text:span text:style-name="T38">MOM</text:span></text:p>
      <text:p text:style-name="P588">No way.</text:p>
      <text:p text:style-name="P7">Mom is very angry, shakes her head profusely with her lips pursed. The Bufone parents look at each other confused. What did we say wrong?</text:p>
      <text:p text:style-name="P8">Jeff <text:span text:style-name="T473">and</text:span> Dan stop smiling. They look at each other. <text:span text:style-name="T473">What happened?</text:span></text:p>
      <text:p text:style-name="P8">Lisa’s Dad scowls at Mom.</text:p>
      <text:p text:style-name="P311">MRS. Bufone</text:p>
      <text:p text:style-name="P588">We could have Lisa come over without <text:span text:style-name="T473">her sister</text:span> if you feel <text:span text:style-name="T473">Tracy</text:span> isn’t old enough yet.</text:p>
      <text:p text:style-name="P311"><text:span text:style-name="T529">LISA'S </text:span>MOM</text:p>
      <text:p text:style-name="P588"><text:span text:style-name="T464">N</text:span>o.</text:p>
      <text:p text:style-name="P311">MR. Bufone</text:p>
      <text:p text:style-name="P588">How about just the four of us <text:span text:style-name="T713">parents</text:span> before any of the kids get together?</text:p>
      <text:p text:style-name="P365"><text:span text:style-name="T529">LISA'S </text:span>MOM</text:p>
      <text:p text:style-name="P553"><text:span text:style-name="T174">Definitely not</text:span><text:span text:style-name="T86">.</text:span></text:p>
      <text:p text:style-name="P311">MRS. Bufone</text:p>
      <text:p text:style-name="P588">Well, the kids are still welcome any time.</text:p>
      <text:p text:style-name="P365"><text:span text:style-name="T529">LISA'S </text:span>MOM</text:p>
      <text:p text:style-name="P588">That <text:span text:style-name="T613">will never</text:span> work.</text:p>
      <text:p text:style-name="P18">Lisa's Dad rolls his eyes in embarrassment and frustration.</text:p>
      <text:p text:style-name="P36">Lisa <text:span text:style-name="T466">looks at the floor, deflated</text:span>. <text:span text:style-name="T468">Lisa's mom yanks her by the arm and storms out of the cafeteria, dragging Lisa, twisted, tripping. Dad follows behind, seething. </text:span></text:p>
      <text:p text:style-name="P64"><text:soft-page-break/>Mr. and Mrs. Bufone look at each other wondering what the hell that was about. The brothers look at each other in confusion.</text:p>
      <text:h text:style-name="P824" text:outline-level="3">INT. CAR - NIGHT</text:h>
      <text:p text:style-name="P8">Lisa <text:span text:style-name="T469">slouches in the back seat with her head resting on her hand, leaning against the car door. Her mom drives, dad is in the passenger seat</text:span>. <text:span text:style-name="T470">Mom yells at Lisa and ignores Dad. Dad makes this all about his social life. Lisa doesn't want to be a part of this inanity.</text:span></text:p>
      <text:p text:style-name="P311">MOM</text:p>
      <text:p text:style-name="P596"><text:span text:style-name="T465">How dare you</text:span> invit<text:span text:style-name="T465">e yourself</text:span> to their house. </text:p>
      <text:p text:style-name="P334">LISA</text:p>
      <text:p text:style-name="P695"><text:span text:style-name="T713">I didn't</text:span>.</text:p>
      <text:p text:style-name="P334">MOM</text:p>
      <text:p text:style-name="P696">Don't you <text:span text:style-name="T713">interrupt</text:span> while I am talking to you!</text:p>
      <text:p text:style-name="P215"><text:span text:style-name="T38">Lisa </text:span><text:span text:style-name="T90">withdraws, looks through her </text:span><text:span text:style-name="T256">geometry</text:span><text:span text:style-name="T90"> book </text:span><text:span text:style-name="T94">even though it's dark</text:span><text:span text:style-name="T38">.</text:span></text:p>
      <text:p text:style-name="P335">DAD</text:p>
      <text:p text:style-name="P668">They invited us.</text:p>
      <text:p text:style-name="P330">MOM</text:p>
      <text:p text:style-name="P597">If <text:span text:style-name="T465">you</text:span> would’ve <text:span text:style-name="T465">just</text:span> been quiet <text:span text:style-name="T466">and stayed in your seat until we left, like I told you to</text:span>, <text:span text:style-name="T468">nobody</text:span> would<text:span text:style-name="T468">'</text:span>ve <text:span text:style-name="T466">mentioned</text:span> <text:span text:style-name="T468">a</text:span> barbecue. </text:p>
      <text:p text:style-name="P333">DAD</text:p>
      <text:p text:style-name="P697">It would be nice if we went over to someone's house for a beer every once in awhile.</text:p>
      <text:p text:style-name="P334">MOM</text:p>
      <text:p text:style-name="P698">Think about how that makes me look. My daughter is approaching boys.</text:p>
      <text:p text:style-name="P333">DAD</text:p>
      <text:p text:style-name="P695">They're popular. We should be able to have a social life for Christ sake.</text:p>
      <text:p text:style-name="P331">MOM</text:p>
      <text:p text:style-name="P668">Why aren't you answering me!</text:p>
      <text:p text:style-name="P214"><text:soft-page-break/><text:span text:style-name="T88">Dad sighs and looks away, </text:span><text:span text:style-name="T175">takes a drink out of a tiny whiskey bottle</text:span><text:span text:style-name="T88">. </text:span><text:span text:style-name="T38">Lisa </text:span><text:span text:style-name="T88">sits up, </text:span><text:span text:style-name="T251">looks at her mom for a clue whether she's really supposed to talk now,</text:span><text:span text:style-name="T88"> </text:span><text:span text:style-name="T89">looks to</text:span><text:span text:style-name="T88"> her dad to interject</text:span><text:span text:style-name="T38">. </text:span><text:span text:style-name="T251">She looks back at her mom.</text:span></text:p>
      <text:p text:style-name="P333">LISA</text:p>
      <text:p text:style-name="P562"><text:span text:style-name="T87">You didn't ask a question.</text:span><text:span text:style-name="T38"> </text:span></text:p>
      <text:p text:style-name="P330">DAD</text:p>
      <text:p text:style-name="P588"><text:span text:style-name="T467">W</text:span>hy <text:span text:style-name="T467">aren't you upset at your</text:span> <text:span text:style-name="T467">mother?</text:span> </text:p>
      <text:p text:style-name="P213"><text:span text:style-name="T38">Lisa </text:span><text:span text:style-name="T87">thinks... what might be useful to say to get them to shut up</text:span><text:span text:style-name="T38">.</text:span></text:p>
      <text:p text:style-name="P332">LISA</text:p>
      <text:p text:style-name="P588">Because those boys are naughty. </text:p>
      <text:p text:style-name="P311">MOM</text:p>
      <text:p text:style-name="P588">See. She shouldn’t be hanging around with boys at her age anyway.</text:p>
      <text:p text:style-name="P8">Lisa sinks into the back seat, looks away, out the window.</text:p>
      <text:h text:style-name="P813" text:outline-level="2">Episode <text:span text:style-name="T598">11</text:span>: Drunk Driving</text:h>
      <text:h text:style-name="P824" text:outline-level="3">INT. GYM</text:h>
      <text:p text:style-name="P8">Shot of <text:span text:style-name="T474">a few couple</text:span>s slow dancing, most of the kids are hanging around on the bleachers. </text:p>
      <text:p text:style-name="P8">Lisa and <text:span text:style-name="T714">Mark</text:span> slow dance. </text:p>
      <text:p text:style-name="P8">Jeff, Dan, and Friends yell, punch each other. Jeff sees Lisa and <text:span text:style-name="T715">Mark</text:span>, <text:span text:style-name="T474">suddenly </text:span>stops <text:span text:style-name="T474">and stares for a moment</text:span>, <text:span text:style-name="T474">gets punched,</text:span> <text:span text:style-name="T474">then</text:span> looks away. <text:span text:style-name="T474">He stops goofing around and</text:span> withdraws from <text:span text:style-name="T474">F</text:span>riends. </text:p>
      <text:p text:style-name="P7"><text:span text:style-name="T38">Lisa’s arms rest against </text:span><text:span text:style-name="T308">Mark</text:span><text:span text:style-name="T95">'</text:span><text:span text:style-name="T38">s chest. Lisa </text:span><text:span text:style-name="T95">notices </text:span><text:span text:style-name="T96">something in his chest and</text:span><text:span text:style-name="T38"> puts her hand </text:span><text:span text:style-name="T96">on it for a scientific examination</text:span><text:span text:style-name="T38">.</text:span></text:p>
      <text:p text:style-name="P338">LISA <text:s/></text:p>
      <text:p text:style-name="P598"><text:span text:style-name="T631">I can really feel y</text:span>our heart beat.</text:p>
      <text:p text:style-name="P19"><text:span text:style-name="T475">She examines some more</text:span>.</text:p>
      <text:p text:style-name="P338">LISA <text:s/></text:p>
      <text:p text:style-name="P588"><text:span text:style-name="T631">I</text:span>s it always this <text:span text:style-name="T631">fast</text:span>?</text:p>
      <text:p text:style-name="P8"><text:span text:style-name="T715">Mark</text:span> feels his own heartbeat.</text:p>
      <text:p text:style-name="P478"><text:soft-page-break/>MARK</text:p>
      <text:p text:style-name="P588"><text:span text:style-name="T845">Only when I’m dancing</text:span>.</text:p>
      <text:p text:style-name="P311">LISA <text:s/></text:p>
      <text:p text:style-name="P588">Is it OK if I listen to your heartbeat?</text:p>
      <text:p text:style-name="P478">MARK</text:p>
      <text:p text:style-name="P598"><text:span text:style-name="T475">Sure</text:span>.</text:p>
      <text:p text:style-name="P218"><text:span text:style-name="T96">Lisa</text:span><text:span text:style-name="T38"> place</text:span><text:span text:style-name="T96">s her</text:span><text:span text:style-name="T38"> ear against his chest while </text:span><text:span text:style-name="T96">they</text:span><text:span text:style-name="T38"> dance. </text:span><text:span text:style-name="T97">Her eyes are open – this is a scientific activity.</text:span><text:span text:style-name="T38"> </text:span></text:p>
      <text:p text:style-name="P7">Dan notices Jeff is withdrawn, looks toward whatever Jeff is watching. Dan sees Lisa and Mark, stops messing with friends and stares. He goes over to Jeff. Their friends walk into the gym lobby, but the Bufones stand in the middle of the floor by themselves staring.</text:p>
      <text:p text:style-name="P219"><text:span text:style-name="T308">Mark</text:span><text:span text:style-name="T38"> h</text:span><text:span text:style-name="T96">o</text:span><text:span text:style-name="T38">ld</text:span><text:span text:style-name="T96">s </text:span><text:span text:style-name="T97">Lisa</text:span><text:span text:style-name="T38"> close</text:span><text:span text:style-name="T96">r</text:span><text:span text:style-name="T38"> and rest</text:span><text:span text:style-name="T96">s</text:span><text:span text:style-name="T38"> his cheek on </text:span><text:span text:style-name="T96">her</text:span><text:span text:style-name="T38"> head.</text:span></text:p>
      <text:p text:style-name="P20">Jeff's shoulders drop. Dan puts his arm around Jeff. The<text:span text:style-name="T478">y</text:span> continue to watch Lisa.</text:p>
      <text:p text:style-name="P177"><text:span text:style-name="T476">Marnie, Kelly, and Luke sit on the</text:span> bleachers<text:span text:style-name="T476">. Luke notices</text:span> Lisa and <text:span text:style-name="T715">Mark</text:span>.</text:p>
      <text:p text:style-name="P220"><text:span text:style-name="T396">Luk</text:span><text:span text:style-name="T370">e</text:span><text:span text:style-name="T99">'s POV: </text:span><text:span text:style-name="T309">Mark</text:span><text:span text:style-name="T38"> </text:span><text:span text:style-name="T396">and</text:span><text:span text:style-name="T38"> </text:span><text:span text:style-name="T309">Lisa </text:span><text:span text:style-name="T396">dance</text:span><text:span text:style-name="T38">. Jeff and Dan stand alone </text:span><text:span text:style-name="T99">in the background</text:span><text:span text:style-name="T38"> staring, </text:span><text:span text:style-name="T99">but they're out of focus</text:span><text:span text:style-name="T38">.</text:span></text:p>
      <text:p text:style-name="P65"><text:span text:style-name="T784">Luke</text:span> gets <text:span text:style-name="T757">Kelly</text:span>'s attention, points to Lisa and <text:span text:style-name="T716">Mark</text:span>. <text:span text:style-name="T757">Kelly</text:span> turns to watch them.</text:p>
      <text:p text:style-name="P8">Lisa <text:span text:style-name="T478">is taken aback, stops her scientific analysis</text:span>.</text:p>
      <text:p text:style-name="P21"><text:span text:style-name="T479">Kelly </text:span>notice<text:span text:style-name="T479">s</text:span> Jeff and Dan. <text:span text:style-name="T716">She points them out to Luke. Marnie turns to figure out what Luke and Kelly are paying attention to.</text:span></text:p>
      <text:p text:style-name="P479">MARK</text:p>
      <text:p text:style-name="P588">Isn’t your heart beating <text:span text:style-name="T846">fast</text:span>?</text:p>
      <text:p text:style-name="P8">Lisa places her hand on her chest. </text:p>
      <text:p text:style-name="P311">LISA</text:p>
      <text:p text:style-name="P588"><text:span text:style-name="T480">No. Just</text:span> normal. </text:p>
      <text:p text:style-name="P7"><text:span text:style-name="T38">Lisa puts </text:span><text:span text:style-name="T309">Mark</text:span><text:span text:style-name="T257">'</text:span><text:span text:style-name="T38">s hand on her heart. </text:span><text:span text:style-name="T309">Mark</text:span><text:span text:style-name="T38"> </text:span><text:span text:style-name="T100">is startled</text:span><text:span text:style-name="T38">.</text:span></text:p>
      <text:p text:style-name="P366">LISA</text:p>
      <text:p text:style-name="P699">See. Normal.</text:p>
      <text:p text:style-name="P66"><text:soft-page-break/>From Jeff's POV, it looks like a meaningful moment instead of a scientific analysis. </text:p>
      <text:p text:style-name="P279"><text:span text:style-name="T38">Jeff looks away, crushed. Dan notices </text:span><text:span text:style-name="T395">Kelly, Marnie, </text:span><text:span text:style-name="T370">Luke staring</text:span><text:span text:style-name="T38">.</text:span></text:p>
      <text:p text:style-name="P67"><text:span text:style-name="T716">Mark takes his</text:span> hand off her heart.</text:p>
      <text:p text:style-name="P367">LISA</text:p>
      <text:p text:style-name="P588"><text:span text:style-name="T530">Do</text:span> you <text:span text:style-name="T530">want</text:span> to <text:span text:style-name="T530">hear</text:span> my heartbeat?</text:p>
      <text:p text:style-name="P8"><text:span text:style-name="T716">Mark</text:span> laughs nervously. </text:p>
      <text:p text:style-name="P479">MARK</text:p>
      <text:p text:style-name="P588">Uh, no. That’s OK.</text:p>
      <text:p text:style-name="P311">LISA</text:p>
      <text:p text:style-name="P588">I guess that would look weird. Maybe later. When no one’s looking.</text:p>
      <text:p text:style-name="P7"><text:span text:style-name="T310">Mark</text:span><text:span text:style-name="T38"> </text:span><text:span text:style-name="T100">is shocked</text:span><text:span text:style-name="T38">. </text:span><text:span text:style-name="T100">What is she suggesting?</text:span></text:p>
      <text:p text:style-name="P8">Dan points <text:span text:style-name="T783">at Kelly, Marnie, Luke.</text:span> Jeff <text:span text:style-name="T783">sees they’re watching him</text:span>. </text:p>
      <text:p text:style-name="P7"><text:span text:style-name="T38">Jeff gets frustrated, </text:span><text:span text:style-name="T100">g</text:span><text:span text:style-name="T38">ives </text:span><text:span text:style-name="T396">them</text:span><text:span text:style-name="T38"> a dirty look. Jeff turns a</text:span><text:span text:style-name="T176">nd</text:span><text:span text:style-name="T38"> </text:span><text:span text:style-name="T100">stomps</text:span><text:span text:style-name="T38"> out of the gym. </text:span><text:span text:style-name="T100">Dan follows.</text:span></text:p>
      <text:p text:style-name="P8">The song ends. Lisa walks over to Marnie on the bleachers.</text:p>
      <text:p text:style-name="P311">MARNIE</text:p>
      <text:p text:style-name="P588">What were you guys doing?</text:p>
      <text:p text:style-name="P311">LISA <text:span text:style-name="T531">(duh)</text:span></text:p>
      <text:p text:style-name="P553"><text:span text:style-name="T100">D</text:span><text:span text:style-name="T38">ancing. </text:span><text:span text:style-name="T100">What did you think we were doing?</text:span></text:p>
      <text:p text:style-name="P311">MARNIE</text:p>
      <text:p text:style-name="P588">People were staring at you.</text:p>
      <text:p text:style-name="P311">LISA</text:p>
      <text:p text:style-name="P553"><text:span text:style-name="T100">W</text:span><text:span text:style-name="T38">ho?</text:span></text:p>
      <text:p text:style-name="P452">MARNIE</text:p>
      <text:p text:style-name="P581"><text:span text:style-name="T370">Luke</text:span><text:span text:style-name="T38">. </text:span></text:p>
      <text:p text:style-name="P452">LISA</text:p>
      <text:p text:style-name="P750"><text:span text:style-name="T757">He</text:span> always stare<text:span text:style-name="T757">s</text:span> at people.</text:p>
      <text:p text:style-name="P452">MARNIE</text:p>
      <text:p text:style-name="P645"><text:soft-page-break/>And the Bufones.</text:p>
      <text:p text:style-name="P151">Lisa’s d<text:span text:style-name="T480">istraught</text:span>.</text:p>
      <text:p text:style-name="P311">LISA</text:p>
      <text:p text:style-name="P588">Were the Bufones laughing at me again?</text:p>
      <text:p text:style-name="P311">MARNIE</text:p>
      <text:p text:style-name="P565"><text:span text:style-name="T38">No. </text:span><text:span text:style-name="T100">They were mad at </text:span><text:span text:style-name="T370">Luke</text:span><text:span text:style-name="T100">.</text:span></text:p>
      <text:p text:style-name="P339">LISA</text:p>
      <text:p text:style-name="P599"><text:span text:style-name="T785">About what</text:span>?</text:p>
      <text:p text:style-name="P339">MARNIE</text:p>
      <text:p text:style-name="P565"><text:span text:style-name="T397">I don’t know. </text:span><text:span text:style-name="T100">T</text:span><text:span text:style-name="T38">hey gave </text:span><text:span text:style-name="T370">hi</text:span><text:span text:style-name="T252">m</text:span><text:span text:style-name="T38"> dirty looks and walked off.</text:span></text:p>
      <text:p text:style-name="P311">LISA</text:p>
      <text:p text:style-name="P588"><text:span text:style-name="T631">Weird</text:span>.</text:p>
      <text:h text:style-name="P841" text:outline-level="3">EXT. PARKING LOT<text:span text:style-name="T484"> - NIGHT</text:span></text:h>
      <text:p text:style-name="P68">The dance is over, kids leave the gym and go into the parking lot. Others stand around in the background waiting for their rides.</text:p>
      <text:p text:style-name="P69">Jeff and Dan sit on the wall facing each other. Lisa and <text:span text:style-name="T786">Kelly</text:span> approach. Dan nods at Jeff to look at who’s coming up behind him.</text:p>
      <text:p text:style-name="P311">LISA <text:s/></text:p>
      <text:p text:style-name="P588"><text:span text:style-name="T482">Are t</text:span>hey going to <text:span text:style-name="T785">make fun of me for dancing with Mark</text:span>?</text:p>
      <text:p text:style-name="P531">KELLY</text:p>
      <text:p text:style-name="P771">They wouldn’t do that.</text:p>
      <text:p text:style-name="P178"><text:span text:style-name="T786">Kelly greets the brothers and</text:span> sit<text:span text:style-name="T643">s</text:span> on the wall. <text:span text:style-name="T482">Lisa wanders into the parking lot a little way, looking around for her parents' car. Lisa comes back and sits on the wall by Kelly.</text:span></text:p>
      <text:p text:style-name="P22">Jeff and Dan are completely silent. <text:span text:style-name="T481">They're listening to Lisa and Kelly.</text:span></text:p>
      <text:p text:style-name="P311">LISA <text:span text:style-name="T643">(concerned)</text:span></text:p>
      <text:p text:style-name="P669">I'm surprised my dad isn't here yet. My mom always makes sure he gets here long before the dance ends.</text:p>
      <text:p text:style-name="P179"><text:soft-page-break/><text:span text:style-name="T786">Marnie</text:span> and <text:span text:style-name="T717">Mark</text:span> pass Lisa and <text:span text:style-name="T786">Kelly</text:span> and walk out to the parking lot.</text:p>
      <text:p text:style-name="P519">LISA <text:span text:style-name="T631">(desperate)</text:span></text:p>
      <text:p text:style-name="P772">Hey <text:span text:style-name="T786">Marnie</text:span>. Could you <text:span text:style-name="T633">please</text:span> wait for a few minutes and make sure my parents come?</text:p>
      <text:p text:style-name="P532">MARNIE</text:p>
      <text:p text:style-name="P670"><text:span text:style-name="T487">I have to pick up my little brother from a play at church. But I'll call you when I get home to make sure you got home</text:span>.</text:p>
      <text:p text:style-name="P70">Lisa nods. <text:span text:style-name="T786">Marnie</text:span> and <text:span text:style-name="T717">Mark</text:span> keep walking to their cars.</text:p>
      <text:p text:style-name="P340"><text:span text:style-name="T483">LIS</text:span>A <text:span text:style-name="T488">(to Kelly)</text:span></text:p>
      <text:p text:style-name="P700">I could walk home. But not in this neighborhood.</text:p>
      <text:p text:style-name="P221"><text:span text:style-name="T101">A </text:span><text:span text:style-name="T38">strange figure emerges from the parking lot. </text:span><text:span text:style-name="T252">The silhouette of a monster. It steps into the light. It's</text:span><text:span text:style-name="T38"> Lisa’s Dad, stagger</text:span><text:span text:style-name="T252">ing</text:span><text:span text:style-name="T38"> straight toward </text:span><text:span text:style-name="T102">Lisa</text:span><text:span text:style-name="T38">.</text:span></text:p>
      <text:p text:style-name="P221">Lisa recognizes him but freezes. There's nowhere to hide. She's about to plead an apology for making him get out of the car to find her, but he walks right past her and approaches the Bufones. </text:p>
      <text:p text:style-name="P311">DAD <text:span text:style-name="T484">(slurring)</text:span></text:p>
      <text:p text:style-name="P588">Have you seen my daughter, Lisa Schaefer?</text:p>
      <text:p text:style-name="P23"><text:span text:style-name="T484">Jeff and Dan are too shocked to say anything</text:span>. </text:p>
      <text:p text:style-name="P341">LISA <text:span text:style-name="T484">(super weird panicked-sounding)</text:span> </text:p>
      <text:p text:style-name="P553"><text:span text:style-name="T38">Dad. </text:span><text:span text:style-name="T103">I</text:span><text:span text:style-name="T38">t’s me. Lisa Schaefer. </text:span></text:p>
      <text:p text:style-name="P23"><text:span text:style-name="T484">Lisa's D</text:span>ad <text:span text:style-name="T484">turns around</text:span> and stumbl<text:span text:style-name="T484">es</text:span> back to the car. <text:span text:style-name="T484">Lisa</text:span> <text:span text:style-name="T484">gets up and </text:span>follow<text:span text:style-name="T484">s without turning around or saying bye.</text:span> <text:span text:style-name="T484">Stunned, Jeff, Dan, and Kelly watch her go.</text:span></text:p>
      <text:p text:style-name="P23"><text:span text:style-name="T484">Lisa and her Dad get</text:span> into the car. </text:p>
      <text:p text:style-name="P8"><text:span text:style-name="T484">The car goes</text:span> past <text:span text:style-name="T484">Jeff</text:span>, <text:span text:style-name="T484">Dan, and Kelly.</text:span> <text:span text:style-name="T484">It</text:span> veer<text:span text:style-name="T484">s</text:span> too far to the left <text:span text:style-name="T786">and barely misses a student.</text:span></text:p>
      <text:h text:style-name="P841" text:outline-level="3"><text:span text:style-name="T484">IN</text:span>T. <text:span text:style-name="T484">CAR - NIGHT</text:span></text:h>
      <text:p text:style-name="P23"><text:span text:style-name="T485">Lisa and her Dad sway to the left and right, bump up, as the car swerves and hits a curb</text:span>. <text:span text:style-name="T485">Lisa stares ahead and doesn't react to her Dad's diatribe.</text:span></text:p>
      <text:p text:style-name="P342"><text:soft-page-break/>DAD <text:span text:style-name="T484">(slurring)</text:span></text:p>
      <text:p text:style-name="P701">You know I love you. And your sister. Your mother doesn't love you. Well, she does. <text:span text:style-name="T631">B</text:span>ut not as much as my friend Kathy. </text:p>
      <text:h text:style-name="P842" text:outline-level="3">EXT. <text:span text:style-name="T786">INDIAN SCHOOL - NIGHT</text:span></text:h>
      <text:p text:style-name="P24">The <text:span text:style-name="T486">car</text:span> swerve<text:span text:style-name="T486">s</text:span> over several lanes<text:span text:style-name="T486"> toward the railing of the canal bridge</text:span>. <text:span text:style-name="T486">It crosses over the canal, then slowly turns right onto 22</text:span><text:span text:style-name="T433">nd</text:span><text:span text:style-name="T486"> Avenue, driving over the sidewalk.</text:span></text:p>
      <text:h text:style-name="P842" text:outline-level="3"><text:span text:style-name="T484">IN</text:span>T. <text:span text:style-name="T484">CAR - NIGHT</text:span></text:h>
      <text:p text:style-name="P71">Lisa clenches the door handle. Dad hands Lisa a keychain. Lisa takes it and stares at it blankly.</text:p>
      <text:p text:style-name="P342">DAD <text:span text:style-name="T484">(slurring)</text:span></text:p>
      <text:p text:style-name="P781"><text:span text:style-name="T270">Kathy</text:span><text:span text:style-name="T38"> wanted to give you this. </text:span><text:span text:style-name="T104">You </text:span><text:span text:style-name="T137">haven't met</text:span><text:span text:style-name="T104"> her yet. But s</text:span><text:span text:style-name="T38">he might be your mother soon. </text:span></text:p>
      <text:h text:style-name="P824" text:outline-level="3">EXT. NEIGHBORHOOD STREET - <text:span text:style-name="T486">NIGHT</text:span></text:h>
      <text:p text:style-name="P8"><text:span text:style-name="T486">The car turns onto Flower Street,</text:span> dr<text:span text:style-name="T486">iving</text:span> over <text:span text:style-name="T486">the</text:span> lawn. <text:span text:style-name="T486">The car pulls into the driveway and stops half on the grass just before hitting the wall to the alley.</text:span></text:p>
      <text:h text:style-name="P824" text:outline-level="3">INT. LISA’S ROOM</text:h>
      <text:p text:style-name="P222"><text:span text:style-name="T38">Lisa stares into space </text:span><text:span text:style-name="T105">while</text:span><text:span text:style-name="T38"> </text:span><text:span text:style-name="T105">h</text:span><text:span text:style-name="T38">er mom screams like a crazy woman. </text:span></text:p>
      <text:p text:style-name="P311">MOM</text:p>
      <text:p text:style-name="P588"><text:span text:style-name="T489">I want you</text:span> <text:span text:style-name="T632">here</text:span> at night where I can <text:span text:style-name="T489">see what</text:span> you <text:span text:style-name="T489">are up to</text:span>! <text:span text:style-name="T489">You shouldn't make your dad pick you up in the middle of the night!</text:span></text:p>
      <text:p text:style-name="P8">The phone rings. Lisa picks it up.</text:p>
      <text:p text:style-name="P311">LISA</text:p>
      <text:p text:style-name="P588"><text:span text:style-name="T489">I'm home</text:span>!</text:p>
      <text:h text:style-name="P824" text:outline-level="3">INT. <text:span text:style-name="T787">MARNIE</text:span>’S HOUSE</text:h>
      <text:p text:style-name="P8"><text:span text:style-name="T787">Marnie</text:span>’s on h<text:span text:style-name="T718">er</text:span> phone.</text:p>
      <text:p text:style-name="P520">MARNIE</text:p>
      <text:p text:style-name="P588">Lisa?</text:p>
      <text:h text:style-name="P824" text:outline-level="3"><text:soft-page-break/>INT. LISA’S ROOM</text:h>
      <text:p text:style-name="P8">Mom grabs the phone out of Lisa’s hands and throws it across the room. <text:span text:style-name="T489">Lisa flinches.</text:span></text:p>
      <text:p text:style-name="P311">MOM</text:p>
      <text:p text:style-name="P588">I am talking to you!</text:p>
      <text:p text:style-name="P8"><text:span text:style-name="T787">Marnie</text:span>’s voice comes out of the phone.</text:p>
      <text:p text:style-name="P311"><text:span text:style-name="T787">MARNIE</text:span> (VO)</text:p>
      <text:p text:style-name="P588"><text:span text:style-name="T490">Are you OK</text:span>?</text:p>
      <text:p text:style-name="P8">Lisa’s mom kicks the phone and stomps out of the room. Lisa goes over and picks up the phone.</text:p>
      <text:p text:style-name="P311">LISA <text:span text:style-name="T489">(whispers)</text:span></text:p>
      <text:p text:style-name="P588"><text:span text:style-name="T490">M</text:span>eet me down the street in twenty minutes.</text:p>
      <text:h text:style-name="P824" text:outline-level="3">EXT. LISA’S BACK YARD - NIGHT</text:h>
      <text:p text:style-name="P8">Lisa sneaks out the back door, closing it silently, tiptoes to the side of the house.</text:p>
      <text:h text:style-name="P824" text:outline-level="3">EXT. LISA’S FRONT YARD - NIGHT</text:h>
      <text:p text:style-name="P8">Lisa sneaks out the side gate and hops <text:span text:style-name="T490">over the wall </text:span>to the alley, goes through the neighbor’s yard.</text:p>
      <text:h text:style-name="P824" text:outline-level="3">EXT. <text:span text:style-name="T788">MARNIE</text:span>’S CAR - NIGHT</text:h>
      <text:p text:style-name="P7"><text:span text:style-name="T398">Marnie</text:span><text:span text:style-name="T38"> in driver seat, Lisa </text:span><text:span text:style-name="T133">i</text:span><text:span text:style-name="T38">s </text:span><text:span text:style-name="T133">very distraught</text:span><text:span text:style-name="T38">.</text:span></text:p>
      <text:p text:style-name="P357">LISA</text:p>
      <text:p text:style-name="P566"><text:span text:style-name="T106">My dad </text:span><text:span text:style-name="T148">lurch</text:span><text:span text:style-name="T106">ed out of the parking lot and I</text:span><text:span text:style-name="T38"> was so weird. </text:span><text:span text:style-name="T425">“</text:span><text:span text:style-name="T38">It’s me. Lisa Schaefer.” </text:span><text:span text:style-name="T106">It'</text:span><text:span text:style-name="T38">s going to be the next joke </text:span><text:span text:style-name="T106">phrase</text:span><text:span text:style-name="T38"> around the cafeteria. Like “Beetle Beetle,” or “Hugh Hugh.”</text:span></text:p>
      <text:p text:style-name="P8"><text:span text:style-name="T788">Marnie</text:span> combs h<text:span text:style-name="T718">er</text:span> bangs with h<text:span text:style-name="T718">er</text:span> finger.</text:p>
      <text:p text:style-name="P311"><text:s/><text:span text:style-name="T787">MARNIE</text:span></text:p>
      <text:p text:style-name="P553"><text:span text:style-name="T425">“</text:span><text:span text:style-name="T38">Ya ya ya.”</text:span></text:p>
      <text:p text:style-name="P8">Lisa smiles th<text:span text:style-name="T673">ough she's still upset</text:span>. </text:p>
      <text:h text:style-name="P868" text:outline-level="3">MARNIE</text:h>
      <text:p text:style-name="P588"><text:span text:style-name="T428">“</text:span><text:span text:style-name="T429">Catfish</text:span>.”</text:p>
      <text:p text:style-name="P72"><text:soft-page-break/>Lisa <text:span text:style-name="T673">emits a small bit of</text:span> laugh<text:span text:style-name="T673">ter</text:span>. She makes a squeaky imitation of herself.</text:p>
      <text:p text:style-name="P311">LISA</text:p>
      <text:p text:style-name="P603"><text:span text:style-name="T428">“</text:span>It’s me. Lisa Schaefer.” </text:p>
      <text:p text:style-name="P702">I'd rather be called Catfish.</text:p>
      <text:p text:style-name="P8">She stops smiling.</text:p>
      <text:p text:style-name="P311">LISA <text:span text:style-name="T673">(sad)</text:span></text:p>
      <text:p text:style-name="P553"><text:span text:style-name="T38">Normally I’m glad to be at school, away from the weirdness a</text:span><text:span text:style-name="T106">t</text:span><text:span text:style-name="T38"> my house. But now everyone </text:span><text:span text:style-name="T106">gets to</text:span><text:span text:style-name="T38"> witness it.</text:span></text:p>
      <text:p text:style-name="P8">Lisa looks out the window.</text:p>
      <text:p text:style-name="P311">LISA</text:p>
      <text:p text:style-name="P588">I dread going to school on Monday.</text:p>
      <text:h text:style-name="P824" text:outline-level="3">EXT. CAFETERIA</text:h>
      <text:p text:style-name="P8">Lisa <text:span text:style-name="T631">and a bunch of Students</text:span> <text:span text:style-name="T631">come from the parking lot</text:span>. <text:span text:style-name="T631">Lisa</text:span> peeks in the cafeteria window.</text:p>
      <text:h text:style-name="P843" text:outline-level="3"><text:span text:style-name="T532">IN</text:span>T. CAFETERIA</text:h>
      <text:p text:style-name="P245">From the window: The Bufones are in there, yelling, punching each other. Lisa gets Marnie's attention. Marnie heads for the door.</text:p>
      <text:h text:style-name="P843" text:outline-level="3">EXT. CAFETERIA</text:h>
      <text:p text:style-name="P37"><text:span text:style-name="T788">Marnie</text:span> exits the cafeteria.</text:p>
      <text:p text:style-name="P311">LISA</text:p>
      <text:p text:style-name="P588">Are the Bufones were going all over the cafeteria telling everyone?</text:p>
      <text:h text:style-name="P868" text:outline-level="3">MARNIE</text:h>
      <text:p text:style-name="P553"><text:span text:style-name="T108">They haven't said</text:span><text:span text:style-name="T38"> a word </text:span><text:span text:style-name="T108">about it</text:span><text:span text:style-name="T38">.</text:span></text:p>
      <text:p text:style-name="P159"><text:span text:style-name="T718">Lisa is relieved</text:span>.</text:p>
      <text:h text:style-name="P818" text:outline-level="2">Episode 12: Ride Home with Cute Guys</text:h>
      <text:h text:style-name="P844" text:outline-level="3">EXT. BUS STOP</text:h>
      <text:p text:style-name="P224"><text:span text:style-name="T38">Lisa sits </text:span><text:span text:style-name="T115">alone</text:span><text:span text:style-name="T38"> on the bench doing </text:span><text:span text:style-name="T138">calculus</text:span><text:span text:style-name="T38">. A </text:span><text:span text:style-name="T311">blu</text:span><text:span text:style-name="T114">e 19</text:span><text:span text:style-name="T311">8</text:span><text:span text:style-name="T371">1</text:span><text:span text:style-name="T114"> </text:span><text:span text:style-name="T311">Camero</text:span><text:span text:style-name="T38"> comes up behind her. </text:span><text:span text:style-name="T117">The driver shouts to her.</text:span></text:p>
      <text:p text:style-name="P344"><text:span text:style-name="T789">ADAM</text:span> </text:p>
      <text:p text:style-name="P600"><text:soft-page-break/>Want a ride?</text:p>
      <text:p text:style-name="P230"><text:span text:style-name="T38">Lisa looks </text:span><text:span text:style-name="T113">at the car</text:span><text:span text:style-name="T38">. </text:span><text:span text:style-name="T113">Is he talking to me?</text:span><text:span text:style-name="T38"> </text:span><text:span text:style-name="T137">S</text:span><text:span text:style-name="T113">he loo</text:span><text:span text:style-name="T116">ks behind her</text:span><text:span text:style-name="T38">. </text:span><text:span text:style-name="T113">S</text:span><text:span text:style-name="T38">he’s the only one there.</text:span></text:p>
      <text:p text:style-name="P521">ADAM</text:p>
      <text:p text:style-name="P671">Yeah, I'm talking to the g<text:span text:style-name="T503">irl</text:span> behind you.</text:p>
      <text:p text:style-name="P31"><text:span text:style-name="T718">Lisa</text:span> picks up her bag, approaches the car very cautiously. Then we see Dan lean forward and look out from the back seat. Jeff peeks out from behind the driver.</text:p>
      <text:p text:style-name="P344">LISA </text:p>
      <text:p text:style-name="P600">Where do you live?</text:p>
      <text:p text:style-name="P344"><text:span text:style-name="T789">DAN</text:span> </text:p>
      <text:p text:style-name="P600">Past Bell Road.</text:p>
      <text:p text:style-name="P344">LISA</text:p>
      <text:p text:style-name="P600">Oh. I live the other way.</text:p>
      <text:p text:style-name="P344"><text:span text:style-name="T790">ADAM</text:span> </text:p>
      <text:p text:style-name="P600">I don’t mind going a little out of the way.</text:p>
      <text:p text:style-name="P31"><text:span text:style-name="T494">Dan opens the car door</text:span>. </text:p>
      <text:h text:style-name="P844" text:outline-level="3">INT. CAR</text:h>
      <text:p text:style-name="P224"><text:span text:style-name="T399">Adam</text:span><text:span text:style-name="T38"> gets out </text:span><text:span text:style-name="T118">and pulls the driver seat forward (it's a 2-door)</text:span><text:span text:style-name="T38"> so Lisa can climb in the back </text:span><text:span text:style-name="T400">and</text:span><text:span text:style-name="T38"> gets back in.</text:span></text:p>
      <text:p text:style-name="P439">D<text:span text:style-name="T791">AN</text:span> <text:span text:style-name="T494">(to Jeff)</text:span></text:p>
      <text:p text:style-name="P600">Do you want to sit back here?</text:p>
      <text:p text:style-name="P224"><text:span text:style-name="T38">Jeff shakes his head. </text:span><text:span text:style-name="T118">The car drives off.</text:span></text:p>
      <text:p text:style-name="P344"><text:span text:style-name="T791">ADAM</text:span> <text:span text:style-name="T644">(to Dan)</text:span></text:p>
      <text:p text:style-name="P600">What, you don’t want to sit next to her?</text:p>
      <text:p text:style-name="P31">Dan<text:span text:style-name="T494">'s</text:span> all flustered. </text:p>
      <text:p text:style-name="P344">D<text:span text:style-name="T791">AN</text:span></text:p>
      <text:p text:style-name="P600">No, I… It’s not that! I’m just trying to be generous.</text:p>
      <text:p text:style-name="P522">ADAM</text:p>
      <text:p text:style-name="P568"><text:span text:style-name="T38">Sorry for making it sound like nobody want</text:span><text:span text:style-name="T118">s</text:span><text:span text:style-name="T38"> to sit by </text:span><text:span text:style-name="T118">you</text:span><text:span text:style-name="T38">. Actually, all three </text:span><text:soft-page-break/><text:span text:style-name="T38">of us wanted to sit back there with you, but someone has to drive.</text:span></text:p>
      <text:p text:style-name="P31">Jeff and Dan chuckle, glance at <text:span text:style-name="T645">Lisa</text:span> to make sure <text:span text:style-name="T645">she</text:span> <text:span text:style-name="T645">i</text:span>sn’t offended. Dan glance<text:span text:style-name="T645">s</text:span> at Jeff to see if Jeff <text:span text:style-name="T645">i</text:span>s offended, chuckle<text:span text:style-name="T645">s</text:span> a little more. Soon <text:span text:style-name="T494">everyone is</text:span> laughing. </text:p>
      <text:p text:style-name="P344"><text:span text:style-name="T494">DAN</text:span> </text:p>
      <text:p text:style-name="P600"><text:span text:style-name="T494">What if the cops saw </text:span>a <text:span text:style-name="T719">Camero</text:span> cruising with the four of us crowded in the back seat <text:span text:style-name="T494">and nobody driving</text:span>.</text:p>
      <text:p text:style-name="P31">Jeff <text:span text:style-name="T494">turns so</text:span> his back <text:span text:style-name="T494">is</text:span> against the passenger door <text:span text:style-name="T646">so he can see Lisa</text:span>. </text:p>
      <text:p text:style-name="P345">LISA</text:p>
      <text:p text:style-name="P673"><text:span text:style-name="T496">Who </text:span>would get <text:span text:style-name="T496">the</text:span> ticket?</text:p>
      <text:p text:style-name="P522">ADAM</text:p>
      <text:p text:style-name="P672">No<text:span text:style-name="T496">body</text:span>. <text:span text:style-name="T496">B</text:span>ecause “<text:span text:style-name="T720">N</text:span>o<text:span text:style-name="T496">body”</text:span> would be driving.</text:p>
      <text:p text:style-name="P224"><text:span text:style-name="T120">Everyone laughs again. </text:span><text:span text:style-name="T38">Jeff rest</text:span><text:span text:style-name="T120">s</text:span><text:span text:style-name="T38"> his arm on the dashboard and </text:span><text:span text:style-name="T120">leans </text:span><text:span text:style-name="T38">his chin </text:span><text:span text:style-name="T120">onto</text:span><text:span text:style-name="T38"> his hand. </text:span></text:p>
      <text:p text:style-name="P344">D<text:span text:style-name="T791">AN</text:span></text:p>
      <text:p text:style-name="P674">Officer, this is my <text:span text:style-name="T496">imaginary friend,</text:span> No<text:span text:style-name="T496">body</text:span>. </text:p>
      <text:p text:style-name="P523"><text:span text:style-name="T791">A</text:span>D<text:span text:style-name="T791">AM (cop voice)</text:span></text:p>
      <text:p text:style-name="P675">Does <text:span text:style-name="T496">Nobody</text:span> have a license?</text:p>
      <text:p text:style-name="P224"><text:span text:style-name="T38">Lisa looks at Jeff, smiles. Jeff gets shy, looks down, turn</text:span><text:span text:style-name="T120">s</text:span><text:span text:style-name="T38"> around to face forward. </text:span></text:p>
      <text:p text:style-name="P344">D<text:span text:style-name="T791">AN</text:span></text:p>
      <text:p text:style-name="P676">Yes officer. Nobody has a license.</text:p>
      <text:p text:style-name="P30">Everyone laughs. </text:p>
      <text:p text:style-name="P346">LISA</text:p>
      <text:p text:style-name="P736">Officer, <text:span text:style-name="T646">you wouldn't expect any</text:span> of <text:span text:style-name="T632">us</text:span> <text:span text:style-name="T664">to</text:span> drive <text:span text:style-name="T646">without</text:span> <text:span text:style-name="T635">licenses.</text:span></text:p>
      <text:p text:style-name="P30"><text:span text:style-name="T635">They all giggle</text:span>. Jeff watches Lisa, <text:span text:style-name="T721">smiles and relaxes</text:span>. </text:p>
      <text:h text:style-name="P844" text:outline-level="3">EXT. LISA’S <text:span text:style-name="T495">STREET</text:span></text:h>
      <text:p text:style-name="P31"><text:span text:style-name="T791">Adam</text:span>’s car rolls by. <text:span text:style-name="T496">We hear the four of them laughing.</text:span></text:p>
      <text:h text:style-name="P844" text:outline-level="3"><text:soft-page-break/>INT. CAR</text:h>
      <text:p text:style-name="P27"><text:span text:style-name="T496">Jeff looks out the window and points</text:span>.</text:p>
      <text:p text:style-name="P344">J<text:span text:style-name="T791">EFF</text:span></text:p>
      <text:p text:style-name="P568"><text:span text:style-name="T38">Hey. Deno Macsenti lives</text:span><text:span text:style-name="T118"> on this street</text:span><text:span text:style-name="T38">. </text:span></text:p>
      <text:p text:style-name="P343"><text:span text:style-name="T791">A</text:span>D<text:span text:style-name="T791">AM</text:span></text:p>
      <text:p text:style-name="P568"><text:span text:style-name="T38">We could visit him and TP </text:span><text:span text:style-name="T120">the</text:span><text:span text:style-name="T38"> neighborhood.</text:span></text:p>
      <text:p text:style-name="P29"><text:span text:style-name="T497">Jeff thinks this is the most fabulous plan in the world</text:span>.</text:p>
      <text:p text:style-name="P348">J<text:span text:style-name="T791">EFF</text:span></text:p>
      <text:p text:style-name="P570"><text:span text:style-name="T123">Yeah!</text:span><text:span text:style-name="T38"> </text:span></text:p>
      <text:p text:style-name="P28">Lisa gathers her backpack.</text:p>
      <text:p text:style-name="P391">LISA</text:p>
      <text:p text:style-name="P569"><text:span text:style-name="T121">That</text:span><text:span text:style-name="T122"> </text:span><text:span text:style-name="T123">wa</text:span><text:span text:style-name="T121">s really sweet of you guys </text:span><text:span text:style-name="T123">to give me a ride.</text:span></text:p>
      <text:p text:style-name="P522">ADAM</text:p>
      <text:p text:style-name="P569"><text:span text:style-name="T121">It was Jeff's idea. He </text:span><text:span text:style-name="T122">said it was </text:span><text:span text:style-name="T123">really </text:span><text:span text:style-name="T122">important</text:span><text:span text:style-name="T121"> to make sure you got home OK.</text:span></text:p>
      <text:p text:style-name="P392">LISA (very sincere)</text:p>
      <text:p text:style-name="P570"><text:span text:style-name="T121">Tha</text:span><text:span text:style-name="T123">nk you, Jeff.</text:span></text:p>
      <text:p text:style-name="P73">Jeff looks at her, embarrassed. He turns and hides his face in his hands. </text:p>
      <text:p text:style-name="P347">J<text:span text:style-name="T791">EFF</text:span></text:p>
      <text:p text:style-name="P705">Sure.</text:p>
      <text:p text:style-name="P74">Lisa gets out of the car.</text:p>
      <text:p text:style-name="P522">DAN</text:p>
      <text:p text:style-name="P568"><text:span text:style-name="T38">Let’s see if </text:span><text:span text:style-name="T122">Deno i</text:span><text:span text:style-name="T38">s home.</text:span></text:p>
      <text:h text:style-name="P844" text:outline-level="3">EXT. LISA’S HOUSE</text:h>
      <text:p text:style-name="P224"><text:span text:style-name="T122">The car drives away </text:span><text:span text:style-name="T312">while</text:span><text:span text:style-name="T122"> </text:span><text:span text:style-name="T38">Lisa looks at </text:span><text:span text:style-name="T119">the</text:span><text:span text:style-name="T38"> tree... </text:span><text:span text:style-name="T253">how to keep toilet paper out of it</text:span><text:span text:style-name="T38">.</text:span></text:p>
      <text:h text:style-name="P819" text:outline-level="2">Episode 13: Drugs</text:h>
      <text:h text:style-name="P823" text:outline-level="3"><text:span text:style-name="T31">EX</text:span><text:span text:style-name="T13">T. </text:span><text:span text:style-name="T31">UNDER FOOTBALL BLEACHERS - </text:span><text:span text:style-name="T32">NOON</text:span></text:h>
      <text:p text:style-name="P7"><text:span text:style-name="T201">Dan and Jeff are smoking joints. </text:span><text:span text:style-name="T202">Sitting in the grass, doing nothing, saying nothing.</text:span></text:p>
      <text:p text:style-name="P259"><text:soft-page-break/><text:span text:style-name="T202">I</text:span><text:span text:style-name="T38">n the background </text:span><text:span text:style-name="T203">behind Jeff</text:span><text:span text:style-name="T38">, a blurry figure approaches. Dan </text:span><text:span text:style-name="T203">looks up</text:span><text:span text:style-name="T38"> sees </text:span><text:span text:style-name="T203">Mrs. Moore, puts out his joint</text:span><text:span text:style-name="T38"> </text:span><text:span text:style-name="T203">and hides it. Jeff turns </text:span><text:span text:style-name="T271">to see what Dan is looking at</text:span><text:span text:style-name="T203"> and blows out a puff of smoke.</text:span></text:p>
      <text:p text:style-name="P376">M<text:span text:style-name="T551">RS. MOORE </text:span></text:p>
      <text:p text:style-name="P706">Jeff!</text:p>
      <text:h text:style-name="P858" text:outline-level="3"><text:span text:style-name="T13">INT. </text:span><text:span text:style-name="T22">MR COTTER'S </text:span><text:span text:style-name="T13">CLASSROOM</text:span></text:h>
      <text:p text:style-name="P258"><text:span text:style-name="T38">The desks are arranged in three groups. </text:span><text:span text:style-name="T108">E</text:span><text:span text:style-name="T38">ach </text:span><text:span text:style-name="T108">group has</text:span><text:span text:style-name="T38"> </text:span><text:span text:style-name="T108">the chair</text:span><text:span text:style-name="T38"> back</text:span><text:span text:style-name="T108">s</text:span><text:span text:style-name="T38"> to one of three walls and facing the center of the classroom, </text:span><text:span text:style-name="T108">sort of like a semi-circle but more square</text:span><text:span text:style-name="T38">. </text:span></text:p>
      <text:p text:style-name="P75">Lisa sits in the front of the rows facing <text:span text:style-name="T647">ea</text:span>st. <text:span text:style-name="T599">Luke sits behind her. Kelly sits in the back, facing west.</text:span> Students mingle in their seats. Marnie rushes into class, up to Lisa.</text:p>
      <text:p text:style-name="P311">MARNIE</text:p>
      <text:p text:style-name="P588">Did you hear? Jeff’s going to be late for class. If he makes it to class at all.</text:p>
      <text:p text:style-name="P311">LISA</text:p>
      <text:p text:style-name="P588">What happened?</text:p>
      <text:p text:style-name="P311">MARNIE</text:p>
      <text:p text:style-name="P553"><text:span text:style-name="T38">Jeff and Dan got </text:span><text:span text:style-name="T124">caught</text:span><text:span text:style-name="T38"> smoking pot behind the football bleachers. </text:span></text:p>
      <text:p text:style-name="P311">LISA</text:p>
      <text:p text:style-name="P588"><text:span text:style-name="T492">I can't believe this. They're harmless troublemakers, not druggies.</text:span> </text:p>
      <text:p text:style-name="P311">MARNIE</text:p>
      <text:p text:style-name="P588">They’re in the office. <text:span text:style-name="T635">Mrs. Moore</text:span> is calling their parents. </text:p>
      <text:p text:style-name="P311">LISA</text:p>
      <text:p text:style-name="P588">I hope Jeff comes to class. I want him to know how angry I am. </text:p>
      <text:p text:style-name="P8">Mr. Cotter enters, goes to the front of the room. Marnie goes to her seat <text:span text:style-name="T599">near Lisa</text:span>.</text:p>
      <text:p text:style-name="P280"><text:span text:style-name="T38">Lisa </text:span><text:span text:style-name="T139">glare</text:span><text:span text:style-name="T38">s </text:span><text:span text:style-name="T139">angrily</text:span><text:span text:style-name="T38"> across the room. </text:span></text:p>
      <text:p text:style-name="P280"><text:span text:style-name="T38">There’s one empty desk </text:span><text:span text:style-name="T258">near</text:span><text:span text:style-name="T38"> the door, </text:span><text:span text:style-name="T225">in front of Kelly</text:span><text:span text:style-name="T38">.</text:span></text:p>
      <text:p text:style-name="P311">MR. COTTER</text:p>
      <text:p text:style-name="P553"><text:soft-page-break/><text:span text:style-name="T111">Today's discussion is the m</text:span><text:span text:style-name="T38">orals </text:span><text:span text:style-name="T111">of work and moral obligation of modern businesses.</text:span></text:p>
      <text:p text:style-name="P707">Let's start with a <text:span text:style-name="T665">hypothetical situation</text:span>. What if a married couple just had a baby and the husband decided he wanted to stay home to raise the baby. Should he be allowed to?</text:p>
      <text:p text:style-name="P503">MARNIE</text:p>
      <text:p text:style-name="P567"><text:span text:style-name="T111">S</text:span><text:span text:style-name="T38">ociety </text:span><text:span text:style-name="T111">doe</text:span><text:span text:style-name="T38">sn’t </text:span><text:span text:style-name="T111">want to change their paradigm</text:span><text:span text:style-name="T38">. Men </text:span><text:span text:style-name="T109">and even most women</text:span><text:span text:style-name="T38"> still expect wives to do all the bab</text:span><text:span text:style-name="T109">y raising and home slave labor</text:span><text:span text:style-name="T38">.</text:span></text:p>
      <table:table table:name="Table2" table:style-name="Table2">
        <table:table-column table:style-name="Table2.A"/>
        <table:table-column table:style-name="Table2.B"/>
        <table:table-row>
          <table:table-cell table:style-name="Table2.A1" office:value-type="string">
            <text:p text:style-name="P26">The door opens. Lisa looks <text:span text:style-name="T493">up</text:span>. </text:p>
            <text:p text:style-name="P26">Jeff sneaks in, sits in the empty seat.</text:p>
            <text:p text:style-name="P26">Lisa glares holes into Jeff. </text:p>
            <text:p text:style-name="P25">Jeff sees her, <text:span text:style-name="T493">is shocked she's looking at him</text:span>.</text:p>
            <text:p text:style-name="P25">Lisa cracks a smile, looks away. She puts on a straight face, then a scowl. She scowls toward Jeff again.</text:p>
            <text:p text:style-name="P25">Jeff’s still looking at her.</text:p>
            <text:p text:style-name="P25">Lisa smile <text:span text:style-name="T493">cracks again. She</text:span> puts her hand over her mouth, looks away. She scowl<text:span text:style-name="T493">s</text:span> <text:span text:style-name="T493">and looks at</text:span> Jeff.</text:p>
            <text:p text:style-name="P25">Jeff smiles at her.</text:p>
            <text:p text:style-name="P25">Lisa smile<text:span text:style-name="T493">s</text:span>, tries to wipe <text:span text:style-name="T493">it</text:span> away, but the smile <text:span text:style-name="T493">returns</text:span>.</text:p>
          </table:table-cell>
          <table:table-cell table:style-name="Table2.A1" office:value-type="string">
            <text:p text:style-name="P787"><text:span text:style-name="T372">K</text:span><text:span text:style-name="T410">ELLY</text:span><text:span text:style-name="T38"> </text:span><text:span text:style-name="T109">(OS)</text:span></text:p>
            <text:p text:style-name="P792">I don’t want <text:span text:style-name="T493">to get married or have</text:span> kids. I want to be a <text:span text:style-name="T493">small town</text:span> doctor. <text:span text:style-name="T493">And get paid in chickens if the patients can't afford care</text:span>.</text:p>
            <text:p text:style-name="P786"><text:span text:style-name="T38">MR. COTTER </text:span><text:span text:style-name="T109">(OS)</text:span></text:p>
            <text:p text:style-name="P797"><text:span text:style-name="T112">But </text:span><text:span text:style-name="T373">Kelly</text:span><text:span text:style-name="T112">, don't let anyone tell you that you have to decide to have one or the other. </text:span><text:span text:style-name="T38">Businesses are </text:span><text:span text:style-name="T111">starting to </text:span><text:span text:style-name="T38">accommodat</text:span><text:span text:style-name="T111">e</text:span><text:span text:style-name="T38"> women who want to work. It’s not a moral issue. It’s in their financial interest. It doesn’t make </text:span><text:span text:style-name="T111">financial</text:span><text:span text:style-name="T38"> sense to force </text:span><text:span text:style-name="T111">half the intelligent adult population</text:span><text:span text:style-name="T38"> </text:span><text:span text:style-name="T111">out of the job market</text:span><text:span text:style-name="T38">.</text:span></text:p>
          </table:table-cell>
        </table:table-row>
      </table:table>
      <text:p text:style-name="P311">MR. COTTER</text:p>
      <text:p text:style-name="P588">Jeff, you’re late.</text:p>
      <text:p text:style-name="P8">Jeff, <text:span text:style-name="T493">startled,</text:span> looks at Mr. Cotter <text:span text:style-name="T493">sheepishly</text:span>.</text:p>
      <text:p text:style-name="P8"><text:soft-page-break/>INSERT Mr. Cotter slaps a pink slip on the desk. Jeff Bufone: Late</text:p>
      <text:p text:style-name="P223"><text:span text:style-name="T109">Jeff</text:span><text:span text:style-name="T38"> looks at the pink slip, pulls another out of his pocket, uncrumples it, and places it next to the one from Mr. Cotter. Then takes a third out of his pocket, uncrumples it, and places that one on his desk also. </text:span></text:p>
      <text:p text:style-name="P223"><text:span text:style-name="T38">Jeff looks up at Lisa, </text:span><text:span text:style-name="T110">she </text:span><text:span text:style-name="T38">smiles back.</text:span></text:p>
      <text:h text:style-name="P820" text:outline-level="2">Episode 1<text:span text:style-name="T598">4</text:span>: <text:span text:style-name="T598">Mando Catfish</text:span></text:h>
      <text:h text:style-name="P824" text:outline-level="3">EXT. <text:span text:style-name="T834">BECKY’S STREET</text:span></text:h>
      <text:p text:style-name="P276"><text:span text:style-name="T38">Lisa</text:span><text:span text:style-name="T164">'s car </text:span><text:span text:style-name="T167">arrives </text:span><text:span text:style-name="T178">with its headlights off</text:span><text:span text:style-name="T165">. </text:span><text:span text:style-name="T167">The car is loud, it stalls out </text:span><text:span text:style-name="T419">in the middle of the cul de sac</text:span><text:span text:style-name="T167">. </text:span></text:p>
      <text:p text:style-name="P243"><text:span text:style-name="T164">Lisa </text:span><text:span text:style-name="T38">and Marnie </text:span><text:span text:style-name="T165">get out of</text:span><text:span text:style-name="T38"> </text:span><text:span text:style-name="T167">the</text:span><text:span text:style-name="T38"> car. </text:span></text:p>
      <text:p text:style-name="P537">LISA</text:p>
      <text:p text:style-name="P809">Let’s just leave it here. </text:p>
      <text:h text:style-name="P845" text:outline-level="3">EXT. <text:span text:style-name="T834">BECKY’S BACK YARD</text:span></text:h>
      <text:p text:style-name="P309"><text:span text:style-name="T420">A</text:span><text:span text:style-name="T38"> bunch of high school kids </text:span><text:span text:style-name="T166">hang around </text:span><text:span text:style-name="T420">near a</text:span><text:span text:style-name="T166"> picnic table covered with </text:span><text:span text:style-name="T169">leftover </text:span><text:span text:style-name="T166">food </text:span><text:span text:style-name="T169">and dirty paper plates</text:span><text:span text:style-name="T166">. </text:span><text:span text:style-name="T420">Some kids dangle their feet in the pool, others hang around the fountain.</text:span><text:span text:style-name="T166"> </text:span><text:span text:style-name="T169">The picnic is almost over.</text:span><text:span text:style-name="T166"> There are balloons and a sign that says Happy Birthday Luke. </text:span></text:p>
      <text:h text:style-name="P845" text:outline-level="3">EXT. <text:span text:style-name="T834">BECKY’S FRONT YARD</text:span></text:h>
      <text:p text:style-name="P802">Lisa and Marnie head for the picnic.</text:p>
      <text:p text:style-name="P364">MARNIE</text:p>
      <text:p text:style-name="P609"><text:span text:style-name="T835">Becky finally invites us to one of her parties and we almost don't even get there because you insist on driving a car that keeps stalling out</text:span>.</text:p>
      <text:p text:style-name="P364">LISA</text:p>
      <text:p text:style-name="P652"><text:span text:style-name="T665">People are starting to realize we only have barely a year of this left. Nobody cares who is cool and who isn't anymore</text:span>. <text:span text:style-name="T527">I bet we'll get invited to more parties next year. </text:span></text:p>
      <text:p text:style-name="P762">Although now I won't be able to go to many of them since I'm working.</text:p>
      <text:p text:style-name="P364"><text:soft-page-break/>MARNIE <text:span text:style-name="T528">(stressing)</text:span></text:p>
      <text:p text:style-name="P588">I don’t want to stay long. <text:span text:style-name="T528">What if everyone ignores us? Or worse, picks on us?</text:span></text:p>
      <text:p text:style-name="P311">LISA <text:span text:style-name="T528">(not at all stressed)</text:span></text:p>
      <text:p text:style-name="P588">I<text:span text:style-name="T522">f we're having fun we stay, if not we go</text:span>.</text:p>
      <text:p text:style-name="P8">A<text:span text:style-name="T523">s Lisa and Marnie get closer to the picnic tables, they pass</text:span> <text:span text:style-name="T525">Julie and Krissy</text:span> flirt<text:span text:style-name="T526">ing</text:span> with <text:span text:style-name="T527">Jeff and Dan</text:span>. <text:span text:style-name="T527">Kelly and Becky flirt with Luke and his friends.</text:span></text:p>
      <text:p text:style-name="P393">LUKE</text:p>
      <text:p text:style-name="P782"><text:span text:style-name="T38">Hey! Catf</text:span><text:span text:style-name="T169">i</text:span><text:span text:style-name="T38">sh is here!</text:span></text:p>
      <text:p text:style-name="P393">D<text:span text:style-name="T792">AN</text:span></text:p>
      <text:p text:style-name="P703">Catfish!</text:p>
      <text:p text:style-name="P393">J<text:span text:style-name="T792">EFF</text:span></text:p>
      <text:p text:style-name="P703">Catfish!</text:p>
      <text:p text:style-name="P545"><text:span text:style-name="T38">LISA </text:span><text:span text:style-name="T179">(under her breath)</text:span></text:p>
      <text:p text:style-name="P782"><text:span text:style-name="T168">Why </text:span><text:span text:style-name="T169">do</text:span><text:span text:style-name="T168"> people</text:span><text:span text:style-name="T38"> call me Catfish.</text:span></text:p>
      <text:p text:style-name="P525">BECKY</text:p>
      <text:p text:style-name="P708">Fashionably late?</text:p>
      <text:p text:style-name="P546"><text:span text:style-name="T178">MARNIE</text:span><text:span text:style-name="T38"> </text:span></text:p>
      <text:p text:style-name="P783"><text:span text:style-name="T178">Very UNfashionably late</text:span><text:span text:style-name="T38">.</text:span></text:p>
      <text:p text:style-name="P246"><text:span text:style-name="T38">Lisa </text:span><text:span text:style-name="T179">and Marnie </text:span><text:span text:style-name="T38">go to the </text:span><text:span text:style-name="T180">close end of the</text:span><text:span text:style-name="T38"> picnic table where there </text:span><text:span text:style-name="T177">a few</text:span><text:span text:style-name="T38"> cooked hot dogs </text:span><text:span text:style-name="T178">and hamburgers</text:span><text:span text:style-name="T38"> </text:span><text:span text:style-name="T177">left</text:span><text:span text:style-name="T38"> on a </text:span><text:span text:style-name="T178">paper</text:span><text:span text:style-name="T38"> plate. </text:span><text:span text:style-name="T177">At</text:span><text:span text:style-name="T38"> the </text:span><text:span text:style-name="T180">far</text:span><text:span text:style-name="T38"> </text:span><text:span text:style-name="T177">end</text:span><text:span text:style-name="T38"> of the table </text:span><text:span text:style-name="T177">are a few different bottles of</text:span><text:span text:style-name="T38"> mustard and ketchup. </text:span><text:span text:style-name="T181">Almost-empty bags of</text:span><text:span text:style-name="T38"> </text:span><text:span text:style-name="T181">t</text:span><text:span text:style-name="T180">ortilla chips and</text:span><text:span text:style-name="T181"> container of</text:span><text:span text:style-name="T180"> potato salad in between.</text:span><text:span text:style-name="T38"> </text:span><text:span text:style-name="T179">Lisa and Marnie</text:span><text:span text:style-name="T177"> each take a plate and start loading them with buns, salad, chips.</text:span></text:p>
      <text:p text:style-name="P246"><text:span text:style-name="T179">A </text:span><text:span text:style-name="T180">few</text:span><text:span text:style-name="T179"> kids </text:span><text:span text:style-name="T180">occasionally walk past in the background, toward the </text:span><text:span text:style-name="T421">street</text:span><text:span text:style-name="T180">. They say goodbye, wave to whomever they're walking away from. </text:span></text:p>
      <text:p text:style-name="P7"><text:span text:style-name="T179">Dan wanders into the background i</text:span><text:span text:style-name="T178">n </text:span><text:span text:style-name="T179">front of the kids leaving. He</text:span><text:span text:style-name="T38"> gets Jeff’s attention and nods toward Lisa. </text:span><text:span text:style-name="T179">Jeff comes up to</text:span><text:span text:style-name="T38"> </text:span><text:span text:style-name="T178">Dan, </text:span><text:span text:style-name="T179">Dan</text:span><text:span text:style-name="T178"> says something to Jeff</text:span><text:span text:style-name="T38">, </text:span><text:span text:style-name="T179">Jeff</text:span><text:span text:style-name="T38"> shakes his head </text:span><text:span text:style-name="T178">and moves away.</text:span><text:span text:style-name="T38"> Dan </text:span><text:span text:style-name="T178">motions for</text:span><text:span text:style-name="T38"> Jeff to following him.</text:span></text:p>
      <text:p text:style-name="P8">Dan comes over, stands on the other side of the picnic table from Lisa and Marnie.</text:p>
      <text:p text:style-name="P8"><text:soft-page-break/>Lisa tries to force mustard out of a bottle onto a hamburger.</text:p>
      <text:p text:style-name="P311">D<text:span text:style-name="T792">AN</text:span></text:p>
      <text:p text:style-name="P588">That <text:span text:style-name="T673">bottle</text:span> sucks. Try this one.</text:p>
      <text:p text:style-name="P8">Dan hands Lisa a different mustard bottle from his side of the picnic table.</text:p>
      <text:p text:style-name="P311">LISA</text:p>
      <text:p text:style-name="P588">Thanks. </text:p>
      <text:p text:style-name="P146"><text:span text:style-name="T674">Lisa takes the bottle and puts mustard on her hamburger</text:span>.</text:p>
      <text:p text:style-name="P447">MARNIE</text:p>
      <text:p text:style-name="P553"><text:span text:style-name="T38">We just came from a</text:span><text:span text:style-name="T178">nother</text:span><text:span text:style-name="T38"> birthday party for one of the guys Lisa works with.</text:span></text:p>
      <text:p text:style-name="P146"><text:span text:style-name="T674">Lisa gives Marnie the bottle. She puts mustard on her hamburger</text:span>.</text:p>
      <text:p text:style-name="P447">D<text:span text:style-name="T792">AN</text:span></text:p>
      <text:p text:style-name="P588">Where do you work?</text:p>
      <text:p text:style-name="P311">LISA</text:p>
      <text:p text:style-name="P553"><text:span text:style-name="T38">Baskin Robbins on 19</text:span><text:span text:style-name="T430">th</text:span><text:span text:style-name="T38"> and Osborn.</text:span></text:p>
      <text:p text:style-name="P311">MARNIE</text:p>
      <text:p text:style-name="P588">Man, we had so much trouble getting here.</text:p>
      <text:p text:style-name="P311">D<text:span text:style-name="T792">AN</text:span></text:p>
      <text:p text:style-name="P588">What happened?</text:p>
      <text:p text:style-name="P311">MARNIE</text:p>
      <text:p text:style-name="P588">Lisa’s piece of junk <text:span text:style-name="T666">she calls a</text:span> car wouldn’t work.</text:p>
      <text:p text:style-name="P311">D<text:span text:style-name="T792">AN</text:span></text:p>
      <text:p text:style-name="P588">What’s wrong with it?</text:p>
      <text:p text:style-name="P311">LISA</text:p>
      <text:p text:style-name="P588">Had trouble starting it, then <text:span text:style-name="T533">I</text:span> wasn’t sure it would keep going. Either the battery or alternator.</text:p>
      <text:p text:style-name="P553"><text:span text:style-name="T38">We stopped at an auto parts store. </text:span><text:span text:style-name="T130">There aren't any shops</text:span><text:span text:style-name="T38"> open </text:span><text:span text:style-name="T130">this time of night that will take a look at it</text:span><text:span text:style-name="T38">.</text:span></text:p>
      <text:p text:style-name="P588"><text:soft-page-break/>But I ended up not buying anything since I don’t know how to install a battery.</text:p>
      <text:p text:style-name="P311">D<text:span text:style-name="T792">AN</text:span></text:p>
      <text:p text:style-name="P588">Do you want me to help?</text:p>
      <text:p text:style-name="P311">LISA</text:p>
      <text:p text:style-name="P588"><text:span text:style-name="T533">Yeah. Except</text:span> <text:span text:style-name="T533">t</text:span>he store’s closed<text:span text:style-name="T533"> </text:span>now. And if it’s the alternator, a new battery won’t help. <text:span text:style-name="T534">I hope it's not the alternator. Let's see... 200 dollars divided by a little more than 3 dollars an hour after taxes, that's more than 60 hours. I'll have to work a few more weeks before I have enough money saved up for that.</text:span></text:p>
      <text:p text:style-name="P363">MARNIE</text:p>
      <text:p text:style-name="P588"><text:span text:style-name="T524">I don't know why you got that piece of junk</text:span>.</text:p>
      <text:p text:style-name="P311">LISA</text:p>
      <text:p text:style-name="P709">It was $600! It's all I can afford!</text:p>
      <text:p text:style-name="P8"><text:span text:style-name="T533">Dan motions for </text:span>Jeff <text:span text:style-name="T533">to come over</text:span>. He<text:span text:style-name="T533">'</text:span>s <text:span text:style-name="T533">very reluctant and</text:span> quiet. </text:p>
      <text:p text:style-name="P311">J<text:span text:style-name="T792">EFF</text:span></text:p>
      <text:p text:style-name="P588">Hi.</text:p>
      <text:p text:style-name="P311">LISA and MARNIE</text:p>
      <text:p text:style-name="P588">Hi.</text:p>
      <text:p text:style-name="P246"><text:span text:style-name="T179">There's a terrible awkward silence. Lisa and Marnie take bites of their food, </text:span><text:span text:style-name="T181">sit down</text:span><text:span text:style-name="T179">. Dan grabs a </text:span><text:span text:style-name="T181">bag of</text:span><text:span text:style-name="T179"> chip</text:span><text:span text:style-name="T181">s</text:span><text:span text:style-name="T179">, munches on </text:span><text:span text:style-name="T181">a chip</text:span><text:span text:style-name="T179"> with a very loud crunch, </text:span><text:span text:style-name="T181">keeps chewing very slowly, looks up, looks around... is there something </text:span><text:span text:style-name="T259">around her</text:span><text:span text:style-name="T181"> to talk about? Lisa gives them a polite, odd smile.</text:span><text:span text:style-name="T179"> </text:span><text:span text:style-name="T181">Dan offers a chip to Jeff, who refuses.</text:span><text:span text:style-name="T179"> Jeff looks down. He's failed.</text:span></text:p>
      <text:h text:style-name="P859" text:outline-level="3"><text:span text:style-name="T13">EXT. PARK - </text:span><text:span text:style-name="T24">NIGHT</text:span></text:h>
      <text:p text:style-name="P247"><text:span text:style-name="T38">Marnie and </text:span><text:span text:style-name="T179">L</text:span><text:span text:style-name="T38">isa walk back to</text:span><text:span text:style-name="T181">ward</text:span><text:span text:style-name="T38"> the </text:span><text:span text:style-name="T181">parking lot</text:span><text:span text:style-name="T38">. </text:span><text:span text:style-name="T181">The only people remaining are Luke and a couple of </text:span><text:span text:style-name="T253">F</text:span><text:span text:style-name="T181">riends.</text:span><text:span text:style-name="T38"> </text:span><text:span text:style-name="T253">Lisa and Marnie</text:span><text:span text:style-name="T38"> say goodbye, </text:span><text:span text:style-name="T181">wish Happy Birthday</text:span><text:span text:style-name="T38"> to </text:span><text:span text:style-name="T181">Luke, wave to everyone else</text:span><text:span text:style-name="T38">.</text:span></text:p>
      <text:p text:style-name="P368">LISA <text:span text:style-name="T635">and MARNIE</text:span></text:p>
      <text:p text:style-name="P678"><text:soft-page-break/>Happy Birthday, <text:span text:style-name="T722">Luke</text:span>.</text:p>
      <text:p text:style-name="P247"><text:span text:style-name="T181">L</text:span><text:span text:style-name="T38">isa and Marnie </text:span><text:span text:style-name="T181">go off to</text:span><text:span text:style-name="T422">ward</text:span><text:span text:style-name="T181"> the </text:span><text:span text:style-name="T422">car</text:span><text:span text:style-name="T38">. </text:span></text:p>
      <text:p text:style-name="P311">D<text:span text:style-name="T792">AN</text:span> <text:span text:style-name="T648">(OS)</text:span></text:p>
      <text:p text:style-name="P588">Wait!</text:p>
      <text:p text:style-name="P8"><text:span text:style-name="T534">Lisa and Marnie</text:span> turn around to see Dan <text:span text:style-name="T535">runn</text:span>ing to catch up to <text:span text:style-name="T535">them</text:span>, with Jeff <text:span text:style-name="T537">slowly,</text:span> <text:span text:style-name="T535">reluctant</text:span>ly following<text:span text:style-name="T536"> </text:span>behind.</text:p>
      <text:p text:style-name="P311">D<text:span text:style-name="T792">AN</text:span></text:p>
      <text:p text:style-name="P588">I want to make sure you get your car started.</text:p>
      <text:p text:style-name="P471">MARNIE</text:p>
      <text:p text:style-name="P679"><text:span text:style-name="T535">Good. We need someone to do that</text:span>.</text:p>
      <text:p text:style-name="P248"><text:span text:style-name="T182">Dan</text:span><text:span text:style-name="T38"> walk</text:span><text:span text:style-name="T182">s</text:span><text:span text:style-name="T38"> with </text:span><text:span text:style-name="T182">them</text:span><text:span text:style-name="T38"> to the car.</text:span></text:p>
      <text:p text:style-name="P311">D<text:span text:style-name="T792">AN</text:span></text:p>
      <text:p text:style-name="P553"><text:span text:style-name="T184">Maybe</text:span><text:span text:style-name="T183"> we </text:span><text:span text:style-name="T184">should</text:span><text:span text:style-name="T38"> follow you home, </text:span><text:span text:style-name="T184">just in case</text:span><text:span text:style-name="T38">. </text:span></text:p>
      <text:p text:style-name="P311">LISA</text:p>
      <text:p text:style-name="P588"><text:span text:style-name="T536">If I can get it started, you probably don't</text:span> need to. </text:p>
      <text:p text:style-name="P311">D<text:span text:style-name="T792">AN</text:span></text:p>
      <text:p text:style-name="P588"><text:span text:style-name="T536">W</text:span>e would anyway. <text:span text:style-name="T536">I'd rather make sure you got home safe than wonder if you're OK.</text:span></text:p>
      <text:p text:style-name="P311">LISA</text:p>
      <text:p text:style-name="P588">Actually, that would be really <text:span text:style-name="T666">nice</text:span>. <text:span text:style-name="T537">Especially since I'll be driving with my headlights off.</text:span></text:p>
      <text:p text:style-name="P7"><text:span text:style-name="T185">Lisa and Marnie get in the car. </text:span><text:span text:style-name="T38">The car start</text:span><text:span text:style-name="T185">s</text:span><text:span text:style-name="T38"> fine. Lisa talks </text:span><text:span text:style-name="T185">to Dan</text:span><text:span text:style-name="T38"> out the window.</text:span></text:p>
      <text:p text:style-name="P311">LISA</text:p>
      <text:p text:style-name="P588"><text:span text:style-name="T537">I can't</text:span> idle while <text:span text:style-name="T635">I wait for</text:span> <text:span text:style-name="T537">you to</text:span> get to <text:span text:style-name="T537">your</text:span> car. <text:span text:style-name="T537">I need to give it gas else</text:span> my battery <text:span text:style-name="T722">will</text:span> <text:span text:style-name="T537">die</text:span>. <text:span text:style-name="T537">I'll drive slowly so you can catch up.</text:span></text:p>
      <text:p text:style-name="P38">Jeff <text:span text:style-name="T537">finally gets to Lisa's car</text:span> as <text:span text:style-name="T537">she</text:span> dr<text:span text:style-name="T537">i</text:span>ve<text:span text:style-name="T537">s</text:span> away slowly <text:span text:style-name="T537">with the headlights off</text:span>. <text:span text:style-name="T537">Marnie waves at him out the window.</text:span></text:p>
      <text:h text:style-name="P860" text:outline-level="3"><text:soft-page-break/><text:span text:style-name="T25">IN</text:span><text:span text:style-name="T13">T. </text:span><text:span text:style-name="T25">CAR</text:span><text:span text:style-name="T13"> - </text:span><text:span text:style-name="T24">NIGHT</text:span></text:h>
      <text:p text:style-name="P39"><text:span text:style-name="T537">Lisa looks in the</text:span> rear view mirror. </text:p>
      <text:p text:style-name="P311">MARNIE</text:p>
      <text:p text:style-name="P588">I am totally shocked. Out of everyone at that party, it was the Bufones who came over to sit with us. <text:s/></text:p>
      <text:p text:style-name="P369">LISA</text:p>
      <text:p text:style-name="P610"><text:span text:style-name="T538">And they didn't go running around yelling things like “Beetle Beetle</text:span>.”</text:p>
      <text:p text:style-name="P369">MARNIE</text:p>
      <text:p text:style-name="P610"><text:span text:style-name="T537">I would've thought Becky would've talked to us more since she invited us</text:span>.</text:p>
      <text:p text:style-name="P369">LISA</text:p>
      <text:p text:style-name="P680">Eh, she had a lot of other friends there.</text:p>
      <text:p text:style-name="P369">MARNIE</text:p>
      <text:p text:style-name="P680">But so did the Bufones. And they picked us to talk to.</text:p>
      <text:p text:style-name="P39"><text:span text:style-name="T537">Lisa looks in the</text:span> rear view mirror <text:span text:style-name="T538">again</text:span>. </text:p>
      <text:p text:style-name="P369">LISA</text:p>
      <text:p text:style-name="P610">Are they still back there? <text:span text:style-name="T538">I don't want to turn until I see them behind us.</text:span></text:p>
      <text:p text:style-name="P39"><text:span text:style-name="T538">Marnie looks back out the window.</text:span> </text:p>
      <text:p text:style-name="P369">MARNIE</text:p>
      <text:p text:style-name="P680">I don't see them.</text:p>
      <text:p text:style-name="P39"><text:span text:style-name="T537">Lisa looks in the</text:span> rear view mirror. <text:span text:style-name="T538">A pair of headlights turn on behind them.</text:span></text:p>
      <text:p text:style-name="P369">LISA</text:p>
      <text:p text:style-name="P680">I think that's them. I've got to give it more gas before it stalls out again. </text:p>
      <text:p text:style-name="P40">Lisa's car turns and speeds up a little.</text:p>
      <text:p text:style-name="P369">LISA</text:p>
      <text:p text:style-name="P610"><text:span text:style-name="T538">I was really </text:span>impressed that Dan offered to make sure the car started.</text:p>
      <text:p text:style-name="P472">MARNIE</text:p>
      <text:p text:style-name="P610">Why was Jeff so quiet? That was weird.</text:p>
      <text:p text:style-name="P311"><text:soft-page-break/>LISA</text:p>
      <text:p text:style-name="P588"><text:span text:style-name="T635">T</text:span>hat didn’t seem like Jeff <text:span text:style-name="T538">at all</text:span>. <text:span text:style-name="T649">He's</text:span> always yelling stuff.</text:p>
      <text:p text:style-name="P39"><text:span text:style-name="T537">Lisa looks in the</text:span> rear view mirror <text:span text:style-name="T538">again</text:span>. </text:p>
      <text:p text:style-name="P369">LISA</text:p>
      <text:p text:style-name="P680">Where are they? They should've caught up to us by now.</text:p>
      <text:p text:style-name="P40">Marnie cranes her neck to look out the back window. Marnie turns back around exasperated.</text:p>
      <text:p text:style-name="P370">MARNIE</text:p>
      <text:p text:style-name="P710">They couldn't follow us if they were tied to our car.</text:p>
      <text:p text:style-name="P350">LISA</text:p>
      <text:p text:style-name="P571"><text:span text:style-name="T38">Darn. I was hoping they</text:span><text:span text:style-name="T186">'</text:span><text:span text:style-name="T38">d hang out with us </text:span><text:span text:style-name="T186">when</text:span><text:span text:style-name="T38"> we got back to </text:span><text:span text:style-name="T186">your</text:span><text:span text:style-name="T38"> house.</text:span></text:p>
      <text:h text:style-name="P861" text:outline-level="3"><text:span text:style-name="T20">EX</text:span><text:span text:style-name="T13">T. </text:span><text:span text:style-name="T36">CHICK ON A STICK</text:span><text:span text:style-name="T34"> JOINT</text:span><text:span text:style-name="T13"> – NIGHT</text:span></text:h>
      <text:p text:style-name="P227"><text:span text:style-name="T187">Lisa's c</text:span><text:span text:style-name="T128">ar </text:span><text:span text:style-name="T187">pulls into the parking lot, again with lights off and stalls mid-space</text:span><text:span text:style-name="T128">.</text:span><text:span text:style-name="T38"> </text:span></text:p>
      <text:h text:style-name="P862" text:outline-level="3"><text:span text:style-name="T26">IN</text:span><text:span text:style-name="T13">T. </text:span><text:span text:style-name="T21">CAR</text:span><text:span text:style-name="T13"> – NIGHT</text:span></text:h>
      <text:p text:style-name="P249"><text:span text:style-name="T187">Lisa and Marnie stare straight ahead</text:span><text:span text:style-name="T128">. </text:span><text:span text:style-name="T187">Not this again.</text:span><text:span text:style-name="T38"> </text:span></text:p>
      <text:p text:style-name="P473">MARNIE</text:p>
      <text:p text:style-name="P712">Should we call your parents?</text:p>
      <text:p text:style-name="P395">LISA</text:p>
      <text:p text:style-name="P712">Holy crap no. <text:span text:style-name="T635">I'll</text:span> call <text:span text:style-name="T792">Mark</text:span>.</text:p>
      <text:h text:style-name="P863" text:outline-level="3"><text:span text:style-name="T20">EX</text:span><text:span text:style-name="T13">T. </text:span><text:span text:style-name="T36">CHICK ON A STICK</text:span><text:span text:style-name="T13"> – NIGHT</text:span></text:h>
      <text:p text:style-name="P226"><text:span text:style-name="T401">Mark</text:span><text:span text:style-name="T129"> pulls up </text:span><text:span text:style-name="T253">and gets out of the car</text:span><text:span text:style-name="T128">. </text:span><text:span text:style-name="T129">Lisa and Marnie come out </text:span><text:span text:style-name="T187">of the restaurant</text:span><text:span text:style-name="T129">.</text:span><text:span text:style-name="T38"> </text:span></text:p>
      <text:p text:style-name="P524">MARK</text:p>
      <text:p text:style-name="P588">Isn’t this where Luke works?</text:p>
      <text:p text:style-name="P311">LISA</text:p>
      <text:p text:style-name="P588">I didn’t know he had <text:span text:style-name="T635">to work</text:span>.</text:p>
      <text:p text:style-name="P524">MARK</text:p>
      <text:p text:style-name="P588">Let’s get something!</text:p>
      <text:p text:style-name="P276"><text:soft-page-break/><text:span text:style-name="T401">Mark</text:span><text:span text:style-name="T188"> rushes into the restaurant</text:span><text:span text:style-name="T38">. </text:span><text:span text:style-name="T253">Marnie calls after h</text:span><text:span text:style-name="T401">im</text:span><text:span text:style-name="T253">, but he's already inside.</text:span></text:p>
      <text:p text:style-name="P474">MARNIE</text:p>
      <text:p text:style-name="P636"><text:span text:style-name="T635">We just had hamburgers</text:span>...</text:p>
      <text:p text:style-name="P132">Lisa and Marnie look at each other, shrug. </text:p>
      <text:p text:style-name="P440">LISA</text:p>
      <text:p text:style-name="P636"><text:span text:style-name="T635">We'll eat his fries</text:span>.</text:p>
      <text:p text:style-name="P276"><text:span text:style-name="T253">They</text:span><text:span text:style-name="T188"> go in.</text:span></text:p>
      <text:h text:style-name="P846" text:outline-level="3">INT. <text:span text:style-name="T758">CHICK ON A STICK</text:span> – NIGHT</text:h>
      <text:p text:style-name="P249"><text:span text:style-name="T401">Mark</text:span><text:span text:style-name="T38"> </text:span><text:span text:style-name="T188">grabs</text:span><text:span text:style-name="T38"> handfuls of straws </text:span><text:span text:style-name="T125">and run</text:span><text:span text:style-name="T187">s</text:span><text:span text:style-name="T125"> out </text:span><text:span text:style-name="T260">like a crazy</text:span><text:span text:style-name="T401">boy</text:span><text:span text:style-name="T125"> </text:span><text:span text:style-name="T187">just as Lisa and Marnie </text:span><text:span text:style-name="T188">walk in</text:span><text:span text:style-name="T38">. </text:span><text:span text:style-name="T188">They look at each other, turn around and go out.</text:span></text:p>
      <text:h text:style-name="P864" text:outline-level="3"><text:span text:style-name="T27">IN</text:span><text:span text:style-name="T13">T. CAR – NIGHT</text:span></text:h>
      <text:p text:style-name="P225"><text:span text:style-name="T38">Marnie, Lisa, </text:span><text:span text:style-name="T401">Mark</text:span><text:span text:style-name="T38"> </text:span><text:span text:style-name="T125">get in </text:span><text:span text:style-name="T401">Mark</text:span><text:span text:style-name="T188">'s</text:span><text:span text:style-name="T125"> car</text:span><text:span text:style-name="T38">. </text:span><text:span text:style-name="T188">Lisa's in the back.</text:span></text:p>
      <text:p text:style-name="P349">LISA</text:p>
      <text:p text:style-name="P588">When you said ‘Let’s get something,’ I thought you meant to eat, <text:span text:style-name="T723">not to, uh, what are we going to do with these?</text:span></text:p>
      <text:p text:style-name="P250"><text:span text:style-name="T402">Mark</text:span><text:span text:style-name="T188"> throws the straws onto Marnie's lap </text:span><text:span text:style-name="T189">and starts the car</text:span><text:span text:style-name="T188">. </text:span></text:p>
      <text:p text:style-name="P526">MARK</text:p>
      <text:p text:style-name="P576"><text:span text:style-name="T38">Put them in </text:span><text:span text:style-name="T188">Luke's</text:span><text:span text:style-name="T38"> lawn. </text:span></text:p>
      <text:p text:style-name="P371">MARNIE</text:p>
      <text:p text:style-name="P612">We might get a detention.</text:p>
      <text:p text:style-name="P251"><text:span text:style-name="T189">Lisa wrinkles her forehead at her</text:span><text:span text:style-name="T188">. </text:span><text:span text:style-name="T189">Are you kidding?</text:span></text:p>
      <text:p text:style-name="P371"><text:span text:style-name="T540">LIS</text:span>A</text:p>
      <text:p text:style-name="P611">Wh<text:span text:style-name="T539">y are we doing this</text:span>?</text:p>
      <text:p text:style-name="P526">MARK</text:p>
      <text:p text:style-name="P576"><text:span text:style-name="T188">Because he's competing against </text:span><text:span text:style-name="T190">you</text:span><text:span text:style-name="T188"> for</text:span><text:span text:style-name="T38"> valedictorian.</text:span></text:p>
      <text:p text:style-name="P311">LISA <text:span text:style-name="T498">(sarcastic)</text:span></text:p>
      <text:p text:style-name="P553"><text:span text:style-name="T38">That’ll show him </text:span><text:span text:style-name="T189">who's smarter</text:span><text:span text:style-name="T38">.</text:span></text:p>
      <text:h text:style-name="P865" text:outline-level="3"><text:span text:style-name="T13">EXT. LUKE’S HOUSE - </text:span><text:span text:style-name="T28">NIGHT</text:span></text:h>
      <text:p text:style-name="P251"><text:soft-page-break/><text:span text:style-name="T131">Way nicer than Lisa's house. </text:span><text:span text:style-name="T402">Mark</text:span><text:span text:style-name="T188">'s car pulls up </text:span><text:span text:style-name="T189">and parks one house away</text:span><text:span text:style-name="T188">. </text:span><text:span text:style-name="T189">It would be good to use a house that has a bush </text:span><text:span text:style-name="T190">that would hide the car from the front windows.</text:span><text:span text:style-name="T188"> </text:span></text:p>
      <text:p text:style-name="P251"><text:span text:style-name="T188">Marnie, Lisa, </text:span><text:span text:style-name="T402">Mark</text:span><text:span text:style-name="T188"> </text:span><text:span text:style-name="T189">silently</text:span><text:span text:style-name="T188"> </text:span><text:span text:style-name="T189">get out of the car. They close the </text:span><text:span text:style-name="T190">door quietly so they won't be heard.</text:span><text:span text:style-name="T188"> </text:span><text:span text:style-name="T190">They tiptoe into the lawn and</text:span><text:span text:style-name="T38"> </text:span><text:span text:style-name="T190">stick</text:span><text:span text:style-name="T38"> straws </text:span><text:span text:style-name="T190">into the grass</text:span><text:span text:style-name="T38">. </text:span></text:p>
      <text:p text:style-name="P148">A few close shots of them poking straws into the grass. </text:p>
      <text:p text:style-name="P281"><text:span text:style-name="T190">A wider shot of straws covering most of the lawn. </text:span><text:span text:style-name="T38">Marnie, Lisa, </text:span><text:span text:style-name="T402">Mark</text:span><text:span text:style-name="T190"> put a few last</text:span><text:span text:style-name="T38"> straws in the lawn, </text:span><text:span text:style-name="T190">step back to look at it, then</text:span><text:span text:style-name="T38"> </text:span><text:span text:style-name="T190">tiptoe</text:span><text:span text:style-name="T38"> back to the car</text:span></text:p>
      <text:p text:style-name="P251"><text:span text:style-name="T190">The three get in and</text:span><text:span text:style-name="T38"> </text:span><text:span text:style-name="T190">carefully close the doors as </text:span><text:span text:style-name="T191">people walk toward them on the sidewalk. The car windows are open.</text:span></text:p>
      <text:p text:style-name="P311">MARNIE <text:span text:style-name="T635">(OS)</text:span></text:p>
      <text:p text:style-name="P588">We’re gonna get caught!</text:p>
      <text:p text:style-name="P311">LISA <text:span text:style-name="T635">(OS whisper)</text:span></text:p>
      <text:p text:style-name="P588">Shut up!</text:p>
      <text:p text:style-name="P252"><text:span text:style-name="T191">The car drives away</text:span><text:span text:style-name="T38">.</text:span></text:p>
      <text:h text:style-name="P847" text:outline-level="3">INT. GYM</text:h>
      <text:p text:style-name="P297">A whistle blows and the 2 BASKETBALL TEAMS – Bufones, Luke, Mark, a few other boys – get off the court and sit in the front row of bleachers.</text:p>
      <text:p text:style-name="P297"><text:span text:style-name="T38">Lisa </text:span><text:span text:style-name="T313">and a bunch of POM LINE</text:span><text:span text:style-name="T38"> girls run out and do a pom routine, pom pass to</text:span><text:span text:style-name="T126"> something </text:span><text:span text:style-name="T403">royalty free</text:span><text:span text:style-name="T38">.</text:span></text:p>
      <text:p text:style-name="P76">It’s the same move over and over, they keep bumping into each other. It’s not good, but they sure are having fun.</text:p>
      <text:p text:style-name="P8"><text:span text:style-name="T542">T</text:span>he basketball team<text:span text:style-name="T724">s</text:span> watch the routine. <text:span text:style-name="T544">The Cheerleaders sit behind them.</text:span></text:p>
      <text:p text:style-name="P41"><text:span text:style-name="T542">Various s</text:span>hot<text:span text:style-name="T541">s</text:span> of Lisa, <text:span text:style-name="T541">the entire Pom Line, from the team's POV. Jeff turns away and whispers to Dan every time Lisa glances at him. A shot or two of the entire basketball team.</text:span></text:p>
      <text:p text:style-name="P41">Pom routine ends <text:span text:style-name="T541">in a pose</text:span>. </text:p>
      <text:p text:style-name="P8">Basketball Players stand, yell and cheer loudly. </text:p>
      <text:p text:style-name="P8">Jeff yells, applauds.</text:p>
      <text:p text:style-name="P140"><text:soft-page-break/><text:span text:style-name="T543">Pom Line trots back into the bleachers and the </text:span>Basketball <text:span text:style-name="T725">Teams</text:span> <text:span text:style-name="T543">jog</text:span> back onto the court <text:span text:style-name="T543">and resume the game</text:span>. <text:span text:style-name="T667">The Cheerleaders get up and stand in front of the bleachers.</text:span></text:p>
      <text:p text:style-name="P141">Jeff makes a basket. </text:p>
      <text:p text:style-name="P141"><text:span text:style-name="T667">Lisa applauds.</text:span> </text:p>
      <text:p text:style-name="P141"><text:span text:style-name="T667">T</text:span>he Pom Line says <text:span text:style-name="T545">the</text:span> line<text:span text:style-name="T545">s</text:span> from a cheer <text:span text:style-name="T544">with the Cheerleaders</text:span>.</text:p>
      <text:p text:style-name="P373">CHEER <text:span text:style-name="T650">and</text:span> POM</text:p>
      <text:p text:style-name="P613"><text:span text:style-name="T545">Raise your hands</text:span>. <text:span text:style-name="T545">Stomp your feet. Bourgade Eagles can't be beat.</text:span></text:p>
      <text:p text:style-name="P253"><text:span text:style-name="T38">Luke miss</text:span><text:span text:style-name="T192">es</text:span><text:span text:style-name="T38"> a basket. </text:span><text:span text:style-name="T192">He's ta</text:span><text:span text:style-name="T404">ke</text:span><text:span text:style-name="T192">n off the court and sits in the bleachers with Mr. Cotter and team members.</text:span></text:p>
      <text:p text:style-name="P310"><text:span text:style-name="T38">MARNIE </text:span><text:span text:style-name="T193">(to Lisa)</text:span></text:p>
      <text:p text:style-name="P553"><text:span text:style-name="T38">Nobody’s ever </text:span><text:span text:style-name="T253">gone</text:span><text:span text:style-name="T131"> around the cafeteria saying</text:span><text:span text:style-name="T38"> anything about us putting straws in Luke’s lawn.</text:span></text:p>
      <text:p text:style-name="P397">LISA</text:p>
      <text:p text:style-name="P621"><text:span text:style-name="T559">Maybe Luke never told anyone about it</text:span>.</text:p>
      <text:p text:style-name="P397">MARNIE</text:p>
      <text:p text:style-name="P621"><text:span text:style-name="T725">What if t</text:span>hey think someone else did it.</text:p>
      <text:p text:style-name="P397">LISA</text:p>
      <text:p text:style-name="P621"><text:span text:style-name="T559">I hope so</text:span>. </text:p>
      <text:p text:style-name="P311">MARNIE</text:p>
      <text:p text:style-name="P588">I want credit for it.</text:p>
      <text:p text:style-name="P8">Marnie gets up <text:span text:style-name="T559">and starts walking down the bleachers toward the team members on the bench</text:span>.</text:p>
      <text:p text:style-name="P311">LISA</text:p>
      <text:p text:style-name="P588">Wh<text:span text:style-name="T560">at</text:span>?</text:p>
      <text:p text:style-name="P7"><text:span text:style-name="T148">Lisa tries to grab Marnie's arm, but misses. </text:span><text:span text:style-name="T38">Marnie goes down to talk to Luke. </text:span></text:p>
      <text:p text:style-name="P372">LISA</text:p>
      <text:p text:style-name="P681">No!</text:p>
      <text:p text:style-name="P253"><text:span text:style-name="T38">Lisa </text:span><text:span text:style-name="T193">keeps her eyes glued on Marnie, </text:span><text:span text:style-name="T314">horrified</text:span><text:span text:style-name="T38">. </text:span><text:span text:style-name="T193">This is out of her control now.</text:span><text:span text:style-name="T38"> </text:span></text:p>
      <text:p text:style-name="P7"><text:soft-page-break/><text:span text:style-name="T38">Marnie says something to Luke. </text:span><text:span text:style-name="T193">He</text:span><text:span text:style-name="T38"> whips his head around </text:span><text:span text:style-name="T193">as</text:span><text:span text:style-name="T38"> Marnie rushes up the bleachers to Lisa.</text:span></text:p>
      <text:p text:style-name="P394">LUKE</text:p>
      <text:p text:style-name="P704">Catfish!</text:p>
      <text:p text:style-name="P396">MARNIE</text:p>
      <text:p text:style-name="P588">We’ve got to get out of here.</text:p>
      <text:p text:style-name="P8">Lisa runs along the bleachers sound<text:span text:style-name="T545">ing</text:span> like a herd of elephants. <text:span text:style-name="T510">The guys on the bench turn to watch her.</text:span></text:p>
      <text:p text:style-name="P7"><text:span text:style-name="T149">Behind them, the </text:span><text:span text:style-name="T193">rest of the team is</text:span><text:span text:style-name="T149"> in the middle of the game.</text:span><text:span text:style-name="T38"> </text:span><text:span text:style-name="T149">Jeff stops on the court and </text:span><text:span text:style-name="T38">watches Lisa. </text:span><text:span text:style-name="T405">He gets hit by the ball.</text:span></text:p>
      <text:p text:style-name="P7"><text:span text:style-name="T38">Lisa jumps off the edge </text:span><text:span text:style-name="T193">of the bleachers, her head de</text:span><text:span text:style-name="T194">s</text:span><text:span text:style-name="T193">cending </text:span><text:span text:style-name="T194">behind the seats until we no longer see any trace of Lisa</text:span><text:span text:style-name="T38">. </text:span></text:p>
      <text:p text:style-name="P72">Shot of Lisa landing on her butt. </text:p>
      <text:p text:style-name="P7"><text:span text:style-name="T38">Jeff runs off </text:span><text:span text:style-name="T194">the court </text:span><text:span text:style-name="T38">in the middle of the game.</text:span></text:p>
      <text:p text:style-name="P311">MR. COTTER</text:p>
      <text:p text:style-name="P588">Jeff! Get back here!</text:p>
      <text:p text:style-name="P131">Lisa is still on her butt too rattled to move. </text:p>
      <text:p text:style-name="P276"><text:span text:style-name="T253">Kelly run</text:span><text:span text:style-name="T406">s</text:span><text:span text:style-name="T253"> up right behind her. Jeff</text:span><text:span text:style-name="T38"> </text:span><text:span text:style-name="T406">follows</text:span><text:span text:style-name="T38">.</text:span></text:p>
      <text:p text:style-name="P311">J<text:span text:style-name="T793">EFF</text:span></text:p>
      <text:p text:style-name="P588"><text:span text:style-name="T546">Are you</text:span> hurt?</text:p>
      <text:p text:style-name="P311">LISA</text:p>
      <text:p text:style-name="P588">Just got the wind knocked out of me.</text:p>
      <text:p text:style-name="P7"><text:span text:style-name="T127">Kelly</text:span><text:span text:style-name="T38"> and Jeff help Lisa up, </text:span><text:span text:style-name="T194">Lisa</text:span><text:span text:style-name="T38"> runs </text:span><text:span text:style-name="T194">into</text:span><text:span text:style-name="T38"> the gym </text:span><text:span text:style-name="T194">lobby</text:span><text:span text:style-name="T38">. </text:span></text:p>
      <text:h text:style-name="P866" text:outline-level="3"><text:span text:style-name="T13">INT. </text:span><text:span text:style-name="T29">GYM LOBBY</text:span></text:h>
      <text:p text:style-name="P254"><text:span text:style-name="T253">Lisa approaches </text:span><text:span text:style-name="T38">Marnie.</text:span></text:p>
      <text:p text:style-name="P311">LISA</text:p>
      <text:p text:style-name="P588">What did you say to him?</text:p>
      <text:p text:style-name="P311">MARNIE</text:p>
      <text:p text:style-name="P588">I told him I knew who put straws in his lawn.</text:p>
      <text:p text:style-name="P8"><text:soft-page-break/>Lisa sighs, exasperated.</text:p>
      <text:h text:style-name="P848" text:outline-level="3">INT. CLASSROOM</text:h>
      <text:p text:style-name="P276"><text:span text:style-name="T253">W</text:span><text:span text:style-name="T199">e hear chalk on the blackboard </text:span><text:span text:style-name="T253">and</text:span><text:span text:style-name="T196"> see Jeff staring at Lisa, elbow on desk, head in hand.</text:span></text:p>
      <table:table table:name="Table3" table:style-name="Table3">
        <table:table-column table:style-name="Table3.A"/>
        <table:table-column table:style-name="Table3.B"/>
        <table:table-row>
          <table:table-cell table:style-name="Table3.A1" office:value-type="string">
            <text:p text:style-name="P262"><text:span text:style-name="T38">Lisa </text:span><text:span text:style-name="T220">sits not unladylike, but very relaxed and casual. Her</text:span><text:span text:style-name="T38"> head faces </text:span><text:span text:style-name="T196">to</text:span><text:span text:style-name="T38">ward </text:span><text:span text:style-name="T196">Mr. Cotter, </text:span><text:span text:style-name="T204">h</text:span><text:span text:style-name="T38">er eyes </text:span><text:span text:style-name="T204">also on him</text:span><text:span text:style-name="T38">. Without moving her head, Lisa </text:span><text:span text:style-name="T204">sudden</text:span><text:span text:style-name="T38">ly shifts her eyes to her left to focus on Jeff.</text:span></text:p>
            <text:p text:style-name="P255"><text:span text:style-name="T38">Jeff gets flustered, takes his head of hand, elbow off desk, looks </text:span><text:span text:style-name="T204">down and scribbles notes</text:span><text:span text:style-name="T38">.</text:span></text:p>
            <text:p text:style-name="P260"><text:span text:style-name="T38">Lisa's eyes are </text:span><text:span text:style-name="T205">on</text:span><text:span text:style-name="T38"> her notebook as she scribbles. </text:span></text:p>
            <text:p text:style-name="P77">Jeff looks up at Lisa again.</text:p>
            <text:p text:style-name="P260"><text:span text:style-name="T205">Without moving her head, Lisa's eyes suddenly look up at Jeff. </text:span><text:span text:style-name="T38"><text:s/></text:span></text:p>
            <text:p text:style-name="P42">Jeff <text:span text:style-name="T553">gets flustered, puts his pencil down, looks at Mr. Cotter.</text:span></text:p>
            <text:p text:style-name="P42"><text:span text:style-name="T554">After a moment, Jeff</text:span> stares at Lisa <text:span text:style-name="T554">again</text:span>.</text:p>
            <text:p text:style-name="P261"><text:span text:style-name="T205">Without moving her head, Lisa's eyes suddenly </text:span><text:span text:style-name="T206">go from Mr. Cotter to</text:span><text:span text:style-name="T205"> Jeff. </text:span><text:span text:style-name="T38"><text:s/></text:span></text:p>
            <text:p text:style-name="P43">Jeff <text:span text:style-name="T553">gets flustered, puts his head on the desk.</text:span></text:p>
          </table:table-cell>
          <table:table-cell table:style-name="Table3.A1" office:value-type="string">
            <text:p text:style-name="P788"><text:span text:style-name="T194">MR. COTTER</text:span><text:span text:style-name="T38"> </text:span><text:span text:style-name="T109">(OS)</text:span></text:p>
            <text:p text:style-name="P795">There are three types of love: Eros, philia, and agape. <text:span text:style-name="T548">Eros is romantic love. Philia is friendship. Agape is the highest form of love. </text:span></text:p>
            <text:p text:style-name="P796">Other types of love come from these terms such as philanthropia, love of humankind, and theophilia, love of God.</text:p>
            <text:p text:style-name="P793"><text:span text:style-name="T550">There are also deviant forms of love such as</text:span> <text:span text:style-name="T554">sadism, deriving pleasure from harming others,</text:span> <text:span text:style-name="T552">beastiality, attraction to animals, and necrophilia, attraction to corpses.</text:span></text:p>
            <text:p text:style-name="P789"><text:span text:style-name="T195">LUKE</text:span><text:span text:style-name="T38"> </text:span><text:span text:style-name="T109">(OS)</text:span></text:p>
            <text:p text:style-name="P794">Necrophilia? Is that even real?</text:p>
            <text:p text:style-name="P790"><text:span text:style-name="T205">MR. COTTER</text:span><text:span text:style-name="T38"> </text:span><text:span text:style-name="T109">(OS)</text:span></text:p>
            <text:p text:style-name="P798"><text:span text:style-name="T205">I</text:span><text:span text:style-name="T200">t must be real, otherwise they wouldn't have made a word for it in the dictionary. </text:span></text:p>
            <text:p text:style-name="P791"><text:span text:style-name="T206">MARNIE</text:span><text:span text:style-name="T38"> </text:span><text:span text:style-name="T109">(OS)</text:span></text:p>
            <text:p text:style-name="P799"><text:span text:style-name="T374">When I get home </text:span><text:span text:style-name="T200">I</text:span><text:span text:style-name="T38">'m go</text:span><text:span text:style-name="T220">nna</text:span><text:span text:style-name="T38"> look </text:span><text:span text:style-name="T207">i</text:span><text:span text:style-name="T38">t up to see if its really in the dictionary.</text:span></text:p>
          </table:table-cell>
        </table:table-row>
      </table:table>
      <text:p text:style-name="P44"><text:soft-page-break/><text:span text:style-name="T547">On the top of the board are written the words Eros, Philia, Agape</text:span>. <text:span text:style-name="T551">There are two columns of words: Philanthropia, Theophilia; and Sadism, Beastiality, Necrophilia.</text:span></text:p>
      <text:p text:style-name="P378">MR. COTTER</text:p>
      <text:p text:style-name="P638">Jeff.</text:p>
      <text:p text:style-name="P133">Jeff's head is still on his desk.</text:p>
      <text:p text:style-name="P402">MR. COTTER <text:span text:style-name="T563">(OS)</text:span></text:p>
      <text:p text:style-name="P738">Jeff!</text:p>
      <text:p text:style-name="P269"><text:span text:style-name="T38">Startled, Jeff looks </text:span><text:span text:style-name="T208">up</text:span><text:span text:style-name="T38"> at Mr. Cotter. </text:span></text:p>
      <text:p text:style-name="P78">Mr. Cotter is staring back. </text:p>
      <text:p text:style-name="P377">MR. COTTER</text:p>
      <text:p text:style-name="P601"><text:span text:style-name="T568">A</text:span>re you paying any attention?</text:p>
      <text:p text:style-name="P32">Jeff looks at his desk, <text:span text:style-name="T553">nods his head,</text:span> <text:span text:style-name="T553">scribbles some notes</text:span>.</text:p>
      <text:p text:style-name="P398">MR. COTTER</text:p>
      <text:p text:style-name="P739">What is the highest form of love?</text:p>
      <text:p text:style-name="P83"><text:span text:style-name="T560">Jeff looks up at the board, reads for a moment, concentrates</text:span>.</text:p>
      <text:p text:style-name="P399">J<text:span text:style-name="T794">EFF</text:span></text:p>
      <text:p text:style-name="P739">Uh... necrophilia?</text:p>
      <text:p text:style-name="P83"><text:span text:style-name="T560">The entire class erupts in laughter</text:span>. </text:p>
      <text:p text:style-name="P381">LUKE</text:p>
      <text:p text:style-name="P717"><text:span text:style-name="T562">He's right</text:span>. <text:span text:style-name="T564">You have to be high to do that.</text:span></text:p>
      <text:p text:style-name="P85"><text:span text:style-name="T560">The class erupts in laughter again</text:span>. </text:p>
      <text:p text:style-name="P400">MR. COTTER</text:p>
      <text:p text:style-name="P601"><text:span text:style-name="T568">W</text:span>rite a two page report on today’s class discussion. <text:span text:style-name="T651">A</text:span>nd <text:span text:style-name="T667">serve </text:span>detention.</text:p>
      <text:p text:style-name="P32">INSERT Mr. Cotter slaps a pink slip on the desk. Jeff Bufone: Daydreaming about necrophilia</text:p>
      <text:p text:style-name="P80">Bell rings.</text:p>
      <text:p text:style-name="P351">MR. COTTER</text:p>
      <text:p text:style-name="P713">Homework for tomorrow is on page 79.</text:p>
      <text:p text:style-name="P79"><text:soft-page-break/>Kids get up and leave. <text:span text:style-name="T561">The giggling continues as they gather their books.</text:span></text:p>
      <text:h text:style-name="P867" text:outline-level="3"><text:span text:style-name="T30">EX</text:span><text:span text:style-name="T13">T. </text:span><text:span text:style-name="T30">CLASSROO</text:span><text:span text:style-name="T13">M</text:span></text:h>
      <text:p text:style-name="P256"><text:span text:style-name="T197">Kids walk out </text:span><text:span text:style-name="T198">Mr. Cotter's </text:span><text:span text:style-name="T197">classroom, </text:span><text:span text:style-name="T198">includin</text:span><text:span text:style-name="T211">g</text:span><text:span text:style-name="T198"> Jeff. Dan, </text:span><text:span text:style-name="T407">Adam,</text:span><text:span text:style-name="T198"> and Jocks walk out the classroom next door </text:span><text:span text:style-name="T211">and walk toward Jeff</text:span><text:span text:style-name="T197">. </text:span></text:p>
      <text:p text:style-name="P374">D<text:span text:style-name="T795">AN</text:span></text:p>
      <text:p text:style-name="P684">Beetle beetle!</text:p>
      <text:p text:style-name="P527">ADAM</text:p>
      <text:p text:style-name="P684">Hugh Hugh!</text:p>
      <text:p text:style-name="P374">J<text:span text:style-name="T795">EFF</text:span></text:p>
      <text:p text:style-name="P682"><text:span text:style-name="T549">N</text:span>ecro<text:span text:style-name="T549">feeeee</text:span>li<text:span text:style-name="T549">a</text:span></text:p>
      <text:p text:style-name="P263"><text:span text:style-name="T209">Marnie and Lisa open their lockers.</text:span><text:span text:style-name="T197"> </text:span></text:p>
      <text:p text:style-name="P375">MARNIE (to Lisa)</text:p>
      <text:p text:style-name="P683"><text:span text:style-name="T550">Why are we learning about n</text:span>ecro<text:span text:style-name="T550">phi</text:span>li<text:span text:style-name="T549">a in religion class.</text:span></text:p>
      <text:p text:style-name="P257"><text:span text:style-name="T38">Dan </text:span><text:span text:style-name="T211">sees</text:span><text:span text:style-name="T38"> Luke </text:span><text:span text:style-name="T211">exit Mr. Cotter's class</text:span><text:span text:style-name="T38">.</text:span></text:p>
      <text:p text:style-name="P311">D<text:span text:style-name="T795">AN</text:span></text:p>
      <text:p text:style-name="P714">Hey, Luke. </text:p>
      <text:p text:style-name="P266"><text:span text:style-name="T211">Dan motions for </text:span><text:span text:style-name="T38">Luke </text:span><text:span text:style-name="T211">to get over here, he's got something he has to tell him. Luke goes over and listens</text:span><text:span text:style-name="T38">. </text:span><text:span text:style-name="T212">Jeff </text:span><text:span text:style-name="T214">and </text:span><text:span text:style-name="T407">Adam</text:span><text:span text:style-name="T212"> come over to find out what this is about.</text:span><text:span text:style-name="T38"> </text:span><text:span text:style-name="T211">Lisa watches them </text:span><text:span text:style-name="T253">from her locker </text:span><text:span text:style-name="T211">in the background.</text:span></text:p>
      <text:p text:style-name="P379">D<text:span text:style-name="T795">AN</text:span> <text:span text:style-name="T555">(low voice)</text:span></text:p>
      <text:p text:style-name="P614">We gotta TP Schaefer’s house. </text:p>
      <text:p text:style-name="P264"><text:span text:style-name="T38">Jeff watches Lisa at her locker </text:span><text:span text:style-name="T212">to see if she can hear. She's staring at them, so Jeff looks back to listen to Dan</text:span><text:span text:style-name="T38">.</text:span></text:p>
      <text:p text:style-name="P380">LUKE</text:p>
      <text:p text:style-name="P714">What for? </text:p>
      <text:p text:style-name="P379">D<text:span text:style-name="T795">AN</text:span></text:p>
      <text:p text:style-name="P715">You know, to get her back for the straws in your lawn.</text:p>
      <text:p text:style-name="P264"><text:span text:style-name="T38">Jeff </text:span><text:span text:style-name="T212">look</text:span><text:span text:style-name="T38">s </text:span><text:span text:style-name="T212">at</text:span><text:span text:style-name="T38"> Lisa </text:span><text:span text:style-name="T212">to gage her</text:span><text:span text:style-name="T38"> reaction, </text:span><text:span text:style-name="T212">looks at Luke</text:span><text:span text:style-name="T38">.</text:span></text:p>
      <text:p text:style-name="P380">LUKE</text:p>
      <text:p text:style-name="P716"><text:soft-page-break/>OK. When? </text:p>
      <text:p text:style-name="P383">D<text:span text:style-name="T795">AN</text:span></text:p>
      <text:p text:style-name="P615">We’ll get everyone together after the BKA this wee<text:span text:style-name="T829">ke</text:span>nd and totally hit her place.</text:p>
      <text:p text:style-name="P539">LUKE</text:p>
      <text:p text:style-name="P662">BKA?</text:p>
      <text:p text:style-name="P539">DAN </text:p>
      <text:p text:style-name="P718"><text:span text:style-name="T836">Becky’s Kegger Association</text:span>. </text:p>
      <text:p text:style-name="P82"><text:span text:style-name="T838">Duh</text:span>. <text:span text:style-name="T839">What did you think it meant.</text:span></text:p>
      <text:p text:style-name="P382">LUKE <text:span text:style-name="T556">(ambivalent)</text:span></text:p>
      <text:p text:style-name="P716"><text:span text:style-name="T836">Oh. </text:span>Yeah, if they wanna do that. </text:p>
      <text:p text:style-name="P81">Jeff gets worried and looks at Lisa. She's perturbed. </text:p>
      <text:p text:style-name="P385">D<text:span text:style-name="T795">AN</text:span></text:p>
      <text:p text:style-name="P588">Mando Catfish!</text:p>
      <text:p text:style-name="P265"><text:span text:style-name="T214">Dan </text:span><text:span text:style-name="T215">turns to Jeff with a high-five but </text:span><text:span text:style-name="T272">Jeff i</text:span><text:span text:style-name="T218">s watching Lisa. So Dan</text:span><text:span text:style-name="T214"> jumps up and </text:span><text:span text:style-name="T215">high-fives Jock.</text:span><text:span text:style-name="T214"> </text:span><text:span text:style-name="T213">Luke walks off. </text:span></text:p>
      <text:p text:style-name="P386"><text:span text:style-name="T795">ADAM</text:span> <text:span text:style-name="T557">(chanting)</text:span></text:p>
      <text:p text:style-name="P578"><text:span text:style-name="T38">Mando! </text:span><text:span text:style-name="T214">Mando! </text:span><text:span text:style-name="T215">Mando!</text:span></text:p>
      <text:p text:style-name="P265"><text:span text:style-name="T213">The Jocks who are still standing around </text:span><text:span text:style-name="T215">chant</text:span><text:span text:style-name="T213"> back</text:span><text:span text:style-name="T38">.</text:span></text:p>
      <text:p text:style-name="P384">JOCK<text:span text:style-name="T557">S</text:span></text:p>
      <text:p text:style-name="P577"><text:span text:style-name="T38">Mando! </text:span><text:span text:style-name="T214">Mando! </text:span><text:span text:style-name="T215">Mando!</text:span></text:p>
      <text:p text:style-name="P267"><text:span text:style-name="T210">Dan, </text:span><text:span text:style-name="T407">Adam,</text:span><text:span text:style-name="T210"> and </text:span><text:span text:style-name="T407">Jock</text:span><text:span text:style-name="T38">s punch each other, make circles with their thumb and forefinger on each others legs, arms, poke each other in the circle.</text:span></text:p>
      <text:p text:style-name="P311">D<text:span text:style-name="T795">AN</text:span> <text:span text:style-name="T561">(to Lisa)</text:span></text:p>
      <text:p text:style-name="P588">We’re gonna mando your house so bad!</text:p>
      <text:p text:style-name="P268"><text:span text:style-name="T219">Lisa just stares at him as he and his friends walk away punching each other, punching the air</text:span><text:span text:style-name="T38">.</text:span></text:p>
      <text:p text:style-name="P401"><text:span text:style-name="T795">JOCK</text:span>S</text:p>
      <text:p text:style-name="P588">Mando! Mando <text:span text:style-name="T499">Catfish</text:span>’s house! <text:span text:style-name="T500">Catfish!</text:span></text:p>
      <text:p text:style-name="P409">LUKE (high pitched)</text:p>
      <text:p text:style-name="P711">Catfish!</text:p>
      <text:p text:style-name="P538"><text:span text:style-name="T795">JOCK</text:span>S</text:p>
      <text:p text:style-name="P810"><text:soft-page-break/>BKA! BKA! BKA!</text:p>
      <text:p text:style-name="P552"><text:span text:style-name="T38">LISA </text:span><text:span text:style-name="T218">(to Marnie)</text:span></text:p>
      <text:p text:style-name="P588">I can’t believe they’re going to TP MY house. <text:span text:style-name="T569">It wasn't even my idea.</text:span> Why not <text:span text:style-name="T795">Mark</text:span>’s house? Or your house?</text:p>
      <text:p text:style-name="P475">MARNIE</text:p>
      <text:p text:style-name="P623">Since when are the Bufones on Luke’s side of the battle for valedictorian?</text:p>
      <text:p text:style-name="P8">In the background the friends keep yelling. <text:span text:style-name="T565">Marnie walks into the background and whispers to Kelly to let her in on what's all the yelling is about.</text:span></text:p>
      <text:p text:style-name="P311"><text:span text:style-name="T795">JOCK</text:span>S</text:p>
      <text:p text:style-name="P588">Mando! Mando! Catfish! Mando! <text:span text:style-name="T837">BKA!</text:span></text:p>
      <text:p text:style-name="P7"><text:span text:style-name="T38">Jeff </text:span><text:span text:style-name="T210">comes up to Lisa at her locker</text:span><text:span text:style-name="T38">.</text:span></text:p>
      <text:p text:style-name="P527">JEFF</text:p>
      <text:p text:style-name="P588">Would you be upset if we TP’d your house?</text:p>
      <text:p text:style-name="P311">LISA</text:p>
      <text:p text:style-name="P588">Yes. Very much.</text:p>
      <text:p text:style-name="P228"><text:span text:style-name="T218">As Jeff follows his friends, </text:span><text:span text:style-name="T315">Mark</text:span><text:span text:style-name="T38"> comes over to </text:span><text:span text:style-name="T209">Lisa</text:span><text:span text:style-name="T38">. </text:span></text:p>
      <text:p text:style-name="P33">Jeff looks <text:span text:style-name="T561">back and sees Mark, frowns wondering</text:span> what <text:span text:style-name="T759">he is up to. Jeff stops and watches them in the background.</text:span></text:p>
      <text:p text:style-name="P33"><text:span text:style-name="T726">Mark</text:span> speaks softly, <text:span text:style-name="T561">he doesn't want anyone to overhear</text:span>.</text:p>
      <text:p text:style-name="P480">MARK</text:p>
      <text:p text:style-name="P622">I know where the nickname Catfish came from.</text:p>
      <text:p text:style-name="P84"><text:span text:style-name="T561">Lisa is interested</text:span>.</text:p>
      <text:p text:style-name="P403">LISA</text:p>
      <text:p text:style-name="P719">Oh?</text:p>
      <text:p text:style-name="P480">MARK</text:p>
      <text:p text:style-name="P622"><text:span text:style-name="T561">Y</text:span>ou have to promise not to tell any<text:span text:style-name="T565">o</text:span>ne I said anything to you about it.</text:p>
      <text:p text:style-name="P352">LISA <text:span text:style-name="T563">(reluctant)</text:span></text:p>
      <text:p text:style-name="P602">I promise. </text:p>
      <text:p text:style-name="P142"><text:span text:style-name="T726">Mark looks around to make sure no one is listening</text:span>.</text:p>
      <text:p text:style-name="P445"><text:soft-page-break/><text:span text:style-name="T726">MARK</text:span> <text:span text:style-name="T668">(in Lisa's ear)</text:span></text:p>
      <text:p text:style-name="P602">Jeff Bufone. </text:p>
      <text:p text:style-name="P33">Lisa <text:span text:style-name="T563">turns her head to </text:span>look at Jeff. <text:span text:style-name="T565">She's annoyed.</text:span></text:p>
      <text:p text:style-name="P33">Jeff looks away.</text:p>
      <text:p text:style-name="P33"><text:span text:style-name="T726">Mark</text:span> looks at Jeff, then Lisa.</text:p>
      <text:p text:style-name="P480">MARK</text:p>
      <text:p text:style-name="P602">He calls you that because you don’t sit very ladylike during religion class.</text:p>
      <text:p text:style-name="P352">LISA</text:p>
      <text:p text:style-name="P602">Are you sure?</text:p>
      <text:p text:style-name="P480">MARK</text:p>
      <text:p text:style-name="P572"><text:span text:style-name="T38">Well, no. But </text:span><text:span text:style-name="T239">at lunch</text:span><text:span text:style-name="T38"> Jeff </text:span><text:span text:style-name="T253">and Luke</text:span><text:span text:style-name="T38"> were talking about the way you sit during class.</text:span></text:p>
      <text:p text:style-name="P404">LISA</text:p>
      <text:p text:style-name="P624">I suppose I d<text:span text:style-name="T565">o</text:span>n’t sit all “dainty.” <text:span text:style-name="T565">But I wear</text:span> shorts under <text:span text:style-name="T565">my skirt</text:span>. </text:p>
      <text:p text:style-name="P87">Lisa looks at Jeff. </text:p>
      <text:p text:style-name="P87">Jeff looks a<text:span text:style-name="T581">t his shoes</text:span>.</text:p>
      <text:p text:style-name="P406">LISA</text:p>
      <text:p text:style-name="P625">Sounds like something the Bufones would make up. But how does the name Catfish come from that? </text:p>
      <text:p text:style-name="P408"><text:span text:style-name="T726">MARK</text:span> (mumbling)</text:p>
      <text:p text:style-name="P625"><text:span text:style-name="T566">Something about how catfish smells</text:span>? </text:p>
      <text:p text:style-name="P407">LISA</text:p>
      <text:p text:style-name="P625"><text:span text:style-name="T566">Oh that is disgusting.</text:span> Jeff would<text:span text:style-name="T614">n't</text:span> <text:span text:style-name="T566">say something</text:span> <text:span text:style-name="T566">like </text:span>that <text:span text:style-name="T566">about</text:span> me... </text:p>
      <text:p text:style-name="P98">Lisa looks at Jeff <text:span text:style-name="T581">again</text:span>. </text:p>
      <text:p text:style-name="P98">Jeff looks <text:span text:style-name="T581">around for his friends</text:span>.</text:p>
      <text:p text:style-name="P422">LISA</text:p>
      <text:p text:style-name="P628">Maybe Dan. <text:span text:style-name="T565">B</text:span>ut he’s not in <text:span text:style-name="T565">any of my</text:span> class<text:span text:style-name="T565">es</text:span>.</text:p>
      <text:p text:style-name="P480">MARK</text:p>
      <text:p text:style-name="P720"><text:soft-page-break/><text:span text:style-name="T567">I</text:span>t was Jeff.</text:p>
      <text:p text:style-name="P405">LISA</text:p>
      <text:p text:style-name="P624">Why do the Bufones hate me. </text:p>
      <text:p text:style-name="P86"><text:span text:style-name="T726">Mark shrugs</text:span>. <text:span text:style-name="T581">Lisa glares at Jeff and he goes to follow his friends.</text:span> <text:span text:style-name="T565">Marnie comes over to Lisa.</text:span></text:p>
      <text:p text:style-name="P404">LISA</text:p>
      <text:p text:style-name="P626">We <text:span text:style-name="T569">can't let them get my house</text:span>. </text:p>
      <text:p text:style-name="P528">MARK</text:p>
      <text:p text:style-name="P740">It's us against them and 20 of their friends. </text:p>
      <text:p text:style-name="P414">LISA</text:p>
      <text:p text:style-name="P740">I refuse to sit on my butt and let the Bufones win this battle.</text:p>
      <text:p text:style-name="P413">MARNIE</text:p>
      <text:p text:style-name="P588">How <text:span text:style-name="T569">are we going to stop them</text:span>?</text:p>
      <text:p text:style-name="P98"><text:span text:style-name="T581">Lisa thinks for a moment</text:span>.</text:p>
      <text:p text:style-name="P422">LISA</text:p>
      <text:p text:style-name="P721">I have an idea.</text:p>
      <text:h text:style-name="P824" text:outline-level="3">EXT. LISA’S STREET - <text:span text:style-name="T581">NIGHT</text:span></text:h>
      <text:p text:style-name="P8"><text:span text:style-name="T570">Marnie and Mark</text:span> walk toward Lisa’s house with <text:span text:style-name="T572">multiple</text:span> s<text:span text:style-name="T614">uper soaker</text:span>s. </text:p>
      <text:h text:style-name="P849" text:outline-level="3">EXT. LISA’S HOUSE - <text:span text:style-name="T581">NIGHT</text:span></text:h>
      <text:p text:style-name="P88">Lisa peeks out the kitchen window. She comes outside <text:span text:style-name="T572">with a bag of water balloons</text:span> <text:span text:style-name="T581">and leaves them near the window</text:span>.</text:p>
      <text:p text:style-name="P410">LISA </text:p>
      <text:p text:style-name="P722">Did you make sure they won't notice your car <text:span text:style-name="T581">is </text:span>in the neighborhood?</text:p>
      <text:p text:style-name="P411">MARNIE</text:p>
      <text:p text:style-name="P722"><text:span text:style-name="T581">It's</text:span> behind Baskin Robbins. Nobody will see it.</text:p>
      <text:p text:style-name="P410">LISA </text:p>
      <text:p text:style-name="P722">I parked in the alley so they'll think I'm not home.</text:p>
      <text:p text:style-name="P412">MARNIE</text:p>
      <text:p text:style-name="P811"><text:soft-page-break/>Why did Becky invite us to Luke’s birthday party but not her BKA?</text:p>
      <text:p text:style-name="P542">LISA</text:p>
      <text:p text:style-name="P811">It’s a kegger. You don’t get invited, you just show up.</text:p>
      <text:p text:style-name="P412">MARNIE</text:p>
      <text:p text:style-name="P811">Why didn’t we go?</text:p>
      <text:p text:style-name="P540">MARK <text:span text:style-name="T840">(duh)</text:span></text:p>
      <text:p text:style-name="P811">Because it’s a kegger. </text:p>
      <text:p text:style-name="P541">LISA </text:p>
      <text:p text:style-name="P741">OK. Let's pre-enact this. </text:p>
      <text:p text:style-name="P540">MARK</text:p>
      <text:p text:style-name="P663"><text:span text:style-name="T570">This better be good</text:span>. <text:span text:style-name="T570">I'm missing Brophy's spring musical for this.</text:span></text:p>
      <text:p text:style-name="P182">The three of them stand behind the bush in front of the kitchen window. </text:p>
      <text:p text:style-name="P419">LISA </text:p>
      <text:p text:style-name="P742">When they show up we wait until they're actually on the lawn carrying rolls of toilet paper. Then you two jump out of the bush </text:p>
      <text:p text:style-name="P134">Lisa squats, then jumps out from behind the bush and runs into the lawn, pretending she's firing water guns at many people across the lawn. </text:p>
      <text:p text:style-name="P420">LISA </text:p>
      <text:p text:style-name="P742">and fire squirt guns at all the rolls you can get before they unroll any of it.</text:p>
      <text:p text:style-name="P134"><text:span text:style-name="T796">Mark</text:span> and Marnie follow her with the super soakers and do the same.</text:p>
      <text:p text:style-name="P441"><text:span text:style-name="T573">MARNIE</text:span> </text:p>
      <text:p text:style-name="P743">Because if it gets wet after its unrolled, it'll be harder to clean up.</text:p>
      <text:p text:style-name="P415"><text:span text:style-name="T796">MARK</text:span> </text:p>
      <text:p text:style-name="P743">And if we get it before it's unrolled, they wont be able to drape it into the tree and bushes.</text:p>
      <text:p text:style-name="P415"><text:soft-page-break/>LISA </text:p>
      <text:p text:style-name="P745">The Bufones won't be able to mando my yard if their toilet paper is all wet.</text:p>
      <text:p text:style-name="P90"><text:span text:style-name="T574">Marnie looks over Lisa's shoulder and points at the bag</text:span>.</text:p>
      <text:p text:style-name="P416"><text:span text:style-name="T574">MARNIE</text:span> </text:p>
      <text:p text:style-name="P724">What's in there?</text:p>
      <text:p text:style-name="P416">LISA </text:p>
      <text:p text:style-name="P724">Water balloons. For when your squirt guns are empty.</text:p>
      <text:p text:style-name="P91"><text:span text:style-name="T579">Lisa pantomimes dropping guns and runs to the water balloons</text:span>. <text:span text:style-name="T579">She pretends to take them out of the bag and lob them at invisible enemies in the lawn. Kelly and Marnie put the guns down behind the bush and pretend to throw water balloons.</text:span></text:p>
      <text:p text:style-name="P421"><text:span text:style-name="T797">MARK</text:span> </text:p>
      <text:p text:style-name="P724">What if we run out of water before we get all the toilet paper?</text:p>
      <text:p text:style-name="P421">LISA </text:p>
      <text:p text:style-name="P746">That's where I come in. </text:p>
      <text:p text:style-name="P91">Lisa <text:span text:style-name="T579">goes back behind the bush and</text:span> picks up the end of <text:span text:style-name="T581">a</text:span> hose.</text:p>
      <text:p text:style-name="P421">LISA </text:p>
      <text:p text:style-name="P747">As soon as you come back here to lob balloons, I jump out </text:p>
      <text:p text:style-name="P91"><text:span text:style-name="T580">Lisa jumps out from behind the bush and runs into the lawn, still holding the hose</text:span>.</text:p>
      <text:p text:style-name="P421">LISA </text:p>
      <text:p text:style-name="P747">and soak everyone with the hose. </text:p>
      <text:p text:style-name="P91"><text:span text:style-name="T580">She twists the hose on and wildly sprays back and forth across the lawn</text:span>.</text:p>
      <text:p text:style-name="P421"><text:span text:style-name="T798">MARK</text:span> </text:p>
      <text:p text:style-name="P747">Oh my god they will totally regret messing with The Schaefer.</text:p>
      <text:p text:style-name="P421"><text:span text:style-name="T579">LISA</text:span> </text:p>
      <text:p text:style-name="P726">Catfish will prevail!</text:p>
      <text:p text:style-name="P97"><text:soft-page-break/>Lisa <text:span text:style-name="T651">turns off the water and puts the hose back behind the bush</text:span>.</text:p>
      <text:p text:style-name="P421">LISA </text:p>
      <text:p text:style-name="P723"><text:span text:style-name="T836">Becky’s party should've ended by now</text:span>. <text:span text:style-name="T571">It'll take them a half hour to get here from Jomax Road. We should hide.</text:span></text:p>
      <text:p text:style-name="P89">Lisa, <text:span text:style-name="T798">Mark</text:span>, and Marnie go behind the bush in front of the kitchen window. There's a blanket on the ground. <text:span text:style-name="T652">They sit on the blanket and</text:span> put another blanket over themselves. <text:span text:style-name="T575">They sit for a few moments looking around. Mark drums his hands on his legs, nodding his head to the beat. </text:span></text:p>
      <text:p text:style-name="P416"><text:span text:style-name="T574">LIS</text:span>A </text:p>
      <text:p text:style-name="P724">Maybe they have to clean up. I don't know what goes on at <text:span text:style-name="T841">BKA</text:span>s.</text:p>
      <text:p text:style-name="P96"><text:span text:style-name="T654">Closeup of </text:span>Lisa look<text:span text:style-name="T654">ing</text:span> at her watch.</text:p>
      <text:p text:style-name="P95"><text:span text:style-name="T653">Fade into Medium shot of the three of them nodding off, almost asleep on each other</text:span>. </text:p>
      <text:p text:style-name="P95">A car drives <text:span text:style-name="T669">up</text:span>. <text:span text:style-name="T580">It stops.</text:span> </text:p>
      <text:p text:style-name="P96">Lisa is startled. She peers through the bushes. </text:p>
      <text:p text:style-name="P98"><text:span text:style-name="T581">We see Julie and Krissy</text:span> <text:span text:style-name="T580">through the front window.</text:span> <text:span text:style-name="T581">Lisa shakes Mark and Marnie.</text:span></text:p>
      <text:p text:style-name="P311">LISA <text:span text:style-name="T570">(whisper)</text:span></text:p>
      <text:p text:style-name="P722">They're here!</text:p>
      <text:p text:style-name="P96">Marnie and <text:span text:style-name="T799">Mark</text:span> perk up, peer through the bush.</text:p>
      <text:p text:style-name="P8">The car <text:span text:style-name="T580">slowly drives on</text:span>.</text:p>
      <text:p text:style-name="P311">LISA</text:p>
      <text:p text:style-name="P588"><text:span text:style-name="T580">T</text:span>hey’<text:span text:style-name="T580">re</text:span> park<text:span text:style-name="T580">ing</text:span> down the <text:span text:style-name="T580">street to c</text:span>ome <text:span text:style-name="T580">by</text:span> on foot. <text:span text:style-name="T580">Get ready to jump out.</text:span></text:p>
      <text:p text:style-name="P96"><text:span text:style-name="T800">Mark</text:span> and Marnie crouch on their feet, guns in hand, ready to pounce. </text:p>
      <text:p text:style-name="P448"><text:span text:style-name="T675">LIS</text:span>A </text:p>
      <text:p text:style-name="P744"><text:span text:style-name="T675">Remember: don't shoot until you see the whites of their toilet paper</text:span>.</text:p>
      <text:p text:style-name="P135"><text:soft-page-break/>Faded montage of four different poses, moving from poised crouch, to sitting on the ground, to the final pose, the three of them lying across each other, bored. </text:p>
      <text:p text:style-name="P529">MARK</text:p>
      <text:p text:style-name="P588">Uh, they didn’t come back.</text:p>
      <text:p text:style-name="P417">MARNIE</text:p>
      <text:p text:style-name="P588">Nobody came back. </text:p>
      <text:p text:style-name="P311">LISA</text:p>
      <text:p text:style-name="P588"><text:span text:style-name="T636">Someone would've been here by now. </text:span>I don’t think anyone’s coming.</text:p>
      <text:p text:style-name="P476">MARNIE</text:p>
      <text:p text:style-name="P725">Why did we only get lookie loos.</text:p>
      <text:p text:style-name="P529">MARK</text:p>
      <text:p text:style-name="P637"><text:span text:style-name="T636">I missed the Xavier musical for this.</text:span> </text:p>
      <text:p text:style-name="P441">LISA</text:p>
      <text:p text:style-name="P588">Burn on us.</text:p>
      <text:p text:style-name="P92"><text:span text:style-name="T577">Lisa goes to the bag of water balloons and looks at it sadly. She picks up a balloon and throws it in the driveway. Mark and Marnie do the same</text:span>.</text:p>
      <text:h text:style-name="P850" text:outline-level="3">INT. CAFETERIA</text:h>
      <text:p text:style-name="P8">Jeff, Dan, <text:span text:style-name="T801">Adam,</text:span> and <text:span text:style-name="T578">Jock</text:span>s punch each other and play the poke the circle game <text:span text:style-name="T576">and yell stuff</text:span>.</text:p>
      <text:p text:style-name="P311">J<text:span text:style-name="T801">EFF</text:span>, D<text:span text:style-name="T801">AN, ADAM</text:span> and <text:span text:style-name="T578">JOCK</text:span>S</text:p>
      <text:p text:style-name="P588">Corn, Sean Berry, Beatle Beatle, Hugh Hugh, Ya ya ya!</text:p>
      <text:p text:style-name="P8">Lisa enters.</text:p>
      <text:p text:style-name="P311">D<text:span text:style-name="T801">AN</text:span></text:p>
      <text:p text:style-name="P588">Catfish!</text:p>
      <text:p text:style-name="P94">The Jocks turn around and see Lisa.</text:p>
      <text:p text:style-name="P418">JOCKS</text:p>
      <text:p text:style-name="P627">Catfish! <text:span text:style-name="T578">Catfish!</text:span></text:p>
      <text:p text:style-name="P93"><text:span text:style-name="T578">Jeff looks up. </text:span>Lisa doesn’t acknowledge anyone but heads straight for Jeff.</text:p>
      <text:p text:style-name="P311">LISA</text:p>
      <text:p text:style-name="P588"><text:soft-page-break/>Why didn’t you guys TP my house <text:span text:style-name="T582">this weekend</text:span>?</text:p>
      <text:p text:style-name="P311">J<text:span text:style-name="T801">EFF</text:span></text:p>
      <text:p text:style-name="P588"><text:span text:style-name="T727">Because y</text:span>ou said you<text:span text:style-name="T578">'</text:span>d be mad <text:span text:style-name="T578">at us</text:span>.</text:p>
      <text:p text:style-name="P8"><text:span text:style-name="T578">Lisa's shocked</text:span>. They cared <text:span text:style-name="T578">about her opinion</text:span>.</text:p>
      <text:p text:style-name="P441">LISA</text:p>
      <text:p text:style-name="P768">And that mattered?</text:p>
      <text:h text:style-name="P821" text:outline-level="2">Episode <text:span text:style-name="T598">15</text:span>: Baseball Team Cheers for Lisa</text:h>
      <text:h text:style-name="P823" text:outline-level="3"><text:span text:style-name="T13">EXT. COURTYARD - </text:span><text:span text:style-name="T23">AFTERNOON</text:span></text:h>
      <text:p text:style-name="P127"><text:span text:style-name="T504">The bell rings, kids leave all the classrooms</text:span>. <text:span text:style-name="T585">The Jocks run around.</text:span></text:p>
      <text:p text:style-name="P442">JOCK <text:span text:style-name="T654">1</text:span></text:p>
      <text:p text:style-name="P748">Friday! Woooo!</text:p>
      <text:p text:style-name="P136">Lisa and <text:span text:style-name="T728">Kelly</text:span> are at their lockers. </text:p>
      <text:p text:style-name="P481">K<text:span text:style-name="T801">ELLY</text:span></text:p>
      <text:p text:style-name="P727">How late did you <text:span text:style-name="T636">stay up to</text:span> work on the term paper for religion?</text:p>
      <text:p text:style-name="P424">LISA</text:p>
      <text:p text:style-name="P630"><text:span text:style-name="T585">I had to finish my paper last weekend.</text:span> <text:span text:style-name="T582">I'm scheduled late all this week because Baskin Robbins started summer hours.</text:span> </text:p>
      <text:p text:style-name="P481">K<text:span text:style-name="T801">ELLY</text:span></text:p>
      <text:p text:style-name="P629">I <text:span text:style-name="T586">only got an hour of sleep last night.</text:span></text:p>
      <text:p text:style-name="P423">LISA</text:p>
      <text:p text:style-name="P629"><text:span text:style-name="T586">You must be exhausted.</text:span> </text:p>
      <text:p text:style-name="P481">K<text:span text:style-name="T801">ELLY</text:span></text:p>
      <text:p text:style-name="P629">I’m go<text:span text:style-name="T585">nna</text:span> take a <text:span text:style-name="T585">quick</text:span> nap backstage in the cafeteria before <text:span text:style-name="T585">picking up my brother at his school</text:span>.</text:p>
      <text:p text:style-name="P311">LISA</text:p>
      <text:p text:style-name="P629"><text:span text:style-name="T582">I'll join you. I've got</text:span> <text:span text:style-name="T584">a </text:span>half hour <text:span text:style-name="T582">before track practice</text:span>.</text:p>
      <text:h text:style-name="P824" text:outline-level="3">INT. BACKSTAGE</text:h>
      <text:p text:style-name="P138">Lisa and <text:span text:style-name="T728">Kelly</text:span> settle down for a nap. </text:p>
      <text:p text:style-name="P138"><text:soft-page-break/><text:span text:style-name="T501">A clock on the wall says 2:30</text:span>. Fade out.</text:p>
      <text:p text:style-name="P282"><text:span text:style-name="T38">Fade in. Lisa wakes up. </text:span><text:span text:style-name="T316">Kelly</text:span><text:span text:style-name="T38"> is gone. </text:span><text:span text:style-name="T261">Lisa looks up at the clock.</text:span></text:p>
      <text:p text:style-name="P282"><text:span text:style-name="T132">Clock says</text:span><text:span text:style-name="T38"> </text:span><text:span text:style-name="T221">4</text:span><text:span text:style-name="T132">:</text:span><text:span text:style-name="T221">0</text:span><text:span text:style-name="T132">0</text:span><text:span text:style-name="T38">.</text:span></text:p>
      <text:h text:style-name="P851" text:outline-level="3">EXT. <text:span text:style-name="T583">CAFETERIA</text:span></text:h>
      <text:p text:style-name="P99">Lisa walks out, looks around. <text:span text:style-name="T583">No one is there. She wanders toward the track.</text:span></text:p>
      <text:h text:style-name="P851" text:outline-level="3">EXT. TRACK</text:h>
      <text:p text:style-name="P8">Lisa walks out to the field, looks around. <text:span text:style-name="T584">No one is anywhere to be seen. </text:span>She heads for the locker room.</text:p>
      <text:h text:style-name="P824" text:outline-level="3">EXT. LOCKER ROOM</text:h>
      <text:p text:style-name="P8">Lisa enters the locker room. </text:p>
      <text:h text:style-name="P824" text:outline-level="3">INT. LOCKER ROOM</text:h>
      <text:p text:style-name="P8">Lisa enters the locker room <text:span text:style-name="T586">and looks around</text:span>. Marnie <text:span text:style-name="T586">comes around the corner with her backpack</text:span>.</text:p>
      <text:p text:style-name="P311">LISA</text:p>
      <text:p text:style-name="P588">Where is everybody?</text:p>
      <text:p text:style-name="P311">MARNIE</text:p>
      <text:p text:style-name="P588">We’re done. Where were you?</text:p>
      <text:p text:style-name="P311">LISA</text:p>
      <text:p text:style-name="P588">I fell asleep. </text:p>
      <text:p text:style-name="P311">MARNIE</text:p>
      <text:p text:style-name="P588">The workout today was to run sixteen laps.</text:p>
      <text:p text:style-name="P311">LISA</text:p>
      <text:p text:style-name="P588"><text:span text:style-name="T586">That's f</text:span>our miles! I’ve never run that far <text:span text:style-name="T636">in one day</text:span> before. </text:p>
      <text:p text:style-name="P311">MARNIE</text:p>
      <text:p text:style-name="P553"><text:span text:style-name="T38">Coach already left. </text:span><text:span text:style-name="T254">Y</text:span><text:span text:style-name="T38">ou could skip it. </text:span><text:span text:style-name="T222">What's he gonna do about it.</text:span></text:p>
      <text:p text:style-name="P311">LISA</text:p>
      <text:p text:style-name="P588"><text:span text:style-name="T586">Nah, </text:span>I <text:span text:style-name="T586">probably</text:span> won’t run over the wee<text:span text:style-name="T802">ke</text:span>nd. <text:span text:style-name="T586">I want to do it while I'm here.</text:span></text:p>
      <text:h text:style-name="P824" text:outline-level="3"><text:soft-page-break/>EXT. TRACK</text:h>
      <text:p text:style-name="P100"><text:span text:style-name="T586">Lisa walks on</text:span>to the <text:span text:style-name="T586">deserted </text:span>track <text:span text:style-name="T586">and starts her run</text:span>. </text:p>
      <text:p text:style-name="P139"><text:span text:style-name="T586">Lisa farther around the track</text:span>. <text:span text:style-name="T587">As she runs, she looks all around her:</text:span></text:p>
      <text:p text:style-name="P139"><text:span text:style-name="T587">Cielito Park, bleachers, locker rooms, baseball field.</text:span> <text:span text:style-name="T655">Nobody there.</text:span></text:p>
      <text:p text:style-name="P109">She sings to the tune of He's Got The Whole World In His Hands.</text:p>
      <text:p text:style-name="P424">LISA</text:p>
      <text:p text:style-name="P630">I<text:span text:style-name="T589">'ve got the whole campus to myself, the whole campus to myself</text:span>.</text:p>
      <text:p text:style-name="P143"><text:span text:style-name="T670">Very long shot of Lisa going around the track as she completes the verse</text:span>. </text:p>
      <text:p text:style-name="P446">LISA <text:span text:style-name="T670">(VO)</text:span></text:p>
      <text:p text:style-name="P641">I<text:span text:style-name="T589">'ve got the whole campus to myself, the whole campus to myself</text:span>.</text:p>
      <text:p text:style-name="P147"><text:span text:style-name="T676">Medium shot:</text:span> <text:span text:style-name="T586">Lisa shouts at the emptiness.</text:span></text:p>
      <text:p text:style-name="P449">LISA</text:p>
      <text:p text:style-name="P642">It’s <text:span text:style-name="T586">to</text:span>o <text:span text:style-name="T586">damn </text:span>hot <text:span text:style-name="T586">to do four miles!</text:span> </text:p>
      <text:p text:style-name="P145"><text:span text:style-name="T670">Very long shot: She</text:span> takes <text:span text:style-name="T671">off</text:span> her shirt.</text:p>
      <text:p text:style-name="P144"><text:span text:style-name="T671">Medium shot: Lisa</text:span> holds <text:span text:style-name="T671">her shirt</text:span> in front of her white granny bra. </text:p>
      <text:p text:style-name="P101">She's finally ready to fling the shirt onto the field and almost lets go, but </text:p>
      <text:p text:style-name="P101">A bunch of faint yelling in the distance.</text:p>
      <text:p text:style-name="P425">JOCKS</text:p>
      <text:p text:style-name="P749">Hugh hugh! Shawn Berry! Squid! Mr. Haas! Easy!</text:p>
      <text:p text:style-name="P103">Lisa scrambles to put her shirt back on. </text:p>
      <text:p text:style-name="P102"><text:span text:style-name="T588">The entire baseball team comes around the corner of the gym and approaches the baseball field from the parking lot. The yelling gets louder as they approach.</text:span> </text:p>
      <text:p text:style-name="P426">LISA</text:p>
      <text:p text:style-name="P631"><text:soft-page-break/><text:span text:style-name="T656">Crap</text:span>. <text:span text:style-name="T636">They're not gonna let me finish four miles.</text:span></text:p>
      <text:p text:style-name="P104">Lisa continues around the track. <text:span text:style-name="T676">She slows down a little; she's tentative, trying to decide what to do.</text:span></text:p>
      <text:p text:style-name="P103">From Lisa's POV, the <text:span text:style-name="T676">Jocks</text:span> walk onto the baseball field, yelling stuff. </text:p>
      <text:p text:style-name="P105">Lisa continues around the track. </text:p>
      <text:p text:style-name="P106"><text:span text:style-name="T636">On the baseball field, Jeff glances toward the track and stops yelling and goofing around with his friends. He walks to the chain link fence and </text:span>splat<text:span text:style-name="T589">s himself</text:span> up against <text:span text:style-name="T589">it as he</text:span> watch<text:span text:style-name="T589">es Lisa</text:span> run. </text:p>
      <text:p text:style-name="P107">Lisa gets really worried. She looks around for an escape.</text:p>
      <text:p text:style-name="P428">LISA <text:span text:style-name="T671">(under her breath)</text:span></text:p>
      <text:p text:style-name="P632"><text:span text:style-name="T591">I've gotta get outta here</text:span>. </text:p>
      <text:p text:style-name="P108">Scan the perimeter of the track. It's all fenced in except near the baseball field.</text:p>
      <text:p text:style-name="P107">Dan <text:span text:style-name="T803">and Adam come over to Jeff and watch Lisa with him.</text:span></text:p>
      <text:p text:style-name="P110">Lisa sees <text:span text:style-name="T803">t</text:span>h<text:span text:style-name="T803">e</text:span>m. Her eyes get wider, she's even more worried. She picks up her pace and runs with more intensity. <text:span text:style-name="T657">She looks straight ahead with determination.</text:span></text:p>
      <text:p text:style-name="P110">Three more Jocks come over and watch from behind <text:span text:style-name="T803">the brothers</text:span>.</text:p>
      <text:p text:style-name="P8"><text:span text:style-name="T590">Jeff</text:span> <text:span text:style-name="T590">starts clapping slowly, as if to a cheer beat</text:span>. <text:span text:style-name="T590">Dan and Adam join him.</text:span></text:p>
      <text:p text:style-name="P110">Lisa looks at them, a bit surprised. Are they clapping for <text:span text:style-name="T671">her</text:span>?</text:p>
      <text:p text:style-name="P111">The other three Jocks clap to the same beat with <text:span text:style-name="T803">the brothers</text:span>. A few more Jocks come up behind them <text:span text:style-name="T592">to see what's going on</text:span>.</text:p>
      <text:p text:style-name="P111">Lisa relaxes and a small grin appears on her face as she passes them <text:span text:style-name="T592">running along the north side of</text:span> the track.</text:p>
      <text:p text:style-name="P111">Those Jocks clap with them too. Jeff starts a chant. </text:p>
      <text:p text:style-name="P429">J<text:span text:style-name="T803">EFF</text:span></text:p>
      <text:p text:style-name="P632"><text:soft-page-break/><text:span text:style-name="T591">Go. Go. Go. Go. Go Schaefer Go.</text:span> </text:p>
      <text:p text:style-name="P111">T<text:span text:style-name="T592">h</text:span>e Jocks <text:span text:style-name="T592">join the</text:span> chant. </text:p>
      <text:p text:style-name="P430">JOCKS</text:p>
      <text:p text:style-name="P632"><text:span text:style-name="T591">Go. Go. Go. Go. Go Schaefer Go.</text:span> </text:p>
      <text:p text:style-name="P113">The team continues to cheer as Lisa runs around the track. <text:span text:style-name="T592">Lisa can't help but smile.</text:span></text:p>
      <text:p text:style-name="P430">JOCKS (OS)</text:p>
      <text:p text:style-name="P633"><text:span text:style-name="T591">Go. Go. Go. Go. Go Schaefer Go.</text:span> </text:p>
      <text:p text:style-name="P113"><text:span text:style-name="T592">Now t</text:span>he <text:span text:style-name="T592">entire</text:span> team <text:span text:style-name="T592">watches from behind Jeff and Dan and</text:span> chee<text:span text:style-name="T592">rs</text:span>.</text:p>
      <text:p text:style-name="P430">JOCKS</text:p>
      <text:p text:style-name="P633"><text:span text:style-name="T591">Go. Go. Go. Go. Go Schaefer Go.</text:span> </text:p>
      <text:p text:style-name="P161">Becky, Julie, and Krissy come around the corner, wonder what's going on, then see Lisa running around the track.</text:p>
      <text:p text:style-name="P432">JOCKS and CHEERLEADERS</text:p>
      <text:p text:style-name="P653"><text:span text:style-name="T591">Go. Go. Go. Go. Go Schaefer Go.</text:span> </text:p>
      <text:p text:style-name="P163"><text:span text:style-name="T592">Lisa is smiling bigger than you can imagine</text:span>. <text:span text:style-name="T592">She raises her fists above her head like a champion running to the finish line along the south side of the track.</text:span></text:p>
      <text:p text:style-name="P432">JOCKS <text:span text:style-name="T729">and CHEERLEADERS</text:span></text:p>
      <text:p text:style-name="P633"><text:span text:style-name="T591">Go. Go. Go. Go. Go Schaefer Go!</text:span> </text:p>
      <text:p text:style-name="P113"><text:span text:style-name="T592">T</text:span>he <text:span text:style-name="T592">entire baseball</text:span> team <text:span text:style-name="T729">and cheerleaders</text:span> <text:span text:style-name="T592">applaud</text:span>.</text:p>
      <text:p text:style-name="P430">JOCKS</text:p>
      <text:p text:style-name="P633"><text:span text:style-name="T592">Way to go, Schaefer! Yeah!</text:span> </text:p>
      <text:p text:style-name="P433">J<text:span text:style-name="T803">EFF</text:span></text:p>
      <text:p text:style-name="P729">How far are you running?</text:p>
      <text:p text:style-name="P116">Lisa shouts to them as she runs on the north side of the track.</text:p>
      <text:p text:style-name="P433">LISA</text:p>
      <text:p text:style-name="P729">Four miles!</text:p>
      <text:p text:style-name="P116">The team pumps their fists, applaud.</text:p>
      <text:p text:style-name="P431">JOCKS</text:p>
      <text:p text:style-name="P634"><text:soft-page-break/><text:span text:style-name="T593">Four miles! Holy Catfish!</text:span> <text:span text:style-name="T593">Alright Schaefer!</text:span></text:p>
      <text:p text:style-name="P427">MR. COTTER <text:span text:style-name="T592">(OS)</text:span></text:p>
      <text:p text:style-name="P728">Team! Get in your positions!</text:p>
      <text:p text:style-name="P115">The team turns around and runs onto the field.</text:p>
      <text:p text:style-name="P113"><text:span text:style-name="T592">Lisa laughs, continues running</text:span>. </text:p>
      <text:p text:style-name="P160">The cheerleaders laugh and applaud.</text:p>
      <text:p text:style-name="P114">The team <text:span text:style-name="T593">throws a few balls back and forth. We hear the crack of a ball against a bat. Someone in the outfield catches it.</text:span></text:p>
      <text:p text:style-name="P116">Lisa's approaching the north side of the track.</text:p>
      <text:p text:style-name="P116">Jeff leaves the pitcher's mound and runs to the fence. He presses himself against it.</text:p>
      <text:p text:style-name="P116">Lisa sees him there and waves.</text:p>
      <text:p text:style-name="P117">Jeff smiles and waves back.</text:p>
      <text:p text:style-name="P434">MR. COTTER (OS)</text:p>
      <text:p text:style-name="P634"><text:span text:style-name="T596">Jeff! JEFF</text:span>!</text:p>
      <text:p text:style-name="P112">Startled, Jeff almost loses his hat, scrambles back to <text:span text:style-name="T595">the pitcher's mound</text:span>.</text:p>
      <text:p text:style-name="P112"><text:span text:style-name="T593">Lisa laughs and laughs as she runs around the track</text:span>. </text:p>
      <text:p text:style-name="P116">Long shot: Lisa runs a lap. <text:span text:style-name="T730">The cheerleaders come out and join her, yelling cheers for Lisa.</text:span></text:p>
      <text:p text:style-name="P311">LISA (VO)</text:p>
      <text:p text:style-name="P632"><text:span text:style-name="T591">That's when I realized </text:span>the whole school wasn’t out to ridicule everyone else to make themselves feel cool in front of their friends. </text:p>
      <text:p text:style-name="P632">We were all there to support each other. I stopped being afraid of what people might say if I was doing something out of the ordinary. </text:p>
      <text:p text:style-name="P632">It was then that I <text:span text:style-name="T594">knew</text:span>...</text:p>
      <text:p text:style-name="P632"><text:span text:style-name="T591">S</text:span>enior year would be a blast!</text:p>
      <text:p text:style-name="P180"><text:soft-page-break/>As credits role, various shots of Lisa around the track. When she finishes running, the baseball team comes out to high-five her. The last team member in the line is Jeff. He steps out in front of her for the high-f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useo Sans 300" svg:font-family="'Museo Sans 300', Arial"/>
    <style:font-face style:name="Courier New" svg:font-family="'Courier New'" style:font-family-generic="modern"/>
    <style:font-face style:name="FreeSans1" svg:font-family="FreeSans" style:font-family-generic="swiss"/>
    <style:font-face style:name="Courier New1"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next-style-name="Standard" style:default-outline-level="1" style:class="text">
      <style:paragraph-properties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_20_2" style:display-name="Heading 2" style:family="paragraph" style:next-style-name="Standard" style:default-outline-level="2" style:class="text">
      <style:paragraph-properties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_20_3" style:display-name="Heading 3" style:family="paragraph" style:next-style-name="Standard" style:default-outline-level="3" style:class="text">
      <style:paragraph-properties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Default_20_Paragraph_20_Font" style:display-name="Default Paragraph Font"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Oldham movie could be the next Rocky Horror Picture Show</dc:title>
    <meta:initial-creator>Unknown User</meta:initial-creator>
    <meta:creation-date>2009-10-28T16:26:00</meta:creation-date>
    <dc:date>2018-03-26T20:32:14.511786538</dc:date>
    <meta:editing-cycles>917</meta:editing-cycles>
    <meta:editing-duration>P52DT14H21M5S</meta:editing-duration>
    <meta:generator>LibreOffice/5.1.6.2$Linux_X86_64 LibreOffice_project/10m0$Build-2</meta:generator>
    <meta:document-statistic meta:table-count="2" meta:image-count="0" meta:object-count="0" meta:page-count="106" meta:paragraph-count="2494" meta:word-count="19704" meta:character-count="105690" meta:non-whitespace-character-count="88003"/>
    <meta:template xlink:type="simple" xlink:actuate="onRequest" xlink:title="Normal.dotm" xlink:href=""/>
  </office:meta>
</office:document-meta>
</file>